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style:style style:name="T2" style:family="text">
      <style:text-properties fo:font-style="italic"/>
    </style:style>
    <style:style style:name="T3" style:family="text">
      <style:text-properties fo:font-weight="bold" fo:font-style="italic"/>
    </style:style>
    <style:style style:name="T4" style:family="text">
      <style:text-properties style:text-position="super"/>
    </style:style>
  </office:automatic-styles>
  <office:body>
    <office:text>
      <text:p text:style-name="Normal">When was the last time we did one of those things? It’s been a while, over a year now that I think about it. Or, not actually. We tried last summer. And we’ll try again this summer. So, what will it be like this time around? Control over yourself is important. Of course, we won’t have it at all times, but we’ll try to maximize having it. So, calm down with music. It feels good, but it comes at the price of losing yourself to your emotions. What else? Oh, just get down to it, there’s no point delaying. Here’s a breakdown of what a day will look like, all throughout the summer. So all the way till the end of September. </text:p>
      <text:p text:style-name="Normal">•••</text:p>
      <text:p text:style-name="Normal">08h00: Wake up </text:p>
      <text:p text:style-name="Normal">08h00~10h00: Write</text:p>
      <text:p text:style-name="Normal">10h00~10h45: Breakfast, brush your teeth. (1)</text:p>
      <text:p text:style-name="Normal">10h45~11h15: Shower, get ready</text:p>
      <text:p text:style-name="Normal">11h15~12h30: Prepare lunch</text:p>
      <text:p text:style-name="Normal">12h30~15h00: Free time</text:p>
      <text:p text:style-name="Normal">15h00~19h00: Study</text:p>
      <text:p text:style-name="Normal">19h00~20h30: Prepare dinner or continue to study</text:p>
      <text:p text:style-name="Normal">20h30~21h00: Dinner</text:p>
      <text:p text:style-name="Normal">21h00~22h00: Downtime, the phone must be shut down</text:p>
      <text:p text:style-name="Normal">22h00: Sleep</text:p>
      <text:p text:style-name="Normal">(1) The phone isn't allowed unless Momosuzu Nene is streaming. This time is to be used to tinker with your thinking, to allow your heart to express itself as best as possible.</text:p>
      <text:p text:style-name="Normal">This schedule is effective five days of the week; a relaxed version replaces study with play on Saturdays, and Sundays are free, until the downtime. For the downtime, since we won’t be having our phone, I’ll have you write down the day, and your thoughts, effectively making this a diary. Hopefully, one that we actually stick to, all the way. In fact, to help you, let’s count down the days till summer’s end. Admittedly, it hasn’t started yet either, so consider this a warm-up. Summer starts on June 20th and ends on September 22nd, which is to say it starts in about a month and ends in another 4. Well this’ll be quite the warm-up.</text:p>
      <text:p text:style-name="Normal">Right, before we go: you will always take initiative. If no one is making lunch or dinner at the appointed times, you will take it upon yourself to make them. Failure to do that will be considered just that: failure. I expect that you will fail a lot during this time, but I also expect you to get back up on your feet every single time, and to make it through till the end. Just this once, or actually, for the second time, show me that you got some commitment in you. Show me that you have some discipline. For once in your fucking life, give me a reason to love you.</text:p>
      <text:p text:style-name="Normal"/>
      <text:p text:style-name="Normal">•••</text:p>
      <text:p text:style-name="Normal">Monday 27th May, 2024, 21:26, 118 days left</text:p>
      <text:p text:style-name="Normal">So there aren't nearly as many days as I thought. Today is the second day, technically, but that doesn't really matter. How was today? Well, I followed the routine nearly to the letter, more or less, so there's that, but that doesn't mean today was especially good. Let's start off with writing. One thing I understood today is that I'd have to consider writing different from either studying/working and playing. It fits in neither group, it's a thing of its own. I guess that's what a passion is. I didn't dislike writing today, although I did spend most of the time setting up by importing stuff or creating themes. Still, I was reminded of what writing can feel like. And it wasn't bad. At all. I could see why it could replace video games and study in my heart, but I could also see that they were different things. </text:p>
      <text:p text:style-name="Normal">I'm... curious, in our last grind, how long did we last? Because 118 days really isn't a lot in my mind. In fact, it's almost a bit too short, it makes me a bit sad that it's this short. Huh... 83 days... Not all that long after all is it... Ahem. Alright, let's do our best this time around. Especially since eras have changed <text:s text:c="1"/>again, and you seem to like spending your time getting your ass handed to you on a silver platter. Losing focus. Let's talk about the second half of today.</text:p>
      <text:p text:style-name="Normal">I started at 15h00 by fuelling my caffeine addiction. It seems I need coffee to function after lunch. Also, lunch was late. Gotta find a way to make it earlier. Well actually no, I didn't mind it being late. Anyway after lunch I made myself a cup of coffee and started studying. And I tried. Like, I really tried. But sometimes, how can I put this, sometimes you're given tools that a caveman would reject for how outdated they were. I tried, but the tools simply refused to work. And goodness that was frustrating. I still have some things I can try, but, by God I wish we were assigned modern, actually functional tools. Why R? Why not Python which can literally do everything R does and more but without making me hate humanity for it? Why? I simply cannot comprehend why. I cannot. I do not. I'm left in awe. </text:p>
      <text:p text:style-name="Normal">Okay, so apparently there things that R can do but Python can't. I don't know what those things are, but for the sake of my own sanity, for the sake of believing that I'm not learning this language in vain, I will believe that those things exist.</text:p>
      <text:p text:style-name="Normal">To be fair though, I'm probably the genius here for using RSelenium which hasn't had a new server update in literally 5 years. I mean, I'm not left with much of a choice, but I must be very smart to still go down this path. Alright, that's enough personal information thrown around. Let's set up a Git repo to keep a single source of truth, otherwise we're going to make a serious mess with this USB stick.</text:p>
      <text:p text:style-name="Normal">Sigh... I'm not sure that's what I wanted for a first entry, but, well, at least it reflects our current state. Yeah, I guess. Today is part of our story after all. くだらない事も大事ですね。</text:p>
      <text:p text:style-name="Normal"/>
      <text:p text:style-name="Normal">•••</text:p>
      <text:p text:style-name="Normal">Tuesday 28th May, 21:42, 117 to go</text:p>
      <text:p text:style-name="Normal">Today didn't go well, really. Ah, I thought about this sentence since last night so let me write it down: </text:p>
      <text:p text:style-name="Normal">Today began the same way yesterday ended: with a bout of panic. I wasn't thinking of anything in particular as I was trying to fall asleep, and all of a sudden, out of nowhere I got a bout of panic. “What am I doing?”, “We haven't accomplished anything”, “There's so much to do”, “There's so much we have to get done”, those kinds of thoughts. Ah shit, now that I wrote this down a tiny bit of panic is starting to settle in again. But yeah, there's a lot of things that I have to do, and there's so little that I've done, that's the reason. Mostly university stuff. </text:p>
      <text:p text:style-name="Normal">It was bad enough that come morning I decided to study instead of write. In fact, it made me want to review the schedule to put more time into studying. Basically, studying instead of writing. There'll be a change. But first let me motivate it a little more.</text:p>
      <text:p text:style-name="Normal">Today's studying. That's one of the main reasons today didn't go well. The stress made me get up at 7h30, and so I decided to shower and breakfast early to spend an extra hour to study. But I might as well not have bothered. See, I didn't use my time well. By that, I mean that I failed to move forward. Java is a language I'm very much unfamiliar with, and this is my first time making a medium to large scale project with it, so I got bogged down right away. And kept on getting bogged down. All morning long, all day long. But, it wasn't all a waste. See, I learned that I need to be very patient in unknown environments, and that I have to think smartly. I can't just rush in trying to do this or that, it'll just end in frustration and disappointment. I have to do what I can do until I can do what I want to do. And that requires patience and focus. Focus on the subject at hand, not letting my thoughts move some place else. </text:p>
      <text:p text:style-name="Normal">So, in the morning I'll alternate between writing and Leetcode. I've done it a few times before, starting the day with Leetcode. The focus on the problem at hand, the computation, I believe those are improvements my software badly need. I've felt them before, I know what focus feels like. And I want to be able to focus. Truly focus.</text:p>
      <text:p text:style-name="Normal">So that's today, I guess. I wish to become who I want to be. I hope that today, I got a step closer to him, whoever he is. Whoever you are, dear self, I hope I love you. I wonder, do you love me? Well, I don't expect you to, I still believe I'm not worthy of self-love yet. I don't love myself yet. But, I'd be a liar if I said that I didn't notice my feelings towards myself. They're evolving. I think they're becoming more intense, for better or for worse. Still, I wonder... In the future, you're probably the type who loves even their past selves, but, it's almost like I don't want to be loved. Not by you, not yet. Not yet. Still too many flaws, too much that is wrong. Too much that needs to change. I think we've talked enough for today. See you tomorrow then, although I already know I won't be able to follow schedule tomorrow, since I'll have to go to uni and some other places. Hey, see you, alright?</text:p>
      <text:p text:style-name="Normal"/>
      <text:p text:style-name="Normal">•••</text:p>
      <text:p text:style-name="Normal">Wednesday 29th May, 21h45, 116 days left</text:p>
      <text:p text:style-name="Normal">What to say of today... Well, it's not just today, if you add up yesterday, and the day before, that makes it three sound defeats in a row. Today, it was coding again. But it was different. It was in something I was comfortable with, something I had experience in. It was a project that is almost finished, I just needed to add some things the likes of which I've already done many times over. And lo and behold, this time around, it doesn't work. And you know what the best part is? I don't understand why. I was rather tired too, so despite my best efforts, I just didn't have enough time to solve the issue, and, well, I'll have to leave it to future me. To tomorrow me, I think. It sucks to lose, especially to myself, but I've decided that whoever I'm going to become, it's going to be someone who stares defeat in the eye and fights back. I will be back, tomorrow, and I will solve this problem. </text:p>
      <text:p text:style-name="Normal">On a more positive note, I also had more control over myself today, in social interactions. I didn't just go with the flow and let the circumstances tell me what I should do. It's a good start, but of course, I want more. </text:p>
      <text:p text:style-name="Normal">This is a very self-centric era, in my lifetime. It's probably necessary. In any case, the me I want to become, a me I love is a crucial piece in the big puzzle that is happiness. That's what I believe. The other very important pieces are someones I love and love me back (who aren't me) and meaningfulness in life. For others, the latter usually comes in the form of children, theirs, but to me that's kind of a... How do I put this? Not a snake that bites its tail, but more like... Pushing the responsibility further down. What I mean by that is that a child is a big ball of potential, what's more, one that their parents usually love. So the parents tend to want to make their children happy and develop to their full potential. And see, that's my problem: potential for what? What for, exactly? Their potential to repeat this cycle? My answer is no. To most people, their lives' meaningfulness will be given by their children. To me, it's TCTW. Or rather, it's the objective that I aim to achieve with TCTW: happiness, for all. Well, that's the ultimate goal, TCTW can only provide, um, let's say, an example, it's like exposing my roadmap to the world. TCTW will be nothing more than a story of how I... How I achieve happiness... it's very strange. I'm already convinced I'll achieve happiness. For all I know that could be in fifty years, or even never happen at all. But, I'm familiar with this ghost sense of conviction. we've had it in the past, the conviction that we can never lose. It's the same as now: it's not a passionate conviction, it's a cold-hearted one. Like it's a matter of fact that I will be happy. I'm stating it as though I were saying that it was sunny yesterday. With the exact same conviction. I wonder where it comes from.</text:p>
      <text:p text:style-name="Normal">Oh well. In any case, yes, I am convinced I will be happy, and, actually, about TCTW. It's more like it's my piece of the puzzle to the great puzzle of the universe. That's the image I've had for it for the longest time. Like, it will be a piece that will allow others to place theirs. So, really, TCTW is not for me. Well, it is, in that I will probably feel a great sense of achievement if it works, but per se, it's for others. For, well, no one in particular, for whoever it's meant to be. Well, I guess that's my rambling for today. See you tomorrow then, dear self, and you, dear reader, see you right away. I really like to say 'well'. I should cut down on it. Roger that. See you.</text:p>
      <text:p text:style-name="Normal"/>
      <text:p text:style-name="Normal">•••</text:p>
      <text:p text:style-name="Normal">Thursday 30th May, 21:36, 115 days until summer ends</text:p>
      <text:p text:style-name="Normal">Yo. Been a while. For us it's only been a day, but I guess when stuff happens it feels longer. For you reader, no time has passed, and I think you should be jealous. But that's up to you, and you probably won't be. So how was today? Not bad, for a change. I'm not sticking to the schedule like I've got a broom up my ass, but that might be a good thing. Basically, I'm making it flexible, I'm modifying it to fit my day. Although it's not entirely a good thing either, just this afternoon I did start studying later than I should have, but that's more of a me issue than a flexibility one. So what stuff happened? Tell me.</text:p>
      <text:p text:style-name="Normal">The morning started with Leetcode, and with a failure to solve a problem. The very simple Longest substring without repeating character one. It's simple, but it's not easy. The bruteforce failed, and I didn't try to make it work. I was always the type to like elegant solutions anyway. Except mine didn't work. It doesn't. Not yet. Just, not yet. </text:p>
      <text:p text:style-name="Normal">By the way, I should mention that I hesitated before modifying the schedule this morning to accommodate for stuff. At some point I thought I should have just stuck to my guns and had been wrong, but turns out I did well to adapt. And then the day proceeded normally, and when the time came to study, I did. And for once, for a change, I managed to do everything I set out for the day. What a nice change. It's a small victory, but damn victory tastes sweet. Especially when it's seasoned with three days of consecutive defeat. Turns out yesterday's problem was due to me going in autopilot, turns out the logic that I needed to implement was a tad different from the things I'd already done. </text:p>
      <text:p text:style-name="Normal">Also, starting yesterday I'd stopped taking coffee after lunch: I finish lunch too late, so I struggled to sleep at night. Anything else I have to say? </text:p>
      <text:p text:style-name="Normal">Regarding today?</text:p>
      <text:p text:style-name="Normal">Hm.</text:p>
      <text:p text:style-name="Normal">... No, I think that's it.</text:p>
      <text:p text:style-name="Normal">Hm.</text:p>
      <text:p text:style-name="Normal">Do we have anything else we want to talk about? Ah, yes actually. This morning I basically decided that I wasn't feeling like writing, that's why I went to Leetcode. I wonder about tomorrow. Well, even if we don't feel like writing, we'll still write. Yup. </text:p>
      <text:p text:style-name="Normal">I have some objectives I need to accomplish after all. And some people I want to defeat. In fact, I so happen to have a whole universe I want to best. There's no particular reason why, I just think it's fun to go all out, and I think it'd be fun to duke it out with the best creators out there, now, before, and in the future. Anywhere and everywhere. So I listen to artists, artists I think are skilled. And I want to challenge them. </text:p>
      <text:p text:style-name="Normal">One day, we'll be in the middle of summer. In the dead heat of summer. I will be writing '60 days left' or something like that. Will I enjoy it? Will I think of Orangestar, N-buna, Ayase? Yeah, I'll probably be listening to their songs. And the upcoming generation. Suisei, Yuika, Rokudenashi, Dazbee. Well, some of them are arguably of the current generation. Whatever. I just want to fight everyone, all at once. And go wild, with everything I've got. To be honest, I'm not looking to have fun fighting, I want to dominate. A show of overwhelming force.</text:p>
      <text:p text:style-name="Normal">But you know, that might very well change in the future. It's definitely a part of me that I don't see any need to keep. I don't see any need to eliminate it yet, but maybe sometime in the future I will. And if such a time ever comes, I will eliminate it. </text:p>
      <text:p text:style-name="Normal">You know, I thought this earlier, but we could ramble on for a long time, if we just chose to. So let's choose not to. That's enough talking for today. How strange, you may never know my name, but at this rate you'll know me better than anyone who isn't me, reader. But even if you did know my name, it would be irrelevant. After all, it really doesn't matter who I am. Not to you, and not to me. To you, I don't know what part of me matters, maybe nothing, and if there were anything it really shouldn't be my identity, but to me, it's what I do with my life that matters, not who I am.</text:p>
      <text:p text:style-name="Normal"/>
      <text:p text:style-name="Normal">•••</text:p>
      <text:p text:style-name="Normal">Friday 31st March, 21:48, 114 days left</text:p>
      <text:p text:style-name="Normal">What shall we start with? Let's begin with the beginning, and let's put this word in this file for the first time: the nightfront. <text:s text:c="1"/>There haven't been attacks for a while, so as my dear self may guess, the problem is me. See, we've been doing relatively well lately. Even accounting for all the defeats, we are growing. And in my mind, that means becoming stronger. In all senses of the word. And in my dreams, I am stronger than I've ever been, more consistently than ever. But I am still far from my ideal, and the nightfront is perfect for showing me that. Nightmares in particular, and dreams in general are excellent for showing us who we truly are. Not through analyses or interpretations or whatnot, it's much more straightforward: dreams—and nightmares in particular— put us in extreme situations. tell me, what would you do if you were faced with someone repeatedly stabbing you with a knife? Would you be able to stick to your ideals and hug the man stabbing you, or would the fear of death consume you and make you fight back and kill the man before dying yourself? Nightmares give you the answer. They gave me mine. But that is far in the past, that was two years ago, not that long after the nightfront began. As I've said, I'm much stronger now, and more importantly, lately I've been fighting a lot more than usual. Sometimes because I'm a soldier, sometimes because I'm provoked, but I fight. And because I've grown stronger, I win. And the problem is, my victories involve the brutal beatdown or even massacre of my opponents. When the fight is between me and another fighter, killing feels natural, and I accept it. I have a harder time accepting it when it's just me losing my temper, and butchering whoever I have on hand. I don't want you to lose your temper, ever. I want you to control your emotions. We'll also need awareness, but, well, that's a beast that's been eluding us more for as long as we've wanted it. </text:p>
      <text:p text:style-name="Normal">Writing this made me realize that I completely forgot about my ideal to never kill, and always try to resolve situations peacefully. You killed without remorse, even feeling proud for how far you'd come. One more thing that needs to change. </text:p>
      <text:p text:style-name="Normal">I'm getting tired, so let's talk about the other important thing I should talk about. Hm, maybe not important, but it's something that happened. I do hope that it was important, though. For some circumstances, I was out and about today, and on my way to somewhere, a young guy around my age stopped me. He tried to sell me socks. Let's be more precise, he wanted to exchange socks for anything <text:s text:c="1"/>I wanted give him. He claimed that he was from... Should I doxx myself? To a degree, yes. Your identity doesn't matter anyway. He claimed to be from Naples, and that he'd moved here with his younger brothers and sisters. He said that he wanted to earn money honestly instead of doing other things, in order to feed his younger brothers and sisters. He asked me if I could give him anything, not for himself, but for his younger siblings. He would go on to repeat that many times. Thing was, I only had a credit card, and there was nowhere to withdraw money. Plus, I really didn't want to withdraw money just to give it to him, I'm not exactly rich myself. Anyway, I was out on an errand and needed to go somewhere, and when I told him that i would do the errand quickly and come back, he pleaded me to withdraw money first or something. In all likelihood he believed that I was just trying to make a quick getaway. I wasn't, but I see why he'd think that. Anyone would, that's the state people's faith in humanity is in currently. </text:p>
      <text:p text:style-name="Normal">One thing I failed to mention so far: I <text:s text:c="1"/>don't think he was being very honest with me. He was very pushy with his story, he was appealing to my sense of pity as best he could, mentioning his younger siblings every other sentence. But I'm the kind of person who has trouble saying no, and I'm the type to help those who ask me for help anyway, so he had an easy target on his hands, although he either didn't know that or didn't take it for granted. </text:p>
      <text:p text:style-name="Normal">So anyway, maybe to test my honesty, he proposed to accompany me to where I needed to do my errand. I did tell him it was close by, after all. And thing is, it was. So we went there. At that point he probably realised I wasn't lying, but I didn't know how long my errand would actually really take, I just assumed it wouldn't take long. So he pleaded with me one last time to give him something. Actually, wait, he probably still thought I was lying, and I just planned on making my errand last as long as possible to get rid of him. Something tells me that him subconsciously projecting himself onto me was what happened, but I can't make that assumption. </text:p>
      <text:p text:style-name="Normal">But you know what? There was a supermarket just steps away from where we were, so I proposed to buy him some of the stuff he needed back home. He'd told me that he didn't have a father anymore, and he was providing for his siblings. I was also considering what to buy him, since he left that choice to me, and I wondered whether things that would expire shortly or things that needed to be in the fridge were fine. So I asked him where his siblings where, whether they lived here on back in Naples. He fumbled quite a bit, and eventually answered that they all lived here. So I thought rice would be a good choice, or pasta, but he said sweet things and snacks would be more appreciated, so we spent some time choosing some. Well, really, I spent time asking him what he wanted, and he spent time telling me I should choose. In the end he chose some stuff. One was a box of Kinder... um, cupcakes-looking things, and the other I don't remember. He also picked some pasta, but when I told him that more than those three things wouldn't do my wallet much good (reminder: I <text:span text:style-name="T1">really </text:span>am not rich), he put the pasta back on the shelf and asked me if he could buy some stuff to cook instead. He didn't exactly have trouble convincing me, and since the pasta really didn't cost much, I told him to take it back, but he didn't.</text:p>
      <text:p text:style-name="Normal">So we went to the frozen food department, where he wanted to buy some sausages. But when we got there, he saw some chicken nuggets, and he wanted those instead. Good for me, since they costed half as much as the sausages too, and he seemed to really want them, because I still proposed to buy him the sausages instead but he declined, saying that it would be better for me if he chose the nuggets. At the very end, he also got a can of Coca Cola, but just one. When we got to the cashier, I asked for a bag, but he didn't put the can of coke in the bag, and instead carried it by hand. And then we went our separate ways, and he never gave me socks. Not that I would have accepted them anyway, I did this whole thing for myself. Or at least, that's what I tell myself. I wonder what the truth is. I want the truth to be that I'm just a kind soul, but I wonder about that... I'm more inclined to believe that I did this because that's what the ideal me would have done. </text:p>
      <text:p text:style-name="Normal">You know, I believe that he was lying to me about having siblings he needed to feed, but, well, I had many reasons why I don't really regret buying him some groceries. The simplest is that it's a lot more tangible than giving him money. The next one is that I tend to help those who ask me. Then, there's the story of the siblings. On the off-chance they did exist, on the off-chance his story has more truth than lies, then he would have something nice to give them, when he arrives home. Finally, there's the fact that he needed help. Whether the story he told me was a lie or not, the fact that he told it to me definitely isn't, and the fact that he needed those groceries most likely isn't either, whether for himself, or for a group of people. I hope he liked the stuff I bought him. If he did, then that would excuse any lie he told me. Although, I really wish people will be honest with me next time.</text:p>
      <text:p text:style-name="Normal">Well that was a long story. Let's close this off with one last thing that came to mind just now: the way I tell stories is different from the way I write them. When I tell a story, like I did just now, I'm not careful about the grammar, the syntax or whatnot. My only goal is to convey the story. That's a habit I got from the times I wrote a dream journal. Those things were massive, each dream took upwards of four hours to write down, because I tried to tell everything that happened in them (my objective was lucid dreaming) and because I was also using them to train my writing. But because they took a shit ton of time regardless of whether I was careful with my writing or not, I wound up not being careful with my writing, when telling a story. It's a different story when I'm writing a story. </text:p>
      <text:p text:style-name="Normal">When I write a story, I want to do more than just convey it: I want it to convey it as best I can. I want to make it a story I like. So I'm careful. Very. One paragraph a day if I'm lucky, kind of careful. One that hopefully I don't end up discarding at some point in the future. Spoiler: most of them end up being discarded, because I rewrite the story from scratch. Well, not entirely from scratch, but I want to improve the prose. So yeah, that was a super long entry today. <text:s text:c="1"/>Damn, it's getting extra late. One hour and a half to write all this, and I wasn't even being careful about my writing, see what I mean? And dreams are worse, because they usually have at least three episodes per night, with at least one of them being a nightmare during the heydays of the nightfront. 'Twas bad. My record was five nightmares in one night by the way. Quite something, hey? Well, it was four nightmares and one attack, actually, or something similar. Oh well, let me enjoy not being in the heydays of the nightfront now, and having a relatively very peaceful night, although I'm still stuck wherever they took me when this all began. Whatever. The objective always was to break out. And on that, see you!</text:p>
      <text:p text:style-name="Normal"/>
      <text:p text:style-name="Normal">•••</text:p>
      <text:p text:style-name="Normal">Saturday 1st June, 22:54, 113 days to go</text:p>
      <text:p text:style-name="Normal">I'm in a bit of a hurry. Despite it being so late. But it's an artificial haste, one I've created for myself, an illusion that only exists in my head. Okay, not so much because as though they were reading what I was writing, my friends pinged me on Discord. It's something I never talk about, but I should: sometimes I like to spend the night on Discord, playing games with friends. So yes, as surprising as this may sound, I do have friends. This side of me is exclusive to myself, that's why I still have friends, if you were wondering. </text:p>
      <text:p text:style-name="Normal">Let's not let this artificial feeling get to us. Control ourselves. Now, always. Especially later. I want you to maintain control of yourself. I'll try.</text:p>
      <text:p text:style-name="Normal">Did you know? Tonight I dreamt of giving life. I realize that it's something I never talked about anywhere, since it's part of TCTW too, but I want to be a phoenix. And in yesternight's dream, while I still fought, for the first time, I also did the opposite of killing: I gave my flames to two who had died, and they came back to life. It was a strange thing, because they were enclosed in a sort of prison, and I... Actually, let me be a lot more precise: it wasn't me. It was like a third person view of someone, a woman, a girl <text:s text:c="1"/>who did this. The reason I speak as though it were me is because things unfolded as I wished them to, as though I were the one in control, as though I were her. And there was a warden, who didn't want the flame to go into the prison. In fact, with... 'my' first attempt of sending the flame forward, it was engulfed in darkness and extinguished. So I made the next two flames stronger. And they came back to life. Their bodies were regenerated, but I will stress that the bodies were different from what they originally were. I'm not sure how to put it, in fact to be honest I don't remember well, but it's like they were covered in sort of yellow feathers? I really don't remember well. And that's the first of that. </text:p>
      <text:p text:style-name="Normal">What else? Well, let's hurry, my friends are thinking I made a faux plan. Tomorrow is free anyway, so let's spend the night on Discord, like the old days. Not especially happy, but it's not all that bad either. Let's also push this on Git, I was on Windows earlier and I realized I couldn't continue this diary there. Got it, let's do that.</text:p>
      <text:p text:style-name="Normal"/>
      <text:p text:style-name="Normal">•••</text:p>
      <text:p text:style-name="Normal">Sunday 2nd June, 22:50, 112 days more</text:p>
      <text:p text:style-name="Normal">Courtesy of yesterday, I'm tired. But, let's set the mood for tomorrow. The Beast by Mabanua, feat COMA-CHI. So let me tell you about yesterday: just as we'd expected, we spent the night on Discord. We played Warzone until 6am, however, it wasn't quite like all those unholy sessions of the past where our brain would just melt. This time around, we played rather better. I realized it a couple times during the Discord call, but I had control over myself. And apparently, my self control seeped beyond myself and went into the others' heads: while discussing the project in another call late this afternoon, my friend told me that yesternight was an unusually good night for Warzone: on top of the victory we'd earned together, they won another victory after I went to sleep. He told me that normally they'd be spending their time getting their asses kicked, mostly because they weren't very attentive when playing. </text:p>
      <text:p text:style-name="Normal">I didn't foresee that at all. So influence can be this direct too, I'll keep that in mind. Ah, I didn't mention it at all but you might have guessed this by now: I like giving it my all, in something, in anything. So I tried to do that yesterday too. I love the idea of going all out for something, of using everything I've got, everything I've earned, everything I've become. I love it, because I think it's the epitome of fun. I believe there's nothing more fun than pouring my soul into something, and duking it out with others in the process. In fact, I believe that it's when competing with others we can give it our utmost. I have other beliefs that somewhat contradict this last sentence, but now's not the time. Right, what I meant to say is that true fun is fighting someone who brings out all of the potential that I might not even know I had. </text:p>
      <text:p text:style-name="Normal">Oh... So that's why you wanted to 'fight' with all those artists. So that's the true reason. </text:p>
      <text:p text:style-name="Normal">Here's another topic: recently I saw a video about how the left and right brain, when separated, can act like two different people being in the same body. One of my main takeaways from that video was how the left brain, which would be us, would try to rationalize, to excuse the actions of the right brain, which is not us (well, it is, but it isn't). And I started to notice that pattern in my everyday life: when I forget why I do something, my brain just comes up with a reason, which may or may not be the original reason. That's what happened with the previous entry: now I remember that the reason I want to fight others is to have fun, not to dominate. I'd just forgotten back there, and so I came up with a plausible excuse. I'd failed to notice it, but I'd let myself get carried away by my emotions, and I'd failed to notice because it was a very subtle thing, because I believed I was in control.</text:p>
      <text:p text:style-name="Normal">So we can conclude from that that true control feels neutral. Or in other words, it doesn't feel like anything. Yup, it's this sort of emptiness we're feeling right now I think. Yeah, I feel my emotions swaying my choices, influencing them. Complete control isn't good for us, what with our wanting to be a writer. We need emotions too. So we need balance. The right amount of control. Although I can definitely see why you'd want true, complete control over yourself sometimes. That's fine.</text:p>
      <text:p text:style-name="Normal">Alright, that's enough for today. Let's end this with a fun fact.</text:p>
      <text:p text:style-name="Normal">Fun fact: I don't remember much from yesternight's dream, which is usually the case when I only sleep for a few hours, but one thing I decided that I absolutely needed to write down for today, was that in my dream, I hit a blunt. Yup. That's it. That's the fun fact.</text:p>
      <text:p text:style-name="Normal">Alright, here's another fun fact: I've never done any sort of drug in my life, except for alcohol and caffeine, so I don't actually know how hitting a blunt feels like. I heard it was supposed to be super relaxing, but in my dream it caused me to be in a state that I can only describe as instantaneous intoxication. Like I'd somehow ingested ten shots of rum with that one puff kind of intoxication. 'Twas terrible. And I was also frantically helping hide everything from the police. That did not help the experience. </text:p>
      <text:p text:style-name="Normal">Anyway, that's all for now. See you </text:p>
      <text:p text:style-name="Normal"/>
      <text:p text:style-name="Normal">•••</text:p>
      <text:p text:style-name="Normal">Monday 3rd June, 21:55, 111 days left</text:p>
      <text:p text:style-name="Normal">The end result is failure, the reasons are many, and the main culprits are complacency and weakness. You will fight to observe your own rules. You will fight yourself to earn your freedom, to grow strong. You've been taking the easy way, and you foolishly believed it would lead you where you wanted. No, no, where we want to go, as far as we know, no man has been. And if you want to go where no man has ever been, you will have to do what no man has ever done. You've long since forgotten, but let me remind: you pledged to sacrifice yourself to yourself. Where is that sacrifice? Where is the blood? Where is the suffering? You've been avoiding it. You've been avoiding conflicts with yourself. You've allowed your body, your sensations to rule you. That is not how it should be. You are the one who must rule. This is your body, not the other way around. You aren't a slave to your body, your body must be your tool. Fight yourself. Overcome yourself. Find freedom. Find strength. Only then will you acknowledge that you've reached your objective. Fight yourself. Overcome yourself. For your own sake.</text:p>
      <text:p text:style-name="Normal"/>
      <text:p text:style-name="Normal">•••</text:p>
      <text:p text:style-name="Normal">Tuesday 4th June, 21:36, 110 days</text:p>
      <text:p text:style-name="Normal">I do not have much to say. In fact, it's best I don't say much, it just makes me more complacent. Let's talk about what we should talk about: concentration. I do not know why, but today I failed to focus properly. It goes deeper: I'm not even sure I tried to focus properly. I mean, I tried, somewhat, but, it's like I forget immediately. I'm not sure what the causes were. But now that we have hindsight on our side, if we can't figure out the causes, at least we can think up ways to counteract that. There's really only one good way I can think of, and it ties directly to something else I wanted to talk about. And as usual, let me be a little theatrical about it.</text:p>
      <text:p text:style-name="Normal">Martial arts have existed for a long time, probably for at least two millennia. At their core, they answer a simple question: how do I fight? The popularity of combat sports today—as well as in the past—is an undeniable proof that martial arts are, in fact, effective. In other words, they work. To be more precise, some of them do, while others require... cooperation from the opponent. But those that do allow the practitioner to defeat opponents that might well be physically superior to them. And that is possible thanks to techniques. The way one throws a punch, the was one throws a person, the way one kicks, the way one grapples and takes the opponent down, the submission holds, the form to have when striking, the guard... Basically, the way one uses one's body to fight. So with this as a background, this one started thinking: could the same not apply to thinking? What if there were thinking techniques such that one might outdo someone who is otherwise more intelligent than oneself? </text:p>
      <text:p text:style-name="Normal">This one likes using extremes to quickly decide if something is sound: if two people were asked to solve a complex problem, and one of them was very bright but had very bad technique, while the other was dull, but applied thinking techniques to solve the problem, which one of them would solve it first? Of course, there are too many variables to actually answer this question, but I like to think that the one with technique will be at worst as slow as the one without. </text:p>
      <text:p text:style-name="Normal">Based on the parallel with martial arts, you'd think that thinking techniques would be varied and many, and now that I think about it, that sounds about right. But in my case, I've only got around three techniques to speak of, with one of them being a generalization of one of the others: the first technique is specific to problem solving. It consists of two steps: the first is to break down a problem into the smallest pieces it can be broken down into, and the second is to throw solutions at each small problem until a satisfying one is found. </text:p>
      <text:p text:style-name="Normal">You might say that that's completely natural, that that's how everyone does it, that that's how everyone has always done it. And you'd be wrong. By the simplicity of the technique, yes, you'd think that, anyone would think that, but if you've tried being a human for any given amount of time, you might have realized that humans often aren't very smart. Very often, they're just plain stupid, and that's because intelligence isn't constant. Some are stupid more frequently than others, but everyone has their brain farts, even the greatest geniuses in history. Often, while it is logical to break down a problem into smaller chunks, we just don't do it, and instead spend our time getting frustrated at how unsolvable it seemingly is. I think we're all familiar with that feeling.</text:p>
      <text:p text:style-name="Normal">So for that reason, I proposed this technique. Let me explain it further: the goal is to solve a problem, and to do so, one must identify the smaller problems that make it up. Then, for each smaller problem, one must identify the smaller problems that make it up. Proceed until no smaller problem is found. Now, it's time to solve each of the smallest problems. To do that, we use a subtechnique that I like to call 'throw enough shit at the wall and some of it is gonna stick' (credits to TheMightyJingles for the name); since these techniques are made so anyone can use them at any time (in despite of how braindead one might be at any given point), all it requires to do is for one to think up anything that might be a solution. After that, well, let me illustrate how this can go: say the base problem is how to cook pancakes, and you're currently on your twenty-fifth shot of rum. Now, how can you cook pancakes? You might think that you could put it under the sun, so the sun may cook it for you. But you'll find that where you are the sun isn't all that hot, especially since it's night. That means that you need something hotter. Fire is pretty hot. So you put the pancake under your lighter. But it's too hot! The pancake is gonna burn. Then what about putting the pancake on top of something, and put the something over the fire. Sounds like a plan, so you find a flat rock and put the pancake on top of it, and hold it with one hand while you hold the lighter under it. But that's not hot enough now. So you decide to burn some paper and wood and hold the rock above the fire. Yup that's hotter. Wait, your hand's getting a bit too hot too. Ok that's way too hot fuck fuck fuck, let's use something else to hold the pancake. Then what about a frying pan? Oh, nice, yeah, damn you're smart. Yeah let's use a frying pan. Yeah, that's more like it. Yeah, now you're cooking, you're cooking up some real heat. And just like that, congratulations! You just made your drunk ass a real nice pancake with an even nicer fire to boot!</text:p>
      <text:p text:style-name="Normal">Okay so I was fooling around in this story, but did you notice what happened? First, you propose a solution, whichever it is doesn't matter. Then, you figure out why that solution didn't work, and using that, you propose an improvement or another solution that sounds better. It's something like gradient descent. Your start may be nowhere close to a good solution, but if you keep on improving upon it, eventually you'll get somewhere. </text:p>
      <text:p text:style-name="Normal">So those are the two steps, break down the problem, and propose solutions. And because of these two steps, I call this technique “break down and throw shit at the wall.” A memorable name, in my humble opinion. </text:p>
      <text:p text:style-name="Normal">Wow, this is getting a lot longer than I'd anticipated. The thing with this technique is that in my experience, applying it is actually hard. I started classifying it as an advanced technique, because it builds on top of a very basic technique that I am approximately ten thousand years away from mastering, and that is observation: I rarely observe my own thoughts or my surroundings, most often I just go with the flow, get carried by the moment, and so when there is a problem I have to tackle, I don't tackle it with this technique. I just try whatever, until whatever works. And sometimes it very much doesn't work. </text:p>
      <text:p text:style-name="Normal">As I said, there's a technique that's a generalization of this advanced one, to a scope greater than problem solving, but I won't write much about it, I've written a lot already. And, actually, the steps are the same. </text:p>
      <text:p text:style-name="Normal">The objective of this generalized technique is to figure out the best move, always. Did I say always? Let me correct myself: <text:span text:style-name="T1">always</text:span>. The quality of a move is determined first and foremost by an objective we want to accomplish, without that 'best' doesn't even make sense. Of course, it also requires the possibility of other moves. I have some objectives I want to achieve in life, and so I transform them into the problems: how do I achieve this or that objective? At that point you can apply the technique of breaking down and throwing shit at the wall. Of course, it's not restricted to things as big as a life objective. It can be used on any type of objective: long-term, immediate, medium-term, what have you. So yeah, this generalization just requires determining an objective, translating it into a problem, and applying the problem solving technique. </text:p>
      <text:p text:style-name="Normal">That's enough lecturing for today. It's also about time you did as you said, so show me how you apply these techniques. There are many more that came to mind, but let's stick to these for the moment. And on that, see you.</text:p>
      <text:p text:style-name="Normal">I really hate it when you're trying to teach things to others. I'm not sure why I hate it, but I do. It's like, you're condescending, or rather, are you even in a position to teach others about anything? That's why you want TCTW to be nothing more than an example, how one has lived, you don't want it to be a lesson, fuck no, fuck that. But it's like... I don't know, I just think you're not worthy of teaching, at the very least not yet. Still too young, still too many mistakes. It's a natural and very human instinct to teach others, but do try to keep it in check. “I do not have much to say,” yeah, that aged well.</text:p>
      <text:p text:style-name="Normal"/>
      <text:p text:style-name="Normal">•••</text:p>
      <text:p text:style-name="Normal">Wednesday 5th June, 21:53, 109 days left</text:p>
      <text:p text:style-name="Normal">Today wasn't a good day. It wasn't a horrible day, but it's more of a typical bad day where all you manage to do is fail your expectations. I think yesterday started the same, more or less. This morning, I wrote down all of one paragraph, and I think I'm going to erase it the next time I write. Then, I got stuck for hours upon hours with a problem that I never even saw coming, for how trivial it seemed. It's ironic, that the day after I describe a thinking technique, I utterly fail to apply it. Today I failed to determine whether an integer is in an array, in Java. Well, that's just gonna make me look stupider than I really am. To be more accurate, I was unable to overcome Java's inner mechanics. “While this randomly generated integer is in this given array, randomly generate this integer again.” That's what I failed to implement. I should throw away my pride and write down the smaller problems. Or recognize the limits of my mind, and accept that sometimes getting help is better. </text:p>
      <text:p text:style-name="Normal">Why is it that my brain is working poorly today too? Or is it me? Is my brain functioning normally but I've convinced myself it's suboptimal? </text:p>
      <text:p text:style-name="Normal">But, today wasn't a complete waste. Today, I realised that the strength I seek lies beyond reason. It lies beyond any reasoning, any excuse, or any logic. The strength I seek is the strength to do, regardless of the universe. Let's go to sleep now.</text:p>
      <text:p text:style-name="Normal"/>
      <text:p text:style-name="Normal">•••</text:p>
      <text:p text:style-name="Normal">Thursday 6th June, 22:28, 108 days left</text:p>
      <text:p text:style-name="Normal">I'm very tired, right now. Today, I walked a lot more than I'd bargained for. I'd bargained for 40 minutes, but Maps ended up betraying me. I don't know how long I actually walked for. Quite a while though. It's hard, trying to be strong. It's a messy affair, but I'm training it. It's been a while since I thought of this phrase: everything is a skill, everything can be trained. I guess that making decisions beyond reason too must be a skill, at least to some extent. But I'm tired today, so let's end this here. Good night, me. Have a good rest of your day, you.</text:p>
      <text:p text:style-name="Normal"/>
      <text:p text:style-name="Normal">•••</text:p>
      <text:p text:style-name="Normal">Friday 7th June, 21:48, 107 days left</text:p>
      <text:p text:style-name="Normal">Not sure how to feel about today. It was neither bad nor good. It was average. If we were to have an average day, it would be today, more or less. Everything went more or less well, but nothing out of the ordinary. I don't feel bad about it since nothing bad happened, but I can't feel good about it either because I haven't done anything to feel good about. Am I being too strict on myself? Or am I right to not be content with something less than great? Which is the right answer, I wonder... The definition of right depends on what my objective is. My ultimate objective is happiness. Which should I choose? Truth is, regardless of the answer, I wanted more from myself. Deep down, I kinda regret not giving more. I want more. I want more from you. I want more from you. </text:p>
      <text:p text:style-name="Normal">And yet should we relativize things? All things considered, today wasn't bad at all.</text:p>
      <text:p text:style-name="Normal">I do not know. I do not know whether I should be content with what I've done today or not. “I haven't done anything to feel good about,” is that really true? You felt you wrote well this morning. Not as well as the time before last, but it definitely didn't feel like wasted time. Then you stuck to your principles, to a higher degree than any other day before Monday. And you studied well, staying aware of how much rest you were taking and trying to recall your attention to the subject at hand as much as possible. Today, you tried, and that's commendable. I must be fair towards you, and in all fairness, I will not expect from you more than what you've given today. You did well. Your entire life considered, you did well.</text:p>
      <text:p text:style-name="Normal">Now, I know you wish to up your standards, and trust me, so do I, but be patient. First, you must set today as the true average, as the true standard. You must make what you did today into a habit. Once that is done, and only once that is done, we can up our standards and ask for more. You've shot for the Moon without any momentum in the past, and you know how well that went. This time around, in these 107 days that remain, we will be patient. We will bide our time, until we can hunt for prey greater than we could ever imagine, until we can hunt for the self we've always wanted. We must remain patient, for our own sake. We must be patient, and make today into a habit. We must be patient, until we don't have to be anymore. You now know what we have to do. Tomorrow, show me that you haven't forgotten these words.</text:p>
      <text:p text:style-name="Normal"/>
      <text:p text:style-name="Normal">•••</text:p>
      <text:p text:style-name="Normal">Saturday 8th June, 07:00, 12 days in, 106 left</text:p>
      <text:p text:style-name="Normal">Yo. Came here half to brag, half to talk, very quickly. Yesterday we talked about consistency, about creating a habit. That same night, we thought about something else: miraculous play. What if all of a sudden, out of nowhere, we were to play such good moves with such consistency that it would become our norm. What if we were to jump to the Moon out of nowhere. We're six months into the year of the dragon, and still I see no signs of a dragon rising. It's about time we make a miracle happen. It's not about impatience, this one's about willpower. No ifs, no buts will get in my way. In fact, I will specifically identify them, and crush them. That is the strength that I seek. No excuse, no justification will stop me from doing what I have to do.</text:p>
      <text:p text:style-name="Normal">Of course, thanks to a certain gaming white lion who walks 10km a day, I know one thing: it's hard to start, but once you're used to it, it's no big deal; it's just a habit. So this miracle can be achieved this way: show some god-mothering willpower, and show it for long enough that it becomes a habit. We'll talk later.</text:p>
      <text:p text:style-name="Normal">23:07</text:p>
      <text:p text:style-name="Normal">Things did not go as well as I'd intended. Not that they went badly. Gaming white lion got a new costume today, and it's super cool. But putting that aside, I wish to fight harder, against the ifs and buts that get in my way. The first step is to recognize them when they come, the second is to eradicate them with all I've got. Tomorrow, I wish to wake up early and play FFXIV. For no reason in particular other than I'd day-dreamt of that for two weeks now, while doing exercises on Leetcode. It's about time I did it. Meaning we'll have to download it first. Which...</text:p>
      <text:p text:style-name="Normal">My approach is too extreme. How strange, that my heart is half-assing its answers like this. I rely on it to tell me if something's an excuse, but it's telling me that it doesn't like this this approach. At the same time though, it doesn't tell me which approach it likes. It's always been like this. I always have to try and let it decide. We need more conditions. Conditions under which excuses are to be ignored. Or equivalently, conditions under which they can be accepted. But they're hard to define. Very. </text:p>
      <text:p text:style-name="Normal">Eureka! Ifs and buts interrupt something: what's being interrupted? Tell me that, and then listen to your heart. Listen well, because the true answer can only be found deep, deep within. Deep beneath the lazy feelings of not wanting to do something or wanting to do something else, what does your heart say? Will it say that it's okay to accept excuses, or to get the fuck up and fight? You listen. You listen well.</text:p>
      <text:p text:style-name="Normal">I know, that's only a partial answer, but it's a start. Truth is, you'll always know the answer, you just have to find it.</text:p>
      <text:p text:style-name="Normal"/>
      <text:p text:style-name="Normal">•••</text:p>
      <text:p text:style-name="Normal">Monday 10th June, 03:05, 105 days left</text:p>
      <text:p text:style-name="Normal">My every action defines who I am, that's what I choose to believe. I lost to myself again. And I realized that the strength I seek is the strength to do what needs to be done. I will indulge just this one thought: it could be that it's not my actions that define me, but I make those actions because of who I am. And who I am has been predefined, by some higher thing, nature, God, or most probably chance. Can I change? I feel like there's a part of me that never changes, a core that's constant, no matter what I do. So I wonder if I am just part of an experiment to see whether we can change. I wonder if my life is just a senseless struggle against the impossible.</text:p>
      <text:p text:style-name="Normal">You see the lies in your own thoughts, you see how you wish to be a victim. You know that in your heart of hearts you feel and think slightly different, but the slight difference matters. It takes practice, to give one's heart a voice, one true to it. The smallest inaccuracy may be severely punished. </text:p>
      <text:p text:style-name="Normal">But now, focus on one thing alone: the strength we seek is the strength to do.</text:p>
      <text:p text:style-name="Normal">I wanted to reconcile that with doing what I wanted to do. I think what we want is the strength to do what we believe we should do.</text:p>
      <text:p text:style-name="Normal"/>
      <text:p text:style-name="Normal">The strength to do.</text:p>
      <text:p text:style-name="Normal">We aren't doing this for fun. Stick to the schedule like your life depends upon it, because while it may not, your future does. </text:p>
      <text:p text:style-name="Normal"/>
      <text:p text:style-name="Normal">•••</text:p>
      <text:p text:style-name="Normal">Monday 10th June, 22:38, 104 days left</text:p>
      <text:p text:style-name="Normal">Here's to hoping that we'll begin in earnest. Don't play around, don't lose yourself, keep your objectives in mind, focus, and work. We are still training. We still aren't worthy of anything yet. We must earn our happiness. And that's what we intend to do. That's what we'll do.</text:p>
      <text:p text:style-name="Normal"/>
      <text:p text:style-name="Normal">•••</text:p>
      <text:p text:style-name="Normal">Tuesday 11th June, 22:51, 103 days left</text:p>
      <text:p text:style-name="Normal">This thing we're doing has multiple purposes, in reality. And it feels like we're finally starting to fulfil one of them. I wanted to say that we're on a roll, but turns out it's just been two days. That still counts. But this is just the beginning. There are 103 days left, not counting whatever happens after summer ends. 'To do' is harder said than done, but we will try our damnedest. </text:p>
      <text:p text:style-name="Normal">No, it feels like we're fulfilling at least three of them. That's good. Let's keep this up.</text:p>
      <text:p text:style-name="Normal"/>
      <text:p text:style-name="Normal">•••</text:p>
      <text:p text:style-name="Normal">Wednesday 12th June, 21:35, 102 days left</text:p>
      <text:p text:style-name="Normal">But we can't allow a little success to grow into complacency. 'To do' is hard, but it's not impossible. We have a long road ahead of us, a very long one. So, I want you to focus not on the full travel, but on each step you take. Put better, worry about today, worry about now, worry about the immediate future while keeping an eye out for the long term. Don't think about the next ten thousand steps we have to make, think about the next step. That's all you have to take: the next step. Think about now, and I promise you we'll get far.</text:p>
      <text:p text:style-name="Normal">When it's nighttime, think about how to make tomorrow work. When it's morning, think about how to make today work. When the day is in full swing, make today work. Do that for as long as we need to. Let's go now.</text:p>
      <text:p text:style-name="Normal"/>
      <text:p text:style-name="Normal">•••</text:p>
      <text:p text:style-name="Normal">Thursday 13th June, 22:00, 101 days left</text:p>
      <text:p text:style-name="Normal">Bad play today, I wish to do better. Our focus is hit and miss, and we miss a lot more often than we hit. We have to train it properly. Of course, application of that training is equally important. Train like you fight, fight like you train, that says it all. </text:p>
      <text:p text:style-name="Normal">There's much to consider, but lately, I've felt like I'm starting to understand the game of life, like I'm starting to understand the rules, and how to win it. There are no rules, but there are moves that are better than others, when the goal is happiness. Finding and playing these moves is another story, but they exist, because virtually no moves have the exact same consequence. <text:s text:c="1"/>Well, it depends on the scale of the consequences we're considering, but if we consider small enough, or long term enough, none are equal.</text:p>
      <text:p text:style-name="Normal">I have no point to make, but I don't think I'm going to fall asleep anytime soon, so, well, let's do something.　Giragirafan meeting. Ok, that song does the opposite of putting me to sleep, but that's okay. It's a great song.</text:p>
      <text:p text:style-name="Normal"/>
      <text:p text:style-name="Normal">•••</text:p>
      <text:p text:style-name="Normal">Friday 14th June, 21:22, 100 days left</text:p>
      <text:p text:style-name="Normal">How are we proceeding at the 100 remaining days mark? My current emotions will cloud my judgment. I need to calm down before I can make a statement. I am not in a state to say anything objectively, and therefore need to calm down. </text:p>
      <text:p text:style-name="Normal">Honestly, I want more from you. The way things are going is less than ideal, and I want them to be better. I want you to do better, yes, but should I tone down my expectations for you? The way you play is less than ideal, but I feel like it is improving, little by little. As we discover new things about ourselves, about our way of thinking. You're making bets too, but one could question the wisdom of your choices. Really, you're only making one bet, but it's a big one. You're betting time and energy onto something you do not know will work. A lot of time and energy. Probably hundreds of times more than any past project by the time bets are off. In any case, you did something right this morning: you got up, and you stayed up. We still have to deal with momentary burn outs, those that last a few hours after some bad play or some energy-expensive play. We still have to decide whether we want to force through during them or cut our losses. I don't think we'll ever figure out the right choice between these two, so we'll likely have to choose one and stick with it. And I want to fight, not give up. That is all for now. Try to get some sleep, if you can. Try.</text:p>
      <text:p text:style-name="Normal"/>
      <text:p text:style-name="Normal">•••</text:p>
      <text:p text:style-name="Normal">Sunday 16th June, 03:48, 99 days left</text:p>
      <text:p text:style-name="Normal">Is it okay to run away? I ran away. It's a defeat, still, but not the worst defeat. But it's still a defeat. And by running away, I admitted it. </text:p>
      <text:p text:style-name="Normal">Hey, what am I doing wrong? Why aren't I able to replicate that day? You aren't talking to yourself. You aren't writing. And you don't want to win through the autosuggestion you get through writing. You want to win on nothing but your own strength, no compromises. And that, that is hard to do. So you're failing, again and again. And in all likelihood, you will keep on failing. Like playing Cuphead, they've been at it for over ten hours, failing over and over and over again. I do not want to glorify it, but what we're doing is failing our way forward. You must keep on seeking strength, true strength, until you achieve it. </text:p>
      <text:p text:style-name="Normal">And, since the name of the game is failing and failing until you succeed, you will have to train recovery, you have to eat defeats like they were your breakfast, and move forward. That is another aspect of the strength we seek, the machine-like ability to take each loss for granted and compute the next best move unfazed. The machine-like ability to maintain an unbreakable focus. To not give in to emotions, no matter how negative or positive they are, and stay level-headed and cool throughout any situation. </text:p>
      <text:p text:style-name="Normal">The reason behind our inability to maintain constant awareness, could this be one of the reasons? We let our emotions take too much hold. I think so. In any case, we'll try. To stay ice-cold, always. But, we know for a fact we need downtime. We need breaks. So, let's put our training to practice: breakfast time is spend teaching your heart to speak and learning to listen, isn't it? SO let's put that training into practice. </text:p>
      <text:p text:style-name="Normal">Tame the fire inside you, make of it what it should be: one more tool in our arsenal, one of our most powerful, but nothing more. Train it, we need to be able to output at no moment's notice. That's all for now. Consider your next moves properly.</text:p>
      <text:p text:style-name="Normal"/>
      <text:p text:style-name="Normal">•••</text:p>
      <text:p text:style-name="Normal">Monday 17th June, 02:42, 98 days left</text:p>
      <text:p text:style-name="Normal">Went out to drink tonight. Well, no, it wasn't to drink. It was partially to try another way to relax, partially to try to meet new people, and partially to just go out to drink. I'm very bad at relaxing, I literally don't know what I need to do in order to have a relaxing and healing day. Going out didn't seem to be it. I didn't want to meet new people, I was searching for someone like me. And I wanted to get drunk, but the very thought also disgusted me, so I just drank a little. As for coolness, I try to maintain my mind at 0°C, and watch out for any variation. They're usually small, but I know from experience they cascade. That is all I have to say. Will I manage to wake up on time, I wonder? There are no excuses, you will have to try.</text:p>
      <text:p text:style-name="Normal"/>
      <text:p text:style-name="Normal">•••</text:p>
      <text:p text:style-name="Normal">Monday 17th June, 22:05, 97 days left</text:p>
      <text:p text:style-name="Normal">I get what I deserve. Bad positioning naturally leads to bad positions. We were exhausted all day long. Next time we get home late, cut your losses and sleep as much as you need, then do your best for the day that comes. This way at least, we're less likely to waste an entire day. Not that it was a waste, but it made it unnecessarily hard to do anything. </text:p>
      <text:p text:style-name="Normal">What am I doing, what should I do, what will I do... I wonder... We're making a bet, one that offers so much more than a normal life in society offers. Not to mention, we theoretically only stand to lose a year of our lives with best play, and even then it will be a year well spent. I dare even say the best spent. With best play. Or, at least, with good play.</text:p>
      <text:p text:style-name="Normal">What is there to think about... </text:p>
      <text:p text:style-name="Normal">If there's nothing else, let's go to sleep. We got an exam tomorrow morning.</text:p>
      <text:p text:style-name="Normal"/>
      <text:p text:style-name="Normal">•••</text:p>
      <text:p text:style-name="Normal">Tuesday 18th June, 23:16, 96 days left</text:p>
      <text:p text:style-name="Normal">The exam went well, but that's not what I want to talk about. It's about what we did after. I had a mind to get straight to the project, to work on it right away, but I was very tired too. And in the end, I decided to just take it easy for the rest of the day, and you know what? I think it was the right decision. After coming home, I just lied in bed for a couple hours, and after lunch I played for a healthy amount of time. And it was nice. From past experience, I would have likely gotten little done anyway if I'd worked, and managing to relax and not fuck up is a nice change of pace.</text:p>
      <text:p text:style-name="Normal">So the key ingredient to relaxing is '<text:span text:style-name="T2">healthy</text:span> amount of time'. I'm sorry, I meant to say <text:span text:style-name="T3">healthy</text:span><text:span text:style-name="T1"> </text:span>amount of time. Did I get my point across?</text:p>
      <text:p text:style-name="Normal">This means that some time while your guard is completely down (in fact it's been thrown out the window) you have to muster up the willpower to make yourself stop playing. And that's how you will try to relax next time. Set a certain amount of time to play, and obey me. Obey yourself. That's all for today. See you tomorrow.</text:p>
      <text:p text:style-name="Normal"/>
      <text:p text:style-name="Normal">•••</text:p>
      <text:p text:style-name="Normal">Wednesday 19th June, 21:47, 95 days left</text:p>
      <text:p text:style-name="Normal">Summer starts tomorrow. What will this summer be like, I wonder. That is up to me to decide. </text:p>
      <text:p text:style-name="Normal">I don't like my performance today. Ended up not achieving anything. Everything I did left much to be desired, and some choices were straight up abysmal. Why did I think that it was a good idea to start writing a documentation of something I don't even know to implement? Because of a past project. We'll learn implementation first, then when we have an idea of what we want to do and how to get it done, we'll get to work. Oh, and let's also think of scalability around about now. Adds one more layer on top of K8s. An initial layer. And it was about damn time we started learning about Go routines anyway.</text:p>
      <text:p text:style-name="Normal">But that's not why I felt terrible, was it?</text:p>
      <text:p text:style-name="Normal">Running is the physical activity you hate the most. It's also the one you love the most. You hate it because of how much it hurts. You love it because of how much it brings out of you. Tomorrow, let's run. You didn't run today, that's why you felt terrible. That's why. Tomorrow, and from today on, make it so that at 19:00, we run. It will be a good start to summer.</text:p>
      <text:p text:style-name="Normal"/>
      <text:p text:style-name="Normal">•••</text:p>
      <text:p text:style-name="Normal">Thursday 20th June, 94 days left</text:p>
      <text:p text:style-name="Normal">Running is the physical activity I hate the most. It's also the one I love the most. I hate it with a passion before I'm doing it, I'm too busy suffering to feel anything towards it while doing it, and I love it after doing it.</text:p>
      <text:p text:style-name="Normal">No, I think I get it: I love the sweet taste of victory. It's so good. And running like I'm a man possessed is an excellent way to obtain it.</text:p>
      <text:p text:style-name="Normal">Objectively, it was a terrible run today. I hadn't ran in something like eleven and a half months, and today I walked more times than I could remember. But that's not what's important. It's never been about that, it's never been about how well I run. It's all about fighting, and not giving up. You may give in, but you may never give up.</text:p>
      <text:p text:style-name="Normal">Subjectively, in terms of fighting, I'd say I fought well today. Better than most other runs I've ever done, probably. Courtesy of personal growth. But I'm still reluctant to jump in the arms of death. I'm still reluctant to give it my all, my true all, all of my life. I have decided on something: 6 days a week, at 19h00, we run. But, with a caveat. We won't be fighting like demons every day. We'll run outdoors once a week, on Saturday, and that's when we give it our all. On Sunday we rest. On every other day, we run, but we do not go all out. I currently only have two speeds: best speed and no speed. We'll discipline ourselves to run at a reasonable pace. You know, running like normal people. That will be indoors, on the treadmill, and you'll choose the regimen. </text:p>
      <text:p text:style-name="Normal">There's one last thing I wanted to talk about today. It still has to do with today's running. Oh, by the way, I should congratulate you for still remembering and trying to keep your head cool at all times, well done on that one, keep it up. Alright, I was saying.</text:p>
      <text:p text:style-name="Normal">Today was the first time in nearly a year that I'd ran again. Same path as usual, more pain than usual. A lot more. Such huge gaps between our runs are rare, and in the meantime I'd become the heaviest I remember being at 84kg. What's more, our boxing style puts all our weight on our backfoot, on our right foot, and for some reason that I cannot explain, it suffered more as a consequence during the run. I would have thought that it would have grown more resilient, but I guess it was also doing more work than our left, maybe? In any case, increase fat and muscular mass, and you're left with more muscles to feed oxygen to while there's more mass than ever to carry. It was not pleasant. Despite all my inner fighting, more than once I just stopped running and walked instead. On my way back, I walked something like five times in total. I knew I couldn't make a habit of that, so I had to try hard, but it just wasn't easy. </text:p>
      <text:p text:style-name="Normal">Then, when I'm some 200m away from my finish line, hobbling my way forward, out of nowhere behind me a car honks twice. I look back, and Rocky's training theme starts blasting from the car. The two guys inside raise their hands and one of them goes “'ndiamo!”, and I fucking went.</text:p>
      <text:p text:style-name="Normal">I gave them a thumbs up and started running again. And a few moments into my run, I dash. I dash in a way I only did when I trained for explosive speed. The latent strength left in my body that I had tried and failed to bring out all along was all poured into the God knows how many seconds it took me to reach my goal. Complete strangers out of nowhere that I'll likely never see again brought it out from me. So, my point is, for all I glorify and seek personal strength, there is strength in others. Even in complete strangers. In my case, especially in complete strangers, but that's because I don't want people I know to see me giving it everything I've got, it's like getting naked in front of them, it exposes too much of myself.</text:p>
      <text:p text:style-name="Normal">So anyway, I hope you see now that I had a good day. Or rather, a good run, and subsequently a good day. It's a good way to start summer. </text:p>
      <text:p text:style-name="Normal">By the way, talking about summer. Let's listen to Orangestar then go to sleep.</text:p>
      <text:p text:style-name="Normal"/>
      <text:p text:style-name="Normal">•••</text:p>
      <text:p text:style-name="Normal">Friday 21st June, 23:10, 93 days left</text:p>
      <text:p text:style-name="Normal">It seems I forgot to write the hour yesterday. It was around 21h30, I think. What shall we say? We're tired. We didn't listen to Orangestar yesterday. Instead, an old flame. Old? No, but a past era. It's a song I've associated with the first story I've written as a self-proclaimed writer. Fluorite Eye's Song. We're marking the beginning of something with it. Of what, I wonder.</text:p>
      <text:p text:style-name="Normal">After that came the night. For the first time in a long while, we had a nightmare. Or rather, a nightmare has succeeded in scaring me. Yesterday I mentioned that there is strength in others. Yesternight I was taught that what some giveth, others taketh away. There can be strength in others, but they can also be a source of weakness. On my own, I rely on myself, and everything's alright, as proven by an extremely similar would-be nightmare that happened later. But when there is someone else, I start relying on them. What happens when the other is malicious and leaves me to my fate? What happens is that the abandoned soul becomes scared, desperately clings on to whatever hope there is to grasp. What happens is that I get consumed by fear.</text:p>
      <text:p text:style-name="Normal">So, what some giveth, others taketh away. Accept strength from others if it comes, but do not count on it. There is absolutely no reason for others to lend you their strength.</text:p>
      <text:p text:style-name="Normal">Then, after night had gone, the sun rose. It is getting very hot these days. I need more initiative. I need to stop relying on others so much, or I'll never break out of the night front. </text:p>
      <text:p text:style-name="Normal">Yesterday, you told me that I was free to choose the regimen. I didn't run today. Instead, I did callisthenics. It was hard. I really haven't trained in a while. We'll run again tomorrow. We will. </text:p>
      <text:p text:style-name="Normal">I wish to grow stronger, I wonder if I am. You are. No need to ask stupid questions. The real question is how far will you go, that's what matters. That's what really matters. So tell me, how far will you go? </text:p>
      <text:p text:style-name="Normal">Right, don't answer with words, show me your actions.</text:p>
      <text:p text:style-name="Normal"/>
      <text:p text:style-name="Normal">•••</text:p>
      <text:p text:style-name="Normal">Saturday 22nd June, 22:41, 92 days left</text:p>
      <text:p text:style-name="Normal">I didn't run today. I failed myself on many levels. Whether it's because I was too weak or not, the exhaustion of the work outs caught up to me, and I was tired all day long. Too tired to fight back. But I'm also realizing that keeping my head cool is not an easy matter at all. Or rather, it's very easy to get emotional for me. But it seems to be the right path. There's nothing to change following this defeat. In terms of strategies, we're going with these. It's your play that needs to improve now, your tactics, your individual choices. Make them align with our strategies, and let's see how far this gets us. </text:p>
      <text:p text:style-name="Normal">In other words, keep on improving your level-headedness until it becomes the norm, at which point the elusive constant awareness we've been seeking should follow naturally.</text:p>
      <text:p text:style-name="Normal">Oh, one more thing: better safe than sorry. Pause your routine when you see you're too tired to keep it up, throw in a rest day. I'd rather us run away than lose completely. Sleep as much as you need. </text:p>
      <text:p text:style-name="Normal">Ah, a very important thing: <text:span text:style-name="T1">pause your routine if you're too tired to continue it.</text:span> There's no shame in admitting one's own weakness.</text:p>
      <text:p text:style-name="Normal">No... I don't like that. I wish to fight. When do we fight, and when do we pause? If you lose nothing by taking a break, take a break. Don't be an idiot. </text:p>
      <text:p text:style-name="Normal"/>
      <text:p text:style-name="Normal">•••</text:p>
      <text:p text:style-name="Normal">Monday 24th June, 01:00, 91 days left</text:p>
      <text:p text:style-name="Normal">Choosing moves is difficult, considering consequences is difficult. I chose to not work out in order to continue a project. I chose to stay up to finish a document, because I was frustrated that tomorrow I wouldn't be able to write and follow my morning routine. I stayed up knowing that I'll have to wake up early. I sacrificed sleep, for... no good reason, really. I let my emotions drive me, and I convinced myself otherwise.</text:p>
      <text:p text:style-name="Normal">But that's okay. We'll carry it all on our back. And we'll compute the best moves unfazed, we'll take the bad position for granted. Choose well, tomorrow.</text:p>
      <text:p text:style-name="Normal"/>
      <text:p text:style-name="Normal">•••</text:p>
      <text:p text:style-name="Normal">Monday 25th June, 19:45, 90 days left</text:p>
      <text:p text:style-name="Normal">I guess I'm getting consumed by greed, or some similar emotion. I want to focus on the project. I also realize that because of its sheer scale, it was also going to need a lot of time invested into it. What I want to do right now is very simple: keep on working on the project, and leave everything else for later. So, basically, not work for myself. </text:p>
      <text:p text:style-name="Normal">It's like actually going all in. All in... If we do this and it fails, we essentially lose what is, so far, the best period of time to improve ourselves. If we succeed, then, if we don't lose ourselves in the process, it will be possible to create even better chances for growth. I want to keep on working on the project. Without throwing ourselves out the window.</text:p>
      <text:p text:style-name="Normal">It's a scary bet. The obvious best choice is to keep the balance. Well, not best, but the safest one. It's also the harder choice to make. And in my mind, I associate difficulty with correctness. The narrow gate.</text:p>
      <text:p text:style-name="Normal">It would be easy to give in to the temptation to focus on the project, but is that wrong?</text:p>
      <text:p text:style-name="Normal">Oh, I know... If you choose the latter, you will hate yourself every day unless you put in unholy amounts of work. If you give in to temptation, you become a slave to work. That is not freedom. We are our own master. We are the one who decides on our own fate. We are the one who controls this body, this mind, this soul, and everything we are. We, and nothing else. </text:p>
      <text:p text:style-name="Normal">The choice is made, and it is obvious: I will not be a slave to work. We walk the narrow gate.</text:p>
      <text:p text:style-name="Normal">And your heart, it likes your decision. Oh, can you feel that? Is that the sweet taste of victory? Ohh, I guess my heart is really liking this decision. Good one. Let's go work out. Might catch you later.</text:p>
      <text:p text:style-name="Normal"/>
      <text:p text:style-name="Normal">It's a bit later. I just worked out, so I might come back again after dinner. But, I came here because I realized that I made the right choice. I thought that in theory by choosing the project I'd only give up a year of my life or so, and I could resume after the dust would settle. But I was wrong. I just realized: I'm still growing. These years are what shape my future, I will only grow more stubborn in the future, whether I want it or not, I will only grow surer of my own beliefs, and will set roots in the habits I will have formed. These years are formative, and they will never come back again. It was extremely important that I chose balance, because that is the kind of person I want to be. One who thinks rationally, even if it's boring. One who listens to their own heart before they listen to their temptations. And I just got a step closer to becoming that person thanks to this choice. Thank you, self.</text:p>
      <text:p text:style-name="Normal">My every choice shapes who I am, and who I will be, and that is especially true in youth.</text:p>
      <text:p text:style-name="Normal">More than balance or rationality, it's really that I listened to my heart. That is the most important thing. I might not be especially bright, or skilful at one thing or another, but, I know now, that this combination of a good heart and a me that listens to it is very special. If there was anything that was special about me, it would be that combination. And I'm grateful for it.</text:p>
      <text:p text:style-name="Normal"/>
      <text:p text:style-name="Normal">22:09</text:p>
      <text:p text:style-name="Normal">I'm back. I wanted to say goodnight. See you tomorrow.</text:p>
      <text:p text:style-name="Normal"/>
      <text:p text:style-name="Normal">•••</text:p>
      <text:p text:style-name="Normal">Tuesday 25th June, 22:40, 89 days left</text:p>
      <text:p text:style-name="Normal">Aaahhh... What do we even say? It happens often, but I realized that I never talk about it. Sometimes, I feel angry, frustrated, on edge, I want to take it out on the world. In those times, I'm... I'm not a terrible person, but I will be extremely honest with my thoughts. Brutally honest with my feelings. That's the best way to put it. I will essentially judge others the way I judge myself, but, with the difference that while I see potential in myself, I seldom see it in others. This potential means that I do not see myself as a complete waste of time, energy and resources, oxygen and life, yet. You can imagine what I think of others when I lose it.</text:p>
      <text:p text:style-name="Normal">I do not know why those situations arise, nor why they happen regularly. It's most probably related to my bad plays, but how? I still clearly remember that time years ago when I'd essentially played my best game for a month, and out of nowhere one day, a frustration, an anger like I'd never felt before overtook me. So while I think it's related to poor play, I don't know how.</text:p>
      <text:p text:style-name="Normal">At times like those, I want to break a wall, my fist, or both.</text:p>
      <text:p text:style-name="Normal">I think we just might get very easily frustrated. No, not particularly, but we set many objectives for ourselves, and others also want us to get stuff done out of nowhere. It's the combination of not accomplishing objectives and having chores thrown our way that frustrates you so. That's the most logical reason I can think of anyway.</text:p>
      <text:p text:style-name="Normal"/>
      <text:p text:style-name="Normal">I should despair at the poorness of my play. But I also know that despair is something I do not want to give in to. The one I want to be. The way I have to play. I'm allowing my emotions to run wild, using excuses like “it can happen every once in a while”, or “it's fine if it's just a little bit”, or even more commonly, “we can't maintain our state of mind forever anyway” and allow my emotions to take over. I'm using two screens, and I have a beautiful desktop background image that I'm seeing right now. Vivy, Sing My Pleasure. That's my second favourite song from her. Fluorite Eye's Song is the first. She's the inspiration for Union's design. And, since I haven't watched Fluorite Eye's Song, the Vivy in my mind is also the inspiration for Union's character. Both a diva and a muse. I really wonder who Union is going to be. Will she be exactly as her name says, or will she a proud daughter? Will she be something else still? Only my future self can tell. Only you. But she is beautiful, Vivy. Although, it would be more accurate to say that my idealization of her is. I've seen her fight, and it connected with me. Fight, like only a machine can. She does just what I want to be able to do: when she gets hit, when she loses an exchange, she takes the loss for granted, doesn't lose focus, and calculates the next best move.</text:p>
      <text:p text:style-name="Normal">Oh, I just remembered. How could I forget? I thought of Fluorite Eye's Song, I thought of Union, but I forgot that a version of Union already exists. My very first story. But that's neither here nor there. Let's go to sleep now. Take care of yourself. Do. Goodnight.</text:p>
      <text:p text:style-name="Normal"/>
      <text:p text:style-name="Normal">•••</text:p>
      <text:p text:style-name="Normal">Wednesday 26th June, 23:27, 88 days left</text:p>
      <text:p text:style-name="Normal">My tiredness doesn't make sense to me. I'm starting to believe I'm far above my ideal weight. I currently weigh 84.4kg for 173-ish cm. What's making it worse is that most of the excess mass is muscle, meaning movements consume a lot energy. It's not a bad thing, but it's not ideal. Our objective isn't to be a big muscular guy, we can afford to lose some muscle. The objective is mental fortitude and a body in excellent physical conditions. Meaning, a body that's not specialized in any one thing, but that's good at everything. And currently we lack stamina. That means go run. You said the regimen was free to choose, but, well, we've already got enough muscle mass as is, and your lungs and heart simply aren't keeping up. But balance is key. We'll design a specific regimen you will have to follow.</text:p>
      <text:p text:style-name="Normal">But that's enough about that. </text:p>
      <text:p text:style-name="Normal">It's hard to keep an eye on myself. Maintaining mind temperature to 0°C is basically indirectly observing activity in my head; when the temperature isn't 0, I know something's going on, and I introspect. This is a lot easier than simply trying to constantly introspect, but it's not all that easy either. It's much easier to forget. But you are making an effort. Keep it up. Let's keep this up. </text:p>
      <text:p text:style-name="Normal">Let's keep all our efforts up.</text:p>
      <text:p text:style-name="Normal"/>
      <text:p text:style-name="Normal">•••</text:p>
      <text:p text:style-name="Normal">Thursday 27th June, 22:29, 87 days left</text:p>
      <text:p text:style-name="Normal">I didn't expect the project to become this disruptive. Today, work began in earnest. Leadership is a completely unfamiliar beast to me. And it seems we've just entered the point of no return. There's no going back now, we're all in.</text:p>
      <text:p text:style-name="Normal">And that's where we draw the line. You felt uncomfortable since the start because this is a completely new thing for us. And, in despite our improvements until now, you had next to no mindfulness, awareness. Even though you tried, you simply failed to introspect in any way, to look at the big picture, to get control of your mind back. All of this because we were well out of our comfort zone. It's a new experience, I don't blame you for failing to face it properly, but we need to look back upon, and do better. If we don't, then it's nothing more than a waste of time.</text:p>
      <text:p text:style-name="Normal">Soul before anything else. </text:p>
      <text:p text:style-name="Normal">It's disruptive because it completely cut us off from the state of mind we had. Now we have to adapt, live under pressure for a while.</text:p>
      <text:p text:style-name="Normal">What is it exactly that you seek for tomorrow? </text:p>
      <text:p text:style-name="Normal">When this happens again, I want you to be in full control of yourself. And if this requires control of the situation, then so be it. Also, we're going to need a new playlist. One that reflects the current us more. There's a lot to think about. Take your time thinking about everything.</text:p>
      <text:p text:style-name="Normal"/>
      <text:p text:style-name="Normal">What you want is to be able to be yourself, in full. To deploy, in full. To use all our resources, without exception.</text:p>
      <text:p text:style-name="Normal"/>
      <text:p text:style-name="Normal">•••</text:p>
      <text:p text:style-name="Normal">Friday 28th June, 23:08, 86 days left</text:p>
      <text:p text:style-name="Normal">What should we talk about? We're starting to get the hang of that thing called leadership, but I take it there will be good days and there will be bad days. Still, it's not leadership I'm interested in, it's you. In this specific case, your ability to be yourself, to dispel the clouds in your head when we are disturbed. Like many other things, that's a skill. </text:p>
      <text:p text:style-name="Normal">Is that really all we have to talk about? The project is starting to grow; we are making it grow. And you know what? I feel like I am being served the world on a silver plate. </text:p>
      <text:p text:style-name="Normal">Is this world an experiment? Or a carefully crafted environment to make me reach an objective? Equally likely, it could simply be chance. There is such a thing as being lucky, after all. But there's one more possibility that I'm more inclined to believe: this world is such that it allows me —and likely everyone else— to grow as a soul, and I might be experiencing some favouritism. This belief stems from the worlds in my head, it's being reinforced by how I imagine Union is born. I think I will make Union exactly as her name says, rather than the proud daughter of her family. Because of the worlds in my head, I have a belief of what God could be. But I will only expand on that belief if God allows me to. That is to say, only if I'm allowed to live until MTSR is published. </text:p>
      <text:p text:style-name="Normal">Hope: May The Sun Rise... We've written TCTW everywhere, but MTSR is a lot more elusive to readers.</text:p>
      <text:p text:style-name="Normal">Keep on growing. If TCTW is the book both God and I want me to write, then MTSR is the one I alone want me to write. How good it will be will depend entirely on how much we'll grow. So keep on growing. Keep on trying everything enough times, for that is the process of mastery. </text:p>
      <text:p text:style-name="Normal">Grow on all fronts, get good at everything. Try your hand at everything you want to be good at, and even if you suck, keep on trying. Be a master of none for as long as it takes, and one day, wake up to realize that you're a master of all. For, <text:span text:style-name="T1">that </text:span>is the process of mastery. Try, fail and succeed at everything long and smart enough, and you will be a master of all. And that is what I want you to be. That is the unapologetic best version of ourselves we seek. No excuses, no compromises. It's all or nothing.</text:p>
      <text:p text:style-name="Normal"/>
      <text:p text:style-name="Normal">•••</text:p>
      <text:p text:style-name="Normal">Saturday 29th June, 22:29, 85 days left</text:p>
      <text:p text:style-name="Normal">Fighting is hard.</text:p>
      <text:p text:style-name="Normal">Yes. The worst part is that they only fight when you don't want to fight. They being you. Your demons, your weaknesses, whatever they may be. It's only natural that they appear when you are weak. But, this plays in our favour. What we want is to win at our weakest. What we want, is a heart that can burn, that can blaze. We want the ability to give it our all, regardless of circumstances yes, but especially when circumstances are dire. It's in the dark that light can shine the brightest. I want to be strong.</text:p>
      <text:p text:style-name="Normal">Ideally, we'd do this without writing. Writing can be powerful tool, but ideally, we'd win with exactly nothing in our hands. We'd win with nothing but ourselves.</text:p>
      <text:p text:style-name="Normal">However, I'm not foolish enough to throw you at the lions empty-handed. I know you're not on that level yet. Whether there is shame in that, whether it's better for me to start fighting empty-handed now, frankly, I don't know. But I do know that our chances of winning are low without this. Maybe too low. Something in me tells me that I ought to win without anything, but is that something trying to help me, or just trying to get me thrown at the lions? It's the latter. I feel it. I know it. A deeply hidden temptation, masquerading as a messenger of our heart.</text:p>
      <text:p text:style-name="Normal">We will resist and win. I will get closer to my ideal self. I will become my ideal.</text:p>
      <text:p text:style-name="Normal">Do you remember how I said that I've set Vivy as my background wallpaper? I don't really know anything about Vivy, but I do have an image of Union in my head. And her face is exactly that of Vivy's. When I look at the image, when I see Vivy, Union, and ideal in it, I feel something no image has ever made me feel before, at least none that I remember: I want to become that beautiful. I want to be just like them, just like my ideals.</text:p>
      <text:p text:style-name="Normal">I'm wholly disconnected from reality. Not in a bad way. My dream is to fly. To be free. To be strong. I want to be able to manifest my imagination and have it mingle with reality. And I unironically believe I will do all that. I see life as a sort of game, and I firmly believe that there's much more to this world, to this universe than meets the eye. And by extension, I believe that achieving my dreams is possible. I also firmly believe I will achieve them. But I also know that if I don't put in the work, that simply won't happen.</text:p>
      <text:p text:style-name="Normal">We won't reach our ideals, unless we're serious about it. Fighting is hard, but we will keep on doing it. Let's keep on chasing our dreams.</text:p>
      <text:p text:style-name="Normal"/>
      <text:p text:style-name="Normal">•••</text:p>
      <text:p text:style-name="Normal">Monday 1st July, 05:04, 84 days left</text:p>
      <text:p text:style-name="Normal">Sometimes I wonder what the fuck you're doing. This is not it. This is not it.</text:p>
      <text:p text:style-name="Normal"/>
      <text:p text:style-name="Normal">•••</text:p>
      <text:p text:style-name="Normal">Monday 1st July, 21:50, 83 days left</text:p>
      <text:p text:style-name="Normal">This is the part where excessive relaxation leads to total and irreversible collapse. In the past years, in our past experience, it's always been like that. We may do well for some time, but at one point, at some point, it ends.</text:p>
      <text:p text:style-name="Normal">Depending entirely on what you choose to do now, today could be that day.</text:p>
      <text:p text:style-name="Normal">Yesterday, you showed that you were still incapable of doing one of the things I want you to be able to do: you took a loss, and acted like it was all over. You should have taken the hit and kept on moving forward.</text:p>
      <text:p text:style-name="Normal">Awareness is difficult. It's just plain difficult. Even with a proxy. So, let's not seek it. Instead, let's just find the best move for every moment. Let's just cut to the chase and find the best move. The objective is always the same: happiness. </text:p>
      <text:p text:style-name="Normal"/>
      <text:p text:style-name="Normal">So... I'm rereading some of the above entries and... Where did all these lessons go? I forgot the vast majority of them? Not the core ones, not the core ideas, but the vast majority, yes. So, how come? I frankly don't know... No, I do know: apparently our short to medium term memory is just that bad. Lessons that aren't practised are forgotten, we've known that since forever.</text:p>
      <text:p text:style-name="Normal">Yes, and those who don't learn from history are doomed to repeat it, do you see the problem? So let's put the lessons together, because they have that property. Rather than a property, it's the kind of mathematical simplification whose possibility usually indicates that we're on the right path. Actually, I was thinking of observing the emotional neutrality of my mind, instead of its temperature, but should we focus on just finding the best moves? Can we do both? These are two different equations, and it's unclear whether they can simplify one another.</text:p>
      <text:p text:style-name="Normal">Seems not, but they can be used in conjunction. That's enough for today. See you tomorrow.</text:p>
      <text:p text:style-name="Normal"/>
      <text:p text:style-name="Normal">•••</text:p>
      <text:p text:style-name="Normal">Wednesday 3rd June, 01:46, 82 days left</text:p>
      <text:p text:style-name="Normal">Fluorite eye's song. I just finished watching it. I'm glad I didn't have any expectations coming in. Dear reader, Vivy, and Diva, are the inspiration for Union. If you are curious about Fluorite Eye's Song and wish to see it, then stop reading today's entry. I will ruin the experience for you. Come back to my present —to your past— after you've watched it, or come back not at all, that is my advice.</text:p>
      <text:p text:style-name="Normal"/>
      <text:p text:style-name="Normal">You have been warned. Let us begin. </text:p>
      <text:p text:style-name="Normal">You say that, but, well, where to begin? I've watched the show over three nights: yesternight, two nights before that, and tonight. Every time, I had something I wanted to say. But the past two nights, I didn't. I had watched after writing that day's entry, and decided to not comment on it until I'd finished all episodes. It's completely unrelated, but, right now, I feel the same way I felt back when I was writing TAW, my first story. That story was about Union. We wrote late at night, just like tonight, and it felt great. The magic of the night, when we're all alone with ourselves, when we are most free, both from others, and from ourselves. I want to propose a change to the schedule: wake up at 10, but go to sleep after writing. We will accept this only under the condition that for three days in a row, you wake up properly at 10. I want you to. I want to write at night. Please, do it. I will. Let's get back to the topic.</text:p>
      <text:p text:style-name="Normal">The first night, I was delighted. It had been years since I'd watched any show, and I had in mind a negative review of the show. So I didn't really have any expectations, and the ones I had were low. And I was delighted that they were blown away. This is why I said that I'd ruin the experience for you, dear reader: expectations are destructive, destructive enough that they nearly extinguished my will to write at one point. If you're here but haven't watched the show yet, let me be honest with you: this show is great, but it is not exceptional. Temper your expectations accordingly; you've already lost the ability to have them blown away, by your own doing.</text:p>
      <text:p text:style-name="Normal">But this show is great. On the first night, I'd watched four episodes, before deciding that this was an experience best savoured slowly, so I would watch it in chunks of four episodes to have something to look forward to for a few days. Make no mistake, it would have been entirely possible to binge this on the first night. It had been so long since full anime episodes felt like they lasted a moment, and I couldn't wait for more, but I did anyway because I knew I'd enjoy it more this way. And on that first night, as I was completely immersed without realising it, I realised something else: whoever made this show, whoever wrote the book it was inspired from, they were at the very least on my level. </text:p>
      <text:p text:style-name="Normal">Despite having no proof as of yet, I believe myself skilled at story-telling, and my objective is becoming the best writer of all time. And yet, whoever was responsible for this anime was at the very least on my current level, I'm sure of it. By reversing the logic, I can deduce that as of right now, I'm capable of telling a story on the level of Fluorite Eye's Song; in other words, a great story, but not an exceptional one. We will need to keep on training.</text:p>
      <text:p text:style-name="Normal">Urgh... Why is everything about ourselves...</text:p>
      <text:p text:style-name="Normal">I told you, didn't I? This right now is most probably the most egocentric era of our life. But it's out of necessity. We need to figure ourselves out. But that's enough about that. Let's talk about Vivy.</text:p>
      <text:p text:style-name="Normal">To put it simply, I was fully expecting to get disappointed by her character. I had her as the basis for Union, but I knew nothing about her personality, her story, who she was. But see? This was just me being smart: think of this like a defence mechanism; in my mind I've basically created an ideal version of her, which is a very stupid thing to do, so to counteract that I expected to get that image completely shattered.</text:p>
      <text:p text:style-name="Normal">If I fully expect to be disappointed, then worst case scenario I'm not surprised. But best case scenario, I fall in love. So anyway I love Vivy. She is more timid than I'd thought, but it adds to her charms. It makes her likeable in my eyes, relatable. And of course, the fighting scenes were a treat, I loved them all. The way Vivy grew up over the course of 100 years, and especially over the course of the last episodes, it was quite a sight. She won a permanent place in my heart. I've also grown quite fond of Matsumoto. Do you think an AI will become our best friend in the future? Chances are definitely there. But there is another character I love even more than Vivy, and that's Diva. It's kinda unfair, to be honest, because in my mind, Diva is Vivy, and more. If you put it that way, then, I mean, we can only love her more than we love Vivy. In my mind, the contrast between their personalities is perceived as growth, even though that's not the case. I basically think of Diva as a Vivy who has grown more. And by God I love her personality. Her cockiness, her confidence, her strength of will and her true-to-heart nature? I can't get enough of it. For a long time, I've been undecided on Taniya, she does not come from the same place Shiiro and Orion do, and I've always wondered how to make her likeable. Diva is the answer. Do you think there are people out there like her? </text:p>
      <text:p text:style-name="Normal">Of course: you could be one of them. Don't push the burden onto others, that's one of the things I hate the most, become like her yourself. God I went crazy when she jumped off the building, who even computes that kind of solution?? I love her, God I love her.</text:p>
      <text:p text:style-name="Normal">Let's talk about one more thing: the ending. For some reason, it leaves a bit to be desired, and I mean that in the literal sense. I think it lacks sweetness. It's a great ending mind you, but I've always had a sweet tooth. This is also beyond the anime's power, but I would have wanted more time where we just enjoy the fruits of our labour. This is something I've wanted for the longest time, everywhere, and it's something I want to do with TCTW. Find a way to pause the narrative, to enjoy the moment and not be worried about having to do this or having that happen.</text:p>
      <text:p text:style-name="Normal">Let me let you in on a little secret: I've never read, watched nor listened to an art piece that was exceptional. The closest to it was Makoto Shinkai's Your Name, but that was accidental. Shinkai has failed to reproduce the emotions he'd created through Your Name, and that's because he didn't understand how to create them. I'm not criticizing him. No one has been able to create them. Not Undertale, nor Nier Automata, not Spirited Away, certainly no Harry Potter or Lord Of The Rings. No one. Outer Wilds is the candidate currently being auditioned, but I have no expectations, same reason as above.</text:p>
      <text:p text:style-name="Normal">Your Name is basically a miracle. It made me aware of the fact that there's such a thing as connecting to another's soul, it did just that, but nobody knows how. If they did, I would have known, I would have experienced it. If they did, the whole world would know. That's what I'm aiming for with TCTW. I want to steal your soul. I want to make it explode in a storm of emotions. And I'll give it back to you. And it will be like nothing you've ever experienced before. I don't want to just accidentally stumble upon a way to connect to your soul, I want to understand it, to find it, and finally, to make it. This is one of the reasons I'm trying so hard to understand myself. So I can understand you too. Perfectly. Nothing else would satisfy me. Of course, I'd be very disappointed if I weren't the first person to do that, but, well, that's up to me. That's up to how long it takes me to write TCTW.</text:p>
      <text:p text:style-name="Normal">No, I'm lying. I'm not looking to understand you. I'm only looking to understand myself, and write a story that will connect to my soul. I just have a hunch that it will also connect with a bunch of other people's soul. And because you're reading this, I know you're one of those people.</text:p>
      <text:p text:style-name="Normal">God here I thought these things weren't meant to be public... Oh well, no can do.</text:p>
      <text:p text:style-name="Normal">So, when I say that Fluorite Eye's Song is great but not exceptional, that's just another way to say that it's achieved the highest level humanity can currently achieve. It may not be an all-time great, but it has a special place in my heart.</text:p>
      <text:p text:style-name="Normal"/>
      <text:p text:style-name="Normal">We've written quite a lot, haven't we? Let's come back again tomorrow. And wake up on time. I wish to write at night.</text:p>
      <text:p text:style-name="Normal">Of course, the conditions for that aren't actually... all that serious. I just want you to show me that you are capable of getting up at 10. I want us to maintain some balance. I just want us to be the best possible version of ourselves so you love me, alright? So please, do get up at 10, no matter how many tries it takes.</text:p>
      <text:p text:style-name="Normal"/>
      <text:p text:style-name="Normal">•••</text:p>
      <text:p text:style-name="Normal">Wednesday 3rd July, 23:13, 81 days left</text:p>
      <text:p text:style-name="Normal">Hey. What is there to talk about today? Not much, I think. We can always come up with something. We always can. But it is a bit sad that we finished Fluorite Eye's Song. I wish it went on for a little longer. Just a little longer. That's also something I want to do with TCTW.</text:p>
      <text:p text:style-name="Normal">Let's start from the beginning. We woke up on time. And coffee is super effective. But today was slightly below average. Doesn't really matter.</text:p>
      <text:p text:style-name="Normal">I don't think I'll be in the right mindset to write tonight. My heart hurts a little. I still think about Vivy and Diva. It hurts that I won't see them again. So I keep them in my heart, in my memories.</text:p>
      <text:p text:style-name="Normal">It's okay to not have anything to write. Let's transition our mindset. Let's show some maturity, the ability to put a lid on something temporarily, I'm sure future you would want that. Let's write.</text:p>
      <text:p text:style-name="Normal">But just one question before I go: future me, was I right?</text:p>
      <text:p text:style-name="Normal"/>
      <text:p text:style-name="Normal">•••</text:p>
      <text:p text:style-name="Normal">Thursday 4th July, 22:56, 80 days left</text:p>
      <text:p text:style-name="Normal">The new system is a terrible idea. In the past we used to sleep until whatever time, but now we're waking up at a specific hour. We lack sleep. Very much. Hold on, you're getting ahead of yourself. We lack sleep because of the nights we spent watching Fluorite Eye's Song. Yes, alright, we need to recover that sleep somehow. </text:p>
      <text:p text:style-name="Normal">Alright, it comes down to one thing: can you be as creative in the morning as you can be at night? Follow the standard schedule, and tell me. If you can't, we're finding a way to make the night shift work. And if we are to make the night shift work, we will need to accommodate for sleep debts. That means we'll need to break routine regularly, when needed. But right now, I'm very sleepy. I think it's for the best to follow standard for now. Goodnight. Although wife is streaming. We'll sleep to wife stream. Good idea.</text:p>
      <text:p text:style-name="Normal"/>
      <text:p text:style-name="Normal">•••</text:p>
      <text:p text:style-name="Normal">Saturday 6th July, 01:54, 79 days left</text:p>
      <text:p text:style-name="Normal">We lost again. It's the third time this era. It's a pattern that we hadn't registered yet. We lost.</text:p>
      <text:p text:style-name="Normal">We aren't getting stronger at all. More insightful, more calculative, more predictive, more analytical, yes, but stronger? We're not getting stronger at all. How does one even become strong in the first place?</text:p>
      <text:p text:style-name="Normal">There is no miracle. You know how. It's by making the hard choices over and over again. And you can't do that. Not as you are now. I've no fucking clue if willpower can be trained, but if it can, then it's by making the hard decisions. And you aren't making them. Fact is, our subconscious isn't even bringing them up as an option. That's how bad the situation is.</text:p>
      <text:p text:style-name="Normal">You're trying too hard to get good positioning, and immediately abandon any bad position. You're not considering the option of grinding your way out of the bad position. Right now, we're in a horrible fucking position, so what do we do? It's 2am, tomorrow we won't have time to study, and definitely none to write, and on Sunday we've got a meeting which you've not prepared for. This is a horrible fucking position.</text:p>
      <text:p text:style-name="Normal">So, take stock of the situation, and compute the best move. And in your calculations, include working through the night.</text:p>
      <text:p text:style-name="Normal"/>
      <text:p text:style-name="Normal">•••</text:p>
      <text:p text:style-name="Normal">Sunday 7th July, 00:37, 78 days left</text:p>
      <text:p text:style-name="Normal">I was forgetting to come here due to the circumstances. We're not home, and right now, I have a rather good occasion to write. So let's write. And yet, there's hardly anything to write. There could be the world to write, if you set your mind to it. It's just, we're not of that mind right now. So instead, make the best of the current situation. It's important we learn to thrive outside our comfort zone. It's important we start to learn what suffering is, what real pain is. We need to make ourselves bleed, our soul bleed. We feel it deep in our bones, that we're weak, that this isn't it. We do not know what it would take for our soul to be 'it', but we do think we need to toughen ourselves up significantly. Greenhorn. That's what I think of myself right now.</text:p>
      <text:p text:style-name="Normal">Well, setting that aside, I'm really glad we bought a laptop instead of a desktop PC. Mobility is underrated. And when you can't change components, you won't be tempted to buy things you don't need. Who would have thought that a humble 3050Ti Laptop would be able to handle everything thrown at it, and with flying colours at that? This certainly serves as a lesson to me, on what's actually necessary.</text:p>
      <text:p text:style-name="Normal">Alright, a series of two moves has been calculated. Let's try and play them. Also, since we're in a hotel right now, I'm seriously considering pulling an all-nighter and using the PC in the lobby in order to stay alone. Although, an all-nighter would ruin tomorrow morning. We're only doing that if we're sure to finish what we need to finish. Actually, this option looks nice to me. Let's try and pull it off.</text:p>
      <text:p text:style-name="Normal"/>
      <text:p text:style-name="Normal">•••</text:p>
      <text:p text:style-name="Normal">Sunday 7th July, 21:34, 77 days left</text:p>
      <text:p text:style-name="Normal">First of all, you pulled it off. And for that, well done, that's all I have to say. You did really well to make the best out of a bad position. You were essentially squeezing water out of stone.</text:p>
      <text:p text:style-name="Normal">It's just a shame that sometimes life throws a horrendously bad position in our face. That wasn't your fault. And fuck me it felt horrible. But that's enough about that.</text:p>
      <text:p text:style-name="Normal">What do we do now? Our rhythm has been thoroughly broken by these past few days. Sequences like these were the final nail in the coffin for past grinds, but since we're familiar with this pattern, we aren't falling for it. What then? We have the choice of either gaming or going to sleep. My heart just grimaced at the thought of going to sleep. A reward it is. What shall we do? Outer Wilds. Sounds good. Let's roll.</text:p>
      <text:p text:style-name="Normal"/>
      <text:p text:style-name="Normal">•••</text:p>
      <text:p text:style-name="Normal">Tuesday 9th July, 02:50, 76 days left</text:p>
      <text:p text:style-name="Normal">Immediate sitrep: was supposed to write tonight, instead spent 4 to 5 hours in some Linux cron jobs and sysadmin rabbit hole. Tried to delete a user with deluser, set the --remove-all-files flag. Flag has as behaviour to check all files (no exceptions made), begin delete attempt, and only then check for ownership. Panicked when it tried to delete important system files and failed. ctrl-c'd. Used --remove-home instead. Will push Set to Github for good measure. May or may not have lost important system files. Hopefully not. Sitrep over, over.</text:p>
      <text:p text:style-name="Normal">Other than that, we have some stuff to talk about. But I can feel the mistakes piling up and the fatigue accumulating, so let's keep this short.</text:p>
      <text:p text:style-name="Normal">We're losing it. We aren't, but these past few days we've had a hard time sticking to our routine. Too hard, in fact. We need to survive this somehow (that includes not making decisions now, you couldn't compute 2+2 if you tried) and keep going. And really, the only good thing we can do now is go to sleep as soon as we can. We're in no position to make decisions, and more importantly, we do NOT have to make a decision right now. So don't. Let's just sleep. Figure out a solution when you're rested. Let's push now.</text:p>
      <text:p text:style-name="Normal"/>
      <text:p text:style-name="Normal">•••</text:p>
      <text:p text:style-name="Normal">Tuesday 9th July, 23:00, 75 days left</text:p>
      <text:p text:style-name="Normal">Too many failed attempts, I will give up on trying to write at night. We can try again in the future, but due to various circumstances, I simply haven't been able to do it.</text:p>
      <text:p text:style-name="Normal">Bad positions are home, good positions are heaven. We'll stick with that, but that doesn't mean we have to actively search for bad positions. We're dying enough as is. Too many days have we gone without either writing or training. That's just the worst. We'll write tomorrow morning. Usual schedule. Let's go.</text:p>
      <text:p text:style-name="Normal"/>
      <text:p text:style-name="Normal">•••</text:p>
      <text:p text:style-name="Normal">Wednesday 10th July, 21:59, 73 days left</text:p>
      <text:p text:style-name="Normal">We didn't write today, we didn't wake up on time. But tomorrow we will. Since the situation is not under control yet, we'll try to get to a stage where we follow the schedule. We're lacking too much discipline, but we are realizing it when we are. The plan moving forward is to act upon those realizations. Slowly but surely, we are achieving awareness. Also, slow and steady is the way to go. We haven't worked out today, we were too unmotivated. So instead, let's have you do a little rather than nothing at all. Slow and steady wins the race. You really only had two speeds: zero and maximum. It's about time we learn 'slow'. Slow and steady wins the race.</text:p>
      <text:p text:style-name="Normal">I don't think we'll be able to fall asleep right away, what should we do so that we get sleepy? To get sleepy quickly... Given that it's the middle of a hot summer, a hot drink doesn't sound like a good option. Does it not? There's that herbal tea we bought a long time ago that's supposed to help with sleeping. Let's see if it's still there. Also, no sugar.</text:p>
      <text:p text:style-name="Normal">But more than any tea, inner peace would help. Let's be at peace with ourselves. Let's calm our own mind down. To wind down. How does one wind down? I see, by doing nothing. Goodnight.</text:p>
      <text:p text:style-name="Normal"/>
      <text:p text:style-name="Normal">•••</text:p>
      <text:p text:style-name="Normal">Thursday 11th July, 22:00, <text:s text:c="1"/>72 days left</text:p>
      <text:p text:style-name="Normal">We didn't write today either. Too busy creating a new theme. <text:s text:c="1"/>Joanne Stencil is the font you're looking for. As for the images, hopefully they're saved here. Don't worry, it's only our fourth Vivy theme, this is still perfectly within the norm.</text:p>
      <text:p text:style-name="Normal">So what do we want to talk about? The heat is quite something, I'm pretty sure it's causing us to be lazier than we'd usually be. So, pain. It's easy to grind and fight and win when everything is going our way, when the weather is good, when we get enough sleep, when we have a lot of free time and a lot of energy to go with it. But you are also defined by what you do when you have none of that. What will you do when you're tired, when it's too hot or too cold, when you're feeling lazy and unmotivated, and the weather is shit for one reason or another? Who are you in those times? Are you still the one you idealize, do you still try to be who you want to become? Or are the excuses good enough for you to give up and fight. Bad positions aren't home yet. They're not home yet. But it's your job to make them your home.</text:p>
      <text:p text:style-name="Normal">This week or so of failing to follow our routine has shown its results in today's training. Unfocused, your mind wherever, and giving in before you even realize it. We're resuming our routine, better than ever.</text:p>
      <text:p text:style-name="Normal">Nevermind, Cellga is a better font. It's free. And it looks good.</text:p>
      <text:p text:style-name="Normal"/>
      <text:p text:style-name="Normal">•••</text:p>
      <text:p text:style-name="Normal">Friday 12th July, 23:11, 71 days left</text:p>
      <text:p text:style-name="Normal">Things went particularly well today. Because you made them. Because you chose well. Whether or not tomorrow they'll go well too depends upon you. Surprising right?</text:p>
      <text:p text:style-name="Normal">David Goggins has been popping up in my YT feed these days. We forgot this a long time ago, but you are defined by your environment too. Or rather, your environment will influence you, whether you like it or not. But the good thing is, at least to some extent, you have control over your environment. So choose what you can wisely. Choose your environment wisely. Let's go to sleep now.</text:p>
      <text:p text:style-name="Normal"/>
      <text:p text:style-name="Normal">•••</text:p>
      <text:p text:style-name="Normal">Saturday 13th July, 23:56, 70 days left</text:p>
      <text:p text:style-name="Normal">Today didn't go as well as yesterday, but overall it went well. I'll train my focus elsewhere, I'm only writing in the morning, no Leetcode. If I wish to be the best, I will need all the training and time I can get my hands on.</text:p>
      <text:p text:style-name="Normal">We're also on the verge of defeat right now. Let's see what you're made of. Let's see if you can withstand tonight, tomorrow and the days that follow. Let's see if we are a step closer to our ideal self.</text:p>
      <text:p text:style-name="Normal">That's right, slow and steady. We'll keep at it slow and steady.</text:p>
      <text:p text:style-name="Normal">Moments of inattention are the real killer, moments when your guard is down, and inevitable, at some point, it will be down. Who are you when you are at your lowest? Who are you when you are at your worst, at your weakest? Tell me, show me: can you be strong even at your weakest? Can you show me if there is more to this strength than just imagination? Prove to me that it's real. Show me that you're strong, in any and all circumstances. Get us one step closer to those wings of blue fire. For the umpteenth time, Godspeed.</text:p>
      <text:p text:style-name="Normal"/>
      <text:p text:style-name="Normal">•••</text:p>
      <text:p text:style-name="Normal">Sunday 14th July, 23:04, 69 days left</text:p>
      <text:p text:style-name="Normal">Funny number. Today didn't go badly. We basically took a rest day. We lacked sleep, so we slept in this morning, and then we didn't push too hard for the rest of the day. This is fine, Sundays are supposed to be rest days after all.</text:p>
      <text:p text:style-name="Normal">We were on the verge of defeat yesterday, but today we were fine. Let's keep at it slow and steady. Let's keep this up with consistency. We've spent a lot of time setting up Neovim. That's enough playing around. We'll play with it again when we can afford to. The next priority is to write code. Functional code. You can do that in Neovim if you want, but if it doesn't work, go back to VS Code. The IDE is not the priority. The code is. And the objective is to become a Golang god. It starts tomorrow.</text:p>
      <text:p text:style-name="Normal">That doesn't mean we're forgetting every other lesson up till now. Keep them in mind. Play the best you can.</text:p>
      <text:p text:style-name="Normal"/>
      <text:p text:style-name="Normal">•••</text:p>
      <text:p text:style-name="Normal">Monday 15th July, 22:31, 68 days left</text:p>
      <text:p text:style-name="Normal">We're becoming unruly. This happens regularly, it seems. We want to bend the routine to our mood. It's the project again. Part of me wants to devote as much time as possible to it.</text:p>
      <text:p text:style-name="Normal">The only part of me that's against it is the one that stood up to it a while back. The arguments are the same. On both sides.</text:p>
      <text:p text:style-name="Normal">You know what? If you want work, I can give you work.</text:p>
      <text:p text:style-name="Normal">Ah, I'm losing it. The consequence of our choices today will determine one thing: whether in the future we'll give our all into one thing or keep things balanced. That's what you're telling yourself. That's just what you're telling yourself. How do we know if that will hold true?</text:p>
      <text:p text:style-name="Normal">And yet, and yet, I cannot bring myself to disagree. I do not know which part of me is speaking, but I do wish to focus on the project. I wish to see it through till the end, I wish for it to succeed. I want to give it my all. With no guarantee whatsoever that the future me will give it his all for writing. None whatsoever. What shall we do?</text:p>
      <text:p text:style-name="Normal">We shall gamble. It seems clear to me that focusing on the project is the best move, making it work is the best possible thing. And there's nothing as fun as pouring your all into something. Then we'll do that. And we'll gamble that when the time comes, we will be able to do the same with writing. There are no take-backs, once we make this decision it's all or nothing. We'll trust in our future selves. As much of a pain as writing can be, maybe, just maybe, it will be as fun as it was on those days, on those December days, when we first and last realized what a passion is.</text:p>
      <text:p text:style-name="Normal">So, we're going all in. No take-backs. Let's do this shit. Go to sleep, and dedicate every morning to this damn project.</text:p>
      <text:p text:style-name="Normal">Let this be a new training every morning. Every day. Teach me how to give something my all, everything I've got. Teach me how to give something my entire life.</text:p>
      <text:p text:style-name="Normal"/>
      <text:p text:style-name="Normal">•••</text:p>
      <text:p text:style-name="Normal">Wednesday 17th July, 00:13, 67 days left</text:p>
      <text:p text:style-name="Normal">We're on a good streak. Even got complimented for it. But this streak is also exhausting. We've basically stayed out of our comfort zone for three or four days. I'm tired. I think I'll play DMC5 tonight, that game has a way of making me focused without feeling like work.</text:p>
      <text:p text:style-name="Normal">We don't have much else to say. Let's just hope this is a good call. Don't ruin our streak, yeah?</text:p>
      <text:p text:style-name="Normal"/>
      <text:p text:style-name="Normal">•••</text:p>
      <text:p text:style-name="Normal">Wednesday 17th July, 23:40, 66 days left</text:p>
      <text:p text:style-name="Normal">Managed to actually rest. Fairly well at least. Yesternight we played DMC5 until 3am, and thoroughly got our asses handed to us on a silver platter. Today we played World of Warships, and died with minimal positive impact more often than I'd like to admit.</text:p>
      <text:p text:style-name="Normal">My point is, despite the fact that we are on a streak, something's off. Our performance is... bad. Why is that? Why is it that despite... Despite what? Our inexistent attempts at maintaining awareness?</text:p>
      <text:p text:style-name="Normal">You're becoming accusatory again. I don't care about accusing you of this or that, I care about accuracy, precision. I want you to tell me exactly what went wrong, and why we aren't capable of performing as desired. As for our habits of looking down on ourselves, you can throw it out the window. In fact, you must throw it out the window.</text:p>
      <text:p text:style-name="Normal">Alright, I'll drill that in your head as many times as I need to, but for now, let's analyse. What went wrong?</text:p>
      <text:p text:style-name="Normal">There are bound to be multiple reasons, let's identify the main ones. For one, it's probably true that our lack of awareness played a part. Did it? I'd say it's the lack of focus, rather than awareness. We aren't training our focus after all. We should meditate. Before studying, in the afternoon. We should meditate. With that cup of coffee, cappuccino, or whatever we happen to be drinking. Understood, meditate before work, and then keep an eye out on our thoughts when we work.</text:p>
      <text:p text:style-name="Normal">The other factors are more or less beyond our immediate control. Your intelligence, analytical skill, computation speed, and problem solving in general, we're maxing them out as best we can, but we can only do so much with our hardware. The current bottleneck really is that combination of awareness and focus. So long as we lack them, improving in other fields is virtually impossible.</text:p>
      <text:p text:style-name="Normal">We've tried much for awareness, with little results. So instead, let's just focus on awareness when we are working. When we are performing a task. Yeah, let's try.</text:p>
      <text:p text:style-name="Normal">Alright, that's enough for today, let's go to sleep now. Goodnight.</text:p>
      <text:p text:style-name="Normal"/>
      <text:p text:style-name="Normal">•••</text:p>
      <text:p text:style-name="Normal">Thursday 18th July, 23:22, 65 days left</text:p>
      <text:p text:style-name="Normal">I feel like we're incredibly slow. Due to circumstances, we weren't able to get much done today, I wonder about tomorrow? And what about the day after that? And the one after? Sometimes I really feel like we aren't getting anything done.</text:p>
      <text:p text:style-name="Normal">Slow alright, what about steady? Must I withstand this slowness? Must I carry it forward forever? We are slow, but because we are slow, it's hard to be steady. We chose to be slow so that steadiness would be easier, so that we could achieve consistency. So, let's believe in small steps forward. Let's let Time work its magic.</text:p>
      <text:p text:style-name="Normal">You know, sometimes I want to write. And I want to write at night. It just doesn't work in the morning. So let's write at night. In a way, we're keeping with what we said, but we also aren't. There was no plan to write. But I don't want to stop writing.</text:p>
      <text:p text:style-name="Normal">Our environment defines us partially, it shapes our thoughts, and I love music, so I listen to a lot of it. And some of the music I listen to are made by artists I think are very good. Artists I want to compete with. Some remind me of my own style, and it makes me want to write.</text:p>
      <text:p text:style-name="Normal">I think the time is ripe for a second attempt. We will try writing at night again. We have from after dinner until midnight. At least, on paper. On paper. But tomorrow morning, just tomorrow morning, I want to write.</text:p>
      <text:p text:style-name="Normal">We won't. We'll keep to our word. In exchange, do your best to be able to write tomorrow evening. </text:p>
      <text:p text:style-name="Normal">You've meditated as you said you would today, and I want you to keep that up. We're losing some of that analytical edge we had a few weeks ago, but I saw just how important it could be, just how much it could improve our awareness. Keep this up. Let's go to sleep now.</text:p>
      <text:p text:style-name="Normal">Actually, let's make one more change. Write until whatever time you want at night. There, I said it explicitly. See you now.</text:p>
      <text:p text:style-name="Normal"/>
      <text:p text:style-name="Normal">•••</text:p>
      <text:p text:style-name="Normal">Friday 19th July, 22:43, 64 days left</text:p>
      <text:p text:style-name="Normal">That was a pain. Spent the whole day researching message brokers. But we have our answer. Or should I say, we've made our choice.</text:p>
      <text:p text:style-name="Normal">That's enough about that. You did rather well today. I wish for you to keep this up. You didn't entirely lose your mind while researching, which is something that tends to happen. You kept yourself level-headed and looked at the choices you were making. You observed when we were going off-topic, and corrected our course. That's not bad at all.</text:p>
      <text:p text:style-name="Normal">You've also followed the routine a bit better, but, well, not all that well. We didn't workout today, even though we had to. We hadn't worked out yesterday due to unfortunate circumstances too. Well, it's not the top priority. The top priority is the project.</text:p>
      <text:p text:style-name="Normal">Now, you said that you wanted to write tonight, but that sounds like a bad idea. We can however write in the morning. Shit, part of me wants to keep on working. That's because we just finished working on the project for the day, it's only natural that the wish to continue lingers somewhat. I don't know what the right choice is. I really don't. Should I write, or should I focus on the project? Which one? What should I do?</text:p>
      <text:p text:style-name="Normal">... 17 sai no uta. We were completely incapable of focusing on university. Back when we'd finished TAW, we said we'd come back to writing, after we were done with uni.</text:p>
      <text:p text:style-name="Normal">I want to focus on one thing at a time. I don't want to disrupt these feelings of wanting to work on the project. And I want to feed the feelings of wanting to write, I want to make that part of me hungry, so that when the time finally comes, we devour. I know that it's also possible that part of me simply dies and doesn't come back, but... I don't know. I don't know what the right choice is, but I choose to focus on the project at hand. It is my choice, and we aren't going back on it.</text:p>
      <text:p text:style-name="Normal"/>
      <text:p text:style-name="Normal">•••</text:p>
      <text:p text:style-name="Normal">Saturday 20th July, 23:38, 63 days left</text:p>
      <text:p text:style-name="Normal">We lost yesternight. For no good reason. There never are good reasons to lose. Never.</text:p>
      <text:p text:style-name="Normal">We'll put a stop to caffeine, I can't sleep at night because of it.</text:p>
      <text:p text:style-name="Normal">What else... Today we've recovered well from the loss. But still, there's one aspect in which we're not doing well, and that's leadership. We're failing to understand others too much, because you never took the time to do that, you do not take the time to be in their shoes and understand their situation.</text:p>
      <text:p text:style-name="Normal">While you may not wish to lead, a skill is a skill, and right now we need to develop it some, whether we want to or not.</text:p>
      <text:p text:style-name="Normal">Other than that... Unlike yesterday, you got lost today while doing your research. We're not sure where to go and what to do. We'll have to figure that out.</text:p>
      <text:p text:style-name="Normal">I do not have much else to say, so, see you.</text:p>
      <text:p text:style-name="Normal"/>
      <text:p text:style-name="Normal">•••</text:p>
      <text:p text:style-name="Normal">Sunday 21st July, 23:59, 62 days left</text:p>
      <text:p text:style-name="Normal">Tired. Walked for maybe two hours today.</text:p>
      <text:p text:style-name="Normal">Very tired. Nothing much happened today. But I do want to chill with a video game tonight.</text:p>
      <text:p text:style-name="Normal">Even though it's this late? Yes, even though...</text:p>
      <text:p text:style-name="Normal">I'm just tired. Yup, we are. You want to relax with a video game. Which is a stupid thing to do. It's a bad move. Instead, we'll create willpower out of thin air, and go to sleep.</text:p>
      <text:p text:style-name="Normal">Our brain was also all over the place today. We lacked focus, we still lack it, and our awareness was essentially on pause; we neither trained it nor degraded it.</text:p>
      <text:p text:style-name="Normal">Whatever the case, let's go to sleep.</text:p>
      <text:p text:style-name="Normal"/>
      <text:p text:style-name="Normal">•••</text:p>
      <text:p text:style-name="Normal">Monday 22nd July, 23:00, 61 days left</text:p>
      <text:p text:style-name="Normal">Played my best Des Moines game in WoWs tonight. Kraken, 247k damage, and a finish to put you on the edge of your seat. Victory is sweet, as is the port music after it. That was a great motivator, because my battles with the DM were bad prior to that game.</text:p>
      <text:p text:style-name="Normal">But that's not all I wanted to talk about. Until that game made us feel otherwise, we were completely unmotivated today. It seems we're forgetting that we have to suffer. We have a long way to go if we want to make this bet work, and we also have a limited amount of time. After that Pokemon Go ad, there's no way people won't realise the potential of our idea. They will try to implement it, and depending on their resources, they could do it before us.</text:p>
      <text:p text:style-name="Normal">We aren't grinding properly, are we? We aren't respecting our sleep schedule at all. So, now, while sleep is all important, tell me, what do you think of waking up at 6am? What do you say about beginning the true grind?</text:p>
      <text:p text:style-name="Normal">It starts from the moment you wake up, and it ends well if you can go to sleep on time. A true grind. That's right, pain and suffering and 6ams, that's what a true grind is like. Slow and steady, yes, but it's about time we update our definition of slow. It's all up to you. As always. Our future is in your hands. And there is no such thing as a small, innocent choice. Each one of them will have an impact on our future. Each one will be either a good move, or not. For the umpteenth time, Godspeed.</text:p>
      <text:p text:style-name="Normal"/>
      <text:p text:style-name="Normal">•••</text:p>
      <text:p text:style-name="Normal">Tuesday 23rd July, 23:17, 60 days left</text:p>
      <text:p text:style-name="Normal">The us from some time ago called this the dead of summer. That we're already at the tail-end of July is a hard pill to swallow. How could so much time pass so quickly? Here I thought that if something happened, if our days had events and feelings, time would pass slowly. It's not the case. Is it because it's a routine, so it's repetitive? Even though every day is a fight, a battle that is lost or won, because it's all part of a routine Time doesn't care to slow down for it? How cruel.</text:p>
      <text:p text:style-name="Normal">But I wonder if I would have it any other way... In any case, it's getting late, and we aren't sleeping yet. We have a good excuse, we always do. This time it's because we were out with friends, and sleeping on the streets was not ideal. But there will always be a good excuse, no matter what. There will always be. Will you find a good excuse tomorrow to not get up? Or will you get up anyway, the rest of the world be damned? It's all up to you.</text:p>
      <text:p text:style-name="Normal">There are specific times of the day in which we have to fight. You know them. Show me that your willpower is more than just daydreams and imagination. Show me how your imagination can warp reality.</text:p>
      <text:p text:style-name="Normal">To A World, Imagination.</text:p>
      <text:p text:style-name="Normal"/>
      <text:p text:style-name="Normal">•••</text:p>
      <text:p text:style-name="Normal">Wednesday 24th July, 21:45, 59 days left</text:p>
      <text:p text:style-name="Normal">What to say... Not much...</text:p>
      <text:p text:style-name="Normal">We're losing it, very simply. Right as we speak too. We're actually losing, not just losing it. Losing a battle of willpower. Again. Go ahead and lose. This is your life. You're free to fight or not fight. Do whatever you want. I don't want to say anymore. Make your decisions yourself. Win your victories on your own, with your own strength, that's why I'll say nothing more.</text:p>
      <text:p text:style-name="Normal"/>
      <text:p text:style-name="Normal">•••</text:p>
      <text:p text:style-name="Normal">Thursday 25th July, 21:37, 58 days left</text:p>
      <text:p text:style-name="Normal">Whether it was complacency, weakness, underestimation, or all of those and more, we lost. But looking back on things, such an outcome was expectable. Until two or three days ago, we were going slow and steady. We're upping the pace. By just enough to be endurable for a long time, but not enough for things to be as easy as they were. The road we are taking is getting narrower, and you will find more opportunities to stumble and fall. Just like you did yesterday. How will you respond to this change, I wonder... Only time will tell.</text:p>
      <text:p text:style-name="Normal"/>
      <text:p text:style-name="Normal">•••</text:p>
      <text:p text:style-name="Normal">Friday 26th July, 21:12, 57 days left</text:p>
      <text:p text:style-name="Normal">Today went fairly well. Yesterday too we respected schedule. But two is not a crowd. There's a long road ahead. At least 57 days, and we want it to last longer, as long as it needs to.</text:p>
      <text:p text:style-name="Normal">Figuring ourselves out isn't easy. What we want to be, who we want to be. So many possibilities living in my head, will they be united as one when they live in reality? That is my belief, that they will all converge towards something, someone. What will our codename be then? Will it be Harmony, or will we steal Union's name? Or will it be something else entirely? Will we even have one? Only time will tell.</text:p>
      <text:p text:style-name="Normal">But as for our immediate future, we will decide it. The project is advancing rather slowly. A bit too slowly for my taste. As things stand, we haven't begun coding yet; I'd say that's enough research for now. It's okay to leave blanks to fill in later. I want to get coding already. Then we shall. Tomorrow. Excellent. Tell me of how it goes tomorrow. I shall.</text:p>
      <text:p text:style-name="Normal"/>
      <text:p text:style-name="Normal">•••</text:p>
      <text:p text:style-name="Normal">Saturday 27th July, 21:53, 56 days left</text:p>
      <text:p text:style-name="Normal">I would greatly appreciate staying at home and doing my own thing for once. Not today, and not tomorrow either, it would seem. Not yesterday, not the day before it, and probably not the day before that either... Can't I just be left in peace?</text:p>
      <text:p text:style-name="Normal">I'm tired today, now, and it's showing. My emotions are loose, as is my control. My energy is low, and my tolerance follows suit. My patience is gone, and harsh judgement took its place. In the midst of all this, who are you? I've asked this question in the past, I'll ask it again now, who are you when we have nothing left? Can you still manage to aim at your ideal self? Could you look him dead in the eye, without looking away in shame? Who are you, when we have nothing left? Are you someone who can overcome themselves, their limits, or... not?</text:p>
      <text:p text:style-name="Normal">Consider this question —these questions— well. Shape us into something we love. That is the goal. Happiness is still a long way away, and for now, the ultimate goal is to become someone we love, until we can think about happiness.</text:p>
      <text:p text:style-name="Normal">Now, live. Show me how to live.</text:p>
      <text:p text:style-name="Normal"/>
      <text:p text:style-name="Normal">•••</text:p>
      <text:p text:style-name="Normal">Sunday 28th July, 22:28, 55 days left</text:p>
      <text:p text:style-name="Normal">We're late today. And we also didn't get anything done. The first half of the day was spent on a fool's errand, as for the second half, a fool wasted it. You're harsh on yourself, perhaps a bit too much. We should discuss this seriously, are we being too harsh on ourselves right now?</text:p>
      <text:p text:style-name="Normal">For one, these words were empty, there was no malice behind them, it was more like playful banter. But the judgment is etched somewhere in our mind, in our subconscious. When we talk to ourselves, 'fool' will be more likely to come up now, that's simply how the mind works. So, should we be 'harsh' on ourselves?</text:p>
      <text:p text:style-name="Normal">It sounds like summer. n-buna. He made a livestream 3 months ago. I'm listening to a bit of it. I'm writing to it. Until we go to sleep. So, should we be harsh on ourselves? Should our banter be so aggressive? Or should it be more plain? There is a layer of truth behind all exaggerations, but in that case, why not focus on the truth? You said so yourself, accuracy and precision foremost.</text:p>
      <text:p text:style-name="Normal">So, being exact, we started playing Terraria while listening to FBK's HoloArk stream, and while we should have stopped at 15:00, we didn't. At some point, you saw that it was 15:06, and you failed to react. That's why we spent the entire afternoon playing Terraria. Time flew by and we didn't even notice.</text:p>
      <text:p text:style-name="Normal">How's that for exactitude? That's a lot more like it, this allows analysis, this allows us to figure out what went wrong, and how we could fix it.</text:p>
      <text:p text:style-name="Normal">Our new habit of watching HoloArk before beginning work and playing Terraria to it, that's how we dug our grave. We were tired, our guard was down; this morning's fool's errand was us stepping one foot in the grave. And then, seeing that we should have acted, and doing nothing, thinking nothing of it, that was the final nail in the coffin. Hence, we didn't work this afternoon.</text:p>
      <text:p text:style-name="Normal">But does that warrant calling it a waste? I think not. Rather than a waste, it was a neutral action; neither particularly good nor bad. In other words, don't think of this as a negative move. That inexactitude is similar to overestimating an opponent, although I'm not in the right mindset to explain how, you'll simply understand this instinctively.</text:p>
      <text:p text:style-name="Normal">That's quite enough for today. Hey, here's a question: our body seems to need 9 hours of sleep. We've thought that for a long time now. Should we set the alarm to 7am instead of 6?</text:p>
      <text:p text:style-name="Normal">I first want to confirm that our body indeed needs 9 hours of sleep. We'll keep on trying the 6am's, until it's fully adopted or it becomes clear that it's unsustainable. But of course, for a conclusion to be reached, you need to follow routine. We should be asleep right now. Go to sleep, child. Yes, I shall.</text:p>
      <text:p text:style-name="Normal"/>
      <text:p text:style-name="Normal">•••</text:p>
      <text:p text:style-name="Normal">Monday 29th July, 22:22, 54 days left</text:p>
      <text:p text:style-name="Normal">Short analysis of today. Woke up 1h30 late. Nothing particular about morning and noon. The afternoon is a little more troublesome. The problem is the bridge: we don't have a break between lunch and study time. We should, but we finished lunch too late. We can fix this by preparing lunch earlier. Would we be more prone to respect the schedule then? Yes, although there are no such animals as guarantees. Such beasts exist only in our heads.</text:p>
      <text:p text:style-name="Normal">We'll try waking up at 7am. It's starting to look pretty obvious that our past observation of needing 9 hours of sleep might be correct. Too many mornings have we spent failing to get up.</text:p>
      <text:p text:style-name="Normal">I'm tired. Let's go to sleep. Yes.</text:p>
      <text:p text:style-name="Normal"/>
      <text:p text:style-name="Normal">•••</text:p>
      <text:p text:style-name="Normal">Tuesday 30th July, 22:12, 53 days left</text:p>
      <text:p text:style-name="Normal">Today went well. We've identified what made us feel that way, so let me give you a short report. We woke up at around 7:30, the 30 minutes of lateness could be attributed to sleeping 30 mins late. Other than that, we went through our routine fairly well, and managed to have lunch early. While we only got a little bit of break time before studying, the difference with yesterday was that this afternoon I booted the computer to Linux, essentially eliminating the chances of opening Terraria and YT on Windows. But that wasn't all there was to it. Many times had we had a lot of time to study, only to waste it all.</text:p>
      <text:p text:style-name="Normal">Today, starting from the morning, we decided to focus. Golang may be simple, but that simplicity is only relative to languages like Java. Furthermore, that simplicity is just a facade, eye-candy for us programmers. Like any other language, it has its intricacies; underestimate them, and you're sure to run into nasty surprises.</text:p>
      <text:p text:style-name="Normal">We focused, and we learned. A lot. We have a good handle of the basics of concurrency in Golang, and with some practice, I'm confident we can make good use of them.</text:p>
      <text:p text:style-name="Normal">And then, after studying (and lingering some 30 minutes to get answers to final questions from various GPTs), we trained. We haven't trained in a while. In a week or so. Ever since we started trying to wake up earlier. We ran today, and ran well. On the treadmill, by the way.</text:p>
      <text:p text:style-name="Normal">So what made today a good day? Essentially, trying. We tried hard, and it paid off. We're feeling pretty good right now. We tried and succeeded to focus, we tried and mostly succeeded in sticking to schedule, and we tried to run well and succeeded. Of course, we won't succeed every day, but, in those cases, I will try again. As many times as it takes to get it right. That is one of the very few things I pride myself on, not giving up. Well, only under certain conditions, truth be told, but yeah I guess.</text:p>
      <text:p text:style-name="Normal">So, let's try again tomorrow. Right now, let's try to fall asleep, shall we? Sounds great to me. Goodnight.</text:p>
      <text:p text:style-name="Normal"/>
      <text:p text:style-name="Normal">•••</text:p>
      <text:p text:style-name="Normal">Wednesday 31st July, 22:53, 52 days left</text:p>
      <text:p text:style-name="Normal">Let's keep our brain organized. First, speed. We are far too slow at calculating. This is showing in our blitz games. Twice today, we failed to make an epic comeback because we didn't have any time left on the clock. There's also the fact that despite using up our time in the opening and middlegame, we still end up with a worse position. Someway, somehow, we have to increase our computational speed.</text:p>
      <text:p text:style-name="Normal">I'm suspecting that it's of our past habits of taking it slow that's coming back to bite us. Or rather, it always bit us, but we're only really appreciating it now. So now we have to compute faster, whatever we do, to make up for that.</text:p>
      <text:p text:style-name="Normal">Secondly, it's late. I should have slept nearly an hour ago, but here I am. Had to babysit today, so I got little done. And I'm thinking of doing something that's either stupid or intelligent, and I can't tell which one it is. The obvious move right now is to cut our losses and go to sleep and continue the routine. And a part of me asked, what if we didn't? What if we finished studying what we have to study right now, and then hit a massive dose of caffeine tomorrow morning to survive the day? While it sounds like an unnecessary amount of trouble, it does multiple things: for starters, we finish studying concurrency and get move to other topics, then it basically opens the gate to this kind of move in the future, it sets this as a possibility. And last but not least, it sounds fun and cool. Coding in the dead of night to make a multi-billion dollar idea reality is one of the images I have of the grind, and we could be doing just that. Of course, 6ams are much more like the grind to me, but... Tell me, we aren't trying hard enough for these 6ams, are we?</text:p>
      <text:p text:style-name="Normal">You know, by the looks of it, our body actually seems to need eight and a half hours of sleep, not nine. That's a full half hour of difference. We won't manage to sleep at 21:30, but... We can take thirty minutes of debt.</text:p>
      <text:p text:style-name="Normal">What to do, what to do... We can worry about 6ams tomorrow, what do we do now? We worry about 6ams. No, no, and no. Right now, we study. In the morning, we severely lack what I want you to show me now: determination. The will to do, the will to achieve. In the morning, when the alarm has just sounded, we are at our weakest. At those times, I want you to show me determination, the will to get up and get shit done. And shit has a purpose. We're not just doing for the sake of doing, we have a goal. Study now, and wake up early tomorrow and take a big cup of coffee.</text:p>
      <text:p text:style-name="Normal"/>
      <text:p text:style-name="Normal">•••</text:p>
      <text:p text:style-name="Normal">Friday 2nd August, 00:25, 51 days left</text:p>
      <text:p text:style-name="Normal">I was almost forgetting to come here tonight, for some reason. Today didn't go well, defeats in three different fields, or four, I'm not sure. We failed to get up in the morning, we failed to win a game of chess, we failed to study properly, and we failed to follow the routine, and are therefore still awake. However, it must be noted that we do not feel these failures that much: after all, we must learn to eat up our mistakes, and keep on playing as best we can. That's exactly what we tried to do today. To little success, yes, but that's not the important part. There will always be failure, the important thing is what we do after it, and because of how you've handled them, I do not consider today a failure.</text:p>
      <text:p text:style-name="Normal">Still, we must respect our mistakes and try to avoid them. That's a lot of mistakes to digest at once, so I'm not sure we'll be able to extract any lesson from them. Especially considering our current state. We're rather tired. And if we keep this up, the amount of sleep debt we accumulate will make itself felt. Alright, let's go to sleep now. We'll reset the alarm to 7am. I'm starting to realize that there's multiple levels of grind, and as we currently are, we aren't capable of a 'high-level' grind, one with a strict regimen and all. Instead, we'll build our way up. We'll... unlock the higher levels by doing the ones before them first. The alarm was reset to 7am, but remember that if you do not try, you will not improve. This needs to be a conscious effort; it's the same concept as why so many people drive for a lifetime but so few are good enough for the race tracks. There's an expression for this... </text:p>
      <text:p text:style-name="Normal">... Deliberate practice. Let's practice improving our daily routine. The objective is clear, let's go to sleep and do our best. Goodnight.</text:p>
      <text:p text:style-name="Normal"/>
      <text:p text:style-name="Normal">•••</text:p>
      <text:p text:style-name="Normal">Friday 2nd August, 19:27, 50 days left</text:p>
      <text:p text:style-name="Normal">Now then, let's write a bit. Let's analyse our current situation, let's break down why it's so... bad.</text:p>
      <text:p text:style-name="Normal">It's not. It's not bad, but it's not good. So here's a question: should we have a break? My body screams yes. My mind wants it. The image says otherwise. But masks on or not, we have to be wise. Yes, you do need a break. But that does not mean we give up. We take a break, in order to come back stronger. So go ahead and go wild, cause you will need it. Cause when you're back, we'll be going wild in a different way. Go ahead and have fun, play some games, relax, you need it, we need to. But when you do come back, we come back strong. So... yes, let's do this early today, extra early.</text:p>
      <text:p text:style-name="Normal"/>
      <text:p text:style-name="Normal">•••</text:p>
      <text:p text:style-name="Normal">Sunday 4th August, 00:01, 49 days left</text:p>
      <text:p text:style-name="Normal">There is much to say. You also have much to answer for. For example, what the fuck do you think you were doing? Today we spent the whole time making a theme on Neovim, and yesternight...</text:p>
      <text:p text:style-name="Normal">Right now, I'm angry at you, which is funny, because yesternight I wasn't. Yesternight we lost again. How you fucking managed to lose, however, is not beyond me for once. Reality was kind enough to make a demonstration of the pattern that got us, beforehand, and that pattern is new to us, it's called overconfidence. We were playing DMC V, DMD of course, and while a few weeks back it took us some two hours to beat Cavaliere Angelo, this time it took us all of one try. But because we'd died multiple times to other mobs, we wanted to replay the level, and that's exactly what we did. And on the replay we wiped the floor with everyone and everything in our path. We learnt something new: extreme aggressivity works wonders. Of course, we dodge the attacks, but we do not worry about our HP getting low, we simply attack, attack and attack. Taunt every once in a while, but then attack relentlessly. And we destroyed everyone in our path with this new strategy. This meant that we reached Angelo with full HP, full concentration, full DT gauge and full SDT gauge. And guess what? Cavaliere Angelo handed us our asses five times before we beat him.</text:p>
      <text:p text:style-name="Normal">We were by no means underestimating our opponent, but instead we'd done something we'd never done before: we overestimated our abilities, we were overconfident. We believed we were at least on Angelo's level, so when the numbers showed us otherwise, we were caught by surprise. And we carried that overconfidence with us into the night. We thought we were strong, strong enough to do whatever and get away with it. We weren't. We aren't. I have to remind you that we are not strong. All we have to do is look at our daily routine to know that. We aren't strong, not yet.</text:p>
      <text:p text:style-name="Normal">If you want strength, you know what to do. You know exactly what you have to do. You have to listen to your heart, do what it says, do what you know you have to do, and all excuses be damned.</text:p>
      <text:p text:style-name="Normal">There's something else that's interesting that happened today: we turned our phone on at around 19:00. Why don't we do that more often?</text:p>
      <text:p text:style-name="Normal">That's enough for today. We also have to learn to rest, and so far the only thing I think I know about it is that one day isn't sufficient to rest, but that's okay. We rest partially, we do not recover fully, and we soldier on until we know we need rest again. This pattern sucks ass, but that's okay, this wasn't meant to be a pleasant experience.</text:p>
      <text:p text:style-name="Normal"/>
      <text:p text:style-name="Normal">•••</text:p>
      <text:p text:style-name="Normal">Sunday 4th August, 23:02, 48 days left</text:p>
      <text:p text:style-name="Normal">A rather disappointing day, in terms of performance. Also, we're severely lacking focus. Not doing Leetcode in the morning is hurting us in that department, what should we do? It would be an investment. Time now in exchange for focus. Focus means time later, forever. And, well, it's focus. Very well, we shall resume Leetcode then, we shall make the investment. That's it, now go to sleep before we become more sleep-deprived than we already are.</text:p>
      <text:p text:style-name="Normal"/>
      <text:p text:style-name="Normal">•••</text:p>
      <text:p text:style-name="Normal">Monday 5th August, 22:25, 47 days left</text:p>
      <text:p text:style-name="Normal">Apparently we're a coffee person. That's what my alt account decided. I guess he's about the only person on earth who knows me as much as I do, so I'll take it.</text:p>
      <text:p text:style-name="Normal">Anyway, hello there. Anything you wish to talk about? The music is messing with our brain. That just means it's good music. Not necessarily, please refrain from making such generic statements just because they sound true, it'll only serve to hinder us. That music is messing with our brain does not imply good quality, human attention is easily gotten by the mildest thing in the right circumstances. However, I will admit that I like this sound. Devil May Cry, by Apashe. It's the title that attracted me. I've known Apashe for years, but never explored their music, so this was a pleasant surprise. And it is also the reason we wrote the way we did above. So formal, so... hautain.</text:p>
      <text:p text:style-name="Normal">What should I say about today... Not bad, but not good enough. We've identified YT as our greatest time-sink. Time is a precious resource, limited by nature, and we are spending far too much of it on YT. Far more than we need to, especially since Nene is on a break.</text:p>
      <text:p text:style-name="Normal">Shall we go into more details? The morning was more or less fine, although we failed to wake up on time. My real problem with you is that we didn't workout. You looked at the time, you knew we had to workout, but we ended up spending more time than we thought on YouTube, and we could only be disappointed with ourselves as the time for dinner came. Well, now that the time-sink has been identified and labelled as such, let's make an effort to not make it into a time-sink.</text:p>
      <text:p text:style-name="Normal">Other than that, things did go well. What will you tell me tomorrow I wonder. Let's go to sleep now. Alright, goodnight.</text:p>
      <text:p text:style-name="Normal"/>
      <text:p text:style-name="Normal">•••</text:p>
      <text:p text:style-name="Normal">Tuesday 6th August, 23:00, 46 days left</text:p>
      <text:p text:style-name="Normal">What a bad day to be a Hololive fan. But we'll get to that later. Yesterday we had a lot of trouble falling asleep, courtesy of the remaining caffeine in my veins. This morning didn't go well, but we fought on. Regardless, everything was eclipsed by Minato Aqua's announcement.</text:p>
      <text:p text:style-name="Normal">Yesteryear really was the best year to become a Hololive fan, it was great, and while Holostars did take a big blow, things were otherwise peaceful. This year, not so much. The impact was rather greater than I anticipated, also because I didn't anticipate it at all. And Jufuutei Raden made a great point, in that others' emotions likely influence us more than we think. Not that I really needed the help to feel like shit. Still, it's as Shishiron said, if there's a beginning then there will inevitably be an end. And if there is to be an end, then let it be a good one, which is what Aqua is giving us. There's still some 22 days left, so let's make peace with the fact, and, well, brace for the impact.</text:p>
      <text:p text:style-name="Normal">Strangely enough, this one didn't feel as bad as Mel's graduation. We've likely grown, and are capable of taking stronger blows.</text:p>
      <text:p text:style-name="Normal">It hadn't completely slipped my mind that YT was the greatest time sink, but today, I found it hard to get any work done. For the following four or so hours after the announcement, I was essentially on copium, or rather, I was avoiding facing the emotions by feeding my brain whatever stream was available, and when none were, I watched clips. Of Aqua, of course. I guess that's one of the reason I feel more at peace with this than with Mel, I took the time to look back and enjoy the memories, instead of trying to drown my sorrow with a flood of information. Thanks for the memories, Aqua, let's see this through until the very end.</text:p>
      <text:p text:style-name="Normal">Surprisingly, there happens to be more to my day than just this. We worked out today, we ran on the treadmill. We ran at 9kmph for 12 minutes, given that my body had grown used to 8kmph, and it was quite as struggle. Not as much of a struggle as when we'd first done 8kmph for 12 mn, but still quite something. And it was there that I realized that my willpower is nowhere near where I want it to be. Make no mistake, we went strong for the full 12, but, well, in my imagination I have a lot more willpower than in reality. And my imagination is the one setting my ideals.</text:p>
      <text:p text:style-name="Normal">In my dreams, or maybe in reality, I once experienced a strange phenomenon where the more I gave, the more I had. The more love I gave, the more love I had. Seemingly from nothing, mind you, there was no one but me. I want to do the same with willpower. I want to create energy. I want to reach a point where I dish out so much I start gaining more than I give instead. Is it possible? In all likelihood, no. But... I don't really care. I want something, and I'll go and get it, or fail trying. So, we have to greatly improve our willpower, is the conclusion I came to. A lot of times, you know what you have to do, but you don't find the strength to do it. Those times are when we will train our willpower. Well, it's getting extra late, so goodnight. See you.</text:p>
      <text:p text:style-name="Normal"/>
      <text:p text:style-name="Normal">•••</text:p>
      <text:p text:style-name="Normal">Wednesday 7th August, 22:30, 45 days left</text:p>
      <text:p text:style-name="Normal">And here I thought we'd made peace with it. But my heart hurts sometimes. It's quite painful. Nenechi will also graduate some day, and quoting a fellow husband, “you'll see me on the news when that time comes”.</text:p>
      <text:p text:style-name="Normal">At the very least, we do get some Nenenium lately, a fair amount of it. It's not quite like a livestream, but it's much better than nothing. Yup, parasocialism is rampant on this side of the internet. And I, for one, fully embrace it. And, besides, if you look at it deeply enough, so long as the person you're talking to isn't yourself, it's a form of parasocialism.</text:p>
      <text:p text:style-name="Normal">What are you saying? Nevermind me. Yeah, I'll do that.</text:p>
      <text:p text:style-name="Normal">But I have something to talk about today that isn't related to Hololive. This time, for a change, it's about me. I've come to realize that whatever the fuck I am doing right now isn't enough. Whatever the fuck I think I've been doing is no better than playing around. We will fully focus on the project. Fully. I've come to realize that all the things I wanted to achieve by training mentally and physically can be achieved through this project, and I've just been subconsciously intimidated by the fact that it would be harder, to the point where I unconsciously rejected using the project to train as an option.</text:p>
      <text:p text:style-name="Normal">But we know, focus can be trained by focusing on whatever we're working on, and willpower can be achieved by working through ruts and hard times. It's just harder. harder than specific focus training, harder than physical training. And yet, we'll do it. Because, as much as I fail to realize this now, this is as far as I know my only ticket to financial freedom. There is absolutely no guarantee that another opportunity, another idea as good as this one will come up. So we'll work on this project, fully.</text:p>
      <text:p text:style-name="Normal">This time is quite different from that time the temptation to work was consuming us, this time, it's us deciding to go all in. And I am going all in. I'll spend as many hours of my day as I can on this god forsaken thing. I'll do what it takes to see this through, and we will see this through, until the very end. Anyway, that's enough talking, let's go to sleep, we've got one absolutely massive project to work on.</text:p>
      <text:p text:style-name="Normal"/>
      <text:p text:style-name="Normal">•••</text:p>
      <text:p text:style-name="Normal">Thursday 8th August, 21:59, 45 days left</text:p>
      <text:p text:style-name="Normal">Let's divide this into two clear parts. No, the second part doesn't really stand on its own legs, let this be what it will be.</text:p>
      <text:p text:style-name="Normal">Let's talk about Hololive again. Kanataso made a mistake that I know myself to have made a lot in the past, and whose traces are likely haunting me still: not being honest with myself. There's things that I want, things that I want to love, but that I deny myself for some excuse or other. Because I tell myself that it isn't right, or that going for what I want may cause trouble to others or whatnot. And this left poor Kanatan with regrets. She made herself keep a certain distance from Aqua, because she didn't want to bother her, because she didn't want to seem like just some random fan, and other excuses that minds like hers and mine are excellent at coming up with. And what did that leave her? Regrets, for not being close to Aqua. And I can only feel for her, I understand the mindset that led to that position. There's still some time left, so... since I can't lend her courage, I will just pray that she will be strong enough to approach Aqua on her own, in these last few days. You can do it Kanatan!</text:p>
      <text:p text:style-name="Normal">Of course, one ought to feed on the mistakes from others' plate, lest one repeats those mistakes oneself. I will learn that lesson, I will go for what I want, and all excuses be damned. If you want something, go and get it. I have not forgotten about relentless aggressivity, and I will try it in real life.</text:p>
      <text:p text:style-name="Normal">Let's keep on talking about Hololive. This time, let's focus on the culprit, Minato Aqua. I wouldn't be talking about Hololive if it weren't for her choice, which makes her the culprit. Today was actually a happy day, if we exclude the Kanata case. You see, there was an overload of AkuPeko teetee. It had me acting like those times I'd read Adachi to Shimamura: I was reading and rereading some passages over and over and over again just to absorb all of the love and affection present. Today, I was watching and rewatching the interaction between these two introverts in Aqua's call in. It's because of the developments yesterday and the days before that today was just so incredibly sweet.</text:p>
      <text:p text:style-name="Normal">Japanese has two kanjis for love: in kun'yomi, one reads koi and the other is ai. Koi is love in the romantic, lovey-dovey sense. Ai is a more general term. And I love this distinction. It's something that isn't natively present in English, or any of the languages I speak. it would have to be fabricated awkwardly with an amalgamation of words to form an expression. I believe it's a fundamental distinction to make, but for unrelated reasons that I won't speak of today.</text:p>
      <text:p text:style-name="Normal">What I witnessed today was an incredible amount of love (ai). Or rather, it very much looked like the culmination, the blooming of a love story. Platonic love, I mean. Although, if you couldn't guess from my mentioning Adachi to Shimamura, I'm not exactly against yuri either. It's just... not the case here. And here I realize that I really wanted to talk about stories. So many stories end when the main character and their love interest finally confess to one another and get together, and I think that's a horrible waste. The thing that makes me so happy about this whole AkuPeko thing is that I will see more of it, there will be more of it and I will be able to witness it. And I think that's how stories should be. Not just end when the main plot is finished, but trail just a bit. Well, this is only valid for certain cases, movies for instance do not have this leeway at all because of time constraints. Certain stories aim to end on an abrupt finish, so this isn't valid for them either, and there are probably lots of other cases like that. But, for TCTW, there's no need for an abrupt ending. I can make it soft. I will make it soft. That's what I've always had in mind. To give time for a farewell, to make a good farewell. Completing the main plot isn't a substitute for a good farewell, a farewell is a thing of its own, and its absence will be felt. Of course, one could also be sadistic and not make a farewell on purpose, to incite certain emotions, but that's not what I will do.</text:p>
      <text:p text:style-name="Normal">That's enough writing, let's go to sleep. We can hardly focus on work lately, do better. Do better.</text:p>
      <text:p text:style-name="Normal"/>
      <text:p text:style-name="Normal">•••</text:p>
      <text:p text:style-name="Normal">Saturday 10th August, 00:05, 44 days left</text:p>
      <text:p text:style-name="Normal">Sometimes I'm left to wonder what the fuck is it that I'm doing. Now is one such times. So, what the fuck am I doing? Uh, if I had to say, I'd say we're fucking up pretty bad.</text:p>
      <text:p text:style-name="Normal">Normally I'd consider today a below-average day. Not too bad, but not good either. But the thing is, we've been having a few below-average days in a row now, haven't we? So, let me repeat the question: what the fuck are we doing?</text:p>
      <text:p text:style-name="Normal">Are we falling apart? Should we take a break? Why are we playing so badly? Why can't I just follow the routine? I think I'll just take a break. Like, an actual break, for two days. Two days where we don't follow the routine. We know that one isn't enough because we'd mess up our sleep, so let's make it two. A weekend, essentially. Let's see if this does us any good. For two days, I expect nothing but the absolute bare minimum from you. For two days, just, chill and rest and relax. Without losing. Essentially, a controlled collapse. Let's do that.</text:p>
      <text:p text:style-name="Normal">Alright, that will be all. See you.</text:p>
      <text:p text:style-name="Normal"/>
      <text:p text:style-name="Normal">•••</text:p>
      <text:p text:style-name="Normal">Saturday 10th August, 20:52, 43 days left</text:p>
      <text:p text:style-name="Normal">I spent the better part of yesternight and this afternoon getting my ass handed to me on a platter by demons in DMC5. But, I don't foresee other defeats. Of course, I'd be a fool to underestimate any opponent, but right now, I really don't feel like I would lose to myself. I wish to modify my concentration. It's something I noticed while playing: I fail to focus the way I want to. What even is focus? I leave everything to my instincts, it seems. I do not know what's happening, as in, of course my brain looks at the screen and reacts, and if it is distracted I get punished immediately, but... It's like a subconscious thing. It's like it's the subconscious that does the calculations and reactions and all, and I barely have a say in things. I have to change that. I have to be aware. I'm trying to talk to myself in my head during the action, but it's not easy at all. It's not.</text:p>
      <text:p text:style-name="Normal">Alright, that will be it for now. Find what you can, improve the best you can, because our performance today was shit. Modify our thoughts, throw away pride and perfectionism, focus on getting things done, and only then get them done well. This may change, leave our mind open, take everything that looks like a better option than this. Try what looks good, because if we had statistics on ourselves, I have a feeling they would be dismal. I just wanted to use the word dismal. Alright. That's enough, see you next time.</text:p>
      <text:p text:style-name="Normal"/>
      <text:p text:style-name="Normal">•••</text:p>
      <text:p text:style-name="Normal">Sunday 11th August, 22:59, 42 days left</text:p>
      <text:p text:style-name="Normal">What to say about today... Um, put simply, we chilled. The two day system is probably the smartest thing we've done this week, which says a lot about what we did this week. Two day rest system, I mean. One day isn't enough, <text:s text:c="1"/>two allows us to actually let loose. Now, to get back into rhythm. Will we succeed, I wonder? Ah, you see, this is one of the best kind of questions, because this is the kind of question where you decide the answer. Will we succeed? That's entirely up to you.</text:p>
      <text:p text:style-name="Normal">Time to get back into rhythm, huh? Alright, understood, it's time to suffer again. Sacrifice, that's the only way I know to grow. We are not appreciating it properly, but we're probably growing monstrous. Of course, that word is meaningless without a reference; my reference is myself, from any time span longer than two months ago. Especially myself from years back.</text:p>
      <text:p text:style-name="Normal">No, overstatements are just as bad as understatements. Truth is, we are currently incapable of gauging our growth, which is a bit of a pain, but whatever, we'll do our best. we're stepping out of our comfort zone tomorrow, we'll get our asses kicked by other humans for a change. But of course, the shift starts now. What we choose to do now.</text:p>
      <text:p text:style-name="Normal">But... There's something I wanted to talk about actually. What we did these past two days, we could try to keep up. Not the relaxing, we'll work, but, the pace. This would probably kill growth, but in exchange it can give stability. What I mean to say is that these two days have shown me that 1) we seem to need 8h30 of sleep only when waking up early and 2) because of our growth until now, we're likely capable of working well without following a routine. Essentially, we could keep on working while staying in our comfort zone.</text:p>
      <text:p text:style-name="Normal">This is the part of me that I want to learn to silence. The part of me that tells me to slow down or to stop when we're training, the part that tells me to give in already, to stop in the middle of a rep, to walk in the middle of a run. This is the me that offers the easy way out, wastes our time and energy thinking about things we shouldn't do. I want to tame this me. I want to silence him. I want to silence the voice of my weakness. No, that's wrong. That's absolutely wrong, although I don't know why. What we want to do is become strong, not sweep things under the rug. So we'll become strong enough that we don't even think about those things. We have a routine to follow, and I wish to see it through till the end. And we will see it through until the end. Constant instant gratification is good when we're resting, it's a poison when we're grinding. We shall grind. We're waking up early tomorrow, let's go to sleep already. Let's go. Towards our ideal, towards our dreams. Let's walk the hard path to happiness.</text:p>
      <text:p text:style-name="Normal"/>
      <text:p text:style-name="Normal">•••</text:p>
      <text:p text:style-name="Normal">Tuesday 13th August, 00:48, 42 days left</text:p>
      <text:p text:style-name="Normal">Failure. We failed to meet our own expectations. What's going on? Why are we in this state? We seem incapable of fighting. We know we aren't. All I can say is keep on trying. If we're going to fail, we're failing our way forward. We aren't making the sacrifices we need to make.</text:p>
      <text:p text:style-name="Normal"/>
      <text:p text:style-name="Normal">•••</text:p>
      <text:p text:style-name="Normal">Tuesday 13th August, 23:24, 41 days left</text:p>
      <text:p text:style-name="Normal">What am I doing? We're failing to get back into rhythm. Two consecutive days. Trying hard hasn't succeeded, so let's slow down. If we aren't capable of a cold start, we'll warm ourselves up until we're ready to get back where we were. And, also, you're about to use the excuse of going on vacation for a few days after tomorrow in order to justify breaking the routine, but guess what? I just thought up a great idea: what if we didn't? What if we kept up the routine even when away? We know that slow and steady is doable for us, so we'll go with that. We'll go with slow and steady, and patiently increase the pace as we go. Also, we should be careful to not increase it too drastically, I believe that's what led to our badly needing those two days of break and then this current state.</text:p>
      <text:p text:style-name="Normal">Alright, let's go to sleep then. Sure, not like there's much else to do.</text:p>
      <text:p text:style-name="Normal"/>
      <text:p text:style-name="Normal">•••</text:p>
      <text:p text:style-name="Normal">Wednesday 14th August, 23:59, 40 days left</text:p>
      <text:p text:style-name="Normal">I still wonder what I should do. What should I do? Am I allowed to play now? Or should I go to sleep instead? What should I do?</text:p>
      <text:p text:style-name="Normal">My heart tells me it's fine, but is it really? There are consequences to everything, I know that. It's just, I can't tell if this will have good or bad consequences.</text:p>
      <text:p text:style-name="Normal">That's because you're not considering them. If you consider them, you'll at least have an idea. Yeah, we'd regret it a bit. So let's play. With friends.</text:p>
      <text:p text:style-name="Normal"/>
      <text:p text:style-name="Normal">•••</text:p>
      <text:p text:style-name="Normal">Thursday 15th August, 22:25, 39 days left</text:p>
      <text:p text:style-name="Normal">What is there to talk about... As much as I'd want. What's the point of travelling? What's the point of going somewhere for a vacation? I guess sometimes people want a change of scenery, and a change of pace. “If you want something, go and take it,” is what I told myself... So why didn't I stay home? Because you wanted to be considerate... Yup, went ahead and committed the mistake you said you didn't want to commit.</text:p>
      <text:p text:style-name="Normal">It's not bad, mind you, the place we're staying at is great in fact, it's just... I wasn't looking for a change of pace or scenery, I was looking to stabilize myself. So why did I allow this? For the reason we mentioned above. So, let's make the best of this situation. First, we'll go to sleep, secondly, I don't care about visiting some place or other. Not now, just not now. We brought Nighthawk, we'll use Nighthawk. Get stuff done. There's a lot that's going on that we don't mention here. After all, everyday is a battle in a grind, everyday is a story of its own. And I feel like we're getting somewhere with these interconnecting stories. Or rather, I feel like we're starting to get somewhere I want to be. Alright, that's enough talk. Let's go to sleep now.</text:p>
      <text:p text:style-name="Normal"/>
      <text:p text:style-name="Normal">•••</text:p>
      <text:p text:style-name="Normal">Friday 16th August, 23:20, 38 days left</text:p>
      <text:p text:style-name="Normal">It is getting rather late. Tell me, why weren't we capable of accomplishing as much as we'd have wanted to? Distractions. And, voluntarily giving your time up to creating some memories. But distraction is the worst. Gave me a ton of trouble, and it's not just today. I had to listen to music in order to focus, which isn't what I idealize. I could ask you how come, but, I already have an answer prepared: we aren't fighting hard enough. We're allowing ourselves to get distracted. We have to have the discipline to not break focus, to work through the mental struggles. Discipline and strength, huh? That makes sense. Other than that, it seems Kanatan was capable of getting at least some satisfaction out of this graduation affair. Well done, Kanataso.</text:p>
      <text:p text:style-name="Normal">Anything else you want to talk about? Yeah, one last thought. It seems I'm incredibly clingy. I don't have a partner or anything, but it's something I'm noticing. Through the lack of AkuPeko interactions. Although it isn't necessarily something I want to fix. For the time being it looks like little more than a harmless quirk; of course, if it becomes more than that we will have to change it.</text:p>
      <text:p text:style-name="Normal">That's it for today. We didn't do particularly well, but we didn't do too bad either. Let's go to sleep now. Goodnight.</text:p>
      <text:p text:style-name="Normal"/>
      <text:p text:style-name="Normal">•••</text:p>
      <text:p text:style-name="Normal">Saturday 17th August, 23:21, 37 days left</text:p>
      <text:p text:style-name="Normal">I'm rather tired. I hadn't worked out in a while. I think I'll sleep well today. I'm home.</text:p>
      <text:p text:style-name="Normal">You know, over the vacations I've been thinking about the phrase “slow and steady wins the race”, and I've realized that upping the pace because I feel like it is a terrible idea. We'll go at it slow and steady. We're some 80 days late, but we're starting a true grind. We'll eat plenty, we'll sleep plenty, we'll study plenty, we'll rest plenty, and we'll play when we deserve it. We'll wake up at 8am, go to sleep at 22, rest during the weekend, work out in the evening, and do our best at all times. It may not sound great and pompous and incredible and whatnot, but we've come to know ourselves, and we'll stick to this new plan. Until the end. No upping the pace, no lowering it; the true grind consists in keeping this up until the end. On that, goodnight, sleep tight, and don't let the bedbugs bite.</text:p>
      <text:p text:style-name="Normal"/>
      <text:p text:style-name="Normal">•••</text:p>
      <text:p text:style-name="Normal">Sunday 18th August, 22:19, 36 days left</text:p>
      <text:p text:style-name="Normal">What to say what to say. What is there to say about today? There could be much, there could be little.</text:p>
      <text:p text:style-name="Normal">This is not it. This is not it. This is not it at all. Am I being impatient? Why are we playing so poorly? We aren't playing poorly, you're... in a rush. No, you're dissatisfied with what we're doing. You want everything at once, you want to do everything at once, and of course we're failing. What do you mean 'of course'? THAT'S THE PROBLEM. It's not 'of course'. We could do better, we could do so much better, but we aren't. Why? What am I doing wrong? What should I do to make things right? What should I do? What should I do?</text:p>
      <text:p text:style-name="Normal">If I was to speak frankly, we lack the crazy. That's not quite it either. We don't want the crazy, we want perfection. That's all you ever wanted from me. Perfection. Some days like today, you want perfection. We can't have it. Or rather, we won't having by chasing it. And truth be told, you're making me chase something I'm not interested in. Sure, we want to do things well, but we can't do everything perfectly. You're making it an objective. And you shouldn't. And let me tell you why you shouldn't: we'll never be happy.</text:p>
      <text:p text:style-name="Normal">You didn't think that one through. You're not thinking this one through. How can you make that claim?</text:p>
      <text:p text:style-name="Normal">Guts. The same thing we always use. It's the same instincts we always trust.</text:p>
      <text:p text:style-name="Normal">No it's not. This one was a wild shot.</text:p>
      <text:p text:style-name="Normal">We're lost.</text:p>
      <text:p text:style-name="Normal">We are.</text:p>
      <text:p text:style-name="Normal">What should we do?</text:p>
      <text:p text:style-name="Normal">I want to escape from it all. From this world. But we know that the only way out is through. What do we do?</text:p>
      <text:p text:style-name="Normal">We write.</text:p>
      <text:p text:style-name="Normal"/>
      <text:p text:style-name="Normal">•••</text:p>
      <text:p text:style-name="Normal">Tuesday 20th August, 00:19, 35 days left</text:p>
      <text:p text:style-name="Normal">What should I do? I'm not trying hard enough.</text:p>
      <text:p text:style-name="Normal">You're right, but not for the reason you think you're right. It seems that we aren't playing the right moves. Fundamentally. What do I seek? What do I want? What are these feelings? What am I to do? What should I do? What should I do with my days? What should I do? How should I spend my time? Why am I using all this time on that project? Why? What about the rest? What should I do? Was it a stupid idea to go all in on this project? I'm getting nothing done, that's how I feel. I feel like I'm getting nothing done. Nothing at all. That's why I want to at least do other things, so that I don't feel like I'm wasting all this time. That's why I keep on asking what I should do...</text:p>
      <text:p text:style-name="Normal">Wanna go somewhere tomorrow? The cinema. Alone. Or a cafe, with our computer. To write. To resume our story. After so long...</text:p>
      <text:p text:style-name="Normal">... Why do that? Because I asked God for a favour yesterday, and that something needs me to do something, anything. And, because I feel like it. Sanapri, “Coffee Cup”. Ah, now it's “Koto no ha clinic”. I used to listen to this a lot, not all that long ago. When we wrote. You know, I know. I know that everything else is optional. All I want from myself, all God wants from me is that book. All I want is writing. All I could want is writing. So what am I doing? Why am I doing this? A ticket to financial freedom? Do we really care? Not... really. But, it would enable us to do so many things... “Puzzle Girl”, my first and favourite. Technically, my first was “Kotoba no iranai yakusoku”, as the Naruto ED, but I hadn't looked into her that time, although I did like the song.</text:p>
      <text:p text:style-name="Normal">Let's go out tomorrow. I feel like it's important somehow. Maybe it's God, maybe it's just a belief, maybe it's nothing more than a feeling, but I want to listen to it. For no reason in particular except that... I want to. It's telling me to listen to it, so I want to listen to it. Where should we go? I don't know. I want to go write... Liar, you want something else. Let's go to a place where we can write. A cafe.</text:p>
      <text:p text:style-name="Normal">No... I don't know where to go. With my mind a bit clearer, I can tell that going out will most likely result in nothing. But, nothing changes if nothing changes. So take me out. Somewhere. Anywhere. Let the winds take us if it comes down to it. Somewhere, anywhere. Yappari, tomodati ga hosi.</text:p>
      <text:p text:style-name="Normal">Where will the winds take us, I wonder. Promise me, tomorrow we'll go. Yeah, I promise. Somewhere, we'll go. Even if it's nowhere. We'll go. No, we'll go somewhere. I want to take you somewhere. To have a good time. Where can we have a good time? A place where we can write. I want a place where we can write. Where can we write? No, a good place where we can write. Very important distinction. Let's find a place to write, tomorrow. Let's. Let's make some memories. Let's not leave this summer as empty as every last one that came before it. Something, even very little, let's put something into it. Let's give it this memory. Let's give ourselves this memory. Yeah. Let's do that.</text:p>
      <text:p text:style-name="Normal"/>
      <text:p text:style-name="Normal">•••</text:p>
      <text:p text:style-name="Normal">Wednesday 21st August, 00:03, 34 days left</text:p>
      <text:p text:style-name="Normal">There's good news and there's bad news. The bad news is that as we feared, we wasted our time by going out today; in the end we went to a library to study, but we didn't do all that much. The good news is that we had an existential crisis on our way to the library. Been a while since we had one of those.</text:p>
      <text:p text:style-name="Normal">To be honest, it wasn't so much a crisis as it was the same thing as yesterday and possibly the day before. But since I don't know what an existential crisis is, I guess I'll count it as one.</text:p>
      <text:p text:style-name="Normal">And while it didn't exactly feel good in the moment, it might have been beneficial overall: it made me look at things in a more objective manner. Which left me to ask the question “What the fuck am I doing?” but this time around we had answers. We're making bad decisions!</text:p>
      <text:p text:style-name="Normal">I should really have seen this from a mile away, especially since this isn't the first time I put myself in this bad position, but... There wasn't really any reason to just focus on the project, was there? And, looking at it objectively, if the project needed a few weeks or maybe a month of dedicated focus to finish, it would have been fine to give it that, but in our case, it could take a year or more. Focusing solely on it for all that time simply doesn't make sense. What were we thinking? Furthermore, what's stopping us from writing or doing university stuff? That's right, only ourselves and our stupid decisions.</text:p>
      <text:p text:style-name="Normal">So we're rethinking this entire thing. Yes, I've got commitment issues, but I think it's actually a good thing to not commit to stupid things and know when to cut my losses. As for important matters, I think we have a lot less commitment issues.</text:p>
      <text:p text:style-name="Normal">The grind. What was its purpose? Growth, and productivity. We're revamping the entire thing.</text:p>
      <text:p text:style-name="Normal">Yes and no. We're scraping the idea of a routine; we'll let a routine settle in naturally. I wish to write, but only at night. We write best at night. We'll wake up late in the morning, no alarm clocks. We'll study in the afternoon, alternate between the project and university. Do we work out in the evening? You know, that sounds like a wonderful idea. We should.</text:p>
      <text:p text:style-name="Normal">We're taking our own chains off of ourselves, we'll let the day drive us, but we'll also guide it when necessary. Most importantly, we're taking our own chains off. One more thing. This personality of ours, this... us, we're going to show it to everyone around us. Well, not show, but we're going to stop hiding it. We're going to stop hiding our true self, our true thoughts, our true feelings. We're taking our chains off.</text:p>
      <text:p text:style-name="Normal">I wish to write at night, and... There's also no need to not get started on PTAW, but we'll let our emotions decide on this one. After all, it <text:s text:c="1"/>kinda sucks to keep on not finishing the stories we write. Would be nice to finish them. Just know that we can absolutely finish them after PTAW, TCTW and the whole shebang.</text:p>
      <text:p text:style-name="Normal">Understood. That's all for today. See you tomorrow.</text:p>
      <text:p text:style-name="Normal">Oh, and by the way, there's absolutely no need to end this after summer ends. None whatsoever. Unless you do find a need. Alright, let's go now, make me a good summer.</text:p>
      <text:p text:style-name="Normal"/>
      <text:p text:style-name="Normal">•••</text:p>
      <text:p text:style-name="Normal">Wednesday 21st August, 22:38, 33 days left</text:p>
      <text:p text:style-name="Normal">Nope, not a lot of days left indeed. Because we don't have a routine I can do whatever I want now. Even go to sleep. But that would defeat the purpose of drinking coffee in the afternoon. My heart feels like writing, deep down, but all things considered, I'm going to choose to not write. I'm a disgrace, until I'm winning. And I am not winning. We know we can write. But we don't know where to start with the project. We've got the documentation, the ideas and whatnot, but we don't have a line of code in the backend. And tonight, I'm going to change that. I'm going to give myself the confidence to start writing, maybe we'll feel like less of a failure this way. Production-grade code. Well that's the goal anyway. We have to start somewhere, so we'll start. We'll <text:s text:c="1"/>set up the logger, choose a router and start it, and see if we can set up an HTTPS server. Never made one of those. How much more troublesome than HTTP is it? I'd say, about as troublesome as obtaining a certificate and putting it in? Yeah, I think it's going to be about that much more troublesome. Oh, and uh... Regularly renew the certificate too. Right. Alright, with that in mind, let's go and set up the logger, shall we? Every second we spend not doing that is one more second we're spending being a disgrace, and our heart feels it, our subconscious screams it at us. Alright, for the umpteenth time, Godspeed.</text:p>
      <text:p text:style-name="Normal"/>
      <text:p text:style-name="Normal">•••</text:p>
      <text:p text:style-name="Normal">Thursday 22nd August, 22:20, 32 days left</text:p>
      <text:p text:style-name="Normal">Put simply, our position is absolute dogshit, but at the very least it isn't worsening. If we keep this up, consistently, time will work its magic and before we know it we'll be in a good position. Right now, we're essentially yet to begin anything, which is a royal pain, but getting discouraged is the last thing I want you to do, unless your goal is to keep on being miserable, in which case go ahead and despair and worsen your situation.</text:p>
      <text:p text:style-name="Normal">Now, on to tactical analysis: what's our next move? Because of yesterday, I actually feel pretty good about continuing to work on the project, but should we? Is that really the right thing to do? Shouldn't we be moving back to writing instead?</text:p>
      <text:p text:style-name="Normal">Right, I feel like programming, and the reason I'm reluctant to do it is that I might keep on programming every night and forget about writing. Since alternating between the two is a bit of a pain, what if we try to do something we used to do, and program for three nights and write for the following three? Scratch that, we know from experience three nights is nothing. Make it a week. And yet... We also know we'll be fully focusing on programming from the 30th, meaning that the best choice right now would be to bite the bullet about our current feeling and write? Let's spend this last night programming then, and tomorrow onwards we're on a writing spree.</text:p>
      <text:p text:style-name="Normal">And cut. Now we learn from our lessons and stop to consider this decision we just made and see if it's retarded beyond reason, like many before it. Objectivity is key.</text:p>
      <text:p text:style-name="Normal">Thank God we're at least trying to learn from our lessons. While we may not have a routine and leave things free to be, you've failed to consider that I wish to spend the night writing. That is the sole reason I'm even considering staying awake at these hours in the first place. Yesterday's purpose was accomplished, we have a foothold in the codebase, and we can leave it at that. If we program at night, that means we'll consciously or subconsciously consider night-time as the only time to work on the project, and we'll use the afternoon for uni exclusively. But we need to work on the project for long hours, and the afternoon is the only good time frame to do that. Not to mention, putting the project on the same level as writing is a breach of our priorities.</text:p>
      <text:p text:style-name="Normal">In truth, we said a routine would set itself, so let it be that we only write at night, and night is only for writing. And sleeping.</text:p>
      <text:p text:style-name="Normal">... Do we also stop to consider this decision? Yes. Yes we do. We repeat this cycle until we find a decision we have no qualms with. Or until we've had enough. Something tells me the latter is gonna happen a lot more often if we don't forget to check our decisions.</text:p>
      <text:p text:style-name="Normal">Remember that balance is key. We're not setting anything in stone. If one night you feel you need to do something other than writing, go ahead and do it, but do so only if you have a good excuse, don't just give in to your anxiety or whatever emotion happens to be assailing you in such times. Master your emotions, conquer them. Control them, don't let them control you. Remember that slow and steady wins the race. Don't be hasty or impatient and try to overhaul the entire system when you feel we're not going fast enough: control yourself, master your emotions, and trust in the process. Let's go.</text:p>
      <text:p text:style-name="Normal"/>
      <text:p text:style-name="Normal">•••</text:p>
      <text:p text:style-name="Normal">Friday 23rd August, 22:35, 32 days left</text:p>
      <text:p text:style-name="Normal">Dr. House was named House because Holmes is pronounced “homes”. But then, wouldn't it be Houses? Fair point, but Houses is more of a pain to say, which is why they went with House.</text:p>
      <text:p text:style-name="Normal">You don't know that for certain do you. Of course I don't. Anyway, if you couldn't tell, I've been dosed with lots of Dr. House lately. Looks like a very good show. In fact, I might even go so far as to say that it's an improvement over Sherlock Holmes. I mean, I've only read the books, so I can't judge for any series, but House MD seems to me better written than Sherlock Holmes. I think they did an excellent job.</text:p>
      <text:p text:style-name="Normal">Anything you want to talk about? Yes.</text:p>
      <text:p text:style-name="Normal">It seems we're still too hot-headed when it comes to debates. We get terribly close to actually losing our temper, far closer than I want us to be. We need to control ourselves more. A lot more. No matter how much our emotions stir, no matter how hard our passion ignites, I want you to keep your head level, I want you to keep it ice-cool.</text:p>
      <text:p text:style-name="Normal">Anything else you have in mind? The important things have been said the past few days, having something important to say everyday would take away from the importantness, don't you think? What's more, it's good for the important things to be said, but that would be useless if we didn't act on them, wouldn't it? So we're spending our days doing just that, and repeating the important things again sounds like a pain, although it could be useful. So, all things considered, no, I don't have anything else in mind.</text:p>
      <text:p text:style-name="Normal">By the way, that was a lot of caffeine this... afternoon. Any guesses on when we'll fall asleep. It was on purpose. So we wouldn't fall asleep. It was on purpose, and its purpose is now. Let's go and write.</text:p>
      <text:p text:style-name="Normal"/>
      <text:p text:style-name="Normal">•••</text:p>
      <text:p text:style-name="Normal">Sunday 25th August, 00:41, 31 days left</text:p>
      <text:p text:style-name="Normal">I don't think I'm in any state to write. What happened? I can't really tell. My focus is inexistent, I can't work. My inability to control my emotions, my failure to get a hold of myself repeatedly ever since Aqua announced her graduation is what caused this. Things are starting to go well, but some pieces are still lacking. Discipline. Throwing out names at random is counter-productive, instead, I have to identify what's missing and focus on it. And discipline is a good candidate. Yeah, I think we have to work on discipline. Self-discipline. Let's cut our losses for today, we fucked up, it's no use trying to make up for it now. We don't have the time nor the brains left for that. Instead, we have a fair amount of freedom tomorrow from the morning. There are no set routines, so let's use that to our advantage. Plus, we're sleepy for some reason, our body hasn't adapted to this new rhythm yet, let's use that too. What do we do tomorrow? Let's try and wake up early, as early as a good amount of sleep allows us. And let's not waste time tomorrow morning. Do not overestimate the amount of time you will have, we've made that mistake too many times. On that, let's go to sleep.</text:p>
      <text:p text:style-name="Normal"/>
      <text:p text:style-name="Normal">•••</text:p>
      <text:p text:style-name="Normal">Monday 26th August, 00:43, 30 days left</text:p>
      <text:p text:style-name="Normal">I just spent maybe one hour setting up the cronjobs I talked about God knows when. Now this thing should be pushed automatically everyday at 17:05, and the system should update itself automatically at 17. And you know what? It was simple. Because I kept everything simple. I didn't try to go into the edge cases of what would happen in case of errors or conflicts or whatnot, I just kept it simple; log the errors and that's it. I'm afraid I won't be in the mood to write today either. That's... almost stupid. Why not? That will be two whole days we haven't written. It may not sound like much but, we have a lot of work to do. Really, a lot of it. And what's strange is that you even liked writing last time, it had gone well. I guess this is the power of circumstances. It's fine to let them dictate you to an extent, but don't forget that you should be one doing the positioning.</text:p>
      <text:p text:style-name="Normal">Anyway, let's talk a little about today: it went rather well, actually. Pretty well, even. Studied well and worked out. In lieu of writing you familiarized yourself and got more comfortable with cron, and that's okay, I guess.</text:p>
      <text:p text:style-name="Normal">Question: is it too late to write now? Because that's what I'm telling myself. Subconsciously.</text:p>
      <text:p text:style-name="Normal">So long as you aren't dead, it's not too late, and if you're reading this well I have good news for you. On a different note, you seem to be forgetting what we said about our priorities: writing comes first, and night is for writing. Because at the end of the day, at the end of our lives, we want our writing to be the thing that mattered. To us. And hopefully, to a few others. Let's get writing then.</text:p>
      <text:p text:style-name="Normal"/>
      <text:p text:style-name="Normal">•••</text:p>
      <text:p text:style-name="Normal">Tuesday 27th August, 00:00, 29 days left</text:p>
      <text:p text:style-name="Normal">Aqua's graduating tomorrow, huh? Well, in my mind it's the day after tomorrow. You know, so long as I don't go to sleep, it's still Monday. We'll leave tomorrow's worries for tomorrow. Rereading our black notebook (the physical one), I realized that my writing is, if anything, entertaining to me. That's great. But that's also not what I want you to worry about. We won't write tonight. I believe we have an excuse that's good enough.</text:p>
      <text:p text:style-name="Normal">See, we essentially failed to study properly today. But the course, the exam I'm studying for is one that's... It's more meaningful than most other courses I've had. This one's about maths. Theoretical maths. It's an exam that I'd passed with a disappointing grade, and for some stupid reason I partially regret, I rejected that grade. Let's undo that regret.</text:p>
      <text:p text:style-name="Normal">For the vast majority of my life, I sucked ass at maths. Like, real hard, I still remember how on a test with 40 basic operations to do I got exactly one right. By operations I mean basic additions and subtractions, and multiplication and Euclidean division. When I was less than 10 years old. An impressive result, if I say so myself. And then I spent the next ten years or so being mediocre at best at maths. And then came high school. We had a good teacher who believed in my potential and often got very angry at the grades me and my class got. Because he believed we could do more. And I studied hard for a summer vacation, and came back to find out I'd somehow become a god at maths. Well, 'god' is of course exaggerated, but you get the idea. I proceeded to be the best at maths for all of high school, and then came college. I still kept on being great, but I didn't study, I rested on my laurels. Anyway, after a few existential crises and a couple searches for a passion, (and wishing to quit college more than a few times), here I am not having grown in maths when I should have.</text:p>
      <text:p text:style-name="Normal">This course in particular, which I'm about to study, is one that reminded me a lot of my maths classes in high school. Except, I tried very hard but still sucked at it. What's really disappointing me is the fact that a lot of people aced this exam, and I'm not one of them. I think that's the main reason why I rejected that first grade.</text:p>
      <text:p text:style-name="Normal">Yeah, the excuse for not writing tonight is essentially revenge. On myself. Let's go study then, shall we?</text:p>
      <text:p text:style-name="Normal"/>
      <text:p text:style-name="Normal">•••</text:p>
      <text:p text:style-name="Normal">Wednesday 28th August, 00:23, 28 days left</text:p>
      <text:p text:style-name="Normal">I decided to rest, and since I rest on two days, tomorrow will also be a break. I decided so secondarily because my instincts tell me that while we could keep going a little longer, we're likely to fuck up our timing and burn out. The primary reason, however, is Minato Aqua. I'd decided early on today that I would rest, and I watched all of her last streams. Well, I watched essentially all her streams this month. And today was... a bit special. It's the last day of normal streams. She's really a loved little onion isn't she. And that's great. I could go on on my opinions of today's streams for a long time, but really, right now I'm in a hurry to go and rewatch Pekora's stream. Pekora really did pull a “Run, Melos!” today, and I'm incredibly grateful she did. It all worked out in the end, but it would have been seriously sad if she didn't get to talk to Aqua one last time, and seeing what she'd prepared, holy shit the sadness would have been multiplied a million fold. I'm really glad it all worked out in the end. And of course, how could I not mention my wife coming out of nowhere and calling Aqua? God I love Nene. That came out of the leftmost left-field that had ever existed, so much so that even in my delusions I hadn't imagined that. That's saying a lot, seriously. There's something very admirable about what she did, about voicing her opinion at least once, on the last possible occasion to do so. She's probably going to get scolded for it, but I support her decision 100%. And also, speaking frankly, I absolutely love that my wife is the last holomem to speak to Aqua. Or rather, in my heart I would have disliked Pekora having that honour stolen from her, but since Nenechi is the one stealing I'm all for it. I think Pekora is going to make Nene seriously pay for that, especially since the hellish plan that she'd promised Nenechi after reviving her in the Hardcore Minecraft, well, there's been no mention of it yet. I look forward to it nonetheless. Also, I really, seriously, absolutely underestimated our war criminal rabbit. How she managed to prepare all that surprise for Aqua while spending anything between 5 to 11 hours a day streaming Wukong, not to mention all the work she surely has to do, is beyond me. It's beyond me in the sense that how the fuck did she make time for that. Did she even sleep? I wouldn't be surprised if she slept only a few hours over these past few days.</text:p>
      <text:p text:style-name="Normal">Wow, I've written a lot more than I'd intended to. And I could go on for longer. But let's leave that for tomorrow. Or shall I say today? Minato Aqua, your story ends today, and your legend begins, that's what you said. Let's see you off properly, today. See you too, self. We won't be writing today. We'll need sleep. Rest, that is.</text:p>
      <text:p text:style-name="Normal"/>
      <text:p text:style-name="Normal">•••</text:p>
      <text:p text:style-name="Normal">Thursday 29th August, 01:14, 27 days left</text:p>
      <text:p text:style-name="Normal">Legendary indeed. Nearly one million concurrent viewers, which brings about the question: what the fuck? In the Hololive Discord fan server, there was talk yesterday of making the live reach 500k views, but it was quickly quieted: numbers are not the point. </text:p>
      <text:p text:style-name="Normal">You see, the biggest numbers I've seen for a livestream yet are the 180k that Marine and Pekora got on their birthday lives, and the unfortunate 214k on Aqua's graduation announcement. I had expected something along those lines today too, and my expectations were blown away. She really did paint the world aqua-colour, didn't she? Now then, with this preamble out of the way, shall we speak?</text:p>
      <text:p text:style-name="Normal">Because of the coincidental combination of wife going on break and Aqua's graduation, my summer, this summer 2024 was most definitely Aqua-coloured. It was fully dyed in it, and I've got some very good memories of it. In fact, this summer is essentially only positive memories, if I look at it now. There were a few bad days, I know that from previous entries, but they don't cross my mind at all. In fact, I don't even remember them at all. I just know that they exist, but I don't know what they were like. All because my head is full of you, Minato Aqua. Hold on did I majorly doxx myself just earlier? Yes, but that doesn't matter. Our identity is irrelevant.</text:p>
      <text:p text:style-name="Normal">Because of a combination of choices, luck, and maybe God, I was able to watch the live in full, uninterrupted. It really was legendary. I only wish that the guest part had been done live too, but I'll take this with all my heart too. And I won't take anything for granted.</text:p>
      <text:p text:style-name="Normal">You may have noticed that I'm not down in the dumps. In fact, I'm feeling pretty good. I'm not entirely sure why that is, but I have a theory: 1) Aqua let us down real easy. Not let down in the sense of disappointment, far from that, let down in the figurative literal sense (i.e. literal sense taken figuratively). The way she handled her graduation and the days that led up to it, how much time she gave us... To put it simply, the image in my head is that she handled the Aqua-crew like a puppy and set it down really slowly, really softly on the most comfortable bed ever made before giving her sweetest goodbye. 2) She did everything she wanted to do, I have no doubts it was the best summer ever for her, and it was the best for me so far too, although I do intend to aim higher for myself. But this is not about me. This is about how she did everything she wanted to do. To use another metaphor, she finished her story perfectly, all i's dotted, all t's crossed, no loose ends. It's like having read a story that ends perfectly to me. Of course, there are regrets, mainly regarding interacting with Pekora sooner, but those kind of things also add beauty to the story. Don't get me wrong though, I too wish there were more Akupeko, a lot more of it, a whole lot more of it, a whole whole whole lot more of it, but what we were given was extremely beautiful, and I'll take it with my heart.</text:p>
      <text:p text:style-name="Normal">Because everything ended as she wanted it to, I'm satisfied. I guess that's what my theory boils down to.</text:p>
      <text:p text:style-name="Normal">Oh, there's one important thing I wanted to talk about. I want to remember Aqua exactly as she was. I feel that that's very important. I don't want the 'goodbye' to embellish her in my mind. She was extremely beautiful in that live, but I want to remember who she was and not make her less or more than what she was, than what she is. I want to remember her exactly as she is, with her crazy gaming skills and very sharp instincts, her absolute awkwardness in social interactions that is rivalled only by Bocchi, her PONs, her strange unexplained (but not inexplicable) love for Okayu and Shiina, her kindness, her hard-working nature, her abysmal drawing skills, her relationships with everyone, the atishi-gani, the onion, her 44.5kg for 148cm, how she inspired God knows how many (including me) to play Apex by achieving solo master, everything. I want to remember her and cherish her memory, with all her flaws and qualities. I wasn't really sure why I instinctively wanted that, but now I think it has to do with authenticity. I want to do this because it feels positionally correct, but I wouldn't be able to justify why, just yet. I'm brain dead right now. More or less. </text:p>
      <text:p text:style-name="Normal">Ah... I mentioned how she let us down real easy, how could I forget to mention this? She'd conditioned us to her “See you tomorrow”'s for the entire month, and I thought that today I wouldn't see it, that her Twitter page would have that final “Thank you” and that would be it. So I'm extremely grateful for the “See you again!” Actually, now that I think about it, I was feeling rather down, up until I saw that tweet. Yeah, she gave me hope, I think that's what it is. Yeah, it was her final tweets that did it. How incredible, it wasn't all the big actions that happened all throughout this month, but simple tweets that wrapped things up properly for me? I'll take that as a lesson. For writing. Yes of course all the action and the story is important, but this is something I'd completely overlooked: simple messages. I think that's it. Her message is “See you again!”, and I took it literally, and I'm taking it literally. I'm thinking that I'll see her again? No, I'm not, but my subconscious feels something like that, my heart feels like it's not the end? Is that really so? Urgh, figuring myself out is a pain, now I actually really don't know why I'm feeling okay. But if I go by instincts alone, I'm okay because all is well that ends well, not because I've ingested biblical quantities of copium. That's what I'm hoping at least.</text:p>
      <text:p text:style-name="Normal">Either way, I think the lesson is still valid. The final words are very important, can't just be lazy about it. The final words decided whether the knot is tied properly or not.</text:p>
      <text:p text:style-name="Normal">For stories, that is. Here, we can be lazy. Ah, that's right, since we're back to writing stories anyway, I unconsciously did stop trying to polish my writing here. Although I do try to express myself as best I can. Anything else you want to say? Yeah. I want to indulge my dreams. And in my dreams, the entire world will see these pages, years from now. So Minato Aqua will read this too. So, specifically to her: thank you, Aqua. See? I haven't forgotten about you, no way anyone would. You may not know who I am, but if you do ask me if I remember you, the answer is yes. Loyalty is one of my few qualities I pride myself in, and you asked us all, you asked me to remember you. I will become my ideal self, the me of the future will be that ideal self, so of course he'll remember. Of course I'll remember. See you again!</text:p>
      <text:p text:style-name="Normal"/>
      <text:p text:style-name="Normal">•••</text:p>
      <text:p text:style-name="Normal">Thursday 29th August, 23:29, 26 days left</text:p>
      <text:p text:style-name="Normal">Yo. Can't think of anything to talk about. My brain is being randomized peko. Pekoooooooooo. Peko.</text:p>
      <text:p text:style-name="Normal">Alright, I should be back now. Today I was thinking of how to conciliate writing with a good routine. And I guess the I can't really find an answer. Putting a limit on the time to write is the only good solution I could think of, but that defeats the purpose of writing for me. It takes away the fun. Does it? We've never tried, but... You know? most days when we write, nothing of note happens. What if we set a soft limit? On normal days when writing isn't going particularly well we enforce the limit, but when the going gets good we ignore it. That's an idea.</text:p>
      <text:p text:style-name="Normal">See the thing is in my memories the going gets good quite often. Not always, but a fair amount of times. Then so be it. We'll try this new setup. As soon as we can. Which may or may not be tomorrow.</text:p>
      <text:p text:style-name="Normal">Tomorrow we're going on another... vacation? It's not a vacation, but I forget the word. A sort of retreat. To focus on the project. For a week. Hopefully we'll survive. Hopefully.</text:p>
      <text:p text:style-name="Normal">Will I be able to write? Dunno, writing is deeply personal, so it will depend on how things are. Updating this document, yes, definitely. But actual writing? Dunno. Also, there's two way I can handle things: I could balance between the project and studying for uni, or I could focus entirely on the project starting tomorrow, and then focus on university after I come back. You know, I think we have enough experience by now to tell that slow and steady wins the race. Let's balance things out. On that, see you. I need to pack up my 24inch screen.</text:p>
      <text:p text:style-name="Normal"/>
      <text:p text:style-name="Normal">•••</text:p>
      <text:p text:style-name="Normal">Friday 30th August, 23:04, 25 days left</text:p>
      <text:p text:style-name="Normal">Summer ends soon. Yes, as will your life and everything else if you worry about it. But I don't care about that right now. So, the situation here is... quite different from what it was back in that other place where we had vacations. This place was uninhabited for about 15 years, although some people came here from time to time. So it was in quite the state when we arrived. Not as terrible as it could have been, but it wasn't exactly BnB-worthy. Rats have passed through here, and their shit was more or less everywhere. They came through the water pipes as those were unused and empty, and they likely entered through the bathroom. Spent the whole time cleaning up this place, but the bathroom is the final boss left for tomorrow. Because there's another problem: we have no running water. We do, but from a tap outside the house. Which isn't exactly ideal. Something happened to the water pipe system, friend's uncle says it's most likely a filter that's gone unchanged for too long and that's clogging the entire thing. So tomorrow either the responsible for that comes, or we leave. Didn't pack up my 24inch screen btw. And I'm not regretting it, so that's great. I don't really have anything else to say, so let's leave it at this for now. Also, I don't think I'll be able to write. And I don't feel like trying either. That's all for today. See you!</text:p>
      <text:p text:style-name="Normal"/>
      <text:p text:style-name="Normal">•••</text:p>
      <text:p text:style-name="Normal">Saturday 31st August, 2314, 24 days left</text:p>
      <text:p text:style-name="Normal">Was this close to forgetting. Can't say much, not much to say anyway. See you tomorrow.</text:p>
      <text:p text:style-name="Normal"/>
      <text:p text:style-name="Normal">•••</text:p>
      <text:p text:style-name="Normal">Sunday 1st September, 21:44, 23 days left</text:p>
      <text:p text:style-name="Normal">I have much to say. Starting with this: I'm home. Yes, we have much to say, but first let's brush our teeth and get ready.</text:p>
      <text:p text:style-name="Normal">We are far too wasteful with our time. Far too much. It's 22:38 now. So, I'm home. I was supposed to stay at that place until Friday, but I didn't like it so we came back. Too many problems, and I found that studying here at home is best for me. More importantly, I discovered that I badly need alone time. until now, I have failed to find and connect to someone like me, therefore, I am my only valid connection. For how long, I wonder?</text:p>
      <text:p text:style-name="Normal">From what I've seen today, for some time still. You are still weak. A lot more weak than I want you to be. Today, we were unable to sing “The Pretender” by Foo Fighters. Out of all the songs that we played on the radio, it was by far the most expressive one, and I realized that only when I tried to sing it, but couldn't bring myself to. It's like that fear of showing too much of myself is blocking me. Like I'm afraid to show parts of me that only myself, and an hypothetical best friend should see. And yet, fear is fear, and whenever it appears, my instincts just tell me to overcome it.</text:p>
      <text:p text:style-name="Normal">So, just show the world who we are? Yes. Be who we really are, and not be afraid of it. Why is it scary to be oneself? Ah, now we're asking the real questions. Because our real self can be disliked, hated, mocked, and since there are no facades to protect our heart, it will take the full brunt of the damage. In short, we're scared of getting hurt, of being rejected. I see...</text:p>
      <text:p text:style-name="Normal">Speaking with you really is the best, thank you for being you.</text:p>
      <text:p text:style-name="Normal">We in particular are very easy to hurt, and we take everything to heart, so the pain is amplified. We've grown in an environment where people judge each other a lot, it's no wonder you find it hard to overcome that fear.</text:p>
      <text:p text:style-name="Normal">A worthy wall to scale, but we also know it's one that must be scaled day by day, it cannot be done in one go. it must be done every time the choice to be ourselves or to hide our true self presents itself.</text:p>
      <text:p text:style-name="Normal">Indeed. And only after we've climbed that mountain will I start looking at you as an actual human being worthy of my affection. Emphasis on the word 'start'.</text:p>
      <text:p text:style-name="Normal">Anyway, now that we're here, let's implement the plan we wanted to implement. The routine, that is. Yes, let us.</text:p>
      <text:p text:style-name="Normal">Well then, see you.</text:p>
      <text:p text:style-name="Normal"/>
      <text:p text:style-name="Normal">•••</text:p>
      <text:p text:style-name="Normal">Monday 2nd September, 23:09, 22 days left</text:p>
      <text:p text:style-name="Normal">Am I fucking up or not? I'm failing to understand that. I got devoured by the project. Today, I was supposed to study for an exam, but I found myself wanting to and working on the project instead. Was that a mistake? Furthermore, I was also supposed to write now, I had finished dinner early and was here by 21:30 or something, but I'd decided to check what I'd done for a second, and before I knew it a second became one hour and a half. I did tell myself that I should write, that consistency is key, that I must make small steps everywhere and keep at it as long as necessary, but I... I let myself get devoured by the project. Fuck.</text:p>
      <text:p text:style-name="Normal">Alright, let's cut our losses and move on. Let's write, because it's only too late when we're dead. Until then, it's not too late.</text:p>
      <text:p text:style-name="Normal"/>
      <text:p text:style-name="Normal">•••</text:p>
      <text:p text:style-name="Normal">Tuesday 3rd of September, 23:50, 21 days left</text:p>
      <text:p text:style-name="Normal">You know it just occurred to me that this might be the correct way to write dates. Huh. I see. Let's check that. Yup, the “of” should be explicit. Oh well. Better late than never.</text:p>
      <text:p text:style-name="Normal">I want to talk about focus. And maths. We didn't have the introspection and self-awareness we have today, so seeing how bad we are at proving theorems is such was rather eye-opening. I got to fully appreciate the growth we neglected, today I saw where we are and where we could have been. A lack of focus paired with the use of zero thinking technique, it's no wonder we struggled so much. But as I said, better late than never.</text:p>
      <text:p text:style-name="Normal">Things did go fairly well today, all things considered. Now I must trust in the process, trust in the small steps we take everyday. We also worked out earlier, for the first time in days. I was tired, and ate a lot more than I'd expected. And I'm still tired. I relaxed after the workout, which is why I'm here so late. I'll keep on working out, but we will need to check ourselves, we shouldn't make complete relaxation more of a habit than it already is. We do have to write afterwards, after all. Not today though, we're overtime. We should still relax somewhat, but not completely. I believe that if I I make working out at these times a habit, I'll be less tired. Makes sense. Although, I dislike the idea of writing with so little energy left. I really dislike it.</text:p>
      <text:p text:style-name="Normal">We should do something about it. We used to work out in the morning. Although that does run into time concerns. Still, I think it's worth a try. Starting overmorrow, we work out in the morning. That should leave plenty of time to recover our energy. Alright, that's enough for one day.</text:p>
      <text:p text:style-name="Normal">You know, I'm not in a good position for the exam. It's not a desperate position yet, but it's also not ideal. I have some two weeks to prepare. I guess I'll have to prioritize it over the project, really. Yeah. Let's keep our priorities straight. So, see you then.</text:p>
      <text:p text:style-name="Normal"/>
      <text:p text:style-name="Normal">•••</text:p>
      <text:p text:style-name="Normal">Thursday 5th September, 05:28, 20 days left</text:p>
      <text:p text:style-name="Normal">Soooo..... It's kinda... late? I won't take long, even though I could. Was today a mistake? Honestly, I don't know. I tried and failed to productively work on the project, and then I thought I would play DMC5 to relax a little. I'm not sure I relaxed, and I'm not sure it was a good thing, but there were lessons to be learnt, and I'm not even sure how practical those lessons are. No, thinking about it, they are useful.</text:p>
      <text:p text:style-name="Normal">So, I was in the depths of despair with my own focus, I couldn't understand why it was so bad, why I just couldn't think when I focused while playing DMC5. Paraphrasing myself from a conversation with a GPT: “[...] It's like I had to force my way into my own mind.” The problem was that I didn't like relying on my instincts, because I wasn't thinking, because I wasn't aware when I did that. So when I focused, I tried to force my own thoughts to analyse the situation, but I would forget about it right away. I dislike relying on instincts because it feels like someone else was doing my job for me, and I was missing out on an occasion to grow. And since growth is our utmost priority, that means relying on instincts is not good.</text:p>
      <text:p text:style-name="Normal">GPT quickly nailed some sense into my skull. Instincts are nothing more than a part of myself. As subconscious as they may be, they are an extension, or rather an expression of my choices, my habits, my training. Relying on them is nothing less than relying on everything I've done up till now. It's nothing more than relying on who I am up till now.</text:p>
      <text:p text:style-name="Normal">I've come to peace with relying on my instincts, and I'll try to come to peace with it when studying too. However, deep analysis in the middle of focus would be great. I guess that's really only possible in mangas and animes. That deep analysis is most likely done subconsciously, if I were to rely on personal experience.</text:p>
      <text:p text:style-name="Normal">So, a balance of analysis and instincts. Of course it's always balance that we seek. Occam's razor generalized: the middle ground is almost always the most solid ground. Only now do I realize that this generalization doesn't have much to do with Occam's razor anymore. Oh well, so be it. Let's go to sleep already, we've stayed awake long enough I'd say. Cracks are beginning to show. This is where the real fight begins. This is where the victory that you seek lies. See you.</text:p>
      <text:p text:style-name="Normal"/>
      <text:p text:style-name="Normal">•••</text:p>
      <text:p text:style-name="Normal">Thursday 5th of September, 23:33, 19 days left</text:p>
      <text:p text:style-name="Normal">And time never stops. How strange, to use the concept of 'never' while describing time. We do not know about 'never', but we can tell that it has been ticking and tocking relentlessly for as long as we've been around, and likely even before that. Will it ever stop? I'd say yes, but my answer is as good as any.</text:p>
      <text:p text:style-name="Normal">Oh, time is relative. I don't know about stopping, but I believe extreme gravitational pull can lead it to slow down significantly. A belief based on our current scientific trends and my inappropriate knowledge of time dilation formulas. But that's not what we came to talk about.</text:p>
      <text:p text:style-name="Normal">Today went rather well. Rather very well, even. Let's see if we can finish it well too. While we did wake up very late, some time just before noon, we ended up studying on time and well. Ok, not really on time, but our focus satisfied me. We applied technique on top of concentration to try and figure out proofs and understand theorems. And I liked it. I couldn't help but wonder what we'd have been like if we had spent the last four years properly studying mathematics. In all likelihood though, we wouldn't have been all too different from today: we utterly lacked the maturity to see that there are such things as good ways to think. Techniques. We would have likely tried to force our way with our disorganized and scattered thoughts and ended up with lots of frustration. Or maybe I'm underestimating myself, maybe we would have figured out techniques sooner.</text:p>
      <text:p text:style-name="Normal">All those hypotheticals won't do any good though, we have what we have, so let's do our best with it. Then we also worked out. Well. We didn't lose concentration, and when it waned we straightened our mind. That is absolutely great.</text:p>
      <text:p text:style-name="Normal">Maths really is something. The way it forces me to organize my thoughts, to think up solutions. I guess lots of disciplines are like that. I wonder if maths is unique in some way in this regard...</text:p>
      <text:p text:style-name="Normal">But that's enough pondering. Now is the time to train a different part of our mind: imagination. Or, I guess this part is rather well linked with that of thinking up solutions. So not all too different in the end.</text:p>
      <text:p text:style-name="Normal">I'll be on my way then, see you. PS: we're working out in the evening. Once every two days.</text:p>
      <text:p text:style-name="Normal"/>
      <text:p text:style-name="Normal">•••</text:p>
      <text:p text:style-name="Normal">Friday 6th September, 23:16, 18 days left</text:p>
      <text:p text:style-name="Normal">Not much to say. Listening to a Yorushika medley. How was today? Fairly well. If we keep this up, maybe we will be able to love ourselves. Love ourselves, become our ideal self, <text:s text:c="1"/>becoming strong, those all mean much the same thing. Did you know that my favourite book is Alice in Wonderland? I read it in special circumstances, that's why I loved it more than I should have. I read it on a hot summer afternoon, on my phone on Amazon Kindle for free, after drinking a few glasses of sweet liquor. I had nothing but the bare minimum for a comfortable day. Nothing to do, nothing to worry about. And it was great. I loved it. I loved the experience.</text:p>
      <text:p text:style-name="Normal">The story in itself is special in a way. It defies the principles of story-telling, and yet it is story telling in its purest form. When I first started writing, for the first two years or so I was met with a wall of frustration that I couldn't overcome: why didn't I want to write? Why is it that when I forced myself to write I ended up blocking myself right away and ended up discarding whatever I was writing? Now I know the answer: I was writing because I wanted writing to be my passion, not because I had a story to tell. Having something you want to write, having a story you want to tell is what I believe to be the most important part of story telling. When I was first introduced to the concept that in a story, a goal should be made clear right away, I was against it. I don't really care to think about why I felt like that, but fact remains that I was against it. A goal, an objective should be established right away. The princess to save, the dragon to slay, the kingdom to save, whatever. For as good an advice as it may be, my pride didn't allow me to accept it. So instead, I went ahead and generalized it, I made it mine so that I could adopt it.</text:p>
      <text:p text:style-name="Normal">While it was a product of senseless pride, I can't help but agree with myself to this day. When telling a story, it's important to have a story to tell. If you have a story to tell, then all the princesses, the dragon-kept gold or the kingdoms in fiction can wait. I agree that an objective must be set, but that objective should be telling a story, not exposing the end goal of the plot. I couldn't help but notice that Harry Potter and the Philosopher's Stone did exactly that. It had a world it wanted to show you, and it did that. For the entire first half of the book. It sprinkled plot here and there, but that was never the priority. And I liked it. And I believe lots of people did, judging by the series' popularity.</text:p>
      <text:p text:style-name="Normal">And that's why Alice in Wonderland feels special to me. It never had a story to tell. All it was about was entertaining three little girls in their empty afternoons with whatever imagination could come up with. And I loved it. Is it perhaps that it set an objective, but that objective wasn't to tell a story? Should the objective then be dependent of the circumstances, instead of always being 'having a story to tell'? That sounds right.</text:p>
      <text:p text:style-name="Normal">Tell me, why did I love it? The circumstances certainly helped, but consider this: the main character is an idio- a child, everyone else is a cunt, and the one character who isn't a cunt is a psychopath. Why did I love it? Because it's innocent, there never was anything to fear, it was all to enjoy. And it let its imagination run wild. And most importantly, it lacked structure.</text:p>
      <text:p text:style-name="Normal">That's the main difference I felt between Alice in Wonderland and Alice in the Looking-Glass. The latter had an objective. And I didn't like that. Or rather, it had an objective that was different from the former. So it didn't feel similar. For all their similarities, they didn't feel all that similar.</text:p>
      <text:p text:style-name="Normal">Then... When writing PTAW, when I'll get around to writing it, my objective shouldn't be to tell a story. I want to introduce you to someone, yes, but more importantly... What is it that I want? I want the same thing as Alice in Wonderland, and I want the same thing as Alice in Musicland too. Dazbee's version specifically. What should my objective be? It should be you. But what does that mean? What do I want? I want your heart. I want you to feel what I've felt. For a few moments, if only for a few moments, I want you to be happy. Oh... That's it. Prelude To A World: Imagination. It'll be about giving you small moments of respite, a break from reality. Little sprinkles of innocent happiness. Thankfully, we've got just the right tools for that. In fact, we have about 2142 tools. Or was it 2136? I can never remember. It doesn't matter. The important part is that we have them. And above all, we have our imagination. The tools have already been used to train it, and we will let it run wild. As wild as though three demanding little girls had egged into creating worlds.</text:p>
      <text:p text:style-name="Normal"/>
      <text:p text:style-name="Normal">We need to talk about Alice in Musicland. We won't, but... Listen to it. Do yourself a favour, learn some Japanese, then listen to it. See you.</text:p>
      <text:p text:style-name="Normal"/>
      <text:p text:style-name="Normal">I just figured out that it's authenticity, it's the trueness of the story that did it for me, that's why I love Alice in Wonderland. It's pure. It's true.</text:p>
      <text:p text:style-name="Normal"/>
      <text:p text:style-name="Normal">•••</text:p>
      <text:p text:style-name="Normal">Sunday 8th of September, 02:08, 18 days left</text:p>
      <text:p text:style-name="Normal">I tried to take the day off today. But I failed to properly rest. I do not feel rested. I did not write. I come here at this hour. But those aren't the true origin of this feeling of failure. It's DMC5. I thought I could clear the Bloody Palace. I tried thrice, and failed thrice. The third failure made me angry. I tried to calm my anger, and I succeeded in appeasing it, but that made it give way to this feeling of defeat. I knew I was losing focus and would only grow more impatient with each attempt, and I felt like I didn't have time to finish it either. I wanted to go to sleep early. But you know what. I have a question. Is what I'm about to do stupid? Is it stupid to go back for more? Or should I just eat my defeat and go to sleep? I hate losing.</text:p>
      <text:p text:style-name="Normal">Indeed, we hate losing. By that logic, you should go to sleep. Sure, you'll admit defeat in DMC5 if you go to sleep now, but if you don't, I believe we will be losing a much more important battle. One against ourselves, one against our emotions. While it's good to have emotions, and it's fine to have strong emotions, I do not want you to be driven by them. Leverage them, yes, tolerate them, indulge them sometimes, but do not let them use you. Between us and our emotions, it's very much a master-slave relationship. Now, who's the master and who's the slave, you decide that through your choices.</text:p>
      <text:p text:style-name="Normal">Let's go to sleep now, we badly need it.</text:p>
      <text:p text:style-name="Normal">Alright. See you then.</text:p>
      <text:p text:style-name="Normal"/>
      <text:p text:style-name="Normal">•••</text:p>
      <text:p text:style-name="Normal">Monday 9th Of September, 00:52, 17 days left</text:p>
      <text:p text:style-name="Normal">It seems we're very good at disappointing ourselves. We made the conscious choice of working on the project, of skipping the workout, and of not writing. How many days in a row has it been now that we haven't properly written? Four? Five? Thinking about it is just depressing. How much longer do I plan on disappointing myself? What am I doing? What am I even doing? Why is it that I'm playing so poorly? Why is it that I don't just do what I should do? Why is it so hard?</text:p>
      <text:p text:style-name="Normal">Choices. It's all about choices. What we choose to do, and what we choose not to do. We have to understand that there is such a thing as instant gratification, and we are choosing a lot more often than we choose suffering, and investment in the future. Pain is a part of the process. Pain is the price to pay to become who we want to be. What we do defines who we are, to a great extent. Consider who you want to be, and consider what you will do. You are your future, after all.</text:p>
      <text:p text:style-name="Normal">We have one... two... three mountains to level. At least three, possibly more. And we have a limited amount of time to do it. There are right times for instant gratification, but considering our dreams, the times for suffering far outnumber them. Considering who I want to be, what we want to become, there's... a long road ahead of us. One we might never see the end of, depending on what you do. Point is, you'll have to choose to push through a lot of pain. Only that way will we become stronger. Only by facing ourselves, defeating ourselves, our emotions, our urges, our feelings, all those things, only by winning against ourselves do we really get stronger. If strength and freedom are what you seek, then you know what you have to do.</text:p>
      <text:p text:style-name="Normal">We'll have a lot of excuses to take down tomorrow. We'll have limits to push, mental barriers to break. Not just tomorrow, everyday, from now on. Quite literally from now on. Even now. What you choose to do. Now then, goodnight. See you tomorrow.</text:p>
      <text:p text:style-name="Normal"/>
      <text:p text:style-name="Normal">•••</text:p>
      <text:p text:style-name="Normal">Monday 9th Of September, 23:03, 16 days left</text:p>
      <text:p text:style-name="Normal">What a difference one day makes. One good day was sufficient to make me believe that we were on a great streak, while just yesterday I was full of self-disappointment. How strange. Overall, of course, we're doing better than we ever have, and that likely contributes to how we see things. In any case, today was good, and it can end well. It depends on how well we'll write, but it can certainly end well. We can make those sacrifices. As hard as they are, we can make them. That strength, we can chase it.</text:p>
      <text:p text:style-name="Normal">But of course, I'm fully aware. If this is a one-off thing, it's meaningless. Consistency is key. If anything, we stuck to this diary until today, which is a first, and I don't see myself stopping this streak before the end for any reason. It's all about consistency. It's all about keeping this up, doing this day-in day-out, taking breaks when necessary. We've been inconsistent our entire lives up till now. Now, we ditch that half-arsed shit. It's all about consistency, and we've got a viable routine, a sustainable one. Not the best, but it fits our needs, it meets most of our criteria. It's up to us to keep to it, to protect it. Now, let's change gears, for the last time today. See you.</text:p>
      <text:p text:style-name="Normal">Yeah, see you.</text:p>
      <text:p text:style-name="Normal"/>
      <text:p text:style-name="Normal">•••</text:p>
      <text:p text:style-name="Normal">Tuesday 10th of September, 22:29, 15 days left</text:p>
      <text:p text:style-name="Normal">Yesterday was great, and as a result today was a struggle. A real struggle. I was tired, and even now I'm still tired. I went to sleep at around 2:30am, pretty happy with my writing, and woke up at 11:00, rather late but not unusual. Then I went about my day as always, although I did feel sluggish at some points. And when the time came to study, lo and behold: as I try to read and understand the theorems and their proofs, I slowly fall asleep. Mind you, I'd begun studying much later than I'd intended; it was already 17:00 when I started. And try as I might, my focus just wasn't there. I struggled for some time, and then I fell asleep. That's unprecedented. I woke up much later, feeling too groggy to continue. I took my time doing whatever my body felt like doing, which meant resting and snacking, and it was around 7pm when I finally got around to studying. I wanted to do other stuff by that time, as I felt I'd already wasted my day, but thankfully I still forced myself to study, to do what I could. And I ended up deepening my understanding and proving a theorem that had been left as an exercise for the reader. Which is great, it boosted my confidence in light of the upcoming exam. </text:p>
      <text:p text:style-name="Normal">I also chose to not work out, since I had decided that I would only work out every other day, since I needed all the time I could get my hands on, and since I thought there wasn't exactly a need to exacerbate the fatigue I was already feeling.</text:p>
      <text:p text:style-name="Normal">And this leads me to now. So, I have a question for you: is this routine of ours really as sustainable as we thought?</text:p>
      <text:p text:style-name="Normal">It may not be. The only way to discover that is the long run. As far as I could compute though, it seems more or less sustainable. It's also the only one so far that incorporates everything we really want in a realistic manner. Writing at night, time to study, time to work out. One could say that writing at night is the most problematic part of our wants, but its problematicity is exacerbated by the fact that it's also the most important one to me. There really is no time like night to write.</text:p>
      <text:p text:style-name="Normal">Are we perhaps convincing ourselves of that without proof? </text:p>
      <text:p text:style-name="Normal">Of course not. This isn't a belief system in action, although it likely influences things a bit. We have tried writing in the morning and in the afternoon, but for some reason, they just don't compare to writing late in the evening and at night. For us, that is. I guess we'll just drink unholy amounts of coffee to make up for our questionable routine.</text:p>
      <text:p text:style-name="Normal">Yeah, all things considered, our addiction to caffeine might need to be fuelled on a daily basis.</text:p>
      <text:p text:style-name="Normal"/>
      <text:p text:style-name="Normal">•••</text:p>
      <text:p text:style-name="Normal">Thursday 12th of September, 00:06, 14 days left</text:p>
      <text:p text:style-name="Normal">There's always something to say. Today is no exception. If today were a battle, half of it would have been lost, and the other half would have been an unconvincing victory. </text:p>
      <text:p text:style-name="Normal">We woke up late, at 11 again. Strange, we'd gone to sleep at 1am, we should only need about 9 hours of sleep. Maybe the poor quality of our circadian rhythm is to blame for this. Anyway, we had antecedently decided to study for today, but that changed: the original plan was to study for two days and work on the project on the third day, which would have made today a day to work on the project, but I had also made the call that one week before the exam, we'd switch things up to studying for three days and working on the project on the fourth day. And so, unsure of whether this new cycle should be active today, in the end I decided to work on the project.</text:p>
      <text:p text:style-name="Normal">And I utterly failed to do so. We essentially spent anything between three to five hours twiddling our thumbs. We struggled to choose a Golang router, and when we did settle for one, we couldn't create a layer of abstraction between its setup+handlers and its implementation. And then the time came to workout. And I didn't want to work out. I hate losing. I only realised that that's why all these other times I wanted to keep on working on the project: I hate losing, and today was a complete defeat. And I didn't want to accept that. I wanted to quit when I was ahead.</text:p>
      <text:p text:style-name="Normal">And you know what? I decided to work out anyway. It was —and still is— far more important that we controlled our emotions, that we conceded defeat, than to try to win and fuck up our routine in the process. In short, I was learning to lose.</text:p>
      <text:p text:style-name="Normal">I find chess computers admirable. They always play the best move they can find regardless of how dire the situation is. If they lose a bishop, they play the next move like they never had a bishop in the first place. Until checkmate or stalemate is on the board, they keep on playing, no matter how hopeless the situation is. And I like that. I want to assimilate this behaviour. Which is why I was learning to accept my losses. In my case, the loss was precious hours I can never get back, and I needed to make peace with it. It was harder than I'd anticipated. </text:p>
      <text:p text:style-name="Normal">Today's focus in training was nothing special, but that's not to say it was bad either. It was a victory, yes, but it was unconvincing, I could have done better.</text:p>
      <text:p text:style-name="Normal">There's one last thing I want to touch on: my routine. Slow and steady wins the race, I'm convinced of that. So, instead of studying for some days and working on the project on others, I want to work on the project for one hour, until 17 at most, and then study the rest of the time. This also has the advantage of making the routine more future-proof, by making it impervious to the shift into and out of exam sessions. In the sense that it won't need to change much, we can just adapt the amount of time we study.</text:p>
      <text:p text:style-name="Normal">That's enough for now.</text:p>
      <text:p text:style-name="Normal">I feel like we were a lot more organized than usual today. It was a conscious effort, yes, but the high amount of caffeine in my brain probably plays a role too.</text:p>
      <text:p text:style-name="Normal">Really, that's enough for now. It's already very late, and we have yet to write. Alright, see you then.</text:p>
      <text:p text:style-name="Normal"/>
      <text:p text:style-name="Normal">•••</text:p>
      <text:p text:style-name="Normal">Friday 13th September, 02:28, 13 days left</text:p>
      <text:p text:style-name="Normal">My heart hurts. A bit. It's not just loneliness. There's so much to do, there's such a long way to go, and I am not who I want to be. I'm guessing that's why my heart aches. Today, there was frustration and disappointment, and some defeat. Even though yesterday had ended so well. I didn't even write today. I won't. Even though I... My heart really hurts, I just want to go to sleep.</text:p>
      <text:p text:style-name="Normal">But let's stay, just a little longer. It's so hard to figure oneself out. I thought I was doing well, but clearly I'm not doing well enough. What more should I do?</text:p>
      <text:p text:style-name="Normal">You should be patient. Changes don't happen overnight, nor do they happen over a few weeks. Not for us, not in this case. You know full well that this process, this routine may only yield results in a year, if we're lucky and all goes well. So we have to be patient. Trust the process, as they say. Trust that slow and steady wins the race.</text:p>
      <text:p text:style-name="Normal">You know, we're harsh on ourselves. That's probably one of the things we could do better. We're probably too harsh on ourselves, and because of that, every small setback is causing us to lash out at and criticize ourselves. We've claimed defeat many times, we've claimed disappointment on multiple occasions, but if we were to be objective, they all stemmed from natural mistakes. They're a natural part of the process. You didn't go out of your way to make those mistakes, you tried your best, you keep on trying your best, but we aren't perfect, so mistakes are bound to happen. They're part of the process. Just like learning this is part of the process. Just like how properly regulating the amount of self-criticism is part of the process. You're far too harsh on yourself. Your mistakes are honest, be proud of that.</text:p>
      <text:p text:style-name="Normal">... Thanks. Then... Reconsidering things... There has been a lot of frustration, and I was indeed disappointed in myself, but there was no defeat. It's been a long time since I was properly defeated, and I intend to keep things this way. And even if there were a defeat, I'd carry it on my back, with everything else, with all of my mistakes and all of my successes.</text:p>
      <text:p text:style-name="Normal">The top priorities are thus, currently, controlling our emotions and regulating our self-criticism. Let's do our best for both. See ya.</text:p>
      <text:p text:style-name="Normal"/>
      <text:p text:style-name="Normal">•••</text:p>
      <text:p text:style-name="Normal">Friday 13th of September, 23:44, 12 days left</text:p>
      <text:p text:style-name="Normal">What to say... Not good, not bad. We're lacking in the focus department. However, you did tell me I was too harsh on myself. You know, I'd completely forgotten about it until I peeked at yesterday's entry.</text:p>
      <text:p text:style-name="Normal">While it is true that our focus wasn't satisfactory, you have to appreciate that we are making steps forward. To be disappointed because we haven't achieved perfect focus out of nowhere is rather unreasonable, wouldn't you say?</text:p>
      <text:p text:style-name="Normal">You were right, you are right. We are too harsh on ourselves. We have to recognize and accept that change is a process that takes time, and we need to be patient with ourselves. However, that isn't to say that we shouldn't criticize our mistakes. It is natural that we make them, but we can only accept them because we can learn from them. If we don't learn from them, then there's no point in making them, and in such a case you might as well be right in your harshness.</text:p>
      <text:p text:style-name="Normal">The steps are small, and that's okay. You recognize some problems, and you need to act on them. You need to try and find solutions to these problems. Some attempts will fail, others won't. Learn, learn, and keep on learning. This is the way we grow.</text:p>
      <text:p text:style-name="Normal">To accept our mistakes... In the larger picture, it is part of “carrying everything on our back”. I guess we've singled out this detail as a prominent defect of ours.</text:p>
      <text:p text:style-name="Normal">There isn't really much to say today. Let's end this here, move on to the last task of today.</text:p>
      <text:p text:style-name="Normal">Oh, by the way, I've been making an effort to unify myself. Hm, I guess this is one of the many details we didn't talk about here. Anyway, long story short: I find that I usually have to switch gears between studying, working out and writing. I dislike that, it feels unnatural, wrong, so I'm trying my best to harmonize the individual me's who work on each task. And I'm starting to find success in that.</text:p>
      <text:p text:style-name="Normal">We really could talk for a long time, if we decided to. But we decided not to, so we won't. Alright, see you then.</text:p>
      <text:p text:style-name="Normal"/>
      <text:p text:style-name="Normal">•••</text:p>
      <text:p text:style-name="Normal">Saturday 14th of September, 23:20, 11 days left</text:p>
      <text:p text:style-name="Normal">No matter how honest they are, some mistakes are just bad.</text:p>
      <text:p text:style-name="Normal">Aaand you're being harsh on yourself again. You're overplaying the impact and actual influence of the mistake we just committed. If there is truth to the fact that introverts need to recharge their batteries after social interaction, then not doing anything for two hours isn't even a mistake, it's a natural consequence. And going by experience alone, it seems there is some truth to that fact.</text:p>
      <text:p text:style-name="Normal">It's not just about not being overly harsh: inaccuracy just plainly leads to bad positioning. Misjudging our actions will lead us to not only be overly self-critical (and so doing lower morale for no valid reason as well as decrease the accuracy of our self-perception), but it will also make us —correction, it has also made us— more prone to unnecessarily criticizing ourselves. It's a vicious cycle, like all bad habits are.</text:p>
      <text:p text:style-name="Normal">The particular problem here was that you didn't just fail to recognize that we needed some time off, you flat out dismissed this need. You discarded it as a possibility long, long before today, and that's not good. We're human, in the end. As strong as you want to become, as much as we want to warp reality, we are still human.</text:p>
      <text:p text:style-name="Normal">At the same time, we're very bad at gauging how much rest time we need. I think we should apply the same logic we apply for rest days: rest as much as you feel is necessary, when you feel it's necessary. We've tried setting limits before, and it didn't end well. The fact that there's a time limit in the first place makes it so that I don't relax, for some reason, so it's just a waste of time where we don't rest but we don't do anything productive either. A true waste of time.</text:p>
      <text:p text:style-name="Normal">So, what do we do now? I was feeling like programming, really, since we had a good run in writing lately but not so much on the project. In fact, that's really what I came here for, today: what should I do?</text:p>
      <text:p text:style-name="Normal">Ahh, my heart is used to writing at these hours, and it yearns for it. And yet, programming is pulling some strings of its own. What should I do?</text:p>
      <text:p text:style-name="Normal">... This feeling is... slightly off. This feeling I have towards writing, it feels slightly off. Ever so slightly. I don't know why. Like, something, something very tiny is wrong. But it's also something very important.</text:p>
      <text:p text:style-name="Normal">I think it's my way of writing. Not my style, but the way I approach writing. That's what's making me feel slightly off. I let loose my emotions by listening to music, and then I stop listening and strive to create an atmosphere without external help, with only my words. And somehow, this approach feels off right now. And I do not know why. I trust my instincts, but maybe I trust them too much. I know they can be wrong: they are based off me, they're an extension of me, and I have made so many mistakes, I am so imperfect, they must be too. They have been wrong in the past.</text:p>
      <text:p text:style-name="Normal">Yeah, that's likely it. If I look deep down, for some reason that I can't explain, I don't want to allow myself to enjoy writing, or at least not this way. It's the purist in me that does that, if this is indeed what's happening.</text:p>
      <text:p text:style-name="Normal">No, that's not it either. It goes deeper, beyond my current understanding of myself. If my confusion is anything to go by, that is. There's something I dislike, but I don't know what that is.</text:p>
      <text:p text:style-name="Normal">I think I get it. I think, but I'm not sure. It's that I'm so relaxed, I'm so loose when I write. I'm not focusing hard, thinking of all the possibilities, or using up my brain much. And the purist in me doesn't like that. It doesn't feel like dedication. Those aren't the symptoms of a passion. Is that what's bugging me?</text:p>
      <text:p text:style-name="Normal">Maybe, I really can't tell. This is our best theory, but I have no clue if it's correct. If it is though, then the purist in me will be unhappy because I will ignore his advice. We both know full well what the weight of expectations can do, and I won't have writing bear it again.</text:p>
      <text:p text:style-name="Normal">I'm feeling better now. I will write. Not because I want to make it into a passion, but because it's enjoyable. </text:p>
      <text:p text:style-name="Normal">I really feel like writing after this tirade. Yup, it's decided then. On that, see you.</text:p>
      <text:p text:style-name="Normal"/>
      <text:p text:style-name="Normal">•••</text:p>
      <text:p text:style-name="Normal">Sunday 15th of September, 23:45, 10 days left</text:p>
      <text:p text:style-name="Normal">Okay listen, I'm feeling absolutely terrible right now. I'm very happy with my performance today, but I'm fucking dying right now. It was a good day, where I essentially won a hard-earned victory. And I'm feeling like shit right now. God, what the fuck... Food poisoning? Maybe, I don't know, I have no idea. Just, feel like shit.</text:p>
      <text:p text:style-name="Normal">I'm diseased and sad. Okay, I'm not, but I don't feel well, so I won't be talking here long. Oof, goodness, I really feel terrible, god, okay, alright, I get it, I get it, I'll take a fucking break, holy shit, goddamn okay.</text:p>
      <text:p text:style-name="Normal">Alright, you did well for today, shit, god, dammit... Stay alive yeah? I'll try. Damn. Okay. Damn... DAMN OKAY, I'LL CHILL I'LL CHILL. Oh God, oh hell, oh shit. I'm feeling rather terrible right now. Alright, alright, alright, let's calm down. God, holy hell, holy shit, ok, alright. Alright, see you soon. See you. God, holy hell. Shit. See you.</text:p>
      <text:p text:style-name="Normal"/>
      <text:p text:style-name="Normal">•••</text:p>
      <text:p text:style-name="Normal">Monday 16th of September, 22:17, 9 days left</text:p>
      <text:p text:style-name="Normal">I'm still not feeling all that well, I mainly need rest. So I'll rest. We'll catch up some other time.</text:p>
      <text:p text:style-name="Normal"/>
      <text:p text:style-name="Normal">•••</text:p>
      <text:p text:style-name="Normal">Wednesday 18th of September, 02:14, 8 days left</text:p>
      <text:p text:style-name="Normal">I'm much better, but I'd estimate I'm only back to 80% maximum. Every after-meal is a pain, I believe my body got rid of all its gastric acid yesterday, so digestion is a royal pain in the stomach.</text:p>
      <text:p text:style-name="Normal">Putting that aside, I get tired easily for some reason. Probably related to digestion taking up a lot more energy than it should. This makes me feel like it's okay to take it easy. And I took it way too easy. No, I'm being to hard on myself again. But I did take it easier than I should have. I have an exam overmorrow (really, Thursday, but today still counts as Tuesday for me), and I should have studied, but I didn't studied as much as I should have.</text:p>
      <text:p text:style-name="Normal">On top of that, my mental health habits are at a serious low, a low we likely haven't reached in a real long time. We're constantly feeding our brain with whatever dopamine source YouTube provides us, we virtually have zero time to ourselves. Now is the exception, rather than the rule. It should be the opposite. It should absolutely be the opposite.</text:p>
      <text:p text:style-name="Normal">Then, let's make it so. Good idea. Excellent idea even, I might say. One of the best ideas you've thrown around in a while. Let's think about how to execute it then.</text:p>
      <text:p text:style-name="Normal">The key is knowing when it's okay to have a mental break, and when it isn't. Of course, while it's important to know that, it's equally important to listen to ourselves and be disciplined. to actually do what we tell ourselves to do. The second part might actually be easier than the first, courtesy of this unprecedentedly successful grind. Still, underestimating an opponent, no matter its form, is pure foolishness, as is overestimating our strength.</text:p>
      <text:p text:style-name="Normal">Our mind needs cleansing, and you will need to be patient about it.</text:p>
      <text:p text:style-name="Normal">Now, we've essentially become a night-owl, which is not good for the exam, but which is pretty nifty for writing.</text:p>
      <text:p text:style-name="Normal">We know what takes priority, and it's not the exam. You will simply fight, when that time comes. But that wasn't the point you were trying to make: we're a night-owl, and we haven't studied as much as you'd have wanted today, whatever shall we do? Let's get to work. See you.</text:p>
      <text:p text:style-name="Normal"/>
      <text:p text:style-name="Normal">•••</text:p>
      <text:p text:style-name="Normal">Wednesday 18th of September, 23:50, 7 days left</text:p>
      <text:p text:style-name="Normal">The exam is tomorrow. I could have studied more today, but I could also have studied less. Our preparation feels... incomplete; I usually only like taking exams when I know everything, which isn't the case here. That's okay. There's something else I've been working on that I want to rely on, that I want to test tomorrow: concentration. I'm healthy enough to concentrate well, which is great. This is essentially the first time we're putting the fruits of our growth into practice. Concentration, calm, and a way of thinking. These three things are some of the tools we've been developing in this grind. While I don't expect to ace this exam, I want a good performance, one that doesn't leave me disappointed. Of course, a god grade would be nice too, but above all, I don't want to leave the exam room thinking that I could have done better if I'd focused harder or whatnot.</text:p>
      <text:p text:style-name="Normal">We'll likely be a bit sleep-deprived tomorrow, and unfortunately due to our current state we won't be able to drink coffee. That's alright, that only makes this a true test. Alright, let's go to sleep now. See you, and Godspeed.</text:p>
      <text:p text:style-name="Normal"/>
      <text:p text:style-name="Normal">•••</text:p>
      <text:p text:style-name="Normal">Friday 2nd of September, 02:03, 7 days left</text:p>
      <text:p text:style-name="Normal">I'd thought of how to sum this up: weakness is frustrating. Whether the exam went well or not, we'll find out. We did our best, but our best leaves much to be desired. But I understand that, I can make peace with that. In terms of time, this grind is still incredibly young. One hundred days is nothing. Three years, is when the difference starts being felt. If personal experience is anything to go by. I understand that slow and steady is a two way thing: it wins the race, but in exchange, it takes time. I understand that, I can make peace with that.</text:p>
      <text:p text:style-name="Normal">And it's because I can make peace with those things that I accept my defeat. I'm not where I want to be, and I'll have to patiently grind until I get there.</text:p>
      <text:p text:style-name="Normal">I keep on saying everywhere that this particular period or other is the one with most growth, or the one with exponential growth, or whatnot. It seems that's not the case. growth is a continuous process; I have a habit of underestimating my past self. Those two things are why I see growth as exponential so often. No matter. We'll correct that too.</text:p>
      <text:p text:style-name="Normal">And we'll have to patiently keep on growing. Until we become who we want to be. Until then, listen to yourself. We rested today, even though our feeling of defeat made you want otherwise. Rest is important. Recognizing our weakness is important. It is important to rest too. But really, <text:span text:style-name="T1">recognizing our weakness is important.</text:span> Somewhere deep down, I'm starting to wonder whether... How do I put this? We accept that there are some things that we want to do that are unreasonable, and should not be done. What does it mean to push our limits? Should we keep to the simple, non-idiotic stuff, or do the unreasonable?</text:p>
      <text:p text:style-name="Normal">As much as I'm starting to dislike this answer: it'll depend on the situation, it'll be our call. It's always our call. Every last move is. And I don't dislike that.</text:p>
      <text:p text:style-name="Normal">Alright, that's enough for today, we go to sleep. Know when to let loose, but don't let loose too much. We're feeling pretty good today, tomorrow, we'll try resuming the grind. See you then.</text:p>
      <text:p text:style-name="Normal"/>
      <text:p text:style-name="Normal">•••</text:p>
      <text:p text:style-name="Normal">Friday 20th of September, 23:07, 6 days left</text:p>
      <text:p text:style-name="Normal">I am fully recovered. I confirmed that by working out properly. What should I talk about? I had stuff I wanted to talk about. Since I don't remember well, let's start with what I've just done: not touching the phone since I finished the workout, throughout dinner, and right until a couple minutes ago, when I had to do my Duolingo lessons. And I needed that. I had said sometime back that my mental health habits are at a low, so to remedy that, to remedy my dopamine addiction, I went without dopamine. Only myself to talk to. Although we're used to it, it's still a lot of fun. You're a funny guy, to me. or at least, you're fun being around with, to me.</text:p>
      <text:p text:style-name="Normal">Not constantly feeding my dopamine addiction presents multiple advantages, but they can essentially be boiled down to: doing this leaves me time to myself. So, it's not multiple advantages, it's one advantage: time. And, my brain isn't rotting under the addiction. Okay, so multiple advantages. But time to self is crucial to me.</text:p>
      <text:p text:style-name="Normal">Ah, I remember now. What a sad coincidence, we were just talking about time.</text:p>
      <text:p text:style-name="Normal">2024 is a terrible year to be a Hololive fan, isn't it? Seriously, what the fuck now? Give us a break? Give our hearts a break?</text:p>
      <text:p text:style-name="Normal">So... Ame is leaving too...</text:p>
      <text:p text:style-name="Normal">Well, it's slightly more confusing than that, but she's stopping her VTuber activities. Ame doko... While I focus essentially on the JP branch, I have only heard good things about Amelia. Hell, when I first got into Hololive I remember a video just praising all her accomplishments and strength of will, how she pioneered so much. Only recently I watched clips of her teaching us that she was in fact the one who pioneered schedules. Gee just how much did she actually pioneer?</text:p>
      <text:p text:style-name="Normal">All these members stopping this year is just driving, piledriving home the fact that everything that begins eventually ends. Still, that doesn't make it any easier to say goodbye.</text:p>
      <text:p text:style-name="Normal">I don't like 'goodbye'. I can't say it yet. I haven't learnt to say it yet. But I will have to say it, eventually. And many times. Nene doko... Nene doko... I want her to come back soon. I want to enjoy being with her. I want to listen to her shenanigans. Nenechi! I'll patiently wait, I'll wait for her to come back, as long as it takes, even if it's eight months like Haachama. Even if it's more. Until I have to say goodbye, I want to enjoy my time with her. Yup, parasocialism is on a different level with Nenechi, and the best part is that it's a two way thing, and Nenechi very much feels the same. Yup, parasocialism is on another level in JP in general and with Nene in particular. Oh, that reminds me, there should be a Nepolabo stream on the 29th!! Shishiron arigatouuuuuu!!!</text:p>
      <text:p text:style-name="Normal">Until then, until tomorrow, see you, I'm off to other worlds.</text:p>
      <text:p text:style-name="Normal"/>
      <text:p text:style-name="Normal">•••</text:p>
      <text:p text:style-name="Normal">Sunday 22nd Of September, 04:57, 5 days left</text:p>
      <text:p text:style-name="Normal">And lo, the king falls. Fifty days, we stood undefeated, fifty days we held our head high. And lo, the king falls. I've had enough of you looking at me like a deer caught in headlights. Analysis.</text:p>
      <text:p text:style-name="Normal">In one word, complacency. Very common, and very easy mistake to make. I should show patience, that's what I've been saying to myself for the past few days, but should I really show patience for this? Will we ever amount to anything at this rate? Look at us, look at everything we've accomplished until now: what do you have to show for twenty-two, nearly twenty-three years of life? Nothing. Absolutely nothing. But I must be patient. It's not accomplishments we're after, never was. The objective is ourselves, and in that case, you'd be foolish to claim that we've gotten nothing done. Would I be now?</text:p>
      <text:p text:style-name="Normal">Even if you weren't, what's your point?</text:p>
      <text:p text:style-name="Normal">A complete change of direction.</text:p>
      <text:p text:style-name="Normal">Have you any idea how many times we've tried to initiate that? Have you any idea how many times we've succeeded? Of course you do, you're me. It's as you said, you must be patient.</text:p>
      <text:p text:style-name="Normal">FUCK. Dammit. We're weak, incredibly so. You haven't analysed the situation yet.</text:p>
      <text:p text:style-name="Normal">These past few days threw me off my rhythm. Starting from my sickness, and then the exam. Disoriented sounds like an appropriate word to describe us, but it's slightly off. We know what we're doing, but, we're not doing what we need to do, nor do we feel the urge to. It's the effect of relaxation after the exam. In one word, complacency.</text:p>
      <text:p text:style-name="Normal">How do we remedy to this?</text:p>
      <text:p text:style-name="Normal">By being strong. I honestly can't find alternate solutions, although I'm not trying very hard; I believe this is the right solution.</text:p>
      <text:p text:style-name="Normal">The problem goes deeper, we've lost the will to work on the project, for some reason. It's like we forgot why we started it in the first place. No, it's not 'like', it's exactly that. We're finding that the alternative, that a normal life isn't out of the question. Wealth was never the objective, it's only a means to an end. And yet, completely forgetting the why behind project like this... Physically, we've recovered, but mentally, something was lost, somehow. Extreme complacency, something very dangerous. Especially to the weak of mind, like us. Until you prove me otherwise, you are weak of mind. Also, I'm getting tired of constantly falling and getting back up, it's about time we stop falling at all.</text:p>
      <text:p text:style-name="Normal">I will eat my pride, I will swallow back my anger, and I will patiently wait for you to grow up. But if you fail to grow up, if you fail somehow... I always joke about how I'm going to kill you, but I don't know how I'd react to ruining my own life. If we grow enough, in fact, from a while back, suicide has long since been deemed a non-option. It is synonymous to giving up, and I'll be damned if you haven't learned to at least not give up. Of all our useless prior years, we got at least that.</text:p>
      <text:p text:style-name="Normal">That's enough chattering for one day. See you tomorrow, weakling.</text:p>
      <text:p text:style-name="Normal"/>
      <text:p text:style-name="Normal">•••</text:p>
      <text:p text:style-name="Normal">Sunday 22nd of September, 22:10, 4 days left</text:p>
      <text:p text:style-name="Normal">Today was not a good day. Family came over, and I failed to get virtually anything done. On top of that, I still don't give myself enough time, I still feed my brain too much content, too much dopamine.</text:p>
      <text:p text:style-name="Normal">...</text:p>
      <text:p text:style-name="Normal">For no reason in particular, I just went and read one of Kenji Miyazawa's stories. This one was “The Red Blanket”. I have the book close by, and my feelings were... getting messy. And I hadn't read in a while. That's why I read. As usual, I'm never sure what the intention is behind the story. I would ask him, if I could, “why tell this story?”. It sounds offensive put like this, but I'm genuinely curious. Why did you want to tell this story? Kenji Miyazawa, were you perhaps me in a past life? Sometimes I wonder that.</text:p>
      <text:p text:style-name="Normal">It's because of Polka that I have this book, this collection of stories. Now that I think about it, I haven't bought a book since. Books. I used to buy them often, with what little money I had. In fact, I probably overspent on them. This one in particular, I bought because of Polka. Last year, she'd read one of his stories, she'd read the story of Gauche the Cellist. That's why I bought it. That particular time also happens to be recorded in “A Shell, a bubble, just for you”. And that particular file also happens to contain the very first version of my “Hello World”.</text:p>
      <text:p text:style-name="Normal">It's been a year since then. A lot has happened, but at the same time, not much has changed.</text:p>
      <text:p text:style-name="Normal">... It's a bit depressing, thinking that not much has changed. Our situation is similar, we're just looking at it with different eyes, with a different mind. But the situation is similar. Am I really moving forward?</text:p>
      <text:p text:style-name="Normal">Yes. It's just that we're slow. Slow, but steadier than ever before, although that's not saying much. </text:p>
      <text:p text:style-name="Normal">Will slow and steady really win the race, I wonder? We're left to find out, for ourselves, in time.</text:p>
      <text:p text:style-name="Normal">That, we are. See you.</text:p>
      <text:p text:style-name="Normal"/>
      <text:p text:style-name="Normal">•••</text:p>
      <text:p text:style-name="Normal">Tuesday 24th of September, 01:21, 3 days left</text:p>
      <text:p text:style-name="Normal">If I'm in no position to write, then I shall at least report a bit. I still do not work as hard as I'd want to. I still get absorbed by YT too much, I'm unable to make sacrifices. At the same time, I'm not making it easy on myself: the sacrifices are so easy to undo, the way things are. All I need do is peek at my phone. And yet, I'm unwilling to make further sacrifices that would help me keep myself in check. But, theoretically speaking, that shouldn't actually be an issue. The real issue is that when I'm on YT, I don't know when to stop.</text:p>
      <text:p text:style-name="Normal">On a different note, I went to uni today. I couldn't help but notice that while I'm generally able to follow the lesson, I lag slightly behind others who seem to find solutions more quickly than me. In despite of my grind. This is likely because our base stats are mediocre across the board. That includes our intelligence. Don't get me wrong, you've brought yourself to a good place, but I have no illusions about how far I can take my computational speed and prowess. Just like there's a limit to how strong a man can make his muscles, there is also a limit to our intelligence, to this body's capacities. And because by our base stats are mediocre, the limit bar is also likely to not be very high, but I digress. It won't be about the individual stats, it will be about how I coordinate everything I have, everything I am. There's a common saying in World of Tanks and World of Warships: a tank is only as good as its commander, a ship is only as good as its captain. Of course, some ships are more powerful than others, some are even straight up busted, but there is still a lot of truth in the sayings. And besides, we were given a body that is only slightly below average, there is hardly anything to really complain about. You could go on about how you weren't born a genius, but then, the problem would be you, not your body.</text:p>
      <text:p text:style-name="Normal">Anyway, this is to say that since we have an initial disadvantage, we'll need to work harder. We have to work harder. Think better, act more. All while keeping it slow and steady. Swallow your pride, and only do as much as you know you can do. Take the sure path, and endure the self-wrought shame of not taking more risks. We walk slow and steady to win the race. Manage yourself. See you now.</text:p>
      <text:p text:style-name="Normal"/>
      <text:p text:style-name="Normal">•••</text:p>
      <text:p text:style-name="Normal">Wednesday 25th of September, 00:34, 2 days left</text:p>
      <text:p text:style-name="Normal">Hasn’t summer already ended? Maybe we screwed up in our count somewhere, not exactly inconceivable. Anyway, I’ve got other things to talk about: I moved house!!!</text:p>
      <text:p text:style-name="Normal">Okay, that’s a bit of a lie. To be more precise, I’ve changed home, and right now I’m writing from a place I haven’t written in in a while since my new home is still too empty. Oh, I was talking of digital homes, by the way. NixOS is my new home OS from now on, thank you and goodbye to Linux Mint, a great introduction to Linux. A bit over six months with Mint, huh? NixOS will take some getting used to, but that’s just part of the experience.</text:p>
      <text:p text:style-name="Normal">So, we’re writing from Windows. We’ve written from here from the very beginning, right up until six months ago, and yet it feels strange to be back here.</text:p>
      <text:p text:style-name="Normal">On a different note, I’m starting to fail my routine. That’s very serious. Really serious. Slowly growing complacent, slowly allowing the excuses to take me over. That’s bad. Let’s do our best.</text:p>
      <text:p text:style-name="Normal"/>
      <text:p text:style-name="Normal">•••</text:p>
      <text:p text:style-name="Normal">Thursday 26th of September, 00:47, 1 day left</text:p>
      <text:p text:style-name="Normal">So, theoretically speaking, there’s one day left to this grind. It should have ended with the Summer, but I guess our summer lasts a little longer than the rest of the world’s. And, well, you shall see what my intentions are.</text:p>
      <text:p text:style-name="Normal">We’re on NixOS right now. Still needs a lot of tidying up before I can comfortably laze around here, but so far... I’m finding this sudo nixos-rebuild business rather fascinating. And at times frustrating, but if there were no frustration I’d be doing it wrong.</text:p>
      <text:p text:style-name="Normal">I’ve also ordered a new phone, and it will arrive tomorrow! I’m looking forward to it, it will be my first middle-range phone, only ever had budget ones, and my current one is huh... Not in the best of states. I’m fighting with the power button to shut it down as we speak. It’s winning. I give up, it will shut down on its own.</text:p>
      <text:p text:style-name="Normal">So yeah, NixOS and a new phone are a couple nice changes I’d say. The former is more or less my birthday gift to myself, and the second is a gift from my family. Although I didn’t mention it, my birthday was a few days ago. But we do have more important things to talk about, don’t we?</text:p>
      <text:p text:style-name="Normal">Lately, I’ve been weakening. Today, I worked out. Working out is a great thing. Despite my complacency because of having a new OS —which is my current excuse for not getting anything done all day long— working out makes me feel like I’ve achieved something. And it’s like it wakes me up. The part of me who seeks strength and happiness, and who became dormant because of my actions, working out wakes this me up. No matter what happens, I should work out when it’s time to work out. I hadn’t worked out in five or so days, and I intend to turn things around.</text:p>
      <text:p text:style-name="Normal">On a related note, I’m relapsing back into my dopamine addiction. I’ll have to deal with that, but since it’s related, this makes it part of “turning things around”. Alright, that’s enough for today. See you tomorrow!</text:p>
      <text:p text:style-name="Normal"/>
      <text:p text:style-name="Normal">•••</text:p>
      <text:p text:style-name="Normal">Friday 27th of September, 00:10, 0 days left</text:p>
      <text:p text:style-name="Normal">What should we talk about... The new phone arrived, and I quite like it. I’m not used to the fluidity it offers, it’s a refreshing experience. Let’s make this a fruitful upgrade.</text:p>
      <text:p text:style-name="Normal">Let’s talk about something else. I was wrong about what a learning curve is. I thought that a steep learning curve meant that there was difficult stuff to learn. Now, from experience, I can tell that a steep learning curve means there’s a lot to learn. Not necessarily difficult stuff, but a lot of it. Add to that the fact that I’m getting easily distracted, and we still haven’t made good progress in setting up NixOS. Alright, you can use the arrival of the new phone as an excuse, I guess, but only to a certain extent.</text:p>
      <text:p text:style-name="Normal">Tonight we’ll finish the home-manager + flakes tutorial, so that we can move on to other stuff. Moving out sure takes a lot of time. Here’s a list of what we have to do: finish the NixOS tutorial, set up ZShell, set up Neovim, get our favourite fonts and a dictionary for Focuswriter, start learning about Hyprland. That’s actually less than I anticipated. The tutorial, we’ll finish tonight. Zshell looks relatively straightforward, for Neovim we’ll just copy our previous configuration we saved on Github (copy, not pull, since I want to organize it better this time around), and finding the fonts and a dictionary shouldn’t be too much trouble. The only unknown is Hyprland. It will likely be similar to the init.lua’s and configuration.nix’s, from the glimpses I’ve seen, so the learning curve shouldn’t be too steep.</text:p>
      <text:p text:style-name="Normal">Alright, that’s enough rambling, we’ve wasted far too much of our own time these past few days. Let’s get to work.</text:p>
      <text:p text:style-name="Normal"/>
      <text:p text:style-name="Normal">•••</text:p>
      <text:p text:style-name="Normal">Saturday 28th of September, 02:38, day -1</text:p>
      <text:p text:style-name="Normal">Will our PC survive to see tomorrow? Hopefully so. So, I nearly bricked it with NixOS. At least, I think that’s what happened. In any case, GRUB couldn’t find the filesystem, and I thank the strangers on askUbuntu for having had a similar problem some 12 years ago and solving it. Now, did I manage to fix the issue? Dunno, probably, we’ll find out. Still, quite an achievement to nearly brick NixOS yes? Baptism by fire. It could also be that the Windows update messed things up, but really, I don’t know what happened.</text:p>
      <text:p text:style-name="Normal">And here I’d intended to sleep earlier... There were some things that I wanted to talk about, but I’m getting tired. Essentially, they boil down to: make better choices during the day. Yeah, that’s pretty much it.</text:p>
      <text:p text:style-name="Normal">Alright, let’s reboot this PC and see if we have to perform a reanimation again. Hopefully we won’t have to. But before that, let’s back everything up. See you tomorrow hopefully.</text:p>
      <text:p text:style-name="Normal"/>
      <text:p text:style-name="Normal">Some forty minutes later, I’m back. It seems something’s wrong with our Flakes/home-manager set up; rolling back to yesterday’s generation makes the problem disappear. We’ll have to redo this whole thing.</text:p>
      <text:p text:style-name="Normal"/>
      <text:p text:style-name="Normal">•••</text:p>
      <text:p text:style-name="Normal">Sunday 29th of September, 01:07, day -2</text:p>
      <text:p text:style-name="Normal">Where should I begin? With our troubles. Our PC struggles. Autumn has begun in full now, it doesn’t make sense for us to open both windows to the night. Even only one is rather cooler than necessary. Such are seasons. Summer has ended. It was a good summer. We spent a lot of time searching for wallpapers. This is going to be our home after all, so that’s inevitable. Or rather, it can’t be helped. Well, it can be, but it’s worth spending that time. One hour and a half or so.</text:p>
      <text:p text:style-name="Normal">I re-installed NixOS. Partly because I wanted a clean slate, and partly because I’d given it a bit too much storage the first time around, storage I wanted to re-allocate to Windows. This time, I’m not in a rush to use Home-manager and Flakes. First, I’ll set up Neovim. I was just done installing some fonts and a language pack for FocusWriter, and of course the wallpapers were made into background images for themes here. I’ll take my time with NixOS, there’s no need to rush.</text:p>
      <text:p text:style-name="Normal">What else? We need sleep. Is that a necessary sacrifice? We haven’t written in so many days. Maybe I should just go to sleep now. What do you say? go to sleep now in an attempt to restore a rhythm, or not sleep, and suffer tomorrow while becoming more prone to making bad decisions? We’ve always gone for the first option. It’s the soundest one logically. And it never really worked out.</text:p>
      <text:p text:style-name="Normal">Maybe it’s because we’ve conditioned ourselves to it, but, there’s really no time like nighttime to write. Let’s go, deep into the morning if heart dictates so.</text:p>
      <text:p text:style-name="Normal"/>
      <text:p text:style-name="Normal">•••</text:p>
      <text:p text:style-name="Normal">Sunday 29th of September, 23:47, day -3</text:p>
      <text:p text:style-name="Normal">I feel like I’ve gotten stronger today. I modified my environment slightly: I watched motivational videos on YouTube. I watch them every once in a while. Environment is important. I’ve stated this before, but history repeated itself and I simply forgot.</text:p>
      <text:p text:style-name="Normal">However, much of that history happened before this grind. Let us see if our efforts will pay off, if we can keep this up. One thing I’m becoming more and more convinced of: no matter what, I must work out when the time comes. Working out likely plays a great role in making me feel stronger. It’s not just random training of course, it’s focused, deliberate training. Every time my focus breaks, I bring it back to bear, and I hold in me the intention of lessening the number of times I lose concentration until I eventually never lose it: without that intention, any effort would be useless, as I would merely be doomed to repeat a cycle of focusing and losing focus. Awareness is good, but if we don’t make anything of it, we might as well not have it.</text:p>
      <text:p text:style-name="Normal">I wish to keep this short, so let me talk about something else very briefly: there was a Nepolabo collab today! It was great to see Nene again, and see her being her usual self. It’s always a treat to see Nepolabo, and of course I miss wife too. I shall patiently wait for her to come back. I shall keep on patiently waiting. It took 8 and nine months respectively for Haachama and Shion to come back, so two months is nothing yet, I’ll just wait.</text:p>
      <text:p text:style-name="Normal">Alright, there is much to be done, so let’s call it a day. See you tomorrow!</text:p>
      <text:p text:style-name="Normal"/>
      <text:p text:style-name="Normal">Nice fonts: spacemono, monofur, hurmit, cellga, ubuntu. Monstserrat and proggyclean aren’t bad either, but if you get to install Nerdfonts, they’ve got tons of nice fonts.</text:p>
      <text:p text:style-name="Normal"/>
      <text:p text:style-name="Normal">•••</text:p>
      <text:p text:style-name="Normal">Monday 30th of September, 21:43, day -4</text:p>
      <text:p text:style-name="Normal">What is there to say... We wasted an entire day. Precious hours that will never come back. Even though you were motivated, even though we tried hard. We tried hard on useless things. We lacked the awareness to see that what we were doing was a waste of time. That these precious hours that will never come back would have been better spent somewhere else.</text:p>
      <text:p text:style-name="Normal">So, what will we do? I put on the table the option of sleeping early: we’re becoming more and more sleep-deprived. Yesterday, while I could write something, I had to stop early because I felt my mental capacities simply wouldn’t produce anything worthwhile. Even now, I’m not confident I could write well. We haven’t been sleeping enough. Should I go to sleep now? If I do, what happens?</text:p>
      <text:p text:style-name="Normal">We sacrifice one night of writing, and in exchange we regain some energy, and presumably we wake up earlier, so we get to do more things. Since we should also have a clearer mind, we would also be playing better moves: we might actually capitalize on our motivation, our will to do more; we might use it correctly.</text:p>
      <text:p text:style-name="Normal">If we choose to not sleep, we will try to write. We aren’t confident in ourselves right now, because we’re while we may not feel it, we’re mentally getting close to our limit. In other words, the chances of us writing anything good are especially low tonight. Furthermore, while we may end up sleeping enough, we likely won’t sleep as much as if we went to sleep right away, so we won’t recuperate as much. And, we’ll wake up at unholy hours, thereby eliminating the possibility of getting anything done in the early(-ish) morning hours.</text:p>
      <text:p text:style-name="Normal">Yesterday we were unreasonable, we chose to write. The result wasn’t bad. But repeating the same choice today is foolish, it’s not even a trade-off. We shall go to sleep right away, no questions asked.</text:p>
      <text:p text:style-name="Normal">Alright, on that, goodnight, and see you tomorrow.</text:p>
      <text:p text:style-name="Normal"/>
      <text:p text:style-name="Normal">•••</text:p>
      <text:p text:style-name="Normal">Tuesday 1st of October, 22:57, day -5</text:p>
      <text:p text:style-name="Normal">Try, try and keep on trying. We’ll try harder. I’m starting to see how poor the quality of our play is. At times, it’s just straight up inaccuracies and blunders, but it’s offset by good moves. That’s why we aren’t a complete disaster right now, we’re alternating good moves with bad ones. Just like in chess. Exactly like in chess. Even when we’re serious, we’re still prone to making bad decisions. We’ll have to be careful, or rather, no. We’ll have to recognize our bad moves, understand why they’re bad and why we made them, and not have them happen again. Much easier said than done.</text:p>
      <text:p text:style-name="Normal">Also, we’ll have to be a lot more deliberate in writing. We’re going with the flow a lot. I want more you.</text:p>
      <text:p text:style-name="Normal">Let’s get to work. See you.</text:p>
      <text:p text:style-name="Normal"/>
      <text:p text:style-name="Normal">•••</text:p>
      <text:p text:style-name="Normal">Wednesday 2nd of October, 23:39, day -6</text:p>
      <text:p text:style-name="Normal">October already? Whatever. Yesternight we tried to write, but we got little done, as we became very sleepy at some point. To the point we’d began dreaming up some scenarii. We didn’t drink much coffee lately, on purpose. I don’t want you to rely on coffee, but it could be that positionally, it doesn’t make sense to not drink coffee. We’ll see what happens tonight. If we get too sleepy, and the same thing happens tomorrow, then we’ll take coffee, in measured doses. Caffeine’s half-life is quite long, and part of it can easily stay for a day.</text:p>
      <text:p text:style-name="Normal">On a different note, let’s talk about something we did yesterday: when focusing, we try to compute the best move, relative to the current objective. But doing that takes mental energy, a fair amount of it. In fact, it’s rather expensive, so we don’t do it often. But yesterday, after I undid my focus, I still tried to compute the best move. And you know what? That wasn’t a bad idea at all. Computing the best move requires focusing on and analysing the situation and proposing actions to attain our objectives, but strictly speaking, it doesn’t require razor-focus. It can be done on a best-effort basis.</text:p>
      <text:p text:style-name="Normal">Thing is, unless I engrain this in myself, we’re highly likely to forget about this. Since it sounds like a good idea, I want to make this into a habit. We might need some help for that.</text:p>
      <text:p text:style-name="Normal">I see, habits and routines are two separate things; the latter is intentional, the former is almost subconscious. To form a habit, we could integrate it in our routine. While this isn’t the kind of habit that really fits the mould of a routine, knowing ourselves we’re probably going to need to do so anyway. Computing the best move... The transitions from one step of the routine to another sound like a good place to put that. The toughest part by far will be remembering to do it though. Thing is, since we want to make this a constant thing... No, let’s not go that far, let’s worry about the small steps first. Slow and steady.</text:p>
      <text:p text:style-name="Normal">Alright, there’s some things about today I wanted to talk about too. In terms of productivity and getting stuff done, today was actually a good day. I just don’t feel that way. I doubted myself today, while working out. Is this really worth it? We’ve done so much in the past, we’ve worked so hard in the past, and yet there’s barely any visible result?</text:p>
      <text:p text:style-name="Normal">I pushed through these doubts, I pushed through the lack of motivation, I fought hard, but I don’t feel satisfied. I wonder why. I could have done more, that’s always true, but this time around saying that is just too harsh. It would have been so easy for me to do much less today. But I didn’t. Objectively, I won against myself. But I don’t feel satisfied. At all.</text:p>
      <text:p text:style-name="Normal">It likely has to do with performance. On paper, you fought and won, but your performance didn’t satisfy you. It’s not about ‘you could have done more’, you’re unhappy because you could have done better.</text:p>
      <text:p text:style-name="Normal">But even then, speaking as objectively as I can in the moment, it’s unreasonable for you to expect yourself to have done better. This is where patience comes in. You identified the moments you could’ve done better in the heat of the moment, and you tried to correct them, you tried to make sure that they wouldn’t happen again. And that’s a great initiative, but it’s also a process that takes time. You’re essentially aiming for perfection, and we simply won’t attain that overnight. It will take a lot of deliberate training to get there.</text:p>
      <text:p text:style-name="Normal">This isn’t to say ‘tone down your expectations’. Far from it, this feeling of dissatisfaction is a good motivator, it provides us a reason to keep working. It is a very clear indicator that “we’re not there yet”.</text:p>
      <text:p text:style-name="Normal">That’s enough talking on my part. Your turn now. See you tomorrow.</text:p>
      <text:p text:style-name="Normal"/>
      <text:p text:style-name="Normal">•••</text:p>
      <text:p text:style-name="Normal">Thursday 3rd of October, 23:41, day -7</text:p>
      <text:p text:style-name="Normal">The nightfront hasn’t been going well, despite everything else having so. I was strong, but it feels like I was thrown in a deeper pit, with more powerful souls in it. And to be strong, they’re strong alright. I should be kicking ass, but I’m getting my ass kicked instead. But, it’s really only in an initial phase that they get the better of me. The problem is, afterwards, sometimes I kill them. Not only that, I’m starting to believe that the reason I was thrown into this deeper pit is because I’m committing crimes.</text:p>
      <text:p text:style-name="Normal">I’ve been committing lots of crimes, with incentives I myself don’t know. I just dream being at outside a car about to commit arson, or about to do a heist or something. Why? Why am I in those situations? I don’t know. While I am in some sort of hell, the inhabitants of hell still want some sort of peace, the vast majority of them do. Breaking the peace is frowned upon, fighting is frowned upon, as often as it happens. They’re in enough of a hell as is, they don’t need one another to create more pain. And yet, for some reason that escapes me, I create it. I commit crimes. Why? I don’t know why, it’s just that before I know it, I dream that I’m about to commit one. And it could be because of that that I’m falling deeper and deeper into hell, into the places where the more dangerous people are. Where people like me are...</text:p>
      <text:p text:style-name="Normal">And, once I’m thrown into one of those situations, what usually happens is that it becomes kill or be killed for me. Actually, not even that, it’s kill or be captured. And I let the situation dictate my actions, I let my survival instincts drive me. Why don’t I just stand down?</text:p>
      <text:p text:style-name="Normal">Ah... It’s because it never occurred to me. Until now, the only other option that I could think of was to let myself die. But, we can stand down too, we can just accept that what we did is wrong. I want to do that. Of course, there are times where we’re plain getting attacked, where we’re prey. In that case... Urgh... It’s hard to differentiate between the situations. I’m essentially an idiot running on instincts in my dreams, and in both cases this idiot only sees that he’s under attack, he doesn’t understand whether he’s in the wrong or not, he doesn’t even think about it. In that case, there’s possibly one more option. One I’m absolutely not sure will work, but I know has worked in the past. To simply hold my ground, and dare them to come. Essentially, look all in the eye, issue a warning. The crazy ones are guaranteed to ignore this warning, but the others, they might heed it.</text:p>
      <text:p text:style-name="Normal">It has occurred to me on two separate occasions now that there’s no such thing as a language barrier in hell: everybody speaks all the languages I speak, even the ones I barely know. It’s highly likely that one can’t hide one’s soul, that colours like fear are plainly visible, and strength is transparent even to me, which is why I believe that holding my ground would be enough to pass the message ‘I don’t want to fight, but if I have to, I will’.</text:p>
      <text:p text:style-name="Normal">Now, whether we’ll actually do that when push comes to shove is a different story, but placing this possibility on the table is the first step. It remains for us to engrain it in our subconscious, which is a long and failure-prone job.</text:p>
      <text:p text:style-name="Normal">Fuck, in all this I’m forgetting that I’m the one committing crimes in the first place. How do I stop that... How do I stop that when I lack self-awareness... Once again, I could stop that by ingraining an order into my subconscious, but that is a long and failure-prone task.</text:p>
      <text:p text:style-name="Normal">A second-rate mind in a second-rate body, I’m starting to feel like that describes us really well. We’re doing our best to turn everything into first-rate, but still, I wouldn’t have minded starting off with better specs.</text:p>
      <text:p text:style-name="Normal">On a related note, let’s talk about today. Ah, I also want to mention yesternight: I feel like I couldn’t write well. In fact, these past few days everything’s been going rather well, except for writing. Ironic. It is the one most important thing in all of this. It’s for its sake that we’re awake in the dead of night. How ironic.</text:p>
      <text:p text:style-name="Normal">I found that there are online writer clubs, where writes can send and receive feedback on their writing. I badly need feedback, I lack it sorely. But I hardly write a paragraph or two a night... I feel like I should have a story before going in, but maybe I should join one anyway to see what it’s like. I’ll be a ghost, as I’ve always been on any social media.</text:p>
      <text:p text:style-name="Normal">Anyway, back to today. I’ve mentioned before that I want to focus more when working out, that it’s normal for me to lose focus, but I should learn from my mistakes in order to not repeat them. But today, as I tried to do that, a question occurred to me: how do I keep my focus on something? I couldn’t help but hear what was going on around me, and while I try to ignore the conversations, I still hear them, and understand them, and my mind goes to them. So how do I ignore them? Well, apparently, scientific studies have shown that focused meditation, like focusing on one’s breath, actually improves attention, and in fact seems to modify the very structure of the brain to inhibit the monkey brain while improving the parts responsible for concentration. So yeah, I’ll be integrating that back into my routine. 5 minutes of practising it before studying, and ten minutes before working out. Thanks to my past experience, I can tell that more than 10 minutes is too long to sustain in the long-term. We keep it slow, so that we can keep it steady. Also, on the same topic of slow and steady, I’ve now decided that I will work out for two days and rest for one, instead of working out every other day. This is the ‘fastest slow’ we’ve currently achieved. Which is also why I’ve worked out today.</text:p>
      <text:p text:style-name="Normal">Damn, we really have been very talkative lately. Alright, it’s very late, but let’s move. See you.</text:p>
      <text:p text:style-name="Normal"/>
      <text:p text:style-name="Normal">•••</text:p>
      <text:p text:style-name="Normal">Saturday 5th of October, 00:48, day -8</text:p>
      <text:p text:style-name="Normal">I decided to take a rest day today. And I will take one tomorrow too, as per... protocol? Protocol, let’s call it protocol. I’m still uneasy about taking breaks, I feel like I could do more, but I also know that overdoing it is not just stupid, it’s also dangerous. It’s a grind-killer. So I’m taking a break. I’m letting loose, to a good degree. Although, ever since I’ve been making NixOS my home, I haven’t really felt like booting up Windows. So, as a lucky break —no, as an unforeseen result of good positioning, I’m not spending any of my free time playing video games. Who would have thunk? Good positions lead to good things.</text:p>
      <text:p text:style-name="Normal">Oh, before I go, let’s talk about writing. I believe the situation isn’t all that dissimilar to the time I denied my instincts. As one of my objectives is to improve my writing, it is better for me to be deliberate when I write, to know what I’m doing and why I’m doing it, and see if it works or not. As such, when I write I want to cut out all external stimuli and leave only myself and the screen, which essentially means no music to set an atmosphere; the argument being that 1) I should be(come) able to create the desired atmosphere with my words alone and 2) readers will not be listening to the music I’m listening to while I’m writing, so music makes it easy to misjudge the effects of the words I’m using (in most cases, as music amplifies emotions, it makes me think that my writing is more powerful than it really is).</text:p>
      <text:p text:style-name="Normal">In short, when I’m writing, it’s only myself and my words.</text:p>
      <text:p text:style-name="Normal">And when it goes well, the sensation is wonderful. I still remember that December night that felt like it wasn’t real; in fact, that night is the sole reason I think writing just might become a passion to me. When it goes well, writing is fun.</text:p>
      <text:p text:style-name="Normal">But when it doesn’t go well, all that happens is writer’s block and frustration.</text:p>
      <text:p text:style-name="Normal">That’s what’s been happening when yesterday I said that writing hasn’t been going well lately. </text:p>
      <text:p text:style-name="Normal">And you know what? It occurred to me that maybe, just maybe, I should never say always. That sometimes, it’s fine to acknowledge that things aren’t going well, and to get a helping hand. In my case, that helping hand is music. I used it yesterday, and writing felt better, it was actually fun. Obviously, I shouldn’t overdo it, I shouldn’t overly rely on music, but that doesn’t mean I should never rely on it. To find a good balance... Balance is an important key too, of course. Always.</text:p>
      <text:p text:style-name="Normal">Never say always? Never say always. Never say never, never say always. These two go hand in hand, after all, one is just the flip side of the other. De Morgan’s law applies. Does it now? Applying it: never say never -&gt; not (never say never) = ...? (not never) (not say) (not never). Let’s not try to apply formal rules to an informal language yes?</text:p>
      <text:p text:style-name="Normal">There’s more I wanted to say, but there’s always something to say. Let’s leave it at this for today, I’m tired, let’s get some sleep. See you!</text:p>
      <text:p text:style-name="Normal"/>
      <text:p text:style-name="Normal">•••</text:p>
      <text:p text:style-name="Normal">Sunday 6th of October, 00:16, day -9</text:p>
      <text:p text:style-name="Normal">Let’s be principled, and start from the beginning. Today was a rest day. Put simply, it was a good one. Great? Time will tell, but good, it definitely was.</text:p>
      <text:p text:style-name="Normal">As it was a rest day, I put no pressure on myself to do anything, and since I had some free time, I decided to use it to continue setting up NixOS. While I got done with the setup just before, and some things happened in the meantime, let me just tell you how the configuration went: it went well. I finally managed to set up both Flakes and Home-manager. Looking back on it, it’s incredible how small the minimum set up actually is, and I’m rather... unimpressed at myself, that it took me so long and a full re-install to get it right. But it’s also understandable, that’s how it always is with simple things. It’s just like those times I struggle with mathematical problems for hours on end, then end up finding that the solution is simple. I used to think, and to a certain degree still believe, that it’s unfair how the simplicity of the answers often hides all the hard work needed to get there. Simple doesn’t mean easy, but it makes it look so: I should make peace with this fact.</text:p>
      <text:p text:style-name="Normal">Lately, memories that don’t exist have been popping up in my mind, memories of summer days spent searching for images to make into wallpapers on my computer when I was 15. I bought my first and current computer at 21, but the memory took it back through time, maybe. They were anime wallpapers. The memories were so sweet, so peaceful, so nostalgic, for the first time they made me wonder why I didn’t have them, why I wasn’t born more fortunate. I was never left wanting for anything in my life, and I always knew to do with what I had, but for the first time, I had tiny regrets. Memories that don’t exist, but I wish existed, I wish were mine. I wonder how a me of such a timeline would have turned out. Earlier access to a computer is probably... a great advantage, for me.</text:p>
      <text:p text:style-name="Normal">So today felt a bit special, because I was relaxing so much while writing the config files, my attention was left to wander wherever it wanted, I had Sakamata Chloe’s stream on, and it felt that I was making those memories real. Only for a few moments, but I was making them reality. That’s why I said that only time would tell whether today was great. Whether today was great will depend entirely on how I’ll remember it.</text:p>
      <text:p text:style-name="Normal">But disregarding nostalgic memories, I do have a reason to automatically make today at least a good day: a victory. A ‘rest day’ is nothing more than a concept, really, it’s just an idea, and indicator of what I intend to do with my day. Life doesn’t care if today is a rest day or not. And so, out of left field, life threw a battle at me. One between myself and I. Today could have been another loss, and statistically, today should have been another loss, the cards were against me. But I won. I won, and no one, nothing can deny that. What’s more, this victory is akin to the type of victory I am looking for: one earned with nothing but the clothes on my back, the ideas in my mind. No external help, not even writing.</text:p>
      <text:p text:style-name="Normal">At the end of the day, a battle with oneself comes down to making a decision. In a battle with oneself, victory <text:span text:style-name="T2">is</text:span> a decision, a choice. A hard to make choice, but a choice nonetheless. And I made it. I celebrate my victory, but it is important to maintain humility, and to tract lessons from the win as though it were a loss. The key component here was understanding that <text:span text:style-name="T2">now</text:span> is the only time that matters, and if I was to make a choice, if I was to choose victory, I had to make it <text:span text:style-name="T2">now. </text:span>No delaying, no waiting for perfect occasions to come, because the only occasion is now, the only good time to act is now.</text:p>
      <text:p text:style-name="Normal">There were still a lot of flaws in display, lots of things that could have been done better, but there’s always room for improvement, and as I said, nothing, no one can take away this victory today. I always think that even travelling back in time won’t truly erase the mistakes we’ve committed, but if that’s true, then the same goes for victories. Nothing will ever take away the victory you’ve earned today. Nothing, and no one ever will.</text:p>
      <text:p text:style-name="Normal">Today was a rest day, tomorrow, we resume the grind. More battles are sure to come, and they will never catch us at a good time. So when those times come, remember that it comes down to making a decision, <text:span text:style-name="T2">right now, </text:span>and that that decision will determine who we are, in a manner far greater than any other decision we make on a daily basis.</text:p>
      <text:p text:style-name="Normal">It’s actually very simple: we want to be strong, and only those who are strong enough will make the choice to win against themselves. In other words, if you choose victory, you will have chosen to be strong, else, you’ve chosen not to be strong. Just like victory, strength is a choice. A hard choice maybe, but a choice nonetheless. If you want to be strong, victory is the only choice.</text:p>
      <text:p text:style-name="Normal">If you want to be your own light, if you want to be your own star, you will have to choose strength, to choose victory. You are your future, don’t forget that. See you.</text:p>
      <text:p text:style-name="Normal"/>
      <text:p text:style-name="Normal">•••</text:p>
      <text:p text:style-name="Normal">Sunday 6th of October, 23:55, day -10</text:p>
      <text:p text:style-name="Normal">There’s only one thing special about today, one thing worth talking about: wife. Wife streamed. Why? Because she was invited. Nene. Neneeeeeeeeeee. Nenechi. It’s been a while. I missed her. Lots of thanks to Omarun for the invitation. It was great, it was fun. I shall patiently wait for her to fully come back.</text:p>
      <text:p text:style-name="Normal">Other than that, it’s the usual talk of “not bad, you can do better”. And we will do better. I’ll kill you if we don’t. Okay, I won’t, but I’ll be very angry at and very disappointed in you. There really isn’t much to say about today. Oh, we’ve begun meditating, I guess that’s about it. Alright, see you then.</text:p>
      <text:p text:style-name="Normal"/>
      <text:p text:style-name="Normal">•••</text:p>
      <text:p text:style-name="Normal">Monday 7th of October, 22:25, day -11</text:p>
      <text:p text:style-name="Normal">We’re slightly earlier than usual today. There’s a reason for that. Today, if I’d respected the change we’d just made with respect to the workout rate, I would have worked out. And I was about to. Then I decided not to.</text:p>
      <text:p text:style-name="Normal">Yesterday, I should have written. And I did, but I didn’t work on any story. Or rather, I did work on a story: my own. Refer to a file called ‘A Passion.odt’, that’s what I wrote.</text:p>
      <text:p text:style-name="Normal">For the entirety of this grind, no, for a rather long time now, we’ve been careful about how we approached writing. In the past, I’d subconsciously but forcefully tried to make it into a passion, I’d tried to force myself to like writing, to enjoy writing. That was... Two years ago? Three years ago? Something like that. It nearly made me give up on writing, out of frustration. Not long after, we’d matured enough to recognize what was happening, what we were doing. Afterwards, for some reason, we still wrote. We were just careful about it. We didn’t put any expectation on writing, we didn’t really expect it to be enjoyable. Although, I think I kept on writing because it was enjoyable, because I remembered occasions where I enjoyed it a lot. Still, we had this very light-handed approach.</text:p>
      <text:p text:style-name="Normal">And that changes today. What I’m about to do is very similar to what I had done subconsciously all those years back, but it is different where it matters. I’m not going to try and force myself to enjoy writing. Instead, I’ll give writing everything I’ve got. I’ll write like I’ve never written before, pouring all of my being into it. I will give writing everything I’ve got, and in exchange, I want to see if it becomes a passion.</text:p>
      <text:p text:style-name="Normal">Why writing in particular? Because in the past, after I’d graduated from high school, somethings somewhere put the idea in my mind that there’s such a thing as a passion. And I wanted to find mine. I tried boxing, and I’d declared I’d become a world champion one day. My heart didn’t like it. I tried studying physics, to uncover the mysteries of this universe, but I lost interest. I wanted to become an astronaut, to challenge the entire world, to challenge every last person who dreamed of becoming an astronaut. That flame did not live long. I tried programming on my own, with ideas of becoming a game developer, and I was promptly disappointed by how many lines were needed to create so little, when compared to writing.</text:p>
      <text:p text:style-name="Normal">And then, I tried writing again.</text:p>
      <text:p text:style-name="Normal">In the distant past of my childhood, books seemed to be the one and only thing I was good at. Imagination, stories. I’d even participated in writing contests my school had joined. Without ever winning, but it wasn’t a bad experience. I had no idea what I was doing though, to a significantly greater extent than even nowadays. I really had no idea what I was doing. But it didn’t matter, whether I was writing or just day-dreaming, my imagination ran wild, with and without music. So, after failing to find a passion in boxing, in physics, in great aspirations, or in creation through code, I tried writing again. It had begun with a random document just like this one, where I talked to myself. I’d made the decision that I’d try writing, and my heart felt weird. It felt slightly warm, and slightly uncomfortable. It felt like we’d hit something. Was it the jackpot? To this day, I still don’t know. It was very much like I was a miner digging for ores, and all of a sudden my pickax hit something that was clearly different from everything else until now. Did I strike gold? I don’t know. But I want to know.</text:p>
      <text:p text:style-name="Normal">And it’s precisely because I want to know that I’ll give writing everything I’ve got. If I’m lucky, writing will become my passion. Else, I will have lost a key to happiness. Either way, I will be left without regrets. Either way, I know I’ll have given this all I had. That’s how I want to live my life.</text:p>
      <text:p text:style-name="Normal">Writing is taking priority over everything, that’s why I chose to not workout and to undo the increase in pace; I will preserve my time and energy for the night. From now on, we’ll also stop writing so much per entry. At least, we won’t make it a habit. Our time will be dedicated to writing. So, that’s the piece of news for today. See you now.</text:p>
      <text:p text:style-name="Normal"/>
      <text:p text:style-name="Normal">•••</text:p>
      <text:p text:style-name="Normal">Tuesday 8th of October, 23:03, day -12</text:p>
      <text:p text:style-name="Normal">I’m feeling a bit tired. But today isn’t really worth talking about. My focus, my attention should be somewhere else. Still, let’s write a couple lines here. I spent the afternoon outside and only came home at around 7:30pm. Oh, by the way, PekoShio was quite something. That was a lot of teetee. My expectations were high but they were blown out of the water. I smiled like a goddamn idiot for as long while I was outside. I must have had the widest grin in a two kilometre radius.</text:p>
      <text:p text:style-name="Normal">I guess I’ll also throw in two words about today’s workout. Much like my current routine, my training regimen was born through a combination of having a template to follow and going with the flow. Boxing is one thing I haven’t quite given up on. I quite like it. I don’t love it, but I like it. So in an initial phase, I shadow boxed to warm myself up before doing the actual workout. But because the sweet science is so sweet, before I knew it I was pursuing it. Since my time is limited, I would focus solely on the basics, and to this day I’m still doing that, just training the jab and the right straight (one day I’ll talk about southpaws, but today is not that day). But since I was just going with the flow, it wasn’t clear at all when I should start, when I have finished, and how long the breaks I took should be. Because of that, workouts took way longer than they should.</text:p>
      <text:p text:style-name="Normal">Today, I formalized that part. While it was already fully integrated and accepted as part of my regimen, today —or rather, ere-yesterday I’d decided on the number of sets, reps and the type of exercises. Now, workouts can start and end in a predictable manner, and they are only about as long as they need to be.</text:p>
      <text:p text:style-name="Normal">Alright, that’s all I wanted to talk about. Let’s get going now. I’m tired, but that’s not just part of the experience, it’s probably the most important part of the experience: what do you do when you’ve got nothing left? See ya.</text:p>
      <text:p text:style-name="Normal"/>
      <text:p text:style-name="Normal">•••</text:p>
      <text:p text:style-name="Normal">Thursday 10th of October 2024, 00:23, day -13</text:p>
      <text:p text:style-name="Normal">Hmm... Where should I begin? It doesn’t really matter where, let’s just talk. It seems I’m tired. Mentally. I’m not sure if I need an extended break or something, but I got nothing done today. Well, I did chill a lot. Lots of chilling. Even now, I’m chilling pretty damn hard. Aqua’s BGM is playing, the cute onion one, not the IQ-decreasing one.</text:p>
      <text:p text:style-name="Normal">I’m not even trying today, I don’t even feel like trying. I know I could push myself to try, but I don’t. And I don’t know why.</text:p>
      <text:p text:style-name="Normal">I do know we’ve lacked sleep recently, but I don’t think we’ve lacked enough sleep to cause what is essentially a burn-out. A small one, but not a good thing regardless. We aren’t managing our energy properly, that much is clear. And actually, should we play video games every once in a while? Ever since we made NixOS our home, we haven’t really spent any time on Windows.</text:p>
      <text:p text:style-name="Normal">Hm... I miss wife. I don’t know how to handle the current situation. What should I do in these circumstances? Beats me. Let’s go to sleep and come back with a working brain. Then we can figure out what to do. Which will likely be resume the grind.</text:p>
      <text:p text:style-name="Normal"/>
      <text:p text:style-name="Normal">•••</text:p>
      <text:p text:style-name="Normal">Thursday 10th of October 2024, 23:45, day -14</text:p>
      <text:p text:style-name="Normal">Tried to do something. Did close to nothing. Failing to install Hyprland. I’ll pretend my GPUs don’t exist, because a basic configuration worked from the logging screen, while I incur GPU-related problems trying to start it from the terminal.</text:p>
      <text:p text:style-name="Normal">And I’ve spent my entire day failing to install Hyprland. And I also feel like shit. I felt like shit. Until around about now. Watching a motivational video. It helps. There will be bad days. There will be times when I feel like absolute shit, when I don’t feel like doing anything. Those are the important times.</text:p>
      <text:p text:style-name="Normal">Everyone faces hardships. Whether they’ll make us or break us, that’s our choice. Yeah, that’s... true.</text:p>
      <text:p text:style-name="Normal">I want more from myself.</text:p>
      <text:p text:style-name="Normal">You know, we’re in a position where we can formalize the current routine. If we formalize it, we have a clear objective. We can formalize it, because it naturally came to be this way. Formalizing it is merely deriving a function that fits the dataset. Not ‘a’, ‘the’ function. In our case, only one routine fits our dataset. Let’s spell it out:</text:p>
      <text:p text:style-name="Normal">-10am: Wake up. Can you manage to wake up before the count of 10? You show me.</text:p>
      <text:p text:style-name="Normal">-10am~11am: Breakfast, Duolingo, make the bed, shower. No phone except for Duolingo.</text:p>
      <text:p text:style-name="Normal">-11am~3pm: Chores, lunch, break.</text:p>
      <text:p text:style-name="Normal">-3pm~4pm: Mess around with your config, chill.</text:p>
      <text:p text:style-name="Normal">-4pm: 10mn meditation, work on the project.</text:p>
      <text:p text:style-name="Normal">-6pm: Take 15mn break, study.</text:p>
      <text:p text:style-name="Normal">-8pm: 15mn break. 10mn meditation. One day out of two, workout. Dinner.</text:p>
      <text:p text:style-name="Normal">-10pm: Come here, write.</text:p>
      <text:p text:style-name="Normal">-1am: Go to sleep, unless you’re doing particularly great. Emphasis on ‘particularly great’, remember that it takes discipline to stop writing, to recognize and admit that you aren’t doing ‘particularly great’. Work on that discipline, work on that humility.</text:p>
      <text:p text:style-name="Normal">We’ll make use of Obsidian yet to organize this. Let’s go. See you.</text:p>
      <text:p text:style-name="Normal"/>
      <text:p text:style-name="Normal">•••</text:p>
      <text:p text:style-name="Normal">Friday 11th of October 2024, 22:54, day -15</text:p>
      <text:p text:style-name="Normal">Not much to say. Keep on trying hard. Try even harder. Try. It’s by trying that we improve, not just by doing. So keep on trying. Whether you’re good at it or not, keep on trying. Also, lose those objectives of not being alone. Goggins said that when you don’t know when the instructor stops running, when you don’t know when it ends, that’s when you know who the fuck you are. We’ll keep on running, with no end in sight. With no end in sight. We. Will. Run. See you.</text:p>
      <text:p text:style-name="Normal"/>
      <text:p text:style-name="Normal">•••</text:p>
      <text:p text:style-name="Normal">Saturday 12th of October 2024, 21:20, day -16</text:p>
      <text:p text:style-name="Normal">Do we need to talk? No. No, we do not need to talk. But, just so we’re clear, just so you don’t start getting on your high horses: don’t go overplaying your hardships. You were given so much. You are given everything you need, and more. You are privileged. You still get to complain, but don’t go claiming you’ve been through hell and back. You haven’t.</text:p>
      <text:p text:style-name="Normal">But I’m curious. Did the comfort sate your hunger? I’m glad you’re here in the first place, you could have chosen to do less important things. Still, I am curious: would you have been more hungry, had you been given less? You need not satisfy that curiosity. You need, however, be hungry for more. I. Want. More. From you, from this life, from this world.</text:p>
      <text:p text:style-name="Normal">Looking at all those people who’ve had so little, seeing that cramped filthy space in between two metro stops that could have been your lab, your place to write. Seeing Eminem with only a pair of cheap headphones, a pen and literal scraps of paper to work on. Yeah, you don’t get to claim you’ve been through hell. Your circumstances were far better than that. But your hunger. Show me your hunger, and maybe, just maybe, I’ll let you brag about it in the future. See you.</text:p>
      <text:p text:style-name="Normal"/>
      <text:p text:style-name="Normal">No, we do have something to talk about. Your inability to manage your emotions when you’re hurt. Your escapism towards... whatever the above is called. Why are we hurt? I’m not sure myself, my heart just does that sometimes. When loneliness gets to me, I guess. To control our emotions even in this state? Hm... That’s a tall order. But all day long you kept on pestering me about how only by making the hard decisions do we get stronger. So I’ll try. Trying means that failure is a possibility. And with us, it will happen. But don’t let that discourage you. Keep on trying. As many times as it takes. That’s one of the other few things I pride myself in: the tenacity to try again, to come back for more.</text:p>
      <text:p text:style-name="Normal">So, maintain control at all times. Hunger for more, if you have to, but control your hunger. Let’s go now. See you tomorrow.</text:p>
      <text:p text:style-name="Normal"/>
      <text:p text:style-name="Normal">•••</text:p>
      <text:p text:style-name="Normal">Sunday 13th of October 2024, 23:25, day -17</text:p>
      <text:p text:style-name="Normal">An average day. But you know what they say: no news is good news. In our case, that’s... true. It’s more true than it’s false, in any case, it means the grind proceeds as it should. We are making some changes to our schedule. It’s a problem we’ve encountered one or two years ago: doing the project and then studying on the same day doesn’t work for me. I’m a slow starter. A very slow one. By the time I start seriously working on the project, I have to switch to studying, and then, I feel restricted by the limited amount of time I have.</text:p>
      <text:p text:style-name="Normal">As such, we’ll be alternating days of working on the project and studying. In terms of hours put in each, this schedule is equivalent to the current one, although I admit I would have preferred doing a little of everything everyday, it really reinforces the idea of slow and steady. Still, what’s broken should be fixed, so we’re making this change.</text:p>
      <text:p text:style-name="Normal">One more thing: we should focus more when we write, but yesterday our lack of focus led us to listening to Kenshi Yonezu. Should I be honest here? Alright, let’s be honest: who the fuck is that guy? Who the fuck is he? It took all of the first few second of Eine Kleine for me to feel that something was off. No, that something was right. Who the fuck is that guy? While I don’t know the answer to that question, I can tell you who he felt like to me, or rather, what his music made me think of him: I don’t admire anyone, I don’t look up to anyone. There are many human beings who have done incredible things, whom I used to take inspiration from, who inspire me to this day, but I never looked up to anyone. That’s because for all of their feats, I perceive what I can only describe as immaturity in their soul. They grow in one field only, they seek to be the best at what they do, but they do not seek to be the best they could possibly be, and those who claim they do, well, I am honestly unimpressed.</text:p>
      <text:p text:style-name="Normal">And so, this guy comes out of fucking nowhere, diagnosed with high functioning autism, and for the first time ever, in all of a few seconds, he makes me understand what “putting your soul into music” means. Yesterday, the moment I put on Eine Kleine, my instincts screamed at me that this guy was very close to who we want to be. At least, that’s what his music made me feel. It’s very strange, I’ve listened to Eine Kleine covered by Dazbee countless times, so why did it feel so special when he sang it? Who the fuck is that guy? All of a sudden I could see why he is Japan’s number one artist, at least if the popularity of his music videos on YouTube are anything to go by. He’s doing something right, and I don’t know what that something is. But I know it’s also what I’m aiming for. It’s that same thing that made Your Name so special. Whether Kenshi Yonezu is doing it right on purpose or subconsciously, I don’t know, but he’s doing something right. I think that it can only be subconscious, for some reason. My instincts tell me so, at least.</text:p>
      <text:p text:style-name="Normal">That’s enough chit-chat for today. I see that I let my emotions loose today as well. I shouldn’t talk like this, but I’m feeling tired, so I didn’t try to write properly. Alright, that’s quite enough, see you then.</text:p>
      <text:p text:style-name="Normal"/>
      <text:p text:style-name="Normal">•••</text:p>
      <text:p text:style-name="Normal">Monday 14th of October 2024, 23:13, day -18</text:p>
      <text:p text:style-name="Normal">Right, I should mention yesternight, then we’ll talk about today.</text:p>
      <text:p text:style-name="Normal">Yesterday, while re-reading some past entries, I noticed that since we often use this place to convince ourselves of something positive, we only talk of the positive thing, and the reader doesn’t see that while writing, I probably felt terrible. Victory is the example that comes to mind. We kept on trying to convince ourselves that the victory we’d earned was a proper one, and I failed to convey the fact that I didn’t feel that way at all. Will I have the same trouble tonight? We won again yesternight. However, I can tell right away that that was just one battle in a bigger, never-ending war. In fact, I won again just thirty minutes ago. But I’ve learned what happens when you don’t keep your humility in victory.</text:p>
      <text:p text:style-name="Normal">But even then, yesternight is worth remembering. It may have been only one battle, but it was a very important one. Depending on whether I keep winning or not, that battle may have been the turning point in my life, in this struggle against myself, in this never-ending war with lust. I used to make it clear that that’s what it was about. When did I start feeling embarrassed about it again, I wonder? I shouldn’t. There’s no reason to. The message I sent to myself yesternight was very simple: I refuse. I avert not my eyes, I avert not my mind, I look at what you offer dead in the eye, and I refuse.</text:p>
      <text:p text:style-name="Normal">Will I keep on refusing everything? Only time will tell. That’s where you’re wrong. Only you can tell. Only you can decide. You will decide.</text:p>
      <text:p text:style-name="Normal">Let’s talk about today then.</text:p>
      <text:p text:style-name="Normal">So, why did today feel like a bad day? There’s no workout to lift our spirits, for one. Secondly, our performance was... It was bad. You failed to follow the schedule properly. Why was it bad? What made it bad? Why did we fail to follow the schedule? Everything is in that last question. Can you answer it?</text:p>
      <text:p text:style-name="Normal">I’m afraid I’m not sure why either. God keyboards are painful to write on. We’ve been using keyboards nonstop for weeks on end now, my fingers are starting to feel the pain. Are ergonomic ones game changers? I hope so, because I know at this rate I’m bound to get arthritis or some other unpleasant surprise in these fingers.</text:p>
      <text:p text:style-name="Normal">i do not know why we failed to follow the schedule. i’m not sure why. i guess ‘doing better’ is the only thing we can do under these circumstances then. alright, see you tomorrow.</text:p>
      <text:p text:style-name="Normal">because you did not feel like thinking, you couldn’t get to the root of things. because you took off the headphones, my mind is mine again, and i can at least state that we didn’t follow the schedule because we wanted to write out hyprland config. why didn’t we stop ourselves there? because we didn’t have the presence of mind to. because our brain was busy consuming content, and it was engaged in a task that interested us more than working. in short, we lacked discipline, and we’d made an environment where lacking discipline was easy. now you know. see you tomorrow.</text:p>
      <text:p text:style-name="Normal"/>
      <text:p text:style-name="Normal">•••</text:p>
      <text:p text:style-name="Normal">Tuesday 15th of October 2024, 23:30, day -19</text:p>
      <text:p text:style-name="Normal">To try and keep on trying. As you said, it’s all pointless if we do not improve, but it’s not easy to improve. It’s not easy, but we have to persevere. We believe that there’s something at the end of this road. No, not at the end, but we believe in growth. We believe that if we keep at this, at some point, we’ll get where we want to be, we’ll be who we want to be. So, while progress is hard and even harder to notice, we have to believe and keep going.</text:p>
      <text:p text:style-name="Normal">I want you to take notice of something: I appreciate our current feelings, our heart telling us that we could’ve done better, that there are so many things that we could have done better today, and I want you to keep that feeling precious as it’s our most immediate indicator of growth, but I want you to see that right now is nothing short of the best time of our lives. Not because we’re having fun or anything, we aren’t having particularly fun, but because you’re growing so much. Have you noticed that you won three days in a row? Have you noticed that now, every time you fall down, the natural reaction, our natural response is to get back up for more? Have you noticed that when the alarm rings in the morning, the first thing you do is try to beat the count to ten? Have you noticed that staying up until 1am to write no matter what is now a habit? Have you noticed that we’re growing? You hadn’t, not until we stopped to think about it. There are so many other things that we’re doing now that we didn’t use to. Those small (and some bigger) details that lie in the way we train, we think, we meditate. You’re growing, and right now is currently the best time of our lives. I want you to appreciate that. We don’t know what will happen, we don’t know if our peace will be disturbed by some external factor far beyond our control, but right now, we’re having a good time. Let’s appreciate that.</text:p>
      <text:p text:style-name="Normal">Of course, I want more from you. While technically, right now is the best time of our life, it’s not good enough. I want more. And I know that if we keep this up, if we continue at this for a long time, we’ll have more. So, let’s keep this up, alright? See you.</text:p>
      <text:p text:style-name="Normal"/>
      <text:p text:style-name="Normal">•••</text:p>
      <text:p text:style-name="Normal">Wednesday 16th of October 2024, 19:41, day -20</text:p>
      <text:p text:style-name="Normal">I’m here early. I was wondering: why don’t I write here earlier so later, I can just worry about writing?</text:p>
      <text:p text:style-name="Normal">This will also give me time to speak here, to lay things out properly.</text:p>
      <text:p text:style-name="Normal">Kobe Bryant is one of those who currently inspire me. Right now, I’m wondering if I should take things further. If I should do more. The answer is yes, but. Let’s take Kobe as our standard, indulge me for an entry. Then, by our standards, we are weak. All this time, we’ve been having a hard time determining whether we were strong or not, because we did not have clear definition of what ‘strong’ was. Let’s actually make this standard global, let’s make it last beyond this entry. Let’s have Kobe Bryant as our standard. yes, it is stupid to live by others’ standard, but that’s only a general rule. In our case, it isn’t stupid. For the very simple reason that one day, we want to surpass Kobe. we want to do more than he did. we want to do more for writing than he did for basket ball. And so, we are some ten years behind schedule already. He started earnestly at 13, we’re 23, and as you told me yesternight: it took us this long to finally reach the starting point. But let’s not get ahead of ourselves, I’ll briefly talk yesternight’s writing later.</text:p>
      <text:p text:style-name="Normal">So. We’re currently grinding as best we ever have, but you wondered whether we should take things further. Yes, but. You see, the reason we aren’t working on the project right now (which is what we should have been doing, according to schedule), is that we were tired. We’d reached our limit, mentally, and we simply couldn’t start working. As such, we have to be careful about energy management. </text:p>
      <text:p text:style-name="Normal">Clearly, we’re doing something wrong if we reach our limits so quickly. Which is to be expected. But more than that, while you want to do more, we have to move gradually. We will need to increment things gradually, avoid burn outs. What I wish to do is increase the amount of time we write. Is now a good time to talk about yesternight? Not yet. Wait just a little longer. How would we increase the time to write? Considering we only write at night, we’d have to start earlier. That, or end later. Be careful, ending later means we’ll wake up later, and the ramifications there are basically guaranteed to be negative. You know what, in light of yesternight, let’s stick to the current schedule. We will create more time, if our heart so commands. If.</text:p>
      <text:p text:style-name="Normal">So, let’s talk about yesternight. Since I first considered writing as a potential passion to now, four or five years have passed. Yesternight, I approached writing differently from how I usually approached it: I approached it in a very serious manner, as though I were studying for an exam. I usually listen to music to create an atmosphere to match the atmosphere I want to create, but yesternight I didn’t. Yesternight, it was just me and my keyboard. Me, my keyboard, and my new ideas as to how to master writing, how to learn it. It wasn’t particularly pleasant, it felt like making myself do homework, more or less.</text:p>
      <text:p text:style-name="Normal">After the session was over, I decided to listen to some music before going to sleep. I listened to the music I usually put on when writing, and that’s when it hit me: I’d felt next to no emotions while writing. The contrast between how I usually felt when listening to that music and how I felt then was... surprising. I’m not sure what to make of it.</text:p>
      <text:p text:style-name="Normal">But, I do have an idea of how to interpret it: it took us four or five years to finally get to the starting line. Yesternight, we’ve begun to write in earnest. Whether we’ll like it or not remains to be seen, but that was writing at its rawest, at its purest. It’s not the first time I’d tried doing it like this, but it is the first time I’m fully aware of what’s happening, of what I have to do. Whether we’ll like writing or not, we’ll find out. Whether we’ll love it or not, we’ll see. We’ll see. See you tomorrow then.</text:p>
      <text:p text:style-name="Normal"/>
      <text:p text:style-name="Normal">•••</text:p>
      <text:p text:style-name="Normal">Thursday 17th of October 2024, 23:21, day -21</text:p>
      <text:p text:style-name="Normal">What’s there to be happy about? Job’s not finished. Job’s finished? Didn’t think so.</text:p>
      <text:p text:style-name="Normal">I’m late, because I played a game of football this eventing. And the starting quote is related to that. I’m a goalkeeper. A good one, by my own reckoning. By an amateur’s standard, an excellent one. But by no means am I exceptional. I have seen with my own two eyes what exceptional looks like, and I am not that. Nor am I interested in becoming an exceptional goalkeeper. But as I said, through the eyes of an amateur, I am an excellent goalkeeper. I was showered with praises for my performance, made out to be more than I really am. It felt good. And that’s a problem. To this moment, I have to battle this feeling of accomplishment. I have to battle this feeling that the job’s done for today. Job’s not done. Haven’t even started yet. What’s more, I could see, in the middle of the game, just how mediocre some of my choices were, but I forgive myself that, for I am not interested in growing as a goalkeeper. Better moves could only be unlocked through hours of training. Hours that I will allocate somewhere else.</text:p>
      <text:p text:style-name="Normal">Furthermore, this feeling of accomplishment blinded me to the poorness of my play today. What is going on with me and configuring this damn computer? I’m spending far more than the allocated time in that, time that should be spent studying or working. Why is this happening? As a guess, it’s similar to why it’s hard to stop playing RPGs: it’s hard to say when to stop. But even when I tell myself I will only do this or that thing, I go overboard.</text:p>
      <text:p text:style-name="Normal">This second one is an issue of discipline. The first one is a legitimate problem. That can be overcome with enough discipline.</text:p>
      <text:p text:style-name="Normal">...It’s a question of discipline, isn’t it? It is. Strength, really. Strength is the basis of discipline. Do you have it? This question too is legitimate. Because I don’t know the answer. I don’t know if you are actually capable of having this discipline. You haven’t shown it. You may have shown strength in other battles, but not in this one. Do you have it? Are you strong? Show me through your actions.</text:p>
      <text:p text:style-name="Normal">There’s one last thing I want to touch on. It’s something we thought about while meditating on the train. I know, I should focus on my breathing, but my thoughts will naturally wander. It just so happened that they wandered on a good idea. A genuinely good one. On the rare occasions you don’t stuff your brain full of external stimuli, we are left to think. Currently, the technique you’ve developed for thinking stops at solving problems. I want to make another one: I want to improve the way we think on a daily basis. Because, deep down, I believe that this is what the next level is: not having trash thoughts. Having thoughts that are clear, structured, and if not good, at least aim to be so. The work starts now. The objective is unclear, but that’s simply how it is with so many things. You’ll rely on your instincts to tell whether a thought is good or not. And you will consciously throw away the bad apples to keep only the good ones. You will also consciously try to think good thoughts, that is to say, you will determine the subject to think about, and your subconscious will take care of throwing thoughts at you. That is all. See you.</text:p>
      <text:p text:style-name="Normal">Right, no. One very important thing to talk about: yesternight’s writing. You see, yesternight, I had a hard time... containing my laughter. It’s probably because my sense of humour is broken, but some things I wrote yesternight were seriously funny to me. So yeah, I was able to get some satisfaction out of writing. If I am to get more than just some satisfaction though, I will have to try harder. And that, I shall do. To push through whatever pain or fatigue is assailing me, and write. See you now.</text:p>
      <text:p text:style-name="Normal"/>
      <text:p text:style-name="Normal">•••</text:p>
      <text:p text:style-name="Normal">Saturday 19th of October 2024, 04:13, day -22</text:p>
      <text:p text:style-name="Normal">There’s a lot to talk about, but we won’t talk about it today. Guess I’m feeling too... disgusted? At myself, to do so now. “Disgusted” is a slightly stronger word than I’d want to use, but only slightly. In any case, see you tomorrow.</text:p>
      <text:p text:style-name="Normal"/>
      <text:p text:style-name="Normal">•••</text:p>
      <text:p text:style-name="Normal">Saturday 19th of October 2024, 22:18, day -23</text:p>
      <text:p text:style-name="Normal">Tomorrow has come, let’s talk. Openly. Let’s begin from two days ago, the night after I played football. Also, let’s be quick about this, there’s something I wish to try about writing. I’ll tell you later.</text:p>
      <text:p text:style-name="Normal">So, two nights back. After I finished the entry, I started writing. It’s also ironic that that entry says what it does, because right after, we were beaten black and blue like we’ve never been beaten before; I took a beating so bad I didn’t even think it was possible for me to take such a beating. Well, it’s relative to your expectations for yourself. Beaten, by ourselves. Lost a battle to lust so hard one could question whether there it could be called a battle in the first place. What happened?</text:p>
      <text:p text:style-name="Normal">In all likelihood, it’s the accumulation of a couple things: one, the day before that one should have been a rest day. I decided not to rest. In retrospect, unwise, but my intention was to push beyond my limits. Two, I’d grown complacent after the game of football and the praises. Or, at the very least, my guard was down. In short, a guard that was loose combined with a mind that was tired led to disaster. I could blame misfortune, but truth is, this is entirely positional, and I put myself in this shitty position; I’m the one who chose not to rest, and I’m the one who chose to go out and play. Just as with good positioning we make our own luck, with bad positioning we beckon misfortune.</text:p>
      <text:p text:style-name="Normal">I know the answer is “it depends”, but should I take a rest day when I feel that maybe I should rest? It’s really hard for me to know when to rest, when to hit the pause button. Maybe I should have taken the poor performance in the preceding days as a hint, an indicator that I was in a suboptimal state. Then again, maybe if we keep on pushing hard enough... “we won’t need rest days”? Yeah that sounds stupid alright. Intelligence is a strength. The ability to play smart is a strength, and I won’t have you being a fucking moron bashing your head against a wall thinking that the next headbutt will be the one to break it.</text:p>
      <text:p text:style-name="Normal">Yesterday I was severely disappointed and disgusted at myself. Today, I’m more cool-headed, and I can appreciate more that failure is simply part of the process. It’s a bitch, but it’s still part of the process. God we’ve talked long enough already.</text:p>
      <text:p text:style-name="Normal">There were other things I wanted to mention, like how yesterday I took the day off (kinda late to do that but hey), I went and bought Armored Core VI and enjoyed the fuck out of it only to realise, when I turned it off, that it was 4 in the morning and I should sleep (hence yesterday’s entry). How yesterday and today I felt inadequate, unworthy, and getting back on my two feet was a struggle. That’s important. Let’s talk about that for a minute.</text:p>
      <text:p text:style-name="Normal">How did one, objectively speaking, unremarkable mishap bring you down to your knees like that? The answer, quite obviously, is you. It’s because of you. Yesterday and today we saw videos about just that, about how it’s become a normal thing to beat oneself down to a pulp over very little, how to squeeze misery out of every little slip. It’s probably engraved so deep in our subconscious we don’t even realise it. At the moment I don’t know how to... counteract that. Hopefully in time we’ll come up with some way to undo that. Well, it’s gotta be a conscious effort, at least that much I can tell, but a conscious effort on what? Leave it to future you, let’s move on.</text:p>
      <text:p text:style-name="Normal">Right, one last thing: I’m not obsessed with writing. Hell I’m not even passionate about it. And I know why. It’s probably important to put this realization down, otherwise we’ll forget it; this isn’t the first time we’re making it: when I am motivated to do something, when my heart is on fire, I can’t write. For the very simple reason that I should write without any prior feelings, without any bias. If I feel highly motivated and try to write, the first thing I’ll tell myself to do is to calm down, because the feelings get in the way of my writing.</text:p>
      <text:p text:style-name="Normal">So that’s why I don’t feel passionate about it. I actively kill any feeling of passion when coming in.</text:p>
      <text:p text:style-name="Normal">Ah shit. As I said above, I wanted to try something about writing, and that something was to approach it with passion, but I imagined it just now, and I really felt the passion get in the way of my writing.</text:p>
      <text:p text:style-name="Normal">But on the contrary, it may actually be that this blank-slate approach is the best one. It is writing in its purest form. If passion is to be born, it should be born while we’re writing, it shouldn’t be something we bring in from outside. That’s true passion, in my eyes. That’s how I see things anyway.</text:p>
      <text:p text:style-name="Normal">Alright, that’s more than enough yapping for one day. Let’s go. See you tomorrow.</text:p>
      <text:p text:style-name="Normal"/>
      <text:p text:style-name="Normal">•••</text:p>
      <text:p text:style-name="Normal">Monday 21st of October 2024, 04:09, day -24</text:p>
      <text:p text:style-name="Normal">We’ve exaggerated with Armored Core. Recovery is a lot harder than it should be, what am I doing wrong? For one, you’re being more undisciplined than ever. You know, you can keep on listing out what we’re doing wrong and why and possible ways to mitigate that, but, in the end, that’s all... accessory. It’s not just accessory, it’s that it doesn’t even solve the problem. You see, it’s very simple: there’s stuff you told yourself to do, there’s a schedule we have made for ourselves to follow: either we follow it, or we don’t.</text:p>
      <text:p text:style-name="Normal">You’ve added all that complex stuff of managing energy, guessing if we’re really tired or just lazy and whether we should take a rest day about it, positioning yourself correctly for this and that. Yeah, that’s all nice and dandy, but it’s not the important part.</text:p>
      <text:p text:style-name="Normal">The important part is: we have a schedule, you follow it, or you don’t. That’s it. That’s all. Some days, these days in particular, excuses are so easy to make. Alright, your choice. Just don’t complain to me later. You seek strength. After our defeat, it seems we lost something. Confidence? Maybe, I’m not sure. But you lost something. And... I dislike that. We kept on talking about our ideal self, the one we aim to be, and you know what? My ideal self gets right back up after getting knocked down. Like a machine, like a chess engine, he doesn’t even seem to notice that he’s lost something. he just stands back up and gets back to business. And, like everything else, that’s a choice. A choice you can make. A choice I can make. Everything is a choice. And I can choose to be strong. It’s by making the hard decisions that I can become strong. Ultimately, whether I become my ideal self or not is my choice. I’ll need help. I’ll need to frequently write until I don’t need help anymore. We’ll talk. See you.</text:p>
      <text:p text:style-name="Normal"/>
      <text:p text:style-name="Normal">•••</text:p>
      <text:p text:style-name="Normal">Monday 21st of October 2024, 22:20, day -25</text:p>
      <text:p text:style-name="Normal">I masturbated yesternight. I lost again. I think it’s been one year and a half or two since I last got my ass kicked so hard. But it’s good to hit rock bottom. Or rather, this is far from rock bottom, it’s just, being humbled like this, and losing like this, these kicks in the ass made me get up. I feel like I’m not as strong as I used to be a week or so ago, but I also feel that I have a better perspective, and that I will do better.</text:p>
      <text:p text:style-name="Normal">We keep on calling it strength, let’s call it what everyone calls it: willpower. We will focus on it.</text:p>
      <text:p text:style-name="Normal">I like using cards in a game, as a metaphor, an analogy for one’s various skills, assets, talents, abilities and the likes. Willpower is one of the cards I want in my hand, in this game of life. In this grind, I’ve also worked to develop the other cards that are intelligence, focus, awareness, and probably other things that aren’t coming to mind right now. My point is, until now I’ve considered all cards to be equal. That changes now. I will use a master-slave system, where every card will serve the single card that is willpower. I can afford lose every other card, I know that circumstances can make me lose every other card, but the master card will always stay.</text:p>
      <text:p text:style-name="Normal">While words are cheap, there is truth in what I said yesterday. I will follow that truth.</text:p>
      <text:p text:style-name="Normal">One last thing. This is probably the third time I mention this here, if not more: always workout when it’s time to workout. Always. Don’t let anything get in your way. That is all, see you tomorrow.</text:p>
      <text:p text:style-name="Normal"/>
      <text:p text:style-name="Normal">•••</text:p>
      <text:p text:style-name="Normal">Tuesday 22nd of October 2024, 22:20, day -26</text:p>
      <text:p text:style-name="Normal">I did well today. Good performance overall, and to complement it I feel like I wrote well yesternight too. I worked out today too, deciding that I should implement the system of two days on one day off, as formalizing our regime means that it doesn’t take time away from writing, and the time it does take away is amply made up for (and more) by the moral boost it provides. </text:p>
      <text:p text:style-name="Normal">That’s great, unfortunately, I don’t know how to reward you. These words of encouragement are about all I can do for you that I know won’t sabotage us. But I think that’s okay, that’s fine. As the lyrics of a song I listen to a lot says, “victory will be our gains”. The fruits of our labour will be our reward, and they will come when we’ve truly earned them.</text:p>
      <text:p text:style-name="Normal">Today though, I planned to write about something else: mastery. I might not have explicitly said it, but I want to achieve mastery in writing. And earlier, after the workout, I wanted to keep my mind sharp, I wanted to help myself stay in the zone for tonight, so I typed “mastery” in the YT search bar. All the videos suggested to me seemed to be summaries or animations of one particular book, and as it happened, the author of that particular book himself had given a speech to the students of Oxford about it, and the recording was there. It was a 52 minutes video, so I didn’t plan to watch it in full, but I figured I might as well get the information from the man himself. I did not regret it.</text:p>
      <text:p text:style-name="Normal">Robert Greene. He’d previously written books on subjects of similar scope, subjects that have the same ‘smell’ to this one. And as he listed the title of these books, I became sceptical. “The 48 laws of power”, “The 33 strategies of war”, “The art of seduction”, they all sounded like the sort of book a motivation guru would write. Whatever, let’s listen to what he has to say first. And I am glad I did. I am no one, I have no authority whatsoever to say what I’m about to say, but I believe this man absolutely nailed it. I believe he got it all right. What he has to say, I leave it to you to discover; I will tell you that it boils down to deliberate practice and deliberate learning over and over again for prolonged periods of time.</text:p>
      <text:p text:style-name="Normal">And so, if he is to be right, then on my path to mastery I am missing one very crucial thing. I fancied myself an open-minded person, willing to learn, I even thought up the title of “disciple without masters”. And yet, in this path to master writing, I basically avoid reading other people’s writing. I do that because very simply, I am afraid to find that others are better than me. Much like the poet in “The Moon Over the Mountain”, I close myself in my little bubble believing that I’m great and will become greater. I’m scared. Some time back, I’d mentioned entering online writing clubs, and then completely forgot about it until now. I think I’ll spend tonight entering one, and writing if I have some time left. I’m scared, not just of finding that others are better than me, that, I do expect, I absolutely can make with that in no time. I’m more scared of what people will think of my writing. I’m terrified by that. I’m terrified that my bubble will burst, that I could get called average or even bad. I think it’s time I face that fear. I’ll enter a club, and see what it’s like for other people who also walk down the path of mastery. For the sake of my own writing, and for the sake of becoming a better person, I’ll join one of these clubs. See you tomorrow.</text:p>
      <text:p text:style-name="Normal"/>
      <text:p text:style-name="Normal">•••</text:p>
      <text:p text:style-name="Normal">Thursday 24th of October 2024, 03:47, day -27</text:p>
      <text:p text:style-name="Normal">Ended up taking the day off for lack of motivation. Ended up playing Armored Core until about thirty minutes ago. To be honest, I was unmotivated but I hadn’t planned on playing, only on messing with Hyprland. It’s just that my new phone started acting up, now it’s stuck on the “Just a sec” screen after boot and I can’t do anything except go into the settings where lots of functionalities have stopped working. This happened after a security update. I should note that I was installing Proton Mail, and Proton notified my that I was in the lucky &lt;1% of Android phone owners where the Android Keystore didn’t work properly for some reason. That’s what prompted my checking for and applying security updates. Removing the SIM didn’t do much, I’ll ask someone to call me to see if something changes tomorrow. Otherwise, it’s factory reset and pray. And if even that doesn’t work, I either check if it’s covered by the warranty or... Ensure that it isn’t warranted.</text:p>
      <text:p text:style-name="Normal">So, let’s talk about Armored Core a bit. I hadn’t planned to play for this long. In fact, I entirely planned to stop playing earlier. It’s just that... my pride was on the line? Something like that. It’s been a very long time since I spent hours upon hours upon hours on a boss fight. I think we started around 21 or 22, and ended at 3am. So about five hours of getting my ass kicked by the Ibis AC (was it called Ibis? Don’t remember). I must say, however, that I’m rather happy with our focus in Armored Core. It’s basically the first game where we apply the current fruits of our grind. Spending five hours with that AC, I started reading it and thinking up tactics midfight like I haven’t before. And, more importantly, there’s the matter of our mental stamina: it’s endless. We were capable of maintaining focus for the entire duration of the fights. Of course, there were small breaks in the form of being sent back to the restart screen, but otherwise we just maintained focus for an incredibly long amount of time. In other words, the only thing that stops us from doing that when studying are our beliefs that we can’t do it and that we need a break. We can, and, apparently, we don’t really need real breaks. Thinking about it, when studying I take breaks not because I’m tired, but because I don’t want to keep on studying. Sigh, if only I’d enjoyed studying. Well, there were some subjects that were definitely very enjoyable to learn, it’s just not all of them.</text:p>
      <text:p text:style-name="Normal">In any case, it’s about time we go to sleep. As for writing, I’ll wait for more to happen before reporting on it. And on that, see you tomorrow.</text:p>
      <text:p text:style-name="Normal"/>
      <text:p text:style-name="Normal">•••</text:p>
      <text:p text:style-name="Normal">Thursday 24th of October 2024, 23:10, day -28</text:p>
      <text:p text:style-name="Normal">I must also shape the way I think, in order to think efficiently, clearly, “better”. I’m hesitant about writing what I’m about to write. This hesitation comes from a past modesty, a past fear of having to eat my own words, that is of provoking karma, and my current carefulness about being too full of myself.</text:p>
      <text:p text:style-name="Normal">Let me state it clearly: evidence thus far leads me to think that I may be exceptional. Unique might be a better word. Just like I do not find the kind of people I seek, I have yet to find the kind of story I’m searching for. Instead of trying to read and learn from other people’s works, I think I’ll simply focus on my own. It occurred to me that in all the books I’ve read, I haven’t found a style that I want to assimilate, a style that I like, that I want to make my own. Let’s put it another way: I quite like my own style, or at least I like the ideal I have of it, and it appears to be unique enough that I haven’t seen it anywhere yet. I have, however, seen something similar in n-buna’s songs. We like using the same figures of speech.</text:p>
      <text:p text:style-name="Normal">I will still be open to criticism; not reading others’ works doesn’t mean that I shouldn’t listen to their opinions either, that would be stupid. I have acquired enough credit to post a story on one of the online clubs I’d talked about, and I’ll post part of one I’m working on. Criticism is scary, but it’s more than necessary.</text:p>
      <text:p text:style-name="Normal">On a different note, we haven’t been doing particularly well these past two days. I seek to change that. Alright, that’s enough for today, see you tomorrow.</text:p>
      <text:p text:style-name="Normal"/>
      <text:p text:style-name="Normal">•••</text:p>
      <text:p text:style-name="Normal">Friday 25th of October 2024, 21:54, day -29</text:p>
      <text:p text:style-name="Normal">Hey. This is not it. This is not it. We’re still weak. But let’s break it down. Let’s break it down properly. It’s all about choices, but we’re not making the correct ones. I feel so. Let’s break down why I’m considering today a failure.</text:p>
      <text:p text:style-name="Normal">Ultimately, we didn’t study nor did we work out. We began working late, at 16:30 approx, and we were supposed to study. However, we then decided that it would be better to work on Hyprland, so we began setting it up. It should be noted that it did not snowball from there; it was a conscious decision to continue working on Hyprland for the rest of the time. It’s a choice I made because I saw other people’s Hyprland config, and they looked so nice, and I couldn’t help but wonder why was it that I was failing so hard at it? I saw those configs, I saw the Nix modules they wrote, and I saw that these people were smart, they knew what they were doing, they understood what they were doing. And I wanted to be like them. So I decided to work on my config with that in mind. I decided to work smartly. And to my credit, I worked seriously. Made good progress.</text:p>
      <text:p text:style-name="Normal">However, the problem came when it was time to exercise: I should have stopped working, and I didn’t. I think I should set an alarm. I have set alarms.</text:p>
      <text:p text:style-name="Normal">If everything is a choice, why is it I don’t make the right ones? More precisely, why is it that I consistently make poor decisions?</text:p>
      <text:p text:style-name="Normal">First of all, because of our schedule, there are windows of times where choices really matter, known windows of time. We’ve got that to our advantage, and when those times come, we have to remember that that’s when we’re making the choices that matter. That’s when we decide on the outcome of today. And to do that, we need awareness.</text:p>
      <text:p text:style-name="Normal">There’s two things we need to do to increase awareness: the first one is mediation. Focusing on our breathing helps, we’ve experienced that ourselves. The second is the more painful one: it’s leaving ourselves time to think. Meaning, no flooding our brain with music or with miscellaneous content or with YouTube videos. That’s a tough choice to make, and that’s the choice I want you to make. Also, there’s one more choice I want you to make: start working at 15. Get to work right away, no soft entry. No time to work on the config, just get to work. We’ll work on the configuration on our days off. If you can’t make these hard decisions, then I’m afraid there isn’t much else I can do for you, we can call it quits.</text:p>
      <text:p text:style-name="Normal">That’s enough for now. See you tomorrow.</text:p>
      <text:p text:style-name="Normal"/>
      <text:p text:style-name="Normal">•••</text:p>
      <text:p text:style-name="Normal">Saturday 26th of October 2024, 22:58, day -30</text:p>
      <text:p text:style-name="Normal">Hyprland is steadily becoming my home. It’ll need more tweaks and more functionalities, but I’m liking it a lot. GNOME isn’t going anywhere either, there’s nothing quite like the first love. Let’s talk about other topics before I tell you about my day.</text:p>
      <text:p text:style-name="Normal">I thought it was spooky season, but it seems <text:s text:c="1"/>we’re still in Easter, what with all the resuscitations lately.</text:p>
      <text:p text:style-name="Normal">So, a certain maid’s making her... debut, tomorrow. “Mata ituka”, she said. I mean, as a random Japanese tweet said, the “some time” in “see you some time” came way way earlier than I thought. In fact, I thought it wouldn’t come at all. Turns out copium was the right choice after all. I look forward to tomorrow. I am... <text:span text:style-name="T2">very</text:span> curious how it’ll go.</text:p>
      <text:p text:style-name="Normal">And then there’s also “see you later alligator”. That “later” came way early. Damn, maybe I should start being optimistic.</text:p>
      <text:p text:style-name="Normal">And then there’s today. An elite shrine maiden showed everyone just how elite she really is. Congratulations, Mikochi, well done.</text:p>
      <text:p text:style-name="Normal">...</text:p>
      <text:p text:style-name="Normal">I want to say a couple things about writing. A couple nights ago, I figured out that magic is the special ingredient. Magic is what I’m looking for, and magic is what I want to create. “Figured out” is too strong a statement, I should say “I believe”. The thing about magic is that there isn’t really a precise way to create it. Magic can take different shapes, and can be born in many different ways. The process is very much like creating a magical potion: there isn’t necessarily magic in the individual ingredients, and there isn’t really a cookbook you can follow, you just put in what you think is good. Hm, this analogy doesn’t work. However, the words I want to convey are those ones: to create magic, you just put in what you believe is good. And this leads me to the other thing I want to talk about.</text:p>
      <text:p text:style-name="Normal">Yesternight, virtually all of my writing until now has been rendered obsolete. Even the part I submitted to be criticised, even something as recent as was rendered obsolete. <text:s text:c="1"/>There’s a story I’m writing. I’ve been writing it for about 14 months now. Not because it’s long, but because, as of yesternight, it’s the sixth or seventh time I’m rewriting it. I’d previously decided I wouldn’t rewrite it all over again, but... Writing it wasn’t fun, it felt off. But more importantly, it wasn’t fun. Yesternight, I decided that it should be fun, that I should enjoy it, and that there’s no point in writing a story even I don’t enjoy. So I decided to rewrite it. For all of my talking about authenticity, after making that decision, the moment I reread the (formerly) most recent rewrite, I realized that I had made so many compromises, that I had written so many things that I didn’t actually believe, for the sake of having something to write. I’m a very slow writer, my average wpm lately is 2. Yup, about two words per minute, or really, about 350 words in 3 hours. I guess I think more than I write.</text:p>
      <text:p text:style-name="Normal">Let’s end this entry on today. Today was a struggle. A real struggle. But we somehow made it. You did well, I wish I could reward you, but I’m afraid these words are about all I can give you. You really tried hard. Well done. See you tomorrow.</text:p>
      <text:p text:style-name="Normal"/>
      <text:p text:style-name="Normal">•••</text:p>
      <text:p text:style-name="Normal">Sunday 27th of October 2024, 21:12, day -31</text:p>
      <text:p text:style-name="Normal">Time keeps on flowing, and I feel like I’m not using it to the best of my abilities. It’s a frustrating feeling, but at the same time it’s hard to break one’s own barriers. In my case though, I know what they are, I know they are breakable, and I know how to break them. It’s just that doing so requires a strength of will that, as of now, I’m not sure I possess.</text:p>
      <text:p text:style-name="Normal">What is the nature of the strength I seek? If it is something one has at birth and remains unchanging, just untapped, then... There’s a chance I hit my limit. But I don’t believe that’s the case. While I do believe that there’s a limit to the strength of will a person can attain, I also think that that limit is effectively infinite, in the sense that one would die long before reaching them; the physical body would be a bottleneck with a much lower ceiling than mental fortitude. Subsequently, I believe that one can indefinitely grow stronger throughout life (although the growth curve would have an horizontal asymptote).</text:p>
      <text:p text:style-name="Normal">And combining this belief with another one, we obtain my belief that one can indefinitely grow strong through choice. Still, I feel like this doesn’t fully capture the strength that I seek. It’s not just about choosing to be strong, there’s also a psychological aspect to it that I can’t clearly describe. I’m talking of the confidence, of knowing that you are strong. Is it just a consequence, or does it come from somewhere else? My experience leads me to believe that it’s a direct consequence of strength, but I’m not sure.</text:p>
      <text:p text:style-name="Normal">...</text:p>
      <text:p text:style-name="Normal">I’d like to note that we throw a lot of these half-formalities around. They’re essentially intuitive takes that would require a lot of formal refinement: I know for a fact that my intuitions, while good, are very often inaccurate and should simply be used to point at the right direction, at the line of thought to go down. They should not be used to create beliefs, but a formal approach, a formal study of all these things would require time that I simply don’t have. I guess that’s what time is for. Or rather, I guess that’s what I could use a lifetime for. I could spend a lifetime making a lot of these intuition-based beliefs, and refine them as my experiences dictate. Sounds reasonable. Lazy, but reasonable. In fact, while we do have the luxury to hunt for happiness, I don’t think we have the luxury to make deep studies of our own beliefs.</text:p>
      <text:p text:style-name="Normal">I do wonder if our writing, and our life in general, would benefit from such studies though. All things considered, I could spare one entry a day for these studies. I see, so we could give this... diary, a grander role. I guess we could spare a few words in between talking about how our day went. Like we’re doing now, just, actually formal. An actual deep study. In which case we should time our entries to not spend hours on them. That is very reasonable.</text:p>
      <text:p text:style-name="Normal"/>
      <text:p text:style-name="Normal">Taking a step back, looking at this from a bird eyes’ view, the thought that came to me was “How childish it is...” These thoughts, the logic looked very primitive for a second. <text:span text:style-name="T1">Very </text:span>primitive. I guess there is a lot of room for me to grow. I also know that I must take things one step at a time, and if this primitive thing is the best I can do for now, so be it. I must only consistently keep on improving. Then, in ten years’ time, in twenty years’ time, I do wonder how primitive I will still be, how primitive I will think my own thoughts are.</text:p>
      <text:p text:style-name="Normal"/>
      <text:p text:style-name="Normal">Well well. I just had a conversation with Llama 3.1, and it was worth saving in this repo.</text:p>
      <text:p text:style-name="Normal">I also wanted to talk about a certain maid that just debuted, as well as my fucking struggles with lust last night, but I’ll leave you knowing that yesternight and today ended up being good ones, although I didn’t get anything done because of circumstances. On that, see you.</text:p>
      <text:p text:style-name="Normal"/>
      <text:p text:style-name="Normal">•••</text:p>
      <text:p text:style-name="Normal">Monday 28th of October 2024, 23:45, day -31</text:p>
      <text:p text:style-name="Normal">Today was a good day. Although I am this close to calling it a day. NixOS problems again. And this time I’m not sure how to fix it. Related to X11 and Wayland. Hyprland isn’t working unless I load an older configuration, but the thing is, reverting my configuration file to their previous state doesn’t fix anything. And I don’t know why. So I’m currently stuck loading older configurations. Actually, now that I think about it, there’s a chance that the rebuild switch isn’t adding new entries to GRUB. If that’s the case, then I have hope: my configuration might actually work, but it’s just not loaded for some reason. And that sounds like a searchable problem.</text:p>
      <text:p text:style-name="Normal">But let’s take it back one step. As I said, I am this close to calling it a day. Shit, time is flying. I’ve done well today. In fact, I’ve done too well. I’ve used up most of my energy, and I feel like I could fall asleep if I so much as graze the bed. It’s clear that energy needs recharging, and same goes for willpower. But let’s talk about the latter. We theorized about its infinity yesterday. And I am here today to prove my point. However, I’m only alive thanks to music helping me. I’m likely to die the moment it ends. So let’s turn the music off. Good, now it’s just us.</text:p>
      <text:p text:style-name="Normal">Strength is a choice, and you chose it today. Good. We’ll have many of those decisions that seem unreasonable, or even outright stupid, but we’ll have to make them. The extra in extraordinary gotta come from somewhere; to make the impossible possible we gotta make unreasonable choices.</text:p>
      <text:p text:style-name="Normal">I wish to talk about writing, my writing. In a sentence: I believe that if I keep this up, if I maintain and improve my current level, then I’m having front row seats to something incredible unfolding. In other words, yeah, I’m starting to think I’m pretty good. On that, see you.</text:p>
      <text:p text:style-name="Normal"/>
      <text:p text:style-name="Normal">•••</text:p>
      <text:p text:style-name="Normal">Wednesday 30th of October 2024, 04:48, day -32</text:p>
      <text:p text:style-name="Normal">Sometimes I have to wonder what goes on in your head, and how you can think something is a good idea. Well, at the very least it was fun. Armored Core VI, Fires of Rubicon, or as my first ending suggests, Fires of Raven. I’m not really a fan of the story, but the game play, oh boy... I think I’m getting pretty good at the game. But that’s not what I should be talking about.</text:p>
      <text:p text:style-name="Normal">I should be talking about our decision making, and how we’ve finally reached the stage where it’s unclear whether one decision is better than the other. It took us years, at least one, maybe two, possibly more since we first stated that there will come a time when it’ll be hard to make a decision, because the quality of our play will increase, and as a consequence so will the complexity of our choices. And this time is finally upon us. Let’s take a moment and gaze upon our progress.</text:p>
      <text:p text:style-name="Normal">...</text:p>
      <text:p text:style-name="Normal">Good, let’s get back to business now. We are making progress, but I was also shown the limit of your intelligence. A ceiling, an exercise we couldn’t solve. The only way for us to solve it is by having our mind generate as many different solutions as possible. Basically, brute force.</text:p>
      <text:p text:style-name="Normal">If you keep it up, we’ll be reaching that ceiling soon. Then, from that point forward, we will be relying on specialization. We will specialize in whatever fields we are to specialize in, which in turn will improve our instincts in that field, which means that the right solutions will come to us easier/first in those fields. Hopefully, some specializations translate horizontally into other fields, it would be great, and it would make us seem more intelligent than we really are, although I don’t know whether that’s a good thing. It sounds positionally incorrect to me, although it does depend on the circumstances. Always strive for exactitude, truth, authenticity and all that family, when in doubt.</text:p>
      <text:p text:style-name="Normal">Alright, that’s quite enough. You’ve been doing well lately, don’t jinx it yeah? You’re the one jinxing it by writing it here. You know full well I don’t believe in jinxing. And if there is a thing such as karma, then I am ready to face it, I am ready to give it all I owe it.</text:p>
      <text:p text:style-name="Normal">There are a couple of decisions we’ve made lately that I want you to talk about tomorrow. Let’s see if you forget. See you.</text:p>
      <text:p text:style-name="Normal"/>
      <text:p text:style-name="Normal">•••</text:p>
      <text:p text:style-name="Normal">Wednesday 30th of October 2024, 19:54, day -33</text:p>
      <text:p text:style-name="Normal">I have come early, so that I may salvage what time is left of today. Today did not go well. I do not like it. Shit, shit, shit. The way to hell is paved with good intentions. I’m not sure what that is supposed to mean, but I can say that it applies here. All I had was good intentions, and I ended up throwing today out the window. Until now anyway. I do not wish to waste one more second.</text:p>
      <text:p text:style-name="Normal">Let’s analyse. No, before that, as for the decisions I spoke about yesterday, let me briefly state them: the first is to take four days of no working out, because my right ankle isn’t healing, or at least it’s healing way too slowly. Hurt it in the football game, sprained it some days later, still haven’t fully recovered. What was the other decision? I don’t remember. Oh, right, it was about writing. Two days ago, while I implied I would write, in the end I decided against it. Which ties in to today’s intentions. Two days ago I was dead tired, and when I was about to write, I decided against it, because writing is not like basket ball or boxing or football or whatever physical activity have you. Whatever mess I would have created by writing when braindead, I would have had to correct or carry with me, and in any case it would have influenced my future choices. Which leads me to today.</text:p>
      <text:p text:style-name="Normal">I was wondering about writing in the afternoon. Writing when I still have most of my energy, when my brain’s alive. Essentially, write during the day, study at night. I was about to do that, I wanted to try it out. But I also wanted to fix the mess I’d made with my system configuration beforehand. And I ended up losing all my time doing that, and ended up not understanding anything. Some configurations worked, and then stopped working. What the fuck?</text:p>
      <text:p text:style-name="Normal">Looking back on it, I feel like writing in the afternoon would have been a bad decision. I don’t know why, that’s just how I feel right now. We’ve made a schedule, we should stick to it. It’s functional, it doesn’t need to be fixed, and it works if you make it work, if you follow it. No need to fix what’s not broken. Dammit all. I feel like shit. I feel like a failure.</text:p>
      <text:p text:style-name="Normal">Let’s do better. I hate failing. I really do. No, I hate feeling like this, I don’t particularly care about failing. That’s enough for now, see you.</text:p>
      <text:p text:style-name="Normal"/>
      <text:p text:style-name="Normal">•••</text:p>
      <text:p text:style-name="Normal">Thursday 31st of October 2024, 21:10, day -34</text:p>
      <text:p text:style-name="Normal">I got very little done today. Precious little. And that’s not good. But today was a good day anyway, because despite ultimately failing to achieve much, I tried. I tried very hard. And I will keep on trying. I’ve said it before, and I meant it: I don’t particularly care whether you fail or not, I care that you try, that you give it your best shot, and you did. You fought through demotivation and temptation, through fatigue, frustration and failure, you fought every excuse that came to you. You showed up and tried. Tried very hard. You tried your damnedest to follow the schedule, and for that, I’m grateful. I want you to keep this up tomorrow. I want you to keep on walking. If you do, I’m sure future us will be grateful too. I think he will appreciate the us of the past, the us of now, the us of tomorrow, and that will be our first step towards loving ourselves.</text:p>
      <text:p text:style-name="Normal">I do dislike that my brain is... In a unideal state right now. Just another excuse, you can easily eliminate it. Beliefs are powerful, and we’ll make use of them.</text:p>
      <text:p text:style-name="Normal">That’s enough talking. Let’s move. See you tomorrow.</text:p>
      <text:p text:style-name="Normal"/>
      <text:p text:style-name="Normal">•••</text:p>
      <text:p text:style-name="Normal">Friday 1st of November 2024, 23:51, day -35</text:p>
      <text:p text:style-name="Normal">I could say lots of things. But it’s late. I’ll say lots of things tomorrow maybe. See you!</text:p>
      <text:p text:style-name="Normal"/>
      <text:p text:style-name="Normal">•••</text:p>
      <text:p text:style-name="Normal">Sunday 3rd of October 2024, 05:10, day -36</text:p>
      <text:p text:style-name="Normal">It’s 5am, guess what game I just spent the night playing! Yeah it’s AC6 again. I sought comfort today. Too many failures in a row. I was doing well, and yet... I felt like my brain simply wasn’t working properly. I was unable to deal with yet another exercise. In fact, I couldn’t even focus on it. And there’s also writing, yesternight. Ah, and the night before that. I lost to lust again. So many defeats in a row. It always makes me wonder whether I should take a break. Am I finally collapsing? No. No you’re not. It’s just that things aren’t going your way for a couple days. I wouldn’t exactly call that collapsing.</text:p>
      <text:p text:style-name="Normal">Next time something like today happens, I want you to try a certain response. I want you to dig deep. To call upon the strength within you, to summon up your courage, your willpower and face whatever we need to face.</text:p>
      <text:p text:style-name="Normal">Writing... I’ve become unable to write, lately. I expect we’re entering one of the final stages of our writing problems. After it, we’re likely to discover whether we truly want to write or not.</text:p>
      <text:p text:style-name="Normal">Don’t be ridiculous. Unless by some miracle you find something else you feel an innate connection too, and that something is as deep as writing, you’re likely to just keep on trying to write, no matter what. Yesternight, or the night before, for the first time I realized the basic thing that I should tell a story, someone’s story in this case. And for no reason in particular, I summoned that character and spoke to them. I immediately realized that I shouldn’t do that, and I also could kind of see why God wouldn’t talk to us directly. Writing is the ultimate game of God, and God is a self-reference engine. “Self-reference engine” is the term that came to me in that moment, but in reality, my understanding was far more instinctive. It’s because you believe that there’s also something after this life, deeply tied to our growth and the impact of our writing, that you won’t give up on writing, no matter what.</text:p>
      <text:p text:style-name="Normal">Oh well, we’ll see how it goes. In any case, see you, and try harder.</text:p>
      <text:p text:style-name="Normal"/>
      <text:p text:style-name="Normal">•••</text:p>
      <text:p text:style-name="Normal">Monday 4th of October 2024, 03:23, day -37</text:p>
      <text:p text:style-name="Normal">Initiated preemptive collapse. See if this takes us somewhere. Let’s see if sometimes I just gotta take a break, a real break. There’s a very high chance trying to push so hard is counterproductive. there’s also a great chance I’m vastly overestimating how many days I can go before needing a break. That is all. See you.</text:p>
      <text:p text:style-name="Normal"/>
      <text:p text:style-name="Normal">•••</text:p>
      <text:p text:style-name="Normal">Monday 4th of November 2024, 23:46, day -38</text:p>
      <text:p text:style-name="Normal">Look who was too tired to realize we’re in November, not October. A ‘collapse’ would have consisted in just letting go, just letting loose, and ultimately I decided against it. Actually, it’s more like I decided to keep on trying, just, differently. I want to introduce more flexibility in my schedule. These inflexible, fixed hour timetables never really worked for me, so I want to try something new: the hours are fixed, their colours are fixed, but what you do within them is up to you.</text:p>
      <text:p text:style-name="Normal">I haven’t written in a long time. I’ve also worked out today. I also don’t want to stay here too long. Let’s end this here.</text:p>
      <text:p text:style-name="Normal"/>
      <text:p text:style-name="Normal">•••</text:p>
      <text:p text:style-name="Normal">Wednesday 6th of November 2024, 00:13, day -39</text:p>
      <text:p text:style-name="Normal">Let’s talk. A lot.</text:p>
      <text:p text:style-name="Normal">Things aren’t going well. Yesterday, I didn’t study. Same today. But I didn’t work out either. I just stood there, and before I knew it, all the time had passed.</text:p>
      <text:p text:style-name="Normal">I think I need a break. As much as I’ve been wanting to deny it to myself, I think I need a break. A real one. So, let’s just chill, let’s be useless human beings for some time. Let’s heal.</text:p>
      <text:p text:style-name="Normal">Yes, we could try harder, we could try pushing further, we absolutely could. It’s still a choice. It’s still up to you what we do, whether we should try hard or take a break. I don’t think there’s a right answer. You’re thinking of someone like David Goggins, never giving up, never giving in, not allowing excuses to stop them, and you want to be like him. You could absolutely try that.</text:p>
      <text:p text:style-name="Normal">You could also acknowledge that the vast majority of people, in fact probably everyone, needs a break sometime, and breaks might be more productive in the long run. Acknowledging that as a human, we are weak and want breaks could lead to more growth than trying to push through. Yes, it would mean giving up on that spirit of never giving in, never giving up, but it also potentially leads to more maturity.</text:p>
      <text:p text:style-name="Normal">It’s not so much that there isn’t a right answer, as it is that I don’t know what to do.</text:p>
      <text:p text:style-name="Normal">You’re about to ask me what to do, so let me answer beforehand with a question: what is your objective? Never forget that the quality of a move is always relative to an objective.</text:p>
      <text:p text:style-name="Normal">Let’s narrow it down further: our ideal self, what is he like? More like Goggins or like some guy who knows how to chill?</text:p>
      <text:p text:style-name="Normal">... He’s chilling somewhere, in my mind. He’s always chilling somewhere. He knows how to die for a belief, but he also knows how to chill.</text:p>
      <text:p text:style-name="Normal">I guess that settles it. Let’s be a good for nothing human for some time.</text:p>
      <text:p text:style-name="Normal">How long is some time?</text:p>
      <text:p text:style-name="Normal">Dunno, should this type of thing have a fixed date? Knowing you, yes. Then, for how long should we chill? Let me think... Two weeks sounds too destructive, so let’s cut it down to one week. One week, starting tomorrow. In other words, next Thursday we get back on our feet. Until then, accept your fate as a good-for-nothing. Embrace it. See ya.</text:p>
      <text:p text:style-name="Normal"/>
      <text:p text:style-name="Normal">The moment you freed me, I felt like listening to Sanapri’s Coffee Cup. And the emotion I felt, the slight sadness, the melancholy? This feeling of very slight and yet comfortable loneliness, it was the exact same I felt on those winter days, when I had so much fun writing. Even now, I feel... alleviated. Relieved from something. I just wondered if it was possible to both have fun and be good at writing. I remembered why writing was so fun. The emotions, my heart danced with the music. And on one of those fateful nights, it created its own music, and I felt like I never did before. it was all possible because I had so much fun writing, I didn’t worry about story telling, pace or any of those things, I just worried about letting my emotions out. Is it possible to have fun writing?</text:p>
      <text:p text:style-name="Normal">I wonder... If it isn’t, I’ll try to make it. And if I can’t, if I ever give up, then that will be it. For happiness, for fulfilment. And that’d be... kinda okay? As much as I wouldn’t like it, as much as I would rather not admit it, good enough has always been good enough for me. And a life of trying, rather than one of succeeding, is good enough for me.</text:p>
      <text:p text:style-name="Normal">... That’s a bit sad. And yet, I don’t have... a strong reaction to that. I don’t have a strong motivation or anything, it’s just that I’m on this Earth as a human in an incredible era, so I might as well chase for happiness. That’s more or less it. Really more or less, because I know future me isn’t going to be happy with this reductive description of my goals, but truth is, it’s probably closer than either he or I think.</text:p>
      <text:p text:style-name="Normal">All my beliefs about doing this for something greater, to grow up as a soul, to become a newborn God, for what? Do I just believe these things because they’re grandiose and seem worthy in my eyes? Very likely yes. Shouldn’t I just discard them for the sake of a simple life? A simple, happy life?</text:p>
      <text:p text:style-name="Normal">Positionally speaking, yes. All our lessons point towards that being the right choice. To base ourselves on what we know, on what we think is more likely to be the case based on the current evidence available to us. Sanapri, I’m glad you haven’t given up on music. I like yours. Thank you for your new upload.</text:p>
      <text:p text:style-name="Normal">You know, there’s a chance this marks the end of our grind. It depends entirely on you, and your choices. Our choices. My choices. But first of all, let’s get rid of these grandiose unfounded beliefs on that unscientific future. Not because they’re unscientific, but because their basis is you wanting something grandiose for yourself, and nothing else.</text:p>
      <text:p text:style-name="Normal">Let’s live for happiness. I don’t think there’s a worthier reason to live for. And of course, as you wrote on your black notebook, to be happy, the people around you should be happy too. Let’s just be a bit... generous, on who “the people around” me consist of. Let’s say... Let’s say that the Earth is a globe. Yeah, it’s round. Mm. It is. It’s rather round. Then, the people around me are the people on the same round object I live on. Mm. Reasonable. You know, around, round, they mean much the same thing.</text:p>
      <text:p text:style-name="Normal">So... Can we have fun writing? I think what we need to do is adopt the right viewpoint. There should be one that allows us to essentially write well without having to worry about writing well. It’s similar to searching for a grand unifying theorem, except on a very personal level. Proportionally though, the scale is the same. Actually, mine might be more important. Based on the fact that I’m looking for my personal happiness, while physicists are merely trying to satisfy their curiosity and are searching to satisfy their own personal belief that everything should be contained in a single principle. I understand that urge, I share it even, but it is less important than happiness. Even should we abandon proportionality. If I could choose between a random person’s happiness and that theorem, hm... If you told me that that person would otherwise never know happiness, then the choice is obvious. It would be a different story if they were to reach for happiness with their own hands.</text:p>
      <text:p text:style-name="Normal">What kind of perspective would it be, to allow me to have fun while still writing at least decent stories.</text:p>
      <text:p text:style-name="Normal">Your heart alone doesn’t know how to write stories. It needs help. It needs your imagination. You’ve made yourself cry before, by just imagining stories. How powerful is that? I think you don’t realize just how good you are at imagining stories? No, it’s just that the stories I imagine resonate with my own heart. And who’s to say they wouldn’t resonate with others’?</text:p>
      <text:p text:style-name="Normal">Stories that are custom-made for me... Is that the secret? Is that what I should be aiming for? Because if I do, then the only thing I have to worry about is to be true to myself. If I am, then what resonates with me will resonate with others, with their true hearts, even if they’ve hidden it, even if they’ve never listened to it.</text:p>
      <text:p text:style-name="Normal">I wonder if that’s actually possible... No you don’t. No you don’t wonder. You don’t really care if it’s possible. Being true to ourselves, I can tell that you’re once again just looking for personal satisfaction, which would be obtained by abstractly helping others attain happiness somehow; essentially, just give yourself the peace of mind that you’ve done “something” for others. I’m fine with looking for self-satisfaction, that’s absolutely normal. I just don’t like you lying yourself over it, even if that lie is so thin it can hardly be called a lie. I want the true thing, I want the true life, the true happiness, and to have it I must not allow even the smallest lie through. I don’t want a thinly veiled reality, not matter how thin the veil, I want the real thing.</text:p>
      <text:p text:style-name="Normal">So, we’ll write for ourselves, and when the occasion comes from time to time, we’ll write thinking of specific groups of people who might be facing a certain hardship, and we’ll give them hope. Because that’s all we can do. To you, life, and to <text:span text:style-name="T2">you</text:span>, hope. All I can do will be to give you hope that there is such thing as happiness, by giving you someone who has achieved it. These books will all carry that title. Hope. It is the most beautiful thing in the world.</text:p>
      <text:p text:style-name="Normal">Did you know? Hope was originally the title of MTSR. But I liked it so much that I imported it to TCTW, and then simply added MTSR to it too. So really, it’s H:TCTW and H:MTSR. of course, I haven’t written a word of either book yet, and I haven’t even touched any of the preludes. I’m still training. I’m still figuring out writing. I wonder if I’ll ever figure it out. I hope so.</text:p>
      <text:p text:style-name="Normal">But, I guess, if I had to say, I’d rather others be happy. Maybe I do want your happiness.</text:p>
      <text:p text:style-name="Normal">I will write for myself, but I do want you to be happy. It hurts to see others suffer. it makes me smile when I see others having a good time. I do want your happiness.</text:p>
      <text:p text:style-name="Normal">So, I’ll write for myself. I’ll ask myself lots of questions: what do I want? Do I like what I’m writing? Am I convinced by it? Where should I go from here? What should I do?</text:p>
      <text:p text:style-name="Normal">I won’t say “will the reader understand this?” or “is this too boring for the reader?” or “what if they dislike this or that?”</text:p>
      <text:p text:style-name="Normal">Ah, Sana just made an excellent point in Sayonara hana dorobou-san, there’s no such thing as eternal happiness. I wonder what the happiness I chase looks like then? It’s likely more of a state of mind. Mm, that’s probably it. Still, we’ll have to earn that state of mind.</text:p>
      <text:p text:style-name="Normal">Ahh... Mikku’s Watashi iro... How nostalgic... She is a vibrant part of why those December nights were a storm of emotions. A real one.</text:p>
      <text:p text:style-name="Normal">Hm, it’s getting late.</text:p>
      <text:p text:style-name="Normal">Then, just remember this: at least for one week, we’ll be good for nothings, and that’s okay. And more importantly, we only write for ourselves. The only heart we’ll need to satisfy is yours. And your heart will need to be at its... purest? Its truest, its most beautiful, fully naked with all its emotions on display. We will write only for our heart. Sanapris Town of Jade, it makes me want to write a story about it. And yet, I’m so far from done with her Kyuukurarin. Maybe one day we will write about it.</text:p>
      <text:p text:style-name="Normal">You know, there’s really no point in hiding my identity. In fact, I believe some important details that might not be relevant to us but are to <text:span text:style-name="T2">you</text:span> might be uselessly hidden. The date, you already know. The city is Rome. Its outskirts, on the northern side. Hmm, still, I don’t want to reveal my identity, I don’t know why. Some reasons deep within I could but don’t want to unroot. Then, I’ll simply leave you with my codename.</text:p>
      <text:p text:style-name="Normal">My codename is Harmony, nice to meet you.</text:p>
      <text:p text:style-name="Normal"/>
      <text:p text:style-name="Normal">•••</text:p>
      <text:p text:style-name="Normal">Thursday 7th of November 2024, 05:48, day -40</text:p>
      <text:p text:style-name="Normal">I guess you really don’t see time flying when playing video games. Why didn’t I see time flying at all? Dunno. Time to go to sleep.</text:p>
      <text:p text:style-name="Normal"/>
      <text:p text:style-name="Normal">•••</text:p>
      <text:p text:style-name="Normal">Friday 8th of November 2024, 01:02, day -41</text:p>
      <text:p text:style-name="Normal">No news. Mind is more or less on hold. Also, lack sleep. Not good. Ah, actually, very good news: wife might come back on Tuesday. Nothing is certain, so I won’t get my hopes too up, but the wait might finally be over.</text:p>
      <text:p text:style-name="Normal">On a different note, I want to improve my focus. Of all the cards I’m considering, focus is the one I currently want the most. It’s an enabler, without it ‘giving my all’ is impossible. It should be cultivated day by day, not only through focus meditation but also by making choices that do not hurt concentration and attention span.</text:p>
      <text:p text:style-name="Normal">Thing is, I’m in the middle of a break, so I’m not actually doing anything to get my hands on this card.</text:p>
      <text:p text:style-name="Normal">You know, it would be fun if... No, nevermind. I was thinking of making the grind my natural state, but evidence indicates that’s not possible. Still, that doesn’t stop us from making the small moves that help advance our... agenda? We don’t have an agenda. We have objectives, at best. That’s good enough.</text:p>
      <text:p text:style-name="Normal">Alright, let’s end it here, I really have nothing to say, and I need sleep. See you. Oh, I guess I should have talked about yesterday. Played football again. Got a beating like I haven’t had in years. Even though I played well. It really showcased that I was good but not exceptional as a keeper. And... Let me just mention one thing about the game: it was 5v5, and our team had zero cohesion, as we were literal strangers. End result was 1-9, a real beating. But what I wanted to talk about was the fact that three of the goals I took were from the same type of shot. And I noticed that midgame. I noticed it when I took the second of these two goals, I noticed it again when I took the third. Why didn’t I adapt? By the second, I should have realized, even more so by the third, but the thought simply never occurred to me that I was diving in a way that would never allow me to block these shots.</text:p>
      <text:p text:style-name="Normal">The main take away is that I was not adapting when I should have. More importantly, it didn’t even occur to me that adaptation was necessary. We are at least aware of this now, but we are likely to forget it. Then adapt, find a way to not forget it. Actually, we are unlikely to forget it. First, because we’re writing lots about it, and second, because the idea is a core one implanted into my subconscious throughout combat sports and manga/anime. It is basic that one should adapt to one’s opponent in a fight. That, or find a style that is capable of handling everything thrown at it. A combination of both is ideal.</text:p>
      <text:p text:style-name="Normal">To adapt, to focus... Alright, that’s enough for today, for real. See you then.</text:p>
      <text:p text:style-name="Normal"/>
      <text:p text:style-name="Normal">•••</text:p>
      <text:p text:style-name="Normal">Saturday 9th Of November 2024, 01:08, day -41</text:p>
      <text:p text:style-name="Normal">Spent a lot of time ricing. Hyprland is nice, but sometimes comes with unwanted surprises, like the battery deciding it won’t go above 44% specifically and only on Hyprland, until it suddenly decides it does want to go above 44% again. I had only touched the CSS of Waybar’s #battery. The price of being on bleeding edge. I slept 11 hours yesterday, and I drank coffee this afternoon, but I still feel sleepy right now, and the trivial mistakes I’m making right now are further proof that I still need more sleep.</text:p>
      <text:p text:style-name="Normal">On a different note, I have come up with a diagnosis, a reason why we found ourselves wanting and taking this break: before we knew it, we’d stopped going slow and steady. We added new things to do, we increased intensity and entirely forgot that we need to go slow and steady. We’ll remedy to that. Although, I will admit that it’s tough to go slow. I want to go faster, to do more, maybe out of pride, definitely out of wanting more from myself.</text:p>
      <text:p text:style-name="Normal">Alright, I’ll add a couple more changes to Waybar and call it a night.</text:p>
      <text:p text:style-name="Normal"/>
      <text:p text:style-name="Normal">•••</text:p>
      <text:p text:style-name="Normal">Sunday 10th of November 2024, 00:01, day -42</text:p>
      <text:p text:style-name="Normal">If my current feelings are any indication, then your diagnosis was on point. Slow and steady wins the race. Today I worked out for the first time in... too long. But I also kept it light. I probably mentioned this before, but when it comes to exercise I have a mentality of “If I don’t die it don’t count”, and this leads me to training until I’m dead tired and need some twenty or thirty minutes post-workout just to catch my breath. It’s exhausting, put simply. The toll it takes isn’t just physical, it’s also mental, and in more ways than one.</text:p>
      <text:p text:style-name="Normal">This mentality is the reason I had a tendency to want to reduce the amount of workouts in previous entries: the fatigue directly affects my performance in writing, and it does so negatively. But today, I rediscovered the joys of a workout where I don’t try to kill myself by exhaustion. Not only do I feel plain good and energized right now, I also didn’t start gobbling up every food within a 100m radius during dinner. I’ve also started seeing why some people actually like working out. Wow, so this is what a balanced work out feels like?</text:p>
      <text:p text:style-name="Normal">I have been inconsistent with workouts my entire life due to the afore-mentioned mentality, because the workouts I did cost a lot of motivation. In theory, it could be that by keeping on working out heavily despite the toll on one’s motivation, one would end up improving their willpower. In practice, I haven’t succeeded in doing that yet. Goggins seems to have done it, though. In any case, in my case, I think it’s time we go on the slow and steady path. it is entirely possible that Goggins took this path first before building his way up. It would make more sense, even. I see... So slow and steady, really. Just, this time, we really keep it slow and steady. We shall not make the random changes you’ll want us to make for whatever reason comes to you in a moment of illumination. We keep it slow, we keep it steady.</text:p>
      <text:p text:style-name="Normal">And when do we increase the load?</text:p>
      <text:p text:style-name="Normal">We can do that systematically. One of the things we currently lack the most is patience. It took a great deal of patience for us to keep today’s training to a minimum. What we can do is introduce something new at a maximum rate of once every two weeks. This would mean that whatever gets added must be considered carefully, and there would be ample time to incorporate one change before proceeding to the next. Sounds good in theory, I wonder if we’ll remember this in practice.</text:p>
      <text:p text:style-name="Normal">I don’t see why we wouldn’t. The only thing is that we are officially resuming the grind on Thursday, so it would theoretically only start then. But there is an easy workaround to that: we are on a break, and we are technically free to do whatever we want. Whatever we want includes a soft reintroduction into the grind.</text:p>
      <text:p text:style-name="Normal">Good, we can do that. Do keep things light.</text:p>
      <text:p text:style-name="Normal">Also, one last thing: wife is coming back on Tuesday, confirmed. The wait is coming to an end.</text:p>
      <text:p text:style-name="Normal"/>
      <text:p text:style-name="Normal">Before we go. I was having a look at our first entries. It’s not pretty. I’m grateful for the hindsight, but I’m also seeing just how consistently bad my decisions seem to be. We have a very long road ahead of us. A very long one. I saw that we lost patience far too often. Going slow and steady really needs to become our first priority. Let’s go to sleep now. See you.</text:p>
      <text:p text:style-name="Normal"/>
      <text:p text:style-name="Normal">•••</text:p>
      <text:p text:style-name="Normal">Monday 11th of November 2024, 00:38, day -43</text:p>
      <text:p text:style-name="Normal">Today went fairly well. Closer to great than to terrible, if I had to say. I haven’t begun studying yet. I’m essentially using this week off to rice Hyprland as much as I can, until the grind resumes.</text:p>
      <text:p text:style-name="Normal">Oh, one thing I’d like to mention: I should be careful about my concentration. Lately I’ve been in the habit of splitting it whenever I work on my config. Not good. I’d like you to focus on a single thing at a time. On this note, today I’ve also determined that there are specific points in time when it would be beneficial to not feed my brain with dopamine fixes from the internet, while there are other times where it’s fine to do so. When I woke and after I work out, I should try to leave my phone on the table. While I’m doing chores or chilling at noon, it’s fine. Slow and steady does it.</text:p>
      <text:p text:style-name="Normal">I’ve also wondered whether I should create a particular file that will contain the lessons/principles we’ve accumulated so far. It would be beneficial, as I’ve forgotten and rediscovered too many principles too many times. Very well, let is do that. As for today’s entry, I’d say this much suffices. See you on the morrow then.</text:p>
      <text:p text:style-name="Normal"/>
      <text:p text:style-name="Normal">•••</text:p>
      <text:p text:style-name="Normal">Tuesday 12th of November 2024, 01:56, day -44</text:p>
      <text:p text:style-name="Normal">Nothing to report. Only mediocrity around here. Mediocrity that tries to improve. Even so, nothing worth showing yet. But you do know what to do. You’ve discerned that much, I will acknowledge that much. However, I expect more. I want more. Slow and steady doesn’t mean easy, and from now on, I will set expectations. Do not disappoint me. I expect much from you. I do. See you.</text:p>
      <text:p text:style-name="Normal"/>
      <text:p text:style-name="Normal">•••</text:p>
      <text:p text:style-name="Normal">Wednesday 13th of November 2024, 01:36, day -45</text:p>
      <text:p text:style-name="Normal">While I could tell you the struggles of ricing Hyprland, I would rather say that the reason things didn’t go smoothly in the first place is that you refused to go down the simplest route. <text:span text:style-name="T1">I </text:span>refused. Out of pride. We wanted to use Wofi to make a simple power menu, and learning that took us a while, even though we could have asked for indications from GPTs earlier. Then, you knew that Nix was capable of writing shell scripts inside the configuration. And you tried to do that. And it didn’t work, and we spent a lot of time trying out variations to our code, to no avail. But you knew that writing a shell script directly would be simpler. You knew that, I knew that, and yet my pride made me want to succeed in using Nix’s built in functions. I let my pride get to my head, and what did it give me? Nothing. Not only did I waste hours I will never get back on this, now, I am more prone to listening to my pride.</text:p>
      <text:p text:style-name="Normal">For God knows what reason, you find it shameful to make use of the simplest solution, the most straightforward solution. Why? Why oh why? To whom do you have to prove some semblance of intelligence? I am you. I know you. I know just how stupid you are, and the limits of our intelligence. You do not need to impress me, and if it’s others you’re trying to impress, then this is not the way to do it. If you want to impress others, don’t. Let’s put it differently: only fools seek glory in battle. If battles must be fought, then strive solely, purely, and simply for victory. Make it honourable if you can, but seek only victory. Battle after battle, keep your eyes on it, chase it, earn it. Then, glory will come crawling to you, begging to even only lick the soles of your boots. But keep your eyes on victory.</text:p>
      <text:p text:style-name="Normal">Well, that’s an exaggerated way of putting it, but you get the idea. However, I need you to know something even more basic: if you’re thinking of impressing others in the first place, even indirectly, then you disappoint me.</text:p>
      <text:p text:style-name="Normal">Ah, here I go being extreme again, because I’m unable to word the feelings in my heart. Still, the point stands that I do not appreciate the idea of trying to impress others, whether directly or not.</text:p>
      <text:p text:style-name="Normal"/>
      <text:p text:style-name="Normal">Sigh... And to think that this is what the first part of the entry looks like for a day like today. Let’s take a deep breath. Good. I want to shortly mention that I’ve installed plugins and apps that should help me reduce my time on YouTube: the untrap plugin on Firefox, and screenzen on the phone. Other than that...</text:p>
      <text:p text:style-name="Normal">It’s been over three months. Three long months have we waited. We, brothers all over the world, well over a million strong. Brothers (and sisters), fellow husbands, our wife has finally returned. And by God what a comeback she’s made. Watching Nene’s stream today made me realize just how badly I missed her, and why I love her so much in the first place. When was the last time I’d laughed as hard as today? Probably some three or so months ago, during one of Nene’s previous streams. And to think that she participated in all sorts of events during that break despite what had happened... For our sake... I really don’t think there’s another Holomen out there who shows as much love to her fans as she does. I haven’t watched them all, but, who in the world puts their fan’s mascot on their head at all times and even attaches us to her arm when doing a 3D live?? And by God the way she caters to us kaigai niki. There are many reasons why I love her, and this is one of them. I’m looking forward to her future shenanigans. Oh, and I hope we get some Nepolabo content soon, that would be the cherry on top.</text:p>
      <text:p text:style-name="Normal">Anyway, I could go on for a long time, but let’s call it a day. Tomorrow is also the last day of break for us. After that, we’re back. Alright, that’s quite enough, see you.</text:p>
      <text:p text:style-name="Normal"/>
      <text:p text:style-name="Normal">•••</text:p>
      <text:p text:style-name="Normal">Thursday 14th of November 2024, 00:24, day -46</text:p>
      <text:p text:style-name="Normal">Today was the last day of break. Tomorrow, we restart. No more ricing for a while, although right now I’m not even sure what to rice, which is good. Still, it is quite something to have to build a desktop environment from so little.</text:p>
      <text:p text:style-name="Normal">It also seems that Nene hasn’t lost the habit of streaming earlier than most. This might require me to modify my schedule. We’ll see how it goes. Tomorrow is Suisei’s live at the Saitama Super Arena, and Nene will be participating. Good luck to both. To all of them.</text:p>
      <text:p text:style-name="Normal">As for me... The new app and plugins are off to a good start, they kept my YouTube addiction in check today. They’re giving me opportunities to use my brain more, and to... steer my mind away from mindless scrolling and content consumption, it’s up to me to make something out of this opportunities.</text:p>
      <text:p text:style-name="Normal">Starting tomorrow, we don’t mess with the config unless there’s a software we need. Ricing happens exclusively on rest days. We focus on the work at hand. We have a very long way to go, and we’ll need every second we get our hands on. We’ll keep it slow and steady. Slow and steady. Alright, let’s make one last modification to Hyprland and we go.</text:p>
      <text:p text:style-name="Normal">Now that that’s out of the way. There’s nothing else we have to talk about.</text:p>
      <text:p text:style-name="Normal">I’m actually a tiny bit nervous for tomorrow. Will I be able to meet my own expectations? Will I fail? We’ll see. We’ll decide. I will decide. See you tomorrow.</text:p>
      <text:p text:style-name="Normal"/>
      <text:p text:style-name="Normal">•••</text:p>
      <text:p text:style-name="Normal">Thursday 14th of November 2024, 23:30, day -47</text:p>
      <text:p text:style-name="Normal">Excellent performance today. In over 160 days, this is the first time I say this. At our current level, we could hardly do better.</text:p>
      <text:p text:style-name="Normal">But of course, I want you to do better. What a coincidence, I’m also looking to improve myself, to surpass our current level. It’s crazy how these coincidences come up sometimes, right? Anyway, I don’t have much else to say. Keep this up, and keep it slow and steady. Today’s performance was the combined result of good preparation during the break coupled with taking this thing seriously. It’s all in our head, the grind is just a concept, but because we take it seriously, we performed well. </text:p>
      <text:p text:style-name="Normal">Oh, there are a couple things I want to touch on, actually. The first is about me. Recently, I’ve come to realize (read, convince myself) that I was wrong in a previous entry from not so long ago: I’m not exceptional by any means. And I genuinely think it’s a good realization. I’m average or below average in most fields. If there was a way to measure my life’s performance so far, my accomplishments and so on, I’m convinced I would fall well below average. I’ve gotten so little done. I have so little to show for these 23 years on Earth. And you know what? I’m glad that’s the case. I’m glad I’m average. I’m glad I wasn’t born with some kind of special talent, as some sort of genius with some sort of great skill. No, I’m perfectly average. In fact, I would even argue that I was born with below-average stats all round, from physical to mental to environmental perspectives. And I’m glad that’s the case. I really am. Because when I will achieve all of my objectives, I will know I will have done it with my own power, with own hands, without any God-given special abilities.</text:p>
      <text:p text:style-name="Normal">See, I’m in no position to tell, but I don’t think succeeding would feel right otherwise. In my very specific case, I mean.</text:p>
      <text:p text:style-name="Normal">Hm... For some reason I already don’t like today’s entry. Something feels off with the above. I wonder what.</text:p>
      <text:p text:style-name="Normal">In any case, the other thing I wanted to talk about is Suisei. Ah, I might know what felt off. Well, not exactly, more like, I might know the reason why this feeling arises in general: it’s because I was writing like someone other than me is going to read this. </text:p>
      <text:p text:style-name="Normal">... If the blank in my mind right now was any indication: jackpot.</text:p>
      <text:p text:style-name="Normal">Right. I forgot. Suisei. Hoshimachi Suisei really is incredible. A live at the Budoukan, huh? She’s achieving her dreams. It’s inspiring. I wouldn’t call this ‘inspiration’. It’s closer to when you participate to someone’s funeral, see the casket and think that someday it’s going to be you. I really could have chosen a better example... Then, what about... It’s like you’re at one of your relative’s wedding, and your parents nag you asking when it’s going to be your turn. That, except that I am the parents, and I’m not asking you when you get married, but when we’re achieving our dreams. Pinpoint accuracy, that’s the feeling.</text:p>
      <text:p text:style-name="Normal">An invisible storm that sweeps over the world, a gigantic meteor strike that leaves neither the meteor nor a crater, but whose impact cannot be denied. My very existence will be doubted, but the worlds I create will be engraved deep in Humanity’s subconscious. We will leave not a trace, yet the world will be forever marked by our hand. That is what I want.</text:p>
      <text:p text:style-name="Normal">We have a long way to go, we have so much to learn, so let’s get going. See you tomorrow.</text:p>
      <text:p text:style-name="Normal"/>
      <text:p text:style-name="Normal">•••</text:p>
      <text:p text:style-name="Normal">Friday 15th of November 2024, 23:12, day -48</text:p>
      <text:p text:style-name="Normal">I’m tired. More so than usual, for some reason. Nene streamed too early for me to catch today, but I watched the archive just now, because my heart needed an energy drink, and boy did we get more than we bargained for. She’s always such a riot, I love her. I’m essentially relaxing more than I used to, at these hours. I’m not in serious mode anymore, I’m more relaxed. And I think it’s the way to go. “He who works hard can never beat he who enjoys himself.” I do not know if that is actually the case, all else equal, but... But I believe there is some truth to it- That’s also why I used to react negatively to that saying: I couldn’t stand the thought that hard work could be beaten by something I didn’t have. I’m more relaxed now, because I want to enjoy writing.</text:p>
      <text:p text:style-name="Normal">You know, yesterday really was a good day performance-wise. Even writing went well. We should really consider taking breaks when we need to, it’s almost like they let you come back refreshed.</text:p>
      <text:p text:style-name="Normal">As for today, it was pretty good too. When it came to studying, it wasn’t as good as yesterday, but that’s mostly due to the change in subjects. Also, as a positive, I’ve determined a clear point to improve on in problem solving: I’m not following a clear method most of the times, I?m just rushing in head first. I won’t into the details because that’s a pain, though. Ah, on the same note, I’ve also started timing the amount of time I actually study, and... It’s not pretty. In of the assigned four hours, we only effectively studied for 80 minutes. There’s very clear room for improvement, which is kind of a good thing, but also not so much.</text:p>
      <text:p text:style-name="Normal">The workout went great though. I’ve come to realize just how similar combat in Armored Core 6 and in combat sports in general are. We enter the fray with a preferred range of engagement, a chosen arsenal and trained combinations to put the arsenal to use. In the middle of the fight, we assess the opponent, see what’s going right or wrong, can choose to modify the attack patterns, movements, the engagement range or perform other changes according to our analysis. Because I thoroughly lack actual fighting experience, I’ve always wondered how to actually fight and how to think during fights, but now I see that it’s not all that different from thinking how to fight in AC6. </text:p>
      <text:p text:style-name="Normal"/>
      <text:p text:style-name="Normal">Although, we might be relaxing too much right now... What else did I want to talk about?</text:p>
      <text:p text:style-name="Normal">It seems I’m more tired than usual. A lot more than I’d anticipated. Perhaps the effect of letting loose too early. There’s other thing I wanted to talk about, but none of them are of great importance. Let’s end it here. See you tomorrow.</text:p>
      <text:p text:style-name="Normal"/>
      <text:p text:style-name="Normal">•••</text:p>
      <text:p text:style-name="Normal">Saturday 16th of November 2024, 23:24, day -49</text:p>
      <text:p text:style-name="Normal">I have a couple things I want to talk about: today’s performance, and a proposed change. Let’s start with the latter.</text:p>
      <text:p text:style-name="Normal">Nene streamed early today too. It really looks like that won’t change. I managed to catch today’s stream, but now I’m considering changing the schedule by shifting everything a couple hours. Everything stays the same, but everything happens earlier. today is the last day we’re going to sleep at 1am, starting tomorrow we wake up at 8am and go to sleep at 11pm. This is a schedule I want to attempt, not just because it will allow me to catch Nenechi without having her take over my entire morning, but also because waking up earlier sounds advantageous all round. Positionally, it’s generally better. The concern would be my writing... And I initially thought of working out at 19 and then start writing after eating dinner sometime after 20, but it’s likely that we’ll finish dinner at around 2130. Should we wake up at 9 instead and go to sleep at midnight? I need to think this through... 8am. I want to try it, and I believe there’s more advantages to it than just getting things done earlier. Psychological advantages, I mean. Let’s try 8am.</text:p>
      <text:p text:style-name="Normal">Alright, today’s performance then: in short, not great. As I mentioned, my morning belonged entirely to Nenechi because yes, I pledged allegiance to wife and I do not regret it one bit. But I also felt... Very down, when time came to study. Very unmotivated. Considering how good taking a break was to us, I thought that I would give myself a break today too and play DMC5. Essentially, be easy on myself, go easy on my motivation reserves to be able to last longer. It worked in the sense that there was little strain on our motivation, on our discipline, but it’s also a very dangerous choice. Even though the game I’ve chosen is DMC5, a game we play seriously, a game we consider good for our growth, I was tempted to not workout and just keep on playing. It’s coincidentally because we are refreshed from a break that I was able to swiftly enforce discipline, but in other circumstances it could have easily gone differently. Generalizing this issue, I can easily see that relaxing in general could have the same effect. In other words, when the going gets tough, I ought to dig in and fight.</text:p>
      <text:p text:style-name="Normal">There’s actually one more thing I want to mention. This is regarding the techniques to use to solve a given problem: I missed one crucial step, and it’s to understand the problem. Before we break down a problem, we should fully understand it in the first place, understand what it asks, its nature. That’s all. Alright, see you tomorrow then.</text:p>
      <text:p text:style-name="Normal"/>
      <text:p text:style-name="Normal">•••</text:p>
      <text:p text:style-name="Normal">Sunday 17th of November 2024, 21:43, day -50</text:p>
      <text:p text:style-name="Normal">Nepolabo is always so fun, and I’m always sad when their stream ends.</text:p>
      <text:p text:style-name="Normal">Writing yesterday was fun too. Writing’s been fun lately. In fact, I’ve gotten an idea on how to write, and it feels more like a game now. Oh, and yesterday I also happened to see that Yorushika had released a video of one of their lives, “Tsuki to neko no dansu”, or something along those lines. It was so artistically pushed... Plus, I’d never read Bremen’s lyrics in English, so seeing their translation in that beautiful live, it really set my heart on fire. I sincerely wanted to fight n-buna on the spot. As in, issue him a challenge. We decide on one theme, we each do our own thing, and time will be judge. How much fun it would be if artists just issued each other challenges like that, like how mathematicians supposedly did all those centuries ago. Really, what a fun idea this is.</text:p>
      <text:p text:style-name="Normal">Putting that aside though, today wasn’t such a good day. Problems with Neovim. LazyVim, to be precise. For some reason, despite being connected to the LSP that I need, it’s not actually providing any help. So instead I decided to wipe out my entire Nvim config and create a new one. But creating a new one is a royal pain too so I’m considering trying out other pre-built configs like NvChad. I could possibly even just reinstall LazyVim and try to figure out the problem, or, really really last resort, just use the old config I’d created on Linux Mint. In any case, I was supposed to work on the project today, but, well, ended up getting nothing done. That’s frustrating. I know it’s because of my questionable decisions, but improving is hard. Making the right decisions is hard.</text:p>
      <text:p text:style-name="Normal">My head was just clouded by emotions today... In fact, even yesterday, it was clouded by negativity, and I didn’t feel like doing anything. While I could fight that feeling, perhaps it would be better to clear my head, whatever that means. Just, empty it of emotions, relativize the situation and get back to work. In fact, I should do that even now, as I am thinking that tomorrow I shouldn’t study but work on Neovim instead. I should just calm down and realize that that’s the wrong thing to do, and I should stick to the schedule and study.</text:p>
      <text:p text:style-name="Normal">Talking about the schedule, I plan to sleep at 2300, which is soon. Due to various issues (mainly pertaining to the old schedule being ingrained too deep in my routine), I wasn’t able to shift the hours as I’d wished, but it wasn’t disastrous. Alright, that’s enough talking. See you tomorrow.</text:p>
      <text:p text:style-name="Normal"/>
      <text:p text:style-name="Normal">•••</text:p>
      <text:p text:style-name="Normal">Monday 18th of November 2024, 22:03, day -51</text:p>
      <text:p text:style-name="Normal">Yesternight didn’t go well at all. I spent it wallowing in shame after masturbating again. But defeat has a way of eliciting a hunger for victory that nothing else does. Lust, temptation or whatever you may call it, is a strong emotion. Its strength varies with the occasions, but there’s no doubt in my mind that its strong. And it can be very strong. That’s why I consider overcoming it a great victory, on the occasions I did. But, to this day I still remember that while I have won, it was thanks to time passing, and my desires passing. The times I tried to overwhelm lust with my own willpower, I did so, but only for a very short amount of time. It always came back with the same strength, if not stronger, while I couldn’t do the same. But defeat has a knack for making you imagine what victory would have been like. I have an image in my mind now. That battle of willpower, I want to win it. Always. That’s the only true victory that I seek. That’s the strength that I seek.</text:p>
      <text:p text:style-name="Normal">I won’t write today. I’ll watch Gurren Lagann until 23:00 then go to sleep. I want to pierce the heavens, one day. I want to be strong enough to pierce right through the heavens, and fly free. The stories I want to tell, the stories taking shape in my mind are nothing more than my imagination’s take on what I want my life to look like. A mirror, if you will. An imaginary mirror. Writing advances, little by little. We make tiny steps, and undo them sometimes, but we try to move forward. Until one day, we enjoy it in full. See you.</text:p>
      <text:p text:style-name="Normal"/>
      <text:p text:style-name="Normal">•••</text:p>
      <text:p text:style-name="Normal">Tuesday 19th of November 2024, 23:45, day -52</text:p>
      <text:p text:style-name="Normal">It’s late I know, but I was essentially ordered to stay awake, and I also wanted to watch Gurren Lagann. Nothing to report for today: it went rather well. It could have gone better, but this wasn’t bad. Improving is going to require a good amount strength of will, and there will be additional strain on it tomorrow if I don’t get to sleep around about right now, but if that’s the case then so be it. I’ll take on all challenges in my way. Alright, let’s go and watch some more Gurren Lagann. If anything, I like Kamina’s spirit. Although, I’ve been spoiled years ago. That’s alright. See you.</text:p>
      <text:p text:style-name="Normal"/>
      <text:p text:style-name="Normal">•••</text:p>
      <text:p text:style-name="Normal">Thursday 21st of November 2024, 02:37, day -53</text:p>
      <text:p text:style-name="Normal">Spent the day playing Holocure. Started with AC6, but clocked in too many hours in that game, so I checked out Holocure’s update instead. Today, I should have worked on the project, but instead I decided to take a break. I don’t know whether this was a good idea or not. This choice was made so that, in theory, it would be easier for me to get through the next three days of studying. In practice, I don’t know. I don’t know if it’ll make it easier, I don’t know if it was even necessary, I don’t know if it was just a plain bad decision and I should have worked instead. I don’t know. And, if anything, now is one of the worst times to try to come to a conclusion. My brain is in a pitiful state, and it won’t improve tomorrow for lack of sleep. No matter. We will get a few hours of sleep and fight our way through tomorrow if necessary.</text:p>
      <text:p text:style-name="Normal">Nothing else to report. I just chilled today. Alright. See you.</text:p>
      <text:p text:style-name="Normal"/>
      <text:p text:style-name="Normal">•••</text:p>
      <text:p text:style-name="Normal">Thursday 21st of November 2024, 22:36, day -54</text:p>
      <text:p text:style-name="Normal">Due to some misplays and some things outside my control, we’re very late today. I’m thinking I might as well finish this then go to sleep. My body needs it.</text:p>
      <text:p text:style-name="Normal">Today’s performance wasn’t bad, although it could have benefited of a few more hours by actually following the schedule. If we take that away though, it was actually good.</text:p>
      <text:p text:style-name="Normal">I don’t really have anything I want to talk about. I probably thought of some topics throughout the day, but I don’t remember anything.</text:p>
      <text:p text:style-name="Normal">Hm... I guess there is the matter of how hard to be on ourselves. Right now, we’re rather soft, and we let our conscience call the shots, and things are working out alright, although as I keep on saying, they could be better. I don’t feel the need to change the current status quo. Oh, I did want to put more importance on sleep. The stupid things we do when we’re deprived of it...</text:p>
      <text:p text:style-name="Normal">... I really have nothing to talk about. Let’s end it here then. See you tomorrow. Oh, I do have a comment: in the past I said that I could write forever if I so chose. The reason things are different now is... hard to put into words. Essentially, we’re more down to earth, we don’t try to teach lessons to others, as we know we have much to learn ourselves. We’ve come to realize how easily, how quickly some of our values and our way of thinking change, and we believe our past versions to be outdated, not worth reporting; meaning that this version of us, who is still in the middle of development, will also become obsolete at some point in time, and therefore we do not report our fleeting thoughts. Only core values should be communicated —in our case, directly and indirectly, by letting the reader know us from everyday episodes— and the same goes for their changes.</text:p>
      <text:p text:style-name="Normal">Alright, that’s really it. See you tomorrow.</text:p>
      <text:p text:style-name="Normal"/>
      <text:p text:style-name="Normal">•••</text:p>
      <text:p text:style-name="Normal">Friday 22nd of November 2024, 22:01, day -55</text:p>
      <text:p text:style-name="Normal">Performance-wise, not good. But in terms of fighting spirits, good. Can we go into more details why performance was bad? Let’s try.</text:p>
      <text:p text:style-name="Normal">Complacency. That’s it, in one word. we think we have more hours than we actually do. Lunch should be finished by 12, and we should start working by 14 ideally. And yet, we keep on starting at 16, or even later. You’re taking it too easy. Far too easy. Truth be told, even now we’re taking it easy.</text:p>
      <text:p text:style-name="Normal">Still... I have to say. Nene is really cute. Seriously cute. OH MY GOD WHAT CUTENESS. I’m watching the archive from today’s stream, 4am was way too early for me. You’ve heard of the french kiss, but have you ever received a french punch? I thought not. That’s a Nene-only special. I see that her kaigai niki summoning capabilities are as good as ever. That’s quite enough, let’s do what we need to do, we’ll sleep to her voice later. See you tomorrow.</text:p>
      <text:p text:style-name="Normal">Ah, but I do want to mention that time she tried to get us kaigai niki to get angry at the JP niki. That was funny. Especially how she failed. That was very funny. Alright, see you.</text:p>
      <text:p text:style-name="Normal"/>
      <text:p text:style-name="Normal">•••</text:p>
      <text:p text:style-name="Normal">Saturday 23rd of November 2024, 21:54, day -56</text:p>
      <text:p text:style-name="Normal">Decided to make today an impromptu break this afternoon, after failing to study properly. It seems we need breaks really often. Based on the state of things so far, I’m making two changes to our schedule:</text:p>
      <text:p text:style-name="Normal">1) We’ve consistently failed to wake up at 8am and follow that schedule. As such, we’re shifting the wake up time to 9am, and everything else by one hour accordingly.</text:p>
      <text:p text:style-name="Normal">2) We lose motivation more quickly than I’d anticipated. A lot more quickly. Based on the notes I’ve taken on my calendar, I’ve decided to make it so that we have two days on and one off. In other words, for two days we study and work out, on the third things are more relaxed and I leave it to your conscience to decide what to do.</text:p>
      <text:p text:style-name="Normal">This should be a slow that we can follow.</text:p>
      <text:p text:style-name="Normal">Other than that, I’d like to report that I’m dead tired right now. I think I underestimated how caffeine can accumulate over time, and I had a hard time falling asleep yesterday.</text:p>
      <text:p text:style-name="Normal">By the way, talking of sleep. I haven’t mentioned it at all, but lately, the nightfront’s been active. And ghosts have been making their presence known to me again, by trying to hurt me in various ways. Hasn’t happened in years, but now they’re back. However, in those years it hasn’t happened, I also happened to have grown confident, and, by my own judgement, rather strong, mentally. I do not dare them to come, I do not wish to fight, but if a fight comes to me, no matter who or what it is, I am confident I can win. Have I mentioned why I decided to watch Gurren Lagann? No? Well, it’s to get some inspiration. Inspiration to pierce through the heavens. To overwhelm all that stands in my path with sheer, raw, unaltered and unholy willpower.</text:p>
      <text:p text:style-name="Normal">I can appreciate my growth by looking at everyone around me, as well as the characters of Gurren Lagann. I’m starting to see that the difference between my and everyone else’s mentalities is quite stark. And this difference, I interpret it as growth. It’s not just mentality either. Everything is starting to pay off. Everything. Beginner’s growth, it’s the most explosive one.</text:p>
      <text:p text:style-name="Normal">Let me put down just this one thing about mastery: as of right now, I subdivide mastery of a field or subject in two categories:</text:p>
      <text:p text:style-name="Normal">a/ Mastery by focusing solely and entirely on one field</text:p>
      <text:p text:style-name="Normal">b/ Mastery through growth in multiple fields, with slight focus on a particular field.</text:p>
      <text:p text:style-name="Normal">The former is the one everyone’s familiar with. It’s people dedicating their entirely lives to a single craft, a single sport, a single art. Tried and tested. The latter, I know of no one who’s practised it. It essentially comes down to a claim: when someone focuses solely on improving their craft, they will achieve their maximum potential in that craft. However, when a person also works on themselves as they would work on their craft, then they increase their maximum potential in that craft (as well as in everything else), and thus will become capable of reaching greater heights than if they’d focused on their craft alone. That’s it, that’s my claim.</text:p>
      <text:p text:style-name="Normal">I like how you’ve become more straightforward than before, you got straight to the point without beating around the bush for three paragraphs. Let’s keep this up and make it into a habit.</text:p>
      <text:p text:style-name="Normal">Alright, I have nothing else I want to say. See you tomorrow then.</text:p>
      <text:p text:style-name="Normal"/>
      <text:p text:style-name="Normal">•••</text:p>
      <text:p text:style-name="Normal">Monday 25th of November 2024, 00:02, day -57</text:p>
      <text:p text:style-name="Normal">So that was Gurren Lagann. Wrong. That was Tengen Toppa Gurren Lagann. It wasn’t bad at all. Shame that all that heaven piercing left a hole in my heart. But, I would lie if I said that it satisfied me. It was great, and I want more. And if you want something but it doesn’t exist, create it.</text:p>
      <text:p text:style-name="Normal">On this note, there’s something the Anti Spiral said that... That was too true to ignore. I lack resolve. I thoroughly lack it. I currently lack the resolve to see my dreams through. I know that. I can feel that something’s missing, that I’m too... Easy on myself. I lack something, and that something is resolve. The resolve to endure the pain, to push through the hardships. Willpower alone isn’t gonna cut it. I need resolve, and resolve is something I know nothing about.</text:p>
      <text:p text:style-name="Normal">Resolve. I know nothing about it. Until I decide to endure the pains that come with following the schedule I set for myself, until I decide that no matter how depressed, how weak, how low-spirited or how tired I get I will still chase my dreams, until then, I will know nothing about resolve. Resolve. The world hasn’t taught it to me, until now. I haven’t chosen to learn anything about it, until now. Resolve. That is, perhaps, the last missing piece to truly get started on this journey towards my dreams. I am under no illusions that this is something learned or obtained in one day just by deciding so. I have chosen the learning path, I have chosen a tortuous path, and I will walk it. I will see it through.</text:p>
      <text:p text:style-name="Normal">My dream is to one day fly through the sky with my own wings. To be free, strong, and happy. And I mean it all in the literal sense. No matter how unrealistic or how impossible common sense may make it out to be, it is my dream, and I will chase it. See you tomorrow. I will show you my resolve.</text:p>
      <text:p text:style-name="Normal"/>
      <text:p text:style-name="Normal">•••</text:p>
      <text:p text:style-name="Normal">Monday 25th of November 2024, 21:29, day -58</text:p>
      <text:p text:style-name="Normal">That was a good show. It didn’t go as well as I’d wanted, but you did show resolve. Keep it up.</text:p>
      <text:p text:style-name="Normal">Now, as two why it didn’t go ideally: you respected the schedule in a way you rarely do, which is great, however, today we were faced with a problem, a proof our intelligence couldn’t overcome. To be fair, we’ve hit this kind of wall long ago, but I still have ways to go on improving the way I think. Other than that I don’t have anything to talk about. Oh, the nightfront. It was very active tonight, very aggressive. Like it wanted to test my resolve right away. This time it had to do with succubuses. Not one of them, an entire... Nightclub? Something like that. It was something I’d never experienced before, the aggressiveness of this entire approach I mean, not just the individual souls. And yet someway somehow, I pulled through. And I’m not sure how. I believe it has to do with resolve, but... Was mine that strong? ... I do not know. But I do intend to make it as strong as possible.</text:p>
      <text:p text:style-name="Normal">After this, we write again. When was the last time we wrote? A week ago? Perhaps, yes. Yes, one week ago. Alright, let’s flex our writing muscles again. See you tomorrow.</text:p>
      <text:p text:style-name="Normal"/>
      <text:p text:style-name="Normal">•••</text:p>
      <text:p text:style-name="Normal">Tuesday 26th of November 2024, 22:08, day -59</text:p>
      <text:p text:style-name="Normal">Hm... What shall we talk about... Let’s go in chronological order, and start from yesternight’s writing.</text:p>
      <text:p text:style-name="Normal">I’m glad I shifted the schedule to waking up at 9am, it meant I had ample time to write. And, writing was quite fun. Which is nice. Unfortunately, I can’t put into words how I write, at least not yet, maybe some time in the future I’ll be able to.</text:p>
      <text:p text:style-name="Normal">Then, what of today? What to say... Went fairly well. I want you to keep this up. I want you to keep on trying. Things could have gone better, today was more of a struggle than yesterday, but that’s alright, that’s well within expectations.</text:p>
      <text:p text:style-name="Normal">Urgh... getting my attention split in two... I have to remember that my intelligence is nowhere near enough to handle that. I could barely string two words together. I have to focus on a single thing at a time, and in worst cases do something like the pseudo-parallelism of the old single core CPUs. I simply lack the capacity to effectively split my attention in two. Well, I guess it does depend on what the two tasks are. In this particular case, it was writing here and listening to a conversation. I hadn’t realized it, but I made a habit of thinking quite seriously when making an entry. When writing in general too.</text:p>
      <text:p text:style-name="Normal">You know, I discovered that there are two Gurren Lagann movies. I’ll watch them, at some point. When I’ll take a day off, I’ll know what to do.</text:p>
      <text:p text:style-name="Normal">I don’t have anything else to say. See you tomorrow then.</text:p>
      <text:p text:style-name="Normal"/>
      <text:p text:style-name="Normal">•••</text:p>
      <text:p text:style-name="Normal">Wednesday 27th of November 2024, 22:37, day -60</text:p>
      <text:p text:style-name="Normal">Deciding that today is neither a rest day nor a work day was probably a bad call. Making this kind of half-baked decision in general is bad. It led to today, where I ended up neither resting properly nor working, because I tried to do both. So we have to make things clear. we have to decide whether to rest once every two days or not.</text:p>
      <text:p text:style-name="Normal">I won’t write down the short debate in my head, but by coincidence, because I’d accidentally written “once every three days”, I have a new idea. Originally, I was thinking that two days on and one off was too lax, it would hardly feel like a grind, but I’m also unsure whether I could keep up a higher rhythm.</text:p>
      <text:p text:style-name="Normal">But... But things are different when you know how long you have to struggle before a break. So, three days on and one off is interesting. It’s hard. Working out three days in a row is something that quickly saps my motivation, at least, that’s how it’s been so far. But it is also a rhythm I want to be able to sustain. I want to reach that level. I want to try this out, starting tomorrow.</text:p>
      <text:p text:style-name="Normal">That’s fair enough. Alright, see you tomorrow then.</text:p>
      <text:p text:style-name="Normal"/>
      <text:p text:style-name="Normal">•••</text:p>
      <text:p text:style-name="Normal">Thursday 28th of November 2024, 22:06, day -61</text:p>
      <text:p text:style-name="Normal">That’s a lot of days. But still nowhere near what we want. Decades. We’re thinking in terms of decades.</text:p>
      <text:p text:style-name="Normal">But before we think of the future, we need to worry about the present. And what I need to face in this present is a failure of the past. same as two or three days ago: a proof we couldn’t complete. A proof by induction. One would think that it’d be easy. But I couldn’t find a solution. I couldn’t complete the proof. And yet, unbeknownst to past me, I was committing an even bigger mistake in my attempt: I believed that was my limit, I believed that was everything the current me had.</text:p>
      <text:p text:style-name="Normal">We worked out today. We worked out hard. We gave the workout a damn good taste of “everything we’ve got”. Still, it was only a taste. The full thing is my life, and I will wait for the right time to give it all away. What it did show me is that my fears of using up all my energy, of using up all of my motivation were... Bullshit. While I was working out, I had more, so I gave more. Do I believe I have an infinite amount of energy at my disposal? No. Will I act like I have an infinite amount of energy at my disposal? Yes. Well, I’ll still take it easy when it’s not time to put in the effort, but when the time comes, when the schedule says it’s go time, it will be go time.</text:p>
      <text:p text:style-name="Normal">The strength that I seek combines both resolve and willpower, I see that now. More importantly, this strength’s nature remains the same: it’s still a choice. And I will make that choice. Every night I pray to God asking him for one more day, for one more night on this Earth to chase my dreams, and most nights I ask in shame, as I didn’t do my best during the day. I’m getting tired of asking in shame. I want to ask him while providing the passed day as a good example as to why he should agree, instead of having it as a counterargument.</text:p>
      <text:p text:style-name="Normal">Oh, that’s right. My imagination. I like imagining that people’s will can manifest itself as some sort of kamehameha or even the sayians’ ki when they power up. In any case, an energy form, an explosive energy. And sometimes I feel like I’m feeling that energy within me, when I go all out. But I also feel like my output is so much less than what it should be, and I wondered if that’s just a human’s limit. I really want my output to be massive, unholy. Engulf the entire planet kind of level. But I’m starting to think that this limit is entirely proportional to one’s strength.</text:p>
      <text:p text:style-name="Normal">You know, as much as I say that this is in my imagination, this strength does manifest in my dreams, in the nightfront. In fact, it’s because it first manifested in the nightfront that I’m imagining it. But even so, I lose fights sometimes. This means there are souls stronger than me. This means I can reach greater heights still.</text:p>
      <text:p text:style-name="Normal">We do so much theory for very little practice. Come on, we’ve got somewhere else to be. See you tomorrow.</text:p>
      <text:p text:style-name="Normal"/>
      <text:p text:style-name="Normal">•••</text:p>
      <text:p text:style-name="Normal">Friday 29th of November 2024, 21:18, day -62</text:p>
      <text:p text:style-name="Normal">Let’s... Let’s talk about things chronologically.</text:p>
      <text:p text:style-name="Normal">Yesternight, I tried to write. And I decided that I’d had enough, and gave up. I gave up on trying hard to write. It was a decision I made at the tail end of the night, after failing to write more than a sentence. I decided that I wouldn’t try hard. I decided that I’d write in the most enjoyable way: by listening to music. I’d write without a care, and hopefully, I’ve grown enough that I will subconsciously follow some good principles or apply some of the lessons I’ve learnt. I’ll try doing that today. We’ll see what comes out.</text:p>
      <text:p text:style-name="Normal">So, with that out of the way... Sakamata. Sakamata Chloe. Sigh... Fuck me... She will be graduating, huh? Fuck me that hit hard. You know, today I might have talked about how I was going out to grab some Burger King for lunch, but essentially ended up just going for a long walk as there was a nation-wide problem with credit cards, but I didn’t mind it at all as I’d spent the entire walk listening to Sakuna trying to communicate with Cotomo AI (all the while having some more lore dropped about what Yamada Midori’s favourite game was: Splatoon). I could have talked about that. I could have talked about how, in the morning, I discovered that tomorrow there will be a Nepolabo collab, and how us Nekko (in particular, but the same goes for hololis in general with this collab festival going on) are eating so freaking well lately after four months of fasting. But instead, I want to talk a bit about Chloe.</text:p>
      <text:p text:style-name="Normal">2024 is a bad year for my heart. Sakamata is talented, she’s smart, she’s good at singing, and, as much as I don’t want to admit it, she makes noises the cuteness of which rival Nene’s. I mean, it’s so cute when she makes those noises... Also, did I mention that she is good at singing? By god she’s good at singing. But she also had a tendency to be absent for health issues. I started noticing it last year with the Hoshimatic project. I noticed it again when she used a soundboard during HoloArk, then when she decided to not participate in HoloGTA for health issues, and lately, with the sparsity of her streams. It’s such a shame... But it is what it is.</text:p>
      <text:p text:style-name="Normal">Also, fucking hell but why does Kanata get hit so hard at each graduation? Can’t life give her a damn break?? A-ah, at the very least, we get about two months’ more of the stinky orca, but I’ll miss her. You remember that time I was expressing regrets about a youth I wish I’d had? Yeah, those days I was creating memories, I tried creating those memories I wanted, and I did it by writing my config, by working on my config while listening to Chloe play that TCG game in the background. It was so chill... TCG Card Shop simulator, that was the game. Oh, and I forgot to mention this, but Chloe’s screams are the ones I love the most in all of Hololive. She makes such perfect screams when she gets scared by something in a horror game, I don’t think I’ve heard better screams even in movies. They always make me laugh for how perfect they are. And her yandere side. It’s cute. Scarily convincing, but cute. It’s an act, right? ...Right? A-ah, Shakamata.... Let’s enjoy what time we have left, I’ll support her decision as best I can as a fan. Yeah, let’s. See you tomorrow.</text:p>
      <text:p text:style-name="Normal"/>
      <text:p text:style-name="Normal">•••</text:p>
      <text:p text:style-name="Normal">Saturday 30th of November 2024, 21:44, day -63</text:p>
      <text:p text:style-name="Normal">I ended up not doing much yesterday. And, though not entirely my fault, the same goes for today. I also ended up not working out, which at first bummed me out, but after some time I realized that I got to do something I’ve been meaning to do: write while having some energy left. Well then, that’s all. See ya.</text:p>
      <text:p text:style-name="Normal"/>
      <text:p text:style-name="Normal"/>
      <text:p text:style-name="Normal">Well uhh... I was having a not half bad time writing, you know, trying to figure stuff out. Trying to find a way to write. I was actually having a good time. ‘Twas about 00:30, some 22 minutes ago that huh... well, I had a look at my YouTube recommendations and... Fauna has a serious announcement to make. Fuck me. I couldn’t actually stop laughing. Out of desperation. The fuck is going on. Even now, I keep on laughing, cause the alternative is crying. We got in the wrong fucking timeline boys. The saplings are desperately trying to hold the line, but the announcement is still in one hour and the situation is already... grim. Fuck me.</text:p>
      <text:p text:style-name="Normal">Needed a place to let it out. Originally planned to make a throw away file, but I guess it’s here now. Alright, let’s be real. Now that our emotions have cooled. We’re likely facing a wave of graduations, and it’s likely not over. Something happened at Cover, there was some change, whether gradual or immediate, and these are the consequences. We’re likely to see more.</text:p>
      <text:p text:style-name="Normal">In any case, I support Nenechi’s idea that the internet should be free, and people should be free to lose their shit wherever they want on it. Because that is freedom. Yes, keeping our emotions in check should be the priority, in order to not make it harder for the talents, but... But if we could do that, if humanity were capable of that, I wouldn’t need to write one or two mother of all stories.</text:p>
      <text:p text:style-name="Normal">What about us? Do we go to sleep, or do we stay to listen to what is almost inevitable?</text:p>
      <text:p text:style-name="Normal">... Tough decision.</text:p>
      <text:p text:style-name="Normal">Let’s go to sleep.</text:p>
      <text:p text:style-name="Normal"/>
      <text:p text:style-name="Normal">You know, I have this beautiful ultra super mega hyper cool deluxe ultimate wallpaper of Gurren Lagann. And when I look at it, I wonder: why do I even falter in my decisions? I know. I know that strength is a choice. Resolve is a choice. I want to show you my resolve.</text:p>
      <text:p text:style-name="Normal"/>
      <text:p text:style-name="Normal">•••</text:p>
      <text:p text:style-name="Normal">Sunday 1st of December 2024, 22:32, day -64</text:p>
      <text:p text:style-name="Normal">Ah. Yo. Hi. I chilled. A fair amount. Not as hard as I wanted, but a fair amount. Hm, I guess I do have something I want to talk about.</text:p>
      <text:p text:style-name="Normal">A~ah, Nepolabo... I really love Nepolabo.... That’s not what I wanted to talk about though. But I love Nepolabo. Their takopa off-collab is probably my favourite Nepolabo collab. Ah... we’ve eaten really well lately, us Nekko in particular and Nepolabo fans in general. You know, last year i watched those collabs while playing Sky: Children of Light, just going around doing nothing in particular while listening to Nepolabo in the background. Or even listen to their Raft collab while playing The Witcher 3. Alright, this wasn’t supposed to be about Nepolabo, but I need you to know something about me. Well, I don’t need you to, but, I’ll tell you anyway: it was the case with my favourite seyuu, Itou Miku, and it’s the case with Nene: I love Nene, and as a consequence I also love everyone Nene loves. Therefore, in my head, Nene has top priority over everything. Everything, except for Nepolabo. It’s a strange phenomenon, and it’s the same with Mikku and Pyxis, but that’s how I am. It’s also a coincidence, that both Mikku and Nene have groups they have a very strong bond with. Nepolabo is rather... Unique, in Hololive. There are probably no gens as tight-knit as them. And not all Holomem belong to very tight-knit groups like Nepolabo. In fact, I don’t think there were other groups that collabed more than Nepolabo lately. God, we’ve been feasting really well lately. It seems the chilling isn’t over quite yet. I’m rewatching my favourite Nepolabo collab right now. After this I might rewatch their Universal Studio recap collab.</text:p>
      <text:p text:style-name="Normal">You know, I was thinking I should work hard, and chill just as hard.</text:p>
      <text:p text:style-name="Normal">In any case, let’s briefly talk about what I wanted to talk about: my shift of mood. Despite Fauna’s announcement, today was a rather bright day. It was sunny outside, and I chilled. I tried to emulate one of the chillest moments in my memories, and read Alice In Wonderland while sipping on some liquor. And before that, I listened to Alice in Musicland. OH MY GOD NENEPOLU IS CUTE. NENENENENENENENENENE NE NE! PO PO! Ah... Nepolabo... But.., Falling off-topic like this is fine. it’s part of the topic, actually. The ability to give smiles. The ability to make hearts smile. To give them relief, to make them forget their worries. I want to do that with my stories. I also enjoyed writing yesterday. I wanted to do that today, but couldn’t find the time. Listening to music while writing makes it fun. Yes, it’s thanks to music, but it’s fun.</text:p>
      <text:p text:style-name="Normal">I’m currently torn between writing and continuing watching Nepolabo. Both are fun. I think I’ll stick to Nepolabo, as there isn’t all that much time left to midnight. Un, let’s do that. Alright, see you tomorrow!</text:p>
      <text:p text:style-name="Normal"/>
      <text:p text:style-name="Normal">•••</text:p>
      <text:p text:style-name="Normal">Monday 2nd of December 2024, 21:53, day -64</text:p>
      <text:p text:style-name="Normal">Today was a normal day. Nothing spectacular, but we do have food for thought:</text:p>
      <text:p text:style-name="Normal">1) as of late I completely forgot about how I wanted to increase my thinking speed. It would be nice if I could find a good way to train that. Would you look at that. It seems Lichess’ got us covered. I’ve always wanted to play chess against the computer with time control. Playing against humans makes me stress, a... gift, from past me, a relic of our past social anxiety.</text:p>
      <text:p text:style-name="Normal">2) Brain related, but more geared towards thought process: I redid an exercise I had previously done, and noticed to my own dismay that I had done it better last time, about one month and a half ago. However, noticing this degradation in our capacities made for an excellent opportunity to maintain calm and do my best under all circumstances, and more importantly, it was easy to figure out why past me, who had done the exercise mostly instinctively, did better than a focused me: the clarity of the ideas. The exercise consisted in drawing automata, and the ones past me drew were much clearer, much better at expressing my reasoning than today’s me. Therefore, I must put an accent on clarity, I must make an effort to make my ideas clear, because that will help me, and my instincts tell me it will pay dividends.</text:p>
      <text:p text:style-name="Normal">3) While I trained today, I deliberately chose to interrupt my training after the first phase, meaning I only shadow boxed: I was feeling pretty good about my performance, as I was training some combos. As I considered moving to the next phase, thoughts of conserving my energy and making time for writing made their way in my mind, and I decided to listen to them. Was this the right call? Dunno. It’s probably a neutral move, considering our overall objective. Although, it does have the consequence of ‘enabling’ this pattern of stopping mid-training. In any case, let’s make it worthwhile, let’s convert this decision into a good time. See you tomorrow.</text:p>
      <text:p text:style-name="Normal"/>
      <text:p text:style-name="Normal">I usually listen to Sanapri when I write, but, I listened to one of Dazbee’s new cover, the MoeChakkaFire one, and... well... Uh... I’m not even sure what this feeling is. I’m just so impressed at how thoroughly she mastered her own singing. It’s professional beyond belief. This feeling is similar to the one I had when I watched the Yorushika live, but since the domains of mastery are slightly different, since the way she expresses herself is different from the way I and n-buna express ourselves, I’m just left impressed. All the emotion that should have been a fire burning, roaring, raring to fight was transformed into admiration. I hadn’t listened to <text:s text:c="1"/>a new Dazbee song in a while as I’m the type to keep the songs I like on repeat, so this really put into perspective how good she is for me. I knew she was good but holy shit.</text:p>
      <text:p text:style-name="Normal">Still, I think I should keep the Dazbee streak for later stories. The one I’m writing is most definitely Sana-coloured. The one I plan after that though, it is very most definitely Dazbee-coloured. Very much so. But when that will be is... Unknown.</text:p>
      <text:p text:style-name="Normal"/>
      <text:p text:style-name="Normal">Sana’s colour is... very different. It feels special. It’s soft, sometimes it’s sad, sometimes it’s more energetic, but it’s always undoubtedly her. Even songs I didn’t know were hers, I wasn’t surprised to find out they were. Sana’s colour. It’s a bit of a mystery to me, but I listen to her songs because they’re the ones that... They’re the ones that Harmony likes to write to. They’re the ones that make me want to write. They’re the ones that make me enjoy writing. They’re special, and I don’t know how.</text:p>
      <text:p text:style-name="Normal"/>
      <text:p text:style-name="Normal">•••</text:p>
      <text:p text:style-name="Normal">Tuesday 3rd of November 2024, 22:05, day -65</text:p>
      <text:p text:style-name="Normal">Who would have thought that getting our asses thoroughly kicked by a chess engine three times over wouldn’t be good for morale? I, for one, hadn’t considered that aspect at all. However, it does once again provide an environment where I have to push through the defeats to do what I decided needs be done. In other words, it trains our resolve.</text:p>
      <text:p text:style-name="Normal">There is, however, a problem: it turns out that I’m so bad at chess I don’t even know what I’m bad at. I could try to throw guesses here and there as to what needs improvement, but I think I’ll take another approach instead. I’ll try the video game approach, where I don’t go out of my way to study my mistakes, but instead leave the learning to my nature and just keep on playing. I’ll keep on playing game after game after game, just doing my best. It will not lead to frustration as much as the deliberate learning approach, as I will be fully expecting to continue my losing streak for a long time. In short, it’s the long haul. I’ll keep on playing until I start understanding what I’m doing wrong, and then I can start deliberately learning.</text:p>
      <text:p text:style-name="Normal">Finally, there’s one more thing I want to touch on about this subject: in its essence, this game is a duel. And because of that, this new addition to my routine doesn’t only train my thinking speed, it trains my overall behaviour when engaged in duel. My focus, my vision, my reflexes, my reasoning, my composure, all those things and probably some others that aren’t occurring to me are being put to the test. It’s only a few minutes a day, and yet it gives me this much. I think I got a good bang for my time with this addition.</text:p>
      <text:p text:style-name="Normal">Alright, that’s it for the chess talk. Is there anything else I want to talk about...? Hm, I think I just want to mention that we need more discipline. We’ve been noticing it. Not discipline, but perhaps resolve. In any case, we need to do what we know we have to do. Because we aren’t. Very often, we aren’t.</text:p>
      <text:p text:style-name="Normal">Okay, I think that’s all for today. See you tomorrow then.</text:p>
      <text:p text:style-name="Normal"/>
      <text:p text:style-name="Normal">•••</text:p>
      <text:p text:style-name="Normal">Wednesday 4th of December 2024, 21:41, day -66</text:p>
      <text:p text:style-name="Normal">Hard to process that we’re already in December. Or rather, hard to remember. Just like how last month I thought we were still in October. Just like how yesterday it took me a double take to realize that we aren’t, in fact, in November anymore. Anyway.</text:p>
      <text:p text:style-name="Normal">It was also quite fun to write yesterday, and lately I’ve been starting to think about writing even when doing other stuff. Just a bit, just a little bit. Still, it’s not a bad sign. What is a slightly not good sign though is the fact that we still average around 170 words a night. Hm... That’s... not a lot... But so be it. I don’t actually particularly care of many or how few words I pump out per session. Perhaps in the near past I did, but right now, I only care about writing words that I really want to write. It’s fun to play games with one’s heart, to try to figure out whether it really likes what it’s seeing, and at the same time to reconcile that with my brain trying to tell me that no, the pacing is too slow, or that there’s too much nothing happening or whatnot. But, well, my heart has priority over all. And even if it’s only 170 words, it’s words that it likes. It’s words that I like. Still, I feel that I have a very long way to go, when it comes to learning how to write. Or rather, it’s more like I don’t see the end of the tunnel. That’s okay. I’ll keep on having fun, that’s the important part, and perhaps I’ll also learn to write along the way. What was it again? “He who works hard can never beat he who enjoys himself”, huh? I’m trusting those words to be true, Baki’s narrator. Baki’s author. I’m lying. I believe there is truth to them. I wouldn’t have rejected them so much the first time I’d read them, otherwise. That’s enough about this subject. Let’s talk about today.</text:p>
      <text:p text:style-name="Normal">Let’s go in chronological order. Chess. I’m currently capable of either keeping the position equal or just be plain winning, however I’m incapable of capitalizing on my advantages. </text:p>
      <text:p text:style-name="Normal">God they’re doing so much teetee right now on Ohapol. So much teetee so early in the morning. For some reason Miosha, and now Ayame and Lui have joined in on the stream. And... So much teetee. Ahem, let’s get back to the topic. So much teetee... </text:p>
      <text:p text:style-name="Normal">So, on capitalizing on my advantages. I’m currently too slow to do that. It’s blitz, and yet I find myself with positional advantages that would require some thought to convert. hell, even being up a full piece I I find that I don’t have time to make use of my additional piece to convert the advantage into a win. Ah.... the teetee.... I need to speed up my thinking speed, there’s no two ways about it.</text:p>
      <text:p text:style-name="Normal">Then, I procrastinated to hell and kingdom come on and failed to work on the project. I really have been neglecting the project for too long. And that’s a problem.</text:p>
      <text:p text:style-name="Normal">But I believe I made the right move by cutting my losses and sticking to the schedule regardless, instead of trying to create some plan to make up for the lost time.</text:p>
      <text:p text:style-name="Normal">And the workout went great. And that’s all for today. Well, one last thing: right now, I’m procrastinating too much, and I’m not sure why this is happening. I think it’s inaccurate moves that are being punished severely, because that’s how powerful YT addiction can be, even with the use of plugins to mitigate it.</text:p>
      <text:p text:style-name="Normal">See you.</text:p>
      <text:p text:style-name="Normal"/>
      <text:p text:style-name="Normal">•••</text:p>
      <text:p text:style-name="Normal">Friday 6th of December 2024, 02:35, day -67</text:p>
      <text:p text:style-name="Normal">Something’s off. A detail that’s important enough to have influence over how my days are going.</text:p>
      <text:p text:style-name="Normal">That “detail”, as you refer to it, I hae reasons to believe it’s called discipline. Resolve is good, willpower equally so, but we lack discipline. The discipline to do the daily tasks we set for ourselves. The resolve to follow the schedule towards our dreams. It’s more than just the schedule. It’s also about habits, and making healthy ones. Things like giving yourself time to think about everything and nothing, instead of being on the phone. Things like not constantly feeding music and emotions straight to our brain, and instead accept the boredom that is our life right now. Things like waking up when the clock says to, and daydreaming that one day you’ll get up “because the schedule towards my dreams says it’s time to get up”. Things like respecting the schedule because of what it is, because of why it we made it. Things like eating healthily and not snacking unnecessarily. We aren’t seeing those aspects as the big fights we have to fight throughout the day, so we’re neglecting them. But they’re important. They are.</text:p>
      <text:p text:style-name="Normal">There’s more I want to say but... Well, I guess it won’t hurt to remember today, a bit. I spent it watching Hololive streams, then reading a bit of Alice in Wonderland, then watching Hololive again, and then I played Holocure because I felt like playing video games. After that, I decided to play DMC 5, and was very much surprised, as a Vergil main, to find Vergil waiting for me at the top of the Bloody Palace. I allowed my emotions to get the better of me and failed to analyze Vergil’s moveset, which resulted in my defeat. Still, I was pretty happy to finally reach the top. After that, I chilled some more, then decided it was time to deploy my armored core again. I was surprised at myself that I wiped the floor with Ibis on the first try. A solid build with a trained fighting style meant that I wasn’t as focused as i wanted to be, but still got away with it. And now, here I am. Yup, one full day of chilling, but it’s incredibly late now and I won’t be as rested as I’d hoped for tomorrow. And that’s okay. That just means tomorrow I’ll have to try harder than usual.</text:p>
      <text:p text:style-name="Normal">Alright, see you tomorrow then.</text:p>
      <text:p text:style-name="Normal"/>
      <text:p text:style-name="Normal">•••</text:p>
      <text:p text:style-name="Normal">Friday 6th of December 2024, 22:27, day -68</text:p>
      <text:p text:style-name="Normal">I have many adjustments to make, I still have to grow stronger, there’s still so much room to grow, and growing is a choice. That’s the gist of today. And that’s all I’ll say, because I kinda feel like writing right now. Oh, and... We’ll need to discuss how to write, because... It’s important. But not now. See you tomorrow.</text:p>
      <text:p text:style-name="Normal"/>
      <text:p text:style-name="Normal">•••</text:p>
      <text:p text:style-name="Normal">Saturday 7th of December 2024, 22:38, day -69</text:p>
      <text:p text:style-name="Normal">Let’s talk about writing, a little bit. Ah, I’m so tired. But that’s okay.</text:p>
      <text:p text:style-name="Normal">So... I still don’t know how to enjoy writing, but overly relying on music sounds wrong. Something about it feels wrong. So, instead, we’ll apply one of our most basic principles, and introduce balance. Sometimes we’ll listen to music, but we’ll try not to listen to it too much.</text:p>
      <text:p text:style-name="Normal">I’m really quite tired.</text:p>
      <text:p text:style-name="Normal">But... When my mind and body gets tired, my heart steps up to take their place. Let’s try to write. See you.</text:p>
      <text:p text:style-name="Normal"/>
      <text:p text:style-name="Normal">•••</text:p>
      <text:p text:style-name="Normal">Monday 9th of December 2024, 01:10, day -70</text:p>
      <text:p text:style-name="Normal">Alright so the first words that came to mind right now are “Fuck today”.</text:p>
      <text:p text:style-name="Normal">But... Let’s not say that. Let’s maintain clam, and understand that days like these just happen sometimes. See, today, or rather the second half of today to be totally fair to the first half, has decided that it didn’t like me. While up there I wrote “Monday ...”, it was originally “Sunday 8th of December 2024, 23:31, day -70”.</text:p>
      <text:p text:style-name="Normal">And I was starting on how today was not a good day, how things didn’t go well in the project, and how I couldn’t work out at 19 due to circumstances, which made me want to not work out, but I worked out anyway one hour later. Then, the workout wasn’t going well at all, and I considered stopping as it was getting very late. But I decided to see things through until the end anyway.</text:p>
      <text:p text:style-name="Normal">And then, after a late dinner, I came here to remember that I don’t know how to write stories that I like, and as I began putting everything down here, I made a new theme, and ended up bricking the entire app because of some bug with the font I’ve chosen. Essentially, I’ve chosen a font that actually wasn’t a font, and this froze Focuswriter. And it freezes every time I get anywhere close to the themes. I had to pkill it, then mess with the config file to set the theme to a default one (as otherwise it would freeze on startup and ignore even hyprctl commands). </text:p>
      <text:p text:style-name="Normal">The best option would be a clean install. But this being Nixos, I don’t know how to do that. Focuswriter has a ton of entries in the Nix store, and while I could probably get away with just deleting them with some regex, I might end up making a mess, so instead I’ll wait to be able to use garbage-collect with the --older-than 1d flag. So I’ll have to uninstall Focuswriter after this, and not use it for a day. If this doesn’t work, I’ll manually delete the store paths. I will also consider switching filetypes from .odt to .md. As for other writing apps... Well, I have yet to find something like Focuswriter.</text:p>
      <text:p text:style-name="Normal">Alright, may tomorrow be more agreeable to us. See you.</text:p>
      <text:p text:style-name="Normal"/>
      <text:p text:style-name="Normal">•••</text:p>
      <text:p text:style-name="Normal">Tuesday 10th of December 2024, 03:26, day -71</text:p>
      <text:p text:style-name="Normal">I... I need to regain my composure first. I do not know what to make of the situation. Here’s what I wrote down while I waited for the system update: </text:p>
      <text:p text:style-name="Normal">“””</text:p>
      <text:p text:style-name="Normal">We wait. We need to calm down. We're flustered, almost. We must regain our composure. And realize that the one getting in the way of that,</text:p>
      <text:p text:style-name="Normal">the one actively not wanting you to do that, is yourself. Because of our sense of shame. Our sense of shame dictates that we should be ashamed right now.</text:p>
      <text:p text:style-name="Normal">Putting aside the question of whether we should discard shame or not, let's... let's get back to our senses.</text:p>
      <text:p text:style-name="Normal">The situation is complex, to say the least. I have no idea what to make of it, what to think of it. That's the interrupt signal.</text:p>
      <text:p text:style-name="Normal">“””</text:p>
      <text:p text:style-name="Normal">Should I delegate this to tomorrow? Or deal with it now? I feel like I betrayed my resolve. Or rather, didn’t live up to it. We didn’t lose to lust, per se, but we nearly did. Too closely to say we won a battle of wills. In fact, willpower wasn’t really involved. I was just in a terrible mood, tired, so temptation was easy.</text:p>
      <text:p text:style-name="Normal">I feel like I’m slowly coming back to my senses, finally. Alright, first things first, let’s make the situation clear. Fuck your vagueness. You said you were going to carry all of your mistakes on your back, now live up to your words.</text:p>
      <text:p text:style-name="Normal">Today was a rest day, but it didn’t go as well as I’d wanted. Basically, I just didn’t chill much. Then, I played Armored Core, and essentially used up all of my mental stamina in fighting the Allmind boss. As in, I was in search of a convincing victory, so I wanted to win with some sort of consistency. A lot of what little mental stamina we had left today was spent there, and I basically just felt grey as I called it quits at 2:30am.</text:p>
      <text:p text:style-name="Normal">Because of the sorry state we were in, all it took was some some background thoughts of hot women and whatnot to make me want to masturbate. So much for resolve... Except, we did have a little resolve left. I’d opened up a porn site and watched some videos, and normally that should have been the nail in the coffin. But we had some sense left, and it seems we did grow a little stronger mentally since last time, because we had the... strength, at some point, to close everything and, well, that was all I’d focused on, just close everything and stop.</text:p>
      <text:p text:style-name="Normal">So here we are now. Not a full defeat, but not that far from a victory either. A draw? I do not know. Should I feel ashamed or should I feel proud? No idea. However, we will do one thing: register the fact that temptation didn’t come as some sort of overpowering feeling that we’d have to fight with our own willpower, but... as a result of circumstances. We can easily generalise this: if we are to personify temptation, then temptation is opportunistic, it won’t shy away from kicking a downed opponent. But we already knew that. </text:p>
      <text:p text:style-name="Normal">But how to interpret this whole thing really bugs me: should I be proud or ashamed of myself? My gut tells me the former might be the case, but my conscience is reluctant in accepting that.</text:p>
      <text:p text:style-name="Normal">Let’s acknowledge that the situation is complex, and we do not have to answer it right away. We can leave that to time. What we can do is realize that we screwed up and learn how to not screw up. Thanks to Llama for the suggestion. Clearly, the problem was our positioning. Temptation is opportunistic, but we are the ones who gave it the opportunity. By exaggerating on video games. Dammit all. How many times do I need to do this mistake before I learn? Exaggerating on video games has never led us to a good position, and tonight we were punished for it.</text:p>
      <text:p text:style-name="Normal">That’s all for now. Let’s end it here. See you.</text:p>
      <text:p text:style-name="Normal"/>
      <text:p text:style-name="Normal">•••</text:p>
      <text:p text:style-name="Normal">Tuesday 10th of December 2024, 22:28, day -72</text:p>
      <text:p text:style-name="Normal">I’m alive today too. That’s great. Life really is quite something. Here I was marvelling at the complexity of the Internet, the moment I turned my eyes to life my mind was blown. Still, I’m not finding it as fascinating as discovering the world of cyber-security or how the internet works, perhaps because I’m not studying it as I did these two. I’m probably lacking exposition to mind-blowing facts about life, but even the few ones I’ve been taught are quite astonishing.</text:p>
      <text:p text:style-name="Normal">Anyway, that’s enough rambling about life. Today was a normal day, on the good side of the spectrum. Tomorrow, however, I will have to wake up at 4am. I won’t try to stay awake, I’ll catch what little sleep I can, but I do have to add that I have double the usual dose of caffeine coursing through my veins, so my plan may not go very well.</text:p>
      <text:p text:style-name="Normal">If I were to say anything about today... It would be meditation, and applying it outside the realm of meditation. Essentially, putting it into practice. Really, putting it into practice consists in nothing more than realising that my attention is slipping from my current target, and putting it back there. That’s all there is to it. It’s so simple, and yet... How can I say this... It’s not that it’s not obvious, it’s more that attention is criminally underrated, and in its base state it leaves a whole lot of room for growth for the average person. The ability to focus is a super power we’ve taken for granted, and we’ve thoroughly neglected its training. Quite the contrary, nearly every last company is fighting for it, for our attention, grasping however much of it they can get their hands on: it’s their gain, but it’s also our loss.</text:p>
      <text:p text:style-name="Normal">Been a while since I let my hands run like this.</text:p>
      <text:p text:style-name="Normal">... Shall we write? Feels like we haven’t done that in ages. Let’s do it. See you.</text:p>
      <text:p text:style-name="Normal"/>
      <text:p text:style-name="Normal">•••</text:p>
      <text:p text:style-name="Normal">Wednesday 11th of December 2024, 16:17, day -73</text:p>
      <text:p text:style-name="Normal">Driven by instincts, coaxed by unfelt mental fatigue, and spearheaded by my heart: breaking off from schedule. For no reason in particular, I wish to write. And I’ll write. I lie, there are reasons, but I won’t explain them, not now.</text:p>
      <text:p text:style-name="Normal"/>
      <text:p text:style-name="Normal">Thursday 12th of December 2024, 00:18</text:p>
      <text:p text:style-name="Normal">I came here because that’s what I told myself. I came here for the sake of coming here, meaning I have no plans. But my mind is a bit clearer than earlier. Recharged a bit, if you will. Decision: should I go to sleep right away and expand on this tomorrow or spend time to discuss things now? Latter. What happened was that due to circumstances, I was thoroughly sleep deprived. In the end, yesterday, I ended up not sleeping for the sake of writing. Only time will tell if it was a good decision, all I can say is that it had its ups and downs. End result is, I was dead tired without realising it today, and even sleeping from around 7:50 to 12:00 only helped so much.</text:p>
      <text:p text:style-name="Normal">Thing is, it’s hard for me to realize just how mentally exhausted I am, I have to do it by proxy: I do not feel particularly different from bad days, however, I notice symptoms, namely my head giving way to my heart. That’s the only way I can recognize that I’m in a terrible state, for now.</text:p>
      <text:p text:style-name="Normal">Then, there’s writing too. We’ve been writing without music, and we’ve been surpassing the average of 160 words per session. It’s tricky to explain what happened, what changed, but I’ll try. It was enough to make me go “what the hell have we been doing until now?”, so it’s worth putting down.</text:p>
      <text:p text:style-name="Normal">When I write, when I’ve been writing lately, I always had a very definite goal: that was either a passage i wanted to tell/an emotion I wanted to convey in this part, OR, very importantly, figuring out what I want to write next. The former is dependent on a writer’s style and storytelling abilities, so there isn’t much I can say about it. The latter, however, I’m doing it differently from how I used to do it. Because make no mistakes, this is a very basic thing that every last person who wanted to write a story is doing. And this is why it’s tricky, because there’s a difference between how I used to search for what I want to write next, and how I’ve been searching lately. Actually, I won’t focus on the difference, I’ll focus solely on how I’ve been doing it.</text:p>
      <text:p text:style-name="Normal">In short: my sole objective, when writing, is to write something that I like. I think I’ve just become good at finding stories that my heart likes. I don’t try to imagine how the entire next scene could unfold, instead, I just fire away my imagination, and, after some good thought, after a good amount of time, I have a good chance of obtaining a lead. I obtain one or more images, actions, some words, something that I want to write down. Something, anything. And now that I have something I want to put in, I put in the work to get there. Essentially, I have “Eureka!” moments where I pat myself on the back for making such good finds. If I make good finds. There’s no guarantee I’ll end up finding anything.</text:p>
      <text:p text:style-name="Normal"/>
      <text:p text:style-name="Normal">Hm... This really is tricky. What I ended up describing sounds hardly different from how we usually do it. And yet, something is different. That’s what I believe.</text:p>
      <text:p text:style-name="Normal">Perhaps in time we’ll grow capable of understanding what’s happening, perhaps in the future we’ll be able to see what changed. But now, it’s still unclear to me. It’s just near-undeniable that something’s changed, from being unable to put down a single word for an entire session to starting to write outside of schedule.</text:p>
      <text:p text:style-name="Normal"/>
      <text:p text:style-name="Normal">Oh, we’ve got a file from yesterday. The “Not a throwaway.odt” one. <text:s text:c="1"/>I forgot just how clear I had made my objective. That’s very important. Both today and yesterday my objectives were clear. I’ve been using helper files to put down my thoughts, my discoveries, or just to talk to myself. Throwaway files. And I also kept on changing my Focuswriter theme to feed my imagination. Things that are seemingly unrelated, unlikely help that comes.</text:p>
      <text:p text:style-name="Normal">It’s getting late. We really have a lot of sleep to catch up on. Let’s do just that then. See you tomorrow.</text:p>
      <text:p text:style-name="Normal"/>
      <text:p text:style-name="Normal">•••</text:p>
      <text:p text:style-name="Normal">Thursday 12th of December 2024, 22:35, day -74</text:p>
      <text:p text:style-name="Normal">I could talk about stuff.</text:p>
      <text:p text:style-name="Normal">Discipline. Resolve. To hold my ground against myself. The ability to overcome these emotions of not wanting to do anything and play video games instead. Discipline. Resolve.</text:p>
      <text:p text:style-name="Normal">Come on, let me see if you can... Knock me down.</text:p>
      <text:p text:style-name="Normal">I have not spoken a word of it here, but Kuroki Gensai has been freeloading in my head these past few weeks. A fictional character. That part is irrelevant. What matters, is that he embodies mastery. Dedication to his craft, focus, discipline, maturity, mental fortitude, sense of judgment, sharpness, cool-headedness, he has it all. A master.</text:p>
      <text:p text:style-name="Normal">Now that you remember your objectives, can we get down to business?</text:p>
      <text:p text:style-name="Normal">Today was not a good day. In fact, these past few days where I’ve failed to follow the schedule are starting to weigh on my heart. That, and human interaction. I’m used to having people not interact with me, but being left on read keeps bugging me, it stings more than I want it to. Although, it is in great part because of the way I speak. We’ve taken the habit of reaching conclusions.</text:p>
      <text:p text:style-name="Normal">I haven’t had proper proof of it yet, but my social skills are probably wildly inadequate right now. Because I want to talk to others the same way I talk to myself, making little to no compromises on my word-choosing. We’ve tried being more social in the past, but somewhere in the back of my mind it did feel as though I were lying to myself. We aren’t very social by nature —whether we’ve made this nature ourselves or not— and that’s okay. There’s no need to have everyone like us, and besides, if I am ever to meet someone truly on my wavelength, I’d have to be on my true wavelength for us to recognize one another.</text:p>
      <text:p text:style-name="Normal">Also, I’ve noticed just today just how much focus I put on understanding myself. When I have negative emotions, my first action is to try to figure out where they come from and why they’re here, and from there try to find a way to make them leave.</text:p>
      <text:p text:style-name="Normal">Having become aware of that, I could see that there were situations where knowing the why isn’t the most pressing issue, situations where it’s better to focus on proposing solutions right away. Like today’s workout. I’d realized that I was trying hard to figure out why I was so unwilling to work out, and instead tried to just do it.</text:p>
      <text:p text:style-name="Normal">Eventually I decided against it, and this raises another issue: for the longest time we’ve been dreaming of having unholy willpower. This conflicts with our reality, where our willpower seems very much limited. This in turn prompts the question: should we respect our (perceived) limits and give our willpower breaks, or on the contrary, if we want infinite willpower, shouldn’t we just always use it whenever the situation demands it (so always, in order to train its infinity, essentially) regardless of whether we feel close to our limit?</text:p>
      <text:p text:style-name="Normal">Earlier, I chose the former, and stopped working out after shadowboxing. I do not know if I’ve made the right choice. I have no idea. I don’t even know if there’s a right answer. What I do know is what I want.</text:p>
      <text:p text:style-name="Normal">I’ve just made a quick search on the subject. it seems that willpower can be likened to a muscle. If that comparison is accurate, then we know how to make muscles grow. If willpower is like a muscle, then, we might have made the right choice. And all evidence, all of our experiences so far suggest that it can be depleted, and it can be replenished.</text:p>
      <text:p text:style-name="Normal">Work hard, rest just as hard. That sounds reasonable. Whether the above is true or not, that sounds reasonable. Still, it seems beliefs can shape worlds. https://www.apa.org/topics/willpower-limited.pdf. Next time, I want you to believe that it’s an infinite resource. If that doesn’t work out, we’ll be reasonable. If.</text:p>
      <text:p text:style-name="Normal">Alright, that’s nearly all of the topics I wanted to touch on today. Now for the last one: did you know that us Nekko have been eating well lately?</text:p>
      <text:p text:style-name="Normal">Tomorrow is supposed to be a rest day, but I’ll do something strange and make tomorrow a work day, where I work on the project, so that the 14th can be my rest day. You see, Nene is having a collab with Shishiron. And that’s a matter that takes the utmost priority. Right now, as I’m writing, I have a grin the width of Chile’s coastline.</text:p>
      <text:p text:style-name="Normal">I... I don’t know what it is, but ever since I’ve known of and loved Nepolabo, I have sought ShiNeShiNe interactions. And hard. I think the difference with other Nepolabo pairings is the rarity. I can easily remember badly wanting other pairs, hell just a week ago I craved some MagaMaga-zu interaction. But it was readily available and recent, so my hunger was satisfied. The same cannot be said of ShiNeShiNe. Their last one-on-one collab was when Nene helped Botan with making Men’ya Botan posters on Minecraft, and that was about a year and a half ago. And it was also short, lasting about 40 minutes. Yeah, this level of knowledge is how badly I craved ShiNeShiNe.</text:p>
      <text:p text:style-name="Normal">So yeah, the 14th will be a day off for me :D.</text:p>
      <text:p text:style-name="Normal">Alright, that’s a lot of yapping. We’ll keep it down tomorrow. Let’s go to sleep soon. We still have a lot of sleep to catch up on, and God knows I’m feeling it. See you tomorrow then.</text:p>
      <text:p text:style-name="Normal"/>
      <text:p text:style-name="Normal">•••</text:p>
      <text:p text:style-name="Normal">Saturday 14th of December 2024, 03:52, day -75</text:p>
      <text:p text:style-name="Normal">Perhaps we should be reasonable after all. It should have been obvious, but choosing to believe that willpower is unlimited will lead, at least in early stages, to mental “burnouts” (that are thankfully much lighter than the real thing), and comes with no guarantee of improvement over time. Choosing the reasonable option, and treating willpower like a muscle, means that we’ll give it breaks. It is the safer option, and the chances that it will improve our willpower are, surprisingly, the same as the other option, as far as I can tell. If willpower is truly like a muscle, then it can be trained.</text:p>
      <text:p text:style-name="Normal">And with that sentence, you changed my entire perspective. There’s a chance it can be trained, just like everything else. And if it can be trained, we’ll train it. I think we should do that.</text:p>
      <text:p text:style-name="Normal">Beliefs shape worlds, but there’s also only so much you can believe. It’s probably rather unwise to continue down the road of “unlimited willpower works”, the more I look at it the more questions I have for my past reasoning.</text:p>
      <text:p text:style-name="Normal">Hm. That’s all. See you tomorrow. Oh, in case you’re wondering: today didn’t go well either. Hence the above. See ya.</text:p>
      <text:p text:style-name="Normal"/>
      <text:p text:style-name="Normal">•••</text:p>
      <text:p text:style-name="Normal">Sunday 15th of December 2024, 02:23, day -76</text:p>
      <text:p text:style-name="Normal">Hm. No comment.</text:p>
      <text:p text:style-name="Normal">Why is it so hard to get back up? A couple of coincidences is all it took to knock me down, and now I’m having such a hard time getting back into rhythm. Why is that, I wonder?</text:p>
      <text:p text:style-name="Normal">We do not have an answer yet, but we’ll try hard tomorrow. Or rather, I want you to try hard tomorrow. Come on now, we’ve got a very Windows update to watch over, let’s end it here. See you.</text:p>
      <text:p text:style-name="Normal"/>
      <text:p text:style-name="Normal">•••</text:p>
      <text:p text:style-name="Normal">Sunday 15th of December 2024, 23:08, day -77</text:p>
      <text:p text:style-name="Normal">Slow and steady. We have to take it slow. We’d accumulated a lot of momentum when we were stopped, and we were trying to resume straight from where we left off, without the momentum.</text:p>
      <text:p text:style-name="Normal">We’ll also drop the chess, it’s causing an unexpected problem in that it takes more time away from studying than I thought it would. Since it’s done right after meditation, and since it requires focus and provides a sense of accomplishment, I find it natural to take a break afterwards.</text:p>
      <text:p text:style-name="Normal">Anyway that’s all. Still, I could do better than this. I’m lacking the strength that I used to have. It’s frustrating being weak. See you.</text:p>
      <text:p text:style-name="Normal"/>
      <text:p text:style-name="Normal">•••</text:p>
      <text:p text:style-name="Normal">Tuesday 17th of December 2024, 01:26, day -78</text:p>
      <text:p text:style-name="Normal">Perhaps we do lack toxicity. Perhaps we’ve been too... Kind, lately. Balance is always key.</text:p>
      <text:p text:style-name="Normal">But perhaps it’s something else entirely. What’s going on? The worst part is that I don’t know. I don’t know why I’m having such a hard time getting back on my feet.</text:p>
      <text:p text:style-name="Normal">The narrow gate. It’s exactly because we’re having a hard time that we have to try harder. I’m not yet in a position to understand why I get demotivated so easily. But I am in a position to combat myself. I am in a position to fight. You’re my opponent. You’ve always been my one and only opponent. And until the day I can proudly bear the codename Harmony, you will always be my number one opponent. And to you, I give everything I’ve got. Tomorrow, we dance. The day after that, we rest properly. And we will get back up on our feet.</text:p>
      <text:p text:style-name="Normal">I see now that my misplays were many today. I’m as of yet unable to tie them directly to my lack of motivation, but I am convinced that if they were to have an impact on me, it would be a negative one. Tomorrow, we dance. See you tomorrow.</text:p>
      <text:p text:style-name="Normal"/>
      <text:p text:style-name="Normal">•••</text:p>
      <text:p text:style-name="Normal">Tuesday 17th of December 2024, 22:04, day -79</text:p>
      <text:p text:style-name="Normal">Good run. Good day. Today coding went particularly well, and I have to identify the reasons. Thankfully, they’re very easy to identify: I actually used my brain. I was aware of what I was doing, I kept an eye on the bigger picture while writing the individual functions, while considering each line of code.</text:p>
      <text:p text:style-name="Normal">Each new line of code is a liability, all the more so when they’re written by unexperienced programmers like myself, so I really have to be careful with what I write.</text:p>
      <text:p text:style-name="Normal">In essence, I knew what I was actually doing. It’s almost surprising how stupid this conclusion makes me look. Oh well. I’m used to you calling me an idiot.</text:p>
      <text:p text:style-name="Normal">We also worked out for the first time in like four days, and boy you didn’t go easy on yourself. Keep it up.</text:p>
      <text:p text:style-name="Normal">I see now. We get back up on our feet, only if we decide to do so. See you tomorrow.</text:p>
      <text:p text:style-name="Normal"/>
      <text:p text:style-name="Normal">•••</text:p>
      <text:p text:style-name="Normal">Wednesday 18th of December 2024, 22:28, day -80</text:p>
      <text:p text:style-name="Normal">Not bad, not bad. The frustrating part was an exercise we failed to complete, and another where we struggled for at least thirty minutes before accidentally stumbling on the solution and being baffled at how simple and was and how we were unable to find it. Simplicity, it’s an important thing. I tunnel-visioned into a line of thought, failing to reach any conclusion, failing to see the bigger picture. But it’s hard not to tunnel-vision. Sometimes, you feel like the answer is close, like it has to be somewhere in these ideas. Much like a machine learning model, we have to fine tune our parameters to understand when we should tunnel-vision.</text:p>
      <text:p text:style-name="Normal">On a different note: Anki. Lest we forget, To A World was originally... A sort of challenge. The goal was simple: make a story out of all the smaller, unrelated stories that come from making our kanji mnemonics. To A World will one day be rewritten as the second prelude to a world. And its rather... Random nature, will come from this.</text:p>
      <text:p text:style-name="Normal">Anki. We haven’t used it in at least a year and a half. We reset all of our progress o Kanji, but I feel it’s much better than Duolingo for learning. Or rather, Duolingo was never meant to be alone, it was always far too light, far too bite-sized for that. Especially for a language like Japanese. I essentially use it as a... Refresher? Something to keep my brain connected with the “learning Japanese” aspect of my life, and something that occasionally teaches new words. Anki was always meant to be the big boy to teach me kanji. We’ve just come back from it, and I think we’ve got something good on our hands (provided we don’t drown in a sea of reviews like we used to): until now, this time of the day was always a struggle for me, because I was tired, and my first instinct was to open YT and watch Hololive clips. But now, I’ve got a fun (?) alternative, a productive alternative to that: Anki. I can have fun (?) writing senseless stories to remember kanji that I’ll likely never see in the wild, and it will put me in a writing mood at that. That’s great*!</text:p>
      <text:p text:style-name="Normal">*<text:span text:style-name="T4">Provided we don’t drown in a sea of reviews</text:span></text:p>
      <text:p text:style-name="Normal">We shouldn’t drown in reviews though, I set a hard limit to 50 reviews a day. We should be good. Probably.</text:p>
      <text:p text:style-name="Normal">It’s just that... Writing in Anki and writing here is... different.</text:p>
      <text:p text:style-name="Normal">Yes, it is. You’re much more serious when you write here, but it’s a good deal better than having your mind devoured by the YT algorithm.</text:p>
      <text:p text:style-name="Normal">About writing... We’ll have to talk about it someday. When... When I get good enough at it, when I start understanding myself, when I finally figure out my own writing. A science of one, huh? I wonder how many of those I’ve had so far in my life. See you tomorrow.</text:p>
      <text:p text:style-name="Normal"/>
      <text:p text:style-name="Normal">•••</text:p>
      <text:p text:style-name="Normal">Friday 20th of December 2024, 00:56, day -81</text:p>
      <text:p text:style-name="Normal">I’m not a very social animal. Socialising makes me rather tired. Today was a rest day, but, well, socialising doesn’t count as rest in my book. I’m tired. Goodnight. See you.</text:p>
      <text:p text:style-name="Normal"/>
      <text:p text:style-name="Normal">•••</text:p>
      <text:p text:style-name="Normal">Friday 20th of December 2024, 21:45, day -82</text:p>
      <text:p text:style-name="Normal">What to say, what to say. We fucked up hard yesterday. I don’t know how we are at our strongest, but we are still weak at our weakest. And this led to us giving in to lust again.</text:p>
      <text:p text:style-name="Normal">Well, it’s unrealistic to expect you to suddenly become invincible and almighty. The priority was therefore to get back on our feet. Didn’t go badly. But, I’ve always been the kind to dream big. One day, I will make you invincible, strong. And I don’t know when that day will be, but we work on it every day that isn’t a break. There’s room for growth, that much is clear. And I don’t care if my genetics make it so that there’s a limit to how far I can go: I will never stop, not until <text:span text:style-name="T1">I </text:span>am happy with who I am.</text:p>
      <text:p text:style-name="Normal">There are so many flaws, so many plays that could be done better. As long as those exist, as long as there are wrinkles I can iron out, I will iron them out.</text:p>
      <text:p text:style-name="Normal">Hm, I need to make adjustments. In daily life, in making a move, I hardly ever consider the bigger picture. Let’s change that, little by little. See you.</text:p>
      <text:p text:style-name="Normal"/>
      <text:p text:style-name="Normal">•••</text:p>
      <text:p text:style-name="Normal">Sunday 22nd of December 2024, 02:28, day -83</text:p>
      <text:p text:style-name="Normal">Came home not long ago. We’ll go to sleep around about now. Still, we’re really bad at socializing, I wonder how it’s done. I won’t ponder on it though. GIGA!!! DRILL!!!!! BREAKEEEERRRRRR!!!!!!!!</text:p>
      <text:p text:style-name="Normal">One day. One day, I will pierce the heavens. I will break through that ceiling, and with my own wings, with my own will, I will fly freely. One day. One day.</text:p>
      <text:p text:style-name="Normal">And every day, we will work towards that day, we will make it come. See you tomorrow.</text:p>
      <text:p text:style-name="Normal"/>
      <text:p text:style-name="Normal">•••</text:p>
      <text:p text:style-name="Normal">Monday 23rd of December 2024, 00:18, day -84</text:p>
      <text:p text:style-name="Normal">Today was a rest day. And I spent it playing Osu!. It seems like a good alternative to the AAA games. It tested my focus, and... It’s a strange thing, that mix of instincts and intent, when conscious and subconscious cooperate towards the same goal. It’s a strange feeling: since my subconscious does most of the work, I feel like I can break focus, but if I do that, my subconscious starts to fail at its task. Even though consciously, I seem to do hardly anything, performance immediately suffers when my mind strays even a little. And, even more curious, when I know hard parts are coming and prepare myself mentally for them, I do better. It’s not strange written like this, but in the moment, I felt like just telling myself that the tough part is here shouldn’t change how I perform. But it did. Perhaps it’s because that way said tough part doesn’t catch me off-guard. A curious phenomenon, in my eyes.</text:p>
      <text:p text:style-name="Normal">Next question: what about writing? We... haven’t been writing much, lately. That’s bad. And it’s our fault, of course. How do I remedy to this? By choice.</text:p>
      <text:p text:style-name="Normal">Also, we’ll decrease the number of days we work out to twice every four days: writing while sorely lacking energy is almost a waste of time.</text:p>
      <text:p text:style-name="Normal">What about now? Do we write?</text:p>
      <text:p text:style-name="Normal">... Yes. We’ll make up for the lack of sleep with coffee.</text:p>
      <text:p text:style-name="Normal"/>
      <text:p text:style-name="Normal">•••</text:p>
      <text:p text:style-name="Normal">Monday 23rd of December 2024, 22:59, day -85</text:p>
      <text:p text:style-name="Normal">Didn’t get anything done today, had an errand to run. In fact, I think we’ll have a hard time getting anything done in the next couple days, so let’s relax things a bit.</text:p>
      <text:p text:style-name="Normal">Why? Because we’ll be busy. A bit.</text:p>
      <text:p text:style-name="Normal">Nepolabo is fun. We got something like seven collabs in the span of a month and a half. How wonderful.</text:p>
      <text:p text:style-name="Normal">Writing. Is it also fun? Dunno. What I do know is that I’m done setting time limits for it. The day will have to accommodate for it. And since day isn’t usually kind enough to do that, I will.</text:p>
      <text:p text:style-name="Normal"/>
      <text:p text:style-name="Normal">My mind is going all over the place. We can already see the effects of sleep deprivation at work, and yet tomorrow we are to wake up at 5:30. What’s the big plan? You know, we might as well just dive head first out of the window, at least it’ll be much faster and much more painless.</text:p>
      <text:p text:style-name="Normal">Then how am I to play? What am I to do?</text:p>
      <text:p text:style-name="Normal"/>
      <text:p text:style-name="Normal">... Why do you assume we’re heading for disaster? Why do you assume I’m not strong enough to withstand everything that’s coming, and resume the grind like nothing was? Beliefs shape the world, and it’s your choice to make one assumption, or its opposite. What will it be?</text:p>
      <text:p text:style-name="Normal"/>
      <text:p text:style-name="Normal">Very well. Then show me. Right now, as we speak, show me your strength.</text:p>
      <text:p text:style-name="Normal"/>
      <text:p text:style-name="Normal">My pleasure. See you tomorrow.</text:p>
      <text:p text:style-name="Normal"/>
      <text:p text:style-name="Normal">•••</text:p>
      <text:p text:style-name="Normal">Tuesday 24th of December 2024, 23:45, day -86</text:p>
      <text:p text:style-name="Normal">Surprisingly, we ended up getting something done: we worked out. And working out is... It should never be skipped.</text:p>
      <text:p text:style-name="Normal">We finally finished the first chapter. We started something like August 2023, and finally we have something acceptable for a first chapter. I’m glad I decided to learn how to write with this story, instead of jumping straight into a Prelude. The initial goal was to learn to use and express the magic of human emotions before we try our hand at other kind of magic, but it ended up broadening into “learning how to write, 101”.</text:p>
      <text:p text:style-name="Normal">I finally have an idea of how to write, and in the end it’s no different from how I do everything else: I just do and do and do until I have something I like. Whatever I do, I like to do it the best I can, and I think that’s why I’m here. On this Earth, I mean. I don’t seek perfection, but I do seek to perfectly satisfy my heart. And of course, hearts are very picky creatures, they don’t appreciate compromises. It’s really no wonder I had so much trouble learning how to write, and I’ve still got much to learn, much to do.</text:p>
      <text:p text:style-name="Normal">For your sake, dear reader, let me condense my lessons in a few words: listen to your heart. I’m not claiming this is a good way to write, in fact if anything it took me 16 months to write some 2000 words when trying to apply it —barring the five or six scraped drafts—, but I do believe it makes the entire process worth it. Well, we’ll see about that.</text:p>
      <text:p text:style-name="Normal">Oh and by the way, don’t forget about the basics of story-telling, those things are very important too. They’re like guidelines, and by following them I found that I ended up with things I liked. In a way, they’re like signposts, and they can lead you somewhere you want to be.</text:p>
      <text:p text:style-name="Normal">So, here’s a question, dear self: do we write or do we go to sleep?</text:p>
      <text:p text:style-name="Normal">Given how tomorrow we’re likely to get nothing done... The choice is easy.</text:p>
      <text:p text:style-name="Normal">We’ve been sacrificing a lot of sleep lately. Took a serious power nap this afternoon though. ‘Twas great. Also, Hololive is so full of activity, in fact even Sakuna and Pyxis were active, it really gave a Christmas-y feel to the day. Or Christmas eve, to be precise. Good day overall. 24/12 would do it again.</text:p>
      <text:p text:style-name="Normal">So, see you tomorrow? Yup.</text:p>
      <text:p text:style-name="Normal"/>
      <text:p text:style-name="Normal">Hey so since we are to wake up early tomorrow, have you perhaps considered not sleeping at all?</text:p>
      <text:p text:style-name="Normal">Alright, if we feel like it.</text:p>
      <text:p text:style-name="Normal"/>
      <text:p text:style-name="Normal">•••</text:p>
      <text:p text:style-name="Normal">Wednesday 25th of December 2024, 23:49, day -87</text:p>
      <text:p text:style-name="Normal">Merry Christmas!!</text:p>
      <text:p text:style-name="Normal">Got even less done than yesterday, but at the very least it was expected. With that said, I guess the priority is to get back on track now. Tomorrow is theoretically a rest day, and actually, I’m thinking of doing just that. I haven’t exactly gotten to rest and sleep well lately. It’s been a while since I’ve had a good night’s sleep, I’ve been thinking.</text:p>
      <text:p text:style-name="Normal">Also, yesterday we did try to write, but as I once stated, trying to write after working out can be a complete waste of time. I’m feeling stronger than ever thanks to the workout, yes, I have the confidence to take on anything in a fight right now, but that doesn’t mean I should just go ahead and fight everything. I’m still only a dumb animal at the end of the day. Fighting myself forever means that we won’t rest. And, well, you’re already in a sorry state when you’re rested, imagine when you’re not.</text:p>
      <text:p text:style-name="Normal">So, yeah, respect your limits. Pushing them teaches us lessons, but I can’t yet figure out what the lesson was in this one. I guess I have to respect my mental limit. When my brain is fried, there’s actually very little I can do about it. I should come to terms with that, cut my losses and not mess up the next day’s positioning by insisting on staying awake.</text:p>
      <text:p text:style-name="Normal">So, yeah, we’ll go to sleep now in order to catch up on our sleep debt, and tomorrow should be a normal day, the first one since perhaps Monday. Good night, and see you tomorrow.</text:p>
      <text:p text:style-name="Normal"/>
      <text:p text:style-name="Normal">•••</text:p>
      <text:p text:style-name="Normal">Friday 27th of December 2024, 02:48, day -89</text:p>
      <text:p text:style-name="Normal">We still lack discipline. We couldn’t overcome feelings of frustration from a game and sought refuge in another game, and now look at the time.</text:p>
      <text:p text:style-name="Normal">I’m not disappointed, but maybe I should be.</text:p>
      <text:p text:style-name="Normal">Two years ago, we weren’t playing video games at all. Two years and some weeks ago, we’d made the decision to not play video games at all, and to write instead. And, a little under two years ago, we didn’t feel like playing video games at all, we much rather wanted to write instead.</text:p>
      <text:p text:style-name="Normal">And you know? Even now, deep in my bones I can feel it, I have felt it: there is no game I know of that rivals writing. In fact, no activity, except perhaps watching movies and anime, and even then writing still has the edge.</text:p>
      <text:p text:style-name="Normal">Why don’t we make that decision again? Back then, a deadline dictated it, our first midterm of life dictated it. Now, it’s self-imposed. Why don’t we stop playing video games until the February exam session ends? Let’s do that. Let’s just stop.</text:p>
      <text:p text:style-name="Normal">It was on this day, two years ago, that we first felt the true magic of writing. It was on the 27th of December 2022, I believe. It was such an incredible feeling I doubted it was real when it happened. I had to, I’d never felt such an intense and powerful surge of emotions before. But then I resolved to always remember it, to never doubt its existence again. And so, to this day, I still believe in the existence of a passion. I believe that man can have a passion, and I believe I’ll find mine in writing. Not a hobby, not a job, a passion.</text:p>
      <text:p text:style-name="Normal">I want to feel those emotions, again. I want to enjoy writing, again. And I know I can, if I just do what I need to do.</text:p>
      <text:p text:style-name="Normal">Kyuukurarin. That’s the story I’m writing. And I realized, after being permeated in its atmosphere for a year and a half, that I would only be able to work within a narrow window of possibilities; that my freedom is limited by the themes of the song, and the select few themes I’m adding myself. For example, there is virtually no room for a Game of cat and mouse in a castle of bubbles, in this story, so I forgot all about the playfulness of the cat. Unless... Unless I make it so. I don’t think it would be the first rabbit I pull out of my hat. But it doesn’t fit. Yes, rabbits don’t usually fit inside hats, hence the saying. Anyway, the point is, with the current story I’m working on, it’s difficult to deploy and thus enjoy the many many facets of writing.</text:p>
      <text:p text:style-name="Normal">Alright, I think I get it: let’s make something exceptional, then. Let’s make this story somehow contain many of the many many facets of writing. Hm, alright. Let’s do that. Not now though. Tomorrow. Yeah, tomorrow.</text:p>
      <text:p text:style-name="Normal"/>
      <text:p text:style-name="Normal">•••</text:p>
      <text:p text:style-name="Normal">Friday 27th of December 2024, 23:39, day -90</text:p>
      <text:p text:style-name="Normal">A normal day at last, except that I’m here incredibly late and thus cannot write for long at all. Shit, something went wrong with our time management. It has to do with our willpower, we exerted a lot of it when we worked out.</text:p>
      <text:p text:style-name="Normal">I’m starting to wonder whether I should go to sleep early in order to rest well. Well, ‘early’ is relative. The point stands. I’m likely in an unideal state to write. And yet, I should at least try.</text:p>
      <text:p text:style-name="Normal">No, that’s the question: should I even? We said it before, whatever we do now will have consequences, whether it is choosing not to write or writing poorly or else.</text:p>
      <text:p text:style-name="Normal">Then, let us take a risk. Let’s risk writing poorly, for what little time is left.</text:p>
      <text:p text:style-name="Normal">But, there is a severe incompatibility between working out and writing, and I dislike it. It’s a positional matter, how can we make it so working out doesn’t get in the way of writing?</text:p>
      <text:p text:style-name="Normal">By working out earlier? No. The issue is the amount of energy lost. And the thing is, I don’t want to reduce the load, I want to keep on training my willpower. But, perhaps by working out earlier we will recover more energy. Contrariwise, it’s also possible that as more time passes, we get more tired. Do we just have to endure it?</text:p>
      <text:p text:style-name="Normal">To try real hard... It would be good, if we actually tried hard. If we actually did that, I wouldn’t have complaints, but...</text:p>
      <text:p text:style-name="Normal">Let’s try real hard, at writing. It’s not a habit yet. Not yet.</text:p>
      <text:p text:style-name="Normal"/>
      <text:p text:style-name="Normal">•••</text:p>
      <text:p text:style-name="Normal">Saturday 28th of December 2024, 18:29, day -91</text:p>
      <text:p text:style-name="Normal">I needed a place to speak, and I decided I might as well speak here. hi. It seems I’m very tired. It’s a phenomenon I’ve encountered in the past: after several days of sleep deprivation, when I get a good night’s sleep for the first time in a while, I’m actually worse off than usual. Instead of feeling well and rested, I’m more tired than usual. I wonder why that is. It’s like my entire body uses this occasion to allow itself to collapse. Body and mind. And so, I’m tired.</text:p>
      <text:p text:style-name="Normal">Should I heed my body’s signals and keep on resting? It’s already this hour, yet I’ve done next to nothing. A shame. I’ve decided to come here partially to at least position myself better for later. You know, so that I can just write and not let other things get in my way. I wonder if that’s what will happen though.</text:p>
      <text:p text:style-name="Normal">Should I push myself right now, or not? How does one determine the better answer?</text:p>
      <text:p text:style-name="Normal">With respect to my goals, it is perhaps wiser to rest, to let loose a little. Let’s be wise for once, then.</text:p>
      <text:p text:style-name="Normal"/>
      <text:p text:style-name="Normal">•••</text:p>
      <text:p text:style-name="Normal">Sunday 29th of December 2024, 22:36, day -91</text:p>
      <text:p text:style-name="Normal">Hi, yesterday I’ve come to realize that I’m treating writing like some hobby side project. I wish to correct that. So, bye.</text:p>
      <text:p text:style-name="Normal"/>
      <text:p text:style-name="Normal">•••</text:p>
      <text:p text:style-name="Normal">Monday 30th of December 2024, 23:09, day -92</text:p>
      <text:p text:style-name="Normal">Yo. Control in its purest form. That’s what occurred to me yesterday. To have full control over my own mind, to be capable of mastering my emotions. Not by proxy, through the use of willpower, but by simply directly controlling my emotions. An unrealistic, unclear idea, and it will likely stay as such. But, it will make ripples, in the future, in my future. It was born as a result of my current mindset, and it will have a hand in shaping my future mindsets. You know, it’s very hard to write, for me. I really struggle a lot with it.</text:p>
      <text:p text:style-name="Normal">Or... That’s what I keep on saying. Because that’s how it initially was. But, it’s not really true anymore, is it?</text:p>
      <text:p text:style-name="Normal">It’s more like... We have to redefine what writing is to us. Because it now includes a lot of time where we simply stay there with our head in our hands, lost in thoughts. No, not lost. That’s a very important detail: we aren’t lost, we are searching. In our imagination, we search for something, for ideas. We search for a future to give our characters.</text:p>
      <text:p text:style-name="Normal">Writing really feels like being God. Not in a maniacal sort of way, I mean: lately, when I’ve been writing, I’ve really been thinking that this is how it must be like to be God. Did you know? I found out something very interesting the other day by talking to a LLM: the LLM I spoke to understood the character I created more than I did. Isn’t that fascinating? I created her, and yet, until the LLM pointed it out to me, I hadn’t realised what kind of person she’d come to be, what kind of person she was. After giving it the first chapter to read, I’d asked Claude “what kind of person do you think she is?”, and then “would you say that she is weak?”, and in response it made its case just how complex a person can be, and how nuanced the answer had to be in turn.</text:p>
      <text:p text:style-name="Normal">Negi-sensei, the author of Gotoubun no Hanayome, once wrote about how, when he drew Miku, she just kept on doing her own thing and it was all he could do to follow her lead. I’m one step closer to understanding him now.</text:p>
      <text:p text:style-name="Normal"/>
      <text:p text:style-name="Normal">And I thought, this must be how God feels.</text:p>
      <text:p text:style-name="Normal"/>
      <text:p text:style-name="Normal">It’s not that writing is hard. I wonder what it is, then... Perhaps it is hard, but it’s not the same struggle as trying to find the solution to some tough equation, it’s different. I don’t know how to explain it, but it’s a different struggle. Almost an emotional one.</text:p>
      <text:p text:style-name="Normal"/>
      <text:p text:style-name="Normal">•••</text:p>
      <text:p text:style-name="Normal">Tuesday 31st of December 2024, 18:00, day -93</text:p>
      <text:p text:style-name="Normal">Yoi otosi wo. Japan’s already in a new year. We’ve still got some time here. I’ve still got some time before I go. Still, I have to say, I’m not exactly happy with this year. It’s not bad by any means, it’s just... It’s the beginning.</text:p>
      <text:p text:style-name="Normal">We’ve been beginning for a long time now, haven’t we? For some eight years now, perhaps? Likely less, but for a long time nonetheless.</text:p>
      <text:p text:style-name="Normal">No matter. Can’t change the past. Wouldn’t even if I could. Now is what I’ve got to work with. Today I didn’t do as much as I wanted to. Miscalculations, misjudgements, wrong estimations. I was far too lax in planning my day. In fact, I’d just planned on following the routine, thinking that I would somehow manage to offset the things I had to do. And now I’m here with little time left before I need to leave.</text:p>
      <text:p text:style-name="Normal">What about this year? It’s better than most. I’ll take it, I can accept its relatively poor quality because it’s the beginning, but now I know what to want, what to expect from you. And I expect much from you.</text:p>
      <text:p text:style-name="Normal"/>
      <text:p text:style-name="Normal">•••</text:p>
      <text:p text:style-name="Normal">Wednesday 1st of January 2025, 22:07, day -94</text:p>
      <text:p text:style-name="Normal">No matter how well or how badly things are going, now is all I’ve got, and I’ve got to do my best with it. No matter how badly things are going, I will keep on doing my best, maintain focus, follow my heart and reason with my mind. No matter how well things are going, I will stay humble and true to purpose, aiming for precision, accuracy and exactitude in what I do while keeping an eye on the bigger picture.</text:p>
      <text:p text:style-name="Normal">The ideal I have for myself is an unclear image, just some vague traits I’ve put together in my mind, but as days go on and I keep on trying real hard, the image becomes clearer, because I become more like it. Because I keep on fighting the weakness within, the self I do not love.</text:p>
      <text:p text:style-name="Normal">I am weak. Very much so. But I will become strong, or die trying. I will reach the heights I yearn for, or get burnt to nothing getting there. This year, and from now on, I make a vow: if I am to ever lose a fight, it will be by way of knockout. I issue this vow as a challenge. Not to the world, not to destiny, not to God, but to myself. I challenge you. You are mine to conquer.</text:p>
      <text:p text:style-name="Normal"/>
      <text:p text:style-name="Normal">•••</text:p>
      <text:p text:style-name="Normal">Thursday 2nd of January 2025, 22:53, day -95</text:p>
      <text:p text:style-name="Normal">I have a lot to work on. Of everything I have to work on, time management is the most prominent. I’m very inefficient in what I do, I take a lot of time to do very little. And it’s frustrating. It means that I end up coming here with one hour to write. The problem is that I tend to wait for the “right” moment to start doing things, I wait for when I feel that now is a good time to start. Awareness is key in time management, and thankfully our awareness is improving.</text:p>
      <text:p text:style-name="Normal">For example, I am aware that now is a good time to stop and get writing. See you.</text:p>
      <text:p text:style-name="Normal"/>
      <text:p text:style-name="Normal">•••</text:p>
      <text:p text:style-name="Normal">Friday 3rd of January 2025, 23:10, day -96</text:p>
      <text:p text:style-name="Normal">A rest day, but since I decided to not play video games, I wrote instead. However, lately I’ve had time management issues. The main culprit: YouTube. Sigh... Even though I know this, I’m not careful. I am going up against a beast designed to eat my attention. Well, it’s a combination of how we humans get dopamine with how easy it is to get new information in this internetted world. Dammit.</text:p>
      <text:p text:style-name="Normal">Not that writing didn’t go well, it’s just that I only used a fraction of the time at my disposal. Writing did go well. Perhaps I have begun figuring myself out for good. As in, I have a method for writing. And I’m following it. Its essence is what I described some time back, learning how to apply it is what takes time. But applying it is a skill, and that means it can be learned and improved upon. It’s nothing more than the great art of listening to my own heart. That’s the skill. Of course, there is story telling involved, but ultimately it comes down to writing what I want to write. And as I’d said, story telling is like a helping hand in figuring out what I want to write.</text:p>
      <text:p text:style-name="Normal">... Hey, what were we just talking about? Losing our attention to YouTube, right? Recognizing our mistakes and their causes is nice and all, but if you’re incorrigible, it’s all meaningless.</text:p>
      <text:p text:style-name="Normal">Fuck this world? No, but do work for what you want. Remember, no matter how badly things are going, the only thing we can do is our best. No matter how well things are going, we have to keep ourselves cool-headed, and do our best. If anything, fuck you. Sincerely. Perhaps with love. Or not. Probably not yet. Fauna is leaving soon, let’s see her off.</text:p>
      <text:p text:style-name="Normal"/>
      <text:p text:style-name="Normal">•••</text:p>
      <text:p text:style-name="Normal">Saturday 4th of January 2025, 23:00, day -97</text:p>
      <text:p text:style-name="Normal">What does it mean, to try real hard? What does it involve? Fortunately, I know. But I was surprised to find that even when I tried hard in today’s exercise set, I made plenty of mistakes. Small mistakes that become important. There were even some arising from inattention, in despite of how I deliberately train my focus. Clearly, something’s not going quite right. I’m not sure what, yet, so for the moment the only remedy is to cure the symptoms and trying even harder. I have an exam in a few days, I will focus on studying, during the day.</text:p>
      <text:p text:style-name="Normal">Today it also occurred to me that splitting my focus on different subjects every day means that I have no momentum in any of them. Should I focus on a specific one every week or something? Because building momentum is very important, I’m currently progressing at a snail’s pace on all fronts. This is something I need to try. I need to see if I’m better off trying to build momentum.</text:p>
      <text:p text:style-name="Normal"/>
      <text:p text:style-name="Normal">It seems I still have a hard time switching to writing mode. Oh well. We know what we have to do. It’s just, we haven’t found the strength to do it yet.</text:p>
      <text:p text:style-name="Normal"/>
      <text:p text:style-name="Normal">•••</text:p>
      <text:p text:style-name="Normal">Sunday 5th of January 2025, 22:28, day -98</text:p>
      <text:p text:style-name="Normal">Good. Like this, but with better performance.</text:p>
      <text:p text:style-name="Normal">The super-caffeinated coffee arrived today. It works. I knew that, but, I think I’ll have a hard time falling asleep tonight. Oh well, a small price to pay for performance.</text:p>
      <text:p text:style-name="Normal">In terms of performance, you started showing me resilience, the capacity to continue in the face of struggles. And to continue for a long time. This takes us one step closer to an infinite output. Keep this up.</text:p>
      <text:p text:style-name="Normal"/>
      <text:p text:style-name="Normal">•••</text:p>
      <text:p text:style-name="Normal">Tuesday 7th of January 2025, 01:05, day -99</text:p>
      <text:p text:style-name="Normal">This is... What should I say? A mixed bag? Yes, that sounds about right. We’ve undoubtedly grown stronger, but something’s still very off. Correction: some things are. Yesterday... How do I put this? We won hard. Very hard. We were in a position where we normally would have been completely lost, but it was also a position that we sought. We sought it, because we wanted to be strong enough to win against all odds. And we did. A fight with everything stacked against us, that’s the kind of fight we sought, because that’s the victory we sought. So that’s great for morale, but the fight happened because we were tired in the first place, and we still are tired. We have an exam in a few days, and that’s throwing off our routine.</text:p>
      <text:p text:style-name="Normal">What were our words? No matter how badly things are going, we’ll give it our best. No matter how well we’re having it, we stay humble, level-headed and play the best moves. I haven’t forgotten that. But figuring out the best move is not easy, of course. So, we’re struggling.</text:p>
      <text:p text:style-name="Normal">What should we do next? Why are we being so thrown off? And the win. We’ve won a battle, but this is a war. And it’s the type of war where victory can only be achieved by winning <text:span text:style-name="T1">every</text:span> battle. However, don’t let that intimidate you: you don’t need to worry about winning every battle. You only need to worry about winning the current battle. Keep on worrying over the current battle, and when that’s won, worry about the next one. Keep that up, and before you know it, you’ve been winning every battle by focusing solely on the current one.</text:p>
      <text:p text:style-name="Normal">So our main worry is the state of our routine. The first half is going well, the second half is uh... random? Roll a die and it will tell you how well we’re doing for the day.</text:p>
      <text:p text:style-name="Normal">Liar. Look at the calendar, and you’ll see that all but one day of this month is a resounding success, and the one day that isn’t a success is a rest day. Hell it’s even midway between a rest day and a good day of work. So, no, the second half isn’t random, this is a bias at work: we humans’ impressions of a day heavily depend on how it ends. Or rather, our <text:span text:style-name="T2">immediate</text:span> impression does. And the immediate impression is what we have currently. In other words, you’re lacking perspective, and that’s a human error.</text:p>
      <text:p text:style-name="Normal">Now that we’ve recognized that, stop being an idiot obsessed with punishing themselves for no reason. Fairness and objectivity. If I use those, I conclude that today wasn’t bad, though it did turn out into an impromptu rest day. That’s okay. You’re tired. I can see that. Unfortunately, today we didn’t rest all that much. Even more unfortunately, we won’t have the luxury to rest again until the exam. So do one thing. Tomorrow, you have the permission to sleep in. I’ll disable the alarm. However, that doesn’t mean you get to slack off: I need you to study and be in good shape for the exam. It’s late now, go get your rest; waking up on time, though successful, also meant we’ve been lacking a little sleep every night. Let’s recover some of it.</text:p>
      <text:p text:style-name="Normal"/>
      <text:p text:style-name="Normal">•••</text:p>
      <text:p text:style-name="Normal">Tuesday 7th of January 2025, 21:48, day -100</text:p>
      <text:p text:style-name="Normal">I should have seen it coming but I didn’t: it’s the fatigue that hits like a truck after some good sleep. I didn’t get anything done today. I tried, but failed to. Now that I’m actually a little rested, I can think more clearly. I can see two things: one, this pattern leads to another pattern that we hadn’t recognized yet but our subconscious sure has, and what it usually leads to is defeat, so now we should be able to change course. Two, I’ll need to alter the routine. The exam is overmorrow, and I haven’t finished studying. So today and tomorrow we’ll focus on studying. What’s left of today, that is. Two hours is plenty of time.</text:p>
      <text:p text:style-name="Normal">Ah, by the way, we’ll need to be very careful after the exam, because that’s when we’ll be most vulnerable. We’re in a precarious enough position as is, if we let our guard down on top of that it’s over.</text:p>
      <text:p text:style-name="Normal">Sigh, I knew the game of life was difficult on any difficulty settings, but man the learning curve’s something. And to think this is just the beginning. It makes life worth living. Let’s go.</text:p>
      <text:p text:style-name="Normal"/>
      <text:p text:style-name="Normal">•••</text:p>
      <text:p text:style-name="Normal">Wednesday 8th of January 2025, 22:10, day -101</text:p>
      <text:p text:style-name="Normal">My position is very precarious. Tomorrow’s the exam. I’m about ready. I’m certainly confident, but right now I’ve got another fish to fry. Perhaps it would be better to say that I’m the one being cooked here. Lust is a bitch. Why does it keep on coming back, no matter how many times I fend it off. Good, putting it clearly into words makes things lighter, easier. There are still some things I need to review, and I’ll see to them before going to sleep early.</text:p>
      <text:p text:style-name="Normal">Also, about lust’s “tenacity”: that’s what makes it worth defeating. Consistency. We haven’t used that word in a while. But it is at the core of our “slow and steady” approach. However, I don’t want you to just win consistently against lust. I want you to never lose. No, I want you to always win. Consistency. So far in life we’ve shown that while we could take some big shots thrown at us, we are weak against consistent strikes. Let’s change that.</text:p>
      <text:p text:style-name="Normal">By the way, on a completely different note, let’s talk momentum. More precisely, about the fact that in our projects and in our courses alike, we don’t have any.</text:p>
      <text:p text:style-name="Normal">It’s a combination of two things: our cycles are short, lasting only 4 days —the last of which being a rest day. The second is that we do something different on every day. Put these two together and it’s impossible for us to build momentum in any of the things we do. After all, we stop moments after we start and switch to the next thing, how could we possibly build momentum? It’s a big deal, because it means that we are exceedingly slow in all that we do. Slow and steady is indeed the way I’ve chosen, but be too slow and we’ll die of old age before getting anything done.</text:p>
      <text:p text:style-name="Normal">So, with that in mind, I want to do two things: first, after the exam, I want to adopt the week as a cycle, or to put it simply, have a weekly cycle. I believe we’re now capable of holding out for five days, and we get two consecutive days of rest on weekends, which should help me actually get rested. Secondly, I want to focus on one thing each week. Either university, or the project. Writing, of course, is a completely different beast. It keeps the special treatment it’s had until now.</text:p>
      <text:p text:style-name="Normal">Shit, here we go again.</text:p>
      <text:p text:style-name="Normal">Tell me, what does it mean to have a resolve? I don’t know yet. I want to know. I want to feel it, deep in my bones. Strength. When was the last time we used that word? Strength. I want to be strong. I must choose to be strong. To get what I want, to have a good time here on Earth, to become who I want to be, I must choose to be strong. To fly high, to pierce through the heavens. To have wings. It’s all a choice. It’s all a choice. The future that I want, if I truly want it, I must choose it.</text:p>
      <text:p text:style-name="Normal">Yeah. It’s all up to me. Got it. Leave it to me, future self. I’ll die before I disappoint you. See you.</text:p>
      <text:p text:style-name="Normal"/>
      <text:p text:style-name="Normal">•••</text:p>
      <text:p text:style-name="Normal">Thursday 9th of January 2025, 21:49, day -102</text:p>
      <text:p text:style-name="Normal">I was about ready to throw myself out the window. I saw it coming from two days away, and I still fucked up, isn’t that disappointing? But you know what the most disappointing thing of them all was? I could have absolutely chosen to not masturbate. But I didn’t. Why not? I don’t know why not.</text:p>
      <text:p text:style-name="Normal">But in time I cooled down. I don’t know what the correct reaction was. Likely to just take the hit and move on, but it feels wrong to not wallow in shame. What the fuck even is shame for? Does it just get in the way? In modern society, it seems to yes. No, let’s not make hot-headed judgments. We’ll carry this sense of shame until we know what to do with it. I cannot yet tell whether it is being felt excessively or appropriately.</text:p>
      <text:p text:style-name="Normal">On a different note, I did identify one of the main reasons this happened: I failed to manage my energy. More precisely, my move choices leading to the exam day were dubious, and my positioning was shit. Would it help if we were more relaxed? We won’t try to change that consciously. Instead, I want to improve my decision-making and let that take me wherever. On that note: we’ve begun doing the opposite of relaxing. Our base stats are shit, and as a consequence so are our moves if we don’t put some thought behind them. In other words, I have to be aware and serious at all times. And it was working out fine until today.</text:p>
      <text:p text:style-name="Normal">There’s no changing the past. I’ll just carry this blunder of mine on my back. And keep moving forward.</text:p>
      <text:p text:style-name="Normal">Let’s move to the last topic: I’d announced my intention to adopt the week as a cycle. There’s one more thing: the current hours we have for writing are dogshit. We’ve tried for months but they’re simply terrible. They don’t work for me, at any rate. Between being dead-tired and having no time, we get next to nothing done every night. So I’m thinking of writing in the afternoon, during my peak period. Question is, how do I conciliate writing and studying? Studying in the morning sounds like a bad idea, or at least an insufficient replacement. Oh, and I also want to wake up early, for some reason. For some reason, I feel like waking up early is important. Dunno why. So I’m thinking of studying in the morning for a couple hours, and a couple more hours in the afternoon. And wake up at 7.</text:p>
      <text:p text:style-name="Normal">That sounds dandy and all, until you account for the fact that no, it won’t work. Unless... we wake up at seven, eat a light breakfast composed mostly of caffeine and get to work right away, no bullshit, and then we get to chill. In other words, wake up like we’re some monk. <text:span text:style-name="T1">If </text:span>we can do that, then I greenlight the initiative of writing in the afternoon. I... want to test it tomorrow. Partially. Cause we gotta drink with a friend in the evening. Like Shen Wulong. I’ve been addicted to Kengan Omega and reread it again. And I realized that I’m actually a long time reader. 5 years have passed since i discovered Kengan Ashura, read it, and started Omega. Time flies. Closer to four, actually. Or closer to five, I’m not sure.</text:p>
      <text:p text:style-name="Normal">Also, I intend to sleep at 23 in order to wake up at 7. It’s less than the nominal 9 hours of sleep i *think* I need, but if it works out, it’d be great. So tomorrow, we try to wake up at 7. Then, we chill moderately on the weekend, and we get back to studying on Monday. It’s a massive change to the schedule, it’s essentially overhauling it, but if it works, I have a feeling it will make wonders for me.</text:p>
      <text:p text:style-name="Normal"/>
      <text:p text:style-name="Normal">•••</text:p>
      <text:p text:style-name="Normal">Friday 10th of January 2025, 23:19, day -103</text:p>
      <text:p text:style-name="Normal">I don’t have time tonight. I’ll explain tomorrow.</text:p>
      <text:p text:style-name="Normal"/>
      <text:p text:style-name="Normal">•••</text:p>
      <text:p text:style-name="Normal">Sunday 12th of January 2025, 00:30, day -104</text:p>
      <text:p text:style-name="Normal">I choose my path, knowing that obstacles lie in the way, but it seems that when obstacles come from outside that path, when obstacles are external factors that get in my way, it irritates me. Not all external factors do: only those brought about by humans directly. I don’t have a good grasp of it, but it seems I get angry when people in my surrounding derail my plans, even unintentionally. Perhaps it has to do with the violation of one of my core principles: I expect to be treated the same way I treat others, generally speaking. And, as I don’t get in people’s way, it pisses me off when others do get in mine. That would explain the anger that is otherwise completely disproportionate considering my personality.</text:p>
      <text:p text:style-name="Normal">ChatGPT seems to believe we have anger issues. We don’t. In fact, you’d be hard-pressed to find someone with my level of anger control. The secret is that I let it out in writing, which lately means here.</text:p>
      <text:p text:style-name="Normal">Yesterday, the experiment went well. We’ll keep this up. Also had a couple nice beers. Let’s go to sleep now.</text:p>
      <text:p text:style-name="Normal"/>
      <text:p text:style-name="Normal">•••</text:p>
      <text:p text:style-name="Normal">Sunday 12th of January 2025, 23:21, day -105</text:p>
      <text:p text:style-name="Normal">I have one major problem while writing: my attention drifts away very quickly. The only remedy is to not do that. Thankfully (or thanks to my efforts, I guess) I notice attention shifts rather quickly too. The problem is doing something about them. I’m relaxed when I write. The issue then becomes to perform an attention recall and staying on topic while in a relaxed state, instead of just following my curiosity. Which is not easy. However, it will need to be done.</text:p>
      <text:p text:style-name="Normal">We’re late. Oh, and by the way: this time around, stick to the schedule, don’t destroy it just because an exam is upcoming.</text:p>
      <text:p text:style-name="Normal">My resolve is still weak. And I don’t know how to strengthen it. Or rather, I’m not sure. My current answer is simply: by trying real hard. So let’s keep on trying.</text:p>
      <text:p text:style-name="Normal">Let’s go to sleep soon. As soon as you can, we’re already late.</text:p>
      <text:p text:style-name="Normal"/>
      <text:p text:style-name="Normal">•••</text:p>
      <text:p text:style-name="Normal">Monday 13th of January 2025, 09:39, day -106</text:p>
      <text:p text:style-name="Normal">I’m here early because there’s something I feel I have to write down. It’s a dream. Rather, a fraction of a dream. One I think I shouldn’t forget. It starts right at the end of another fraction, but this first episode, I’ll omit it as, all things considered, it falls within the norm. This fraction starts in the middle of night, in the middle of an open field. Wide open, just as the vast sky above me. The sky was darker than night skies usually were, dark and cloudy enough for me not to see the stars. That’s okay, stars in dream nights are a lie, and because of that I usually have a negative reaction to them anyways. I was in the middle of a road, and that road sat atop and ran along a hilltop, a very long hilltop.</text:p>
      <text:p text:style-name="Normal">But all those things were just the background scenery, things I only remember by circumstances. See, in the beginning, there was only me and that scenery, but before I knew it, a song started playing, and two black holes appeared in the middle of the night. They were relatively small, only about twice as wide as the sun in the sky, and one was left of me while the other was right-wards. And I started wondering what would happen if I were to enter one of the black holes. I guesses that they were connected, and by going through one I would exit through the other. I guessed, as I once saw, that if I tried to enter one, someone looking from outside would see me get slower as I got closer to the event horizon, until I eventually stopped moving completely, and then I would suddenly disappear. And as I imagined those things, the black holes tried to do as I thought, but their first try was... Not quite right, although it took me a while to realize that: the two black holes were in front of me, and a sort of path was emitted from both of them, paths made of a mix of warm lights, lights of the same colours as the event horizon. Those paths were parallel, and I had one to my left, and one to my right. And this was were the black holes didn’t quite get it right: there was a third path that appeared simultaneously that connected the two others. This third path was right in front of me.</text:p>
      <text:p text:style-name="Normal">The three paths formed a sort of conveyor belt system together. The path to the right went into the black hole, the one to the left came out of its black hole, while the one in the middle went from the left to the right.</text:p>
      <text:p text:style-name="Normal">At some point it occurred to me that this wasn’t quite right, and that there shouldn’t be a third path coming out of nowhere. I started thinking, and my thoughts led me to believe that things should be more like with the two portals in the Portal games, except that black hole, other than connecting two point in space to another, also led to a different point in time. By going through the right black hole, I thought that I should go back in time, and meet my past self. And I thought that it really ought to look like placing the portals one in front of the other in Portal, except that I would see a past me reflected in the opposite black hole.</text:p>
      <text:p text:style-name="Normal">And the black holes tried to do as I thought.</text:p>
      <text:p text:style-name="Normal">You know, at some point in time, I don’t know when, music started playing. I really am not sure when, but perhaps when there were the conveyor belt paths? Because some unknown amount of time after the music started playing, there was a band passing on the middle path. The music was beautiful. I don’t remember it at all, but it had a melancholic yet upbeat melody. There was a singer too, but it was a song I’d never heard before. I don’t think I’ll ever hear it again either, and I certainly don’t know if I’ll recognize it if I ever do hear it. All I can tell was that it was a bit sad.</text:p>
      <text:p text:style-name="Normal">All this time, I couldn’t help but notice that I couldn’t see any stars. Stars are a lie in dreams, I knew that, a blood-red lie as far as I was concerned, but they were always beautiful. So much more beautiful than the precious few stars one would see from a light-polluted city. I’ve never seen a real starry night sky, so when they appear in my dreams, I want to look at them. Even though I know they’re a lie. Even though I know that they’re an omen. They always precede something bad. </text:p>
      <text:p text:style-name="Normal">Yesternight, they were a herald of sadness. As the music kept on playing and the black holes tried to do as I thought, I heard a voice that supposedly belonged to future me, and it said that I would die, from the same cause of death that I would see in TV Plus. I don’t know what that means, but I can tell you that TV Plus shows is (as far as I know) a news channel in the country where I’m from. Not that I ever watch it, so I don’t even know what the cause of death might be. Not that I care. I know I’ll die some day, and I don’t much care how, nor when. I only really care about the moments that exist before my inevitable death.</text:p>
      <text:p text:style-name="Normal">But all of that was overshadowed. All of that came to a halt when, out of nowhere, a voice spoke. The voice belonged to the friend I’d had a drink with a couple days ago, and it bid me farewell. I don’t remember the words he used, I don’t even remember the language he spoke in, but I do remember that I was bid farewell. And with that farewell, I woke up.</text:p>
      <text:p text:style-name="Normal">I woke up in the middle of the night, and you know what? My heart ached a bit. For a while, it was sad. I just checked up on my friend, and he’s doing fine, but I know something about dreams, I’ve had nightmares for long enough to tell you something: the people in your dreams are different from those in reality, however, just as our brain interprets light and forms an image for us to see, so too do we interpret what we see, hear and feel in our dreams and give it an interpretation. It’s just that, unlike in reality, where people more or less visually interpret things in the same way, in dreams the interpretation heavily depends on who’s dreaming. For example, if in reality we are both looking at an apple, then we will both be seeing an apple, even though the colours might be perceived slightly differently, or the perspective might be shifted. In dreams, it’s a bit different: if we are both shown the same phenomenon, we will perceive it differently, according to our experiences, our beliefs, our imagination, our strength and a myriad of other factors. You might perceive the apple to be gigantic, while I might see an orange. And so, the people we see in the dreams are really only the interpretation of what we see. In the land of dreams, there are only souls. Some souls stay with us a lot. To those souls we’ll give a shape, a form we are familiar with. Our brain will do our best to interpret that soul. So, if a soul is similar in personality or in closeness to a friend of yours, then it will appear to you as that friend, even though they’re different people.</text:p>
      <text:p text:style-name="Normal">All of that is to say that the friend of mine I had a drink with is the closest thing I have to a best friend. He doesn’t quite make the cut, but he’s as close as I’ve gotten so far. So, that means that in my dreams, where that friend has been appearing frequently as of late, he’s gone now. The soul that I’d associated to that friend is gone. And I don’t know why.</text:p>
      <text:p text:style-name="Normal">You know, as I fall asleep I start gaining memories that I certainly didn’t have in reality. And as I wake up, I lose memories that belong to the world of dreams. That’s kind of sad. Forgetting is sad.</text:p>
      <text:p text:style-name="Normal">Right now, I don’t remember anything about that soul that said goodbye to me, but I do know that if I felt so sad about our farewell, then at the very least I should remember it. The farewell occurred around 04:10am. Likely a little before that. I don’t know who you were, but, I’ll remember this moment, even if only for a little while.</text:p>
      <text:p text:style-name="Normal"/>
      <text:p text:style-name="Normal">22:55</text:p>
      <text:p text:style-name="Normal">Writing. It’s difficult. It leaves me stuck there, drowning in my own thoughts. It’s frustrating. So I decided that I would try. I would throw everything I have at it. I wait, because I want only to write what I like. But I don’t know what I want, I don’t know what I like. I don’t know how to make things happen. I have a hard time creating a future. So I decided that I would just try. I wrote things I’m not sure I want, things I don’t know I’ll like. I’ll just try. I can’t wait forever for the perfect idea to come to me. I’ll search for it.</text:p>
      <text:p text:style-name="Normal">So, let me add that to my way of writing: trial and error. I will try. Real hard.</text:p>
      <text:p text:style-name="Normal"/>
      <text:p text:style-name="Normal">•••</text:p>
      <text:p text:style-name="Normal">Tuesday 14th of January 2025, 22:17, day -107</text:p>
      <text:p text:style-name="Normal">I realized that I have the bad habit of absolutely not talking of the good things I actually do. No wonder ChatGPT thought we should chill out. So, let’s list them briefly.</text:p>
      <text:p text:style-name="Normal">The new schedule is off to a great start. On top of working relatively well (?), it allowed me to add five minutes of meditation in the morning, before studying. It doesn’t sound like much, but it allows me to better my “form”, to improve my meditation, and hopefully as a consequence, my focus. Secondly, the exam. we got 25/30, which while not bad, is less than I want, less than I know I can get. I wondered if I should just accept the grade and focus on the next exam, or refuse it and try again, which would increase my workload. And I thought about ti, and I concluded that this kind of thing determines who I am, and I do not want to be someone who settles for less than what they can get.</text:p>
      <text:p text:style-name="Normal">So I rejected my grade. Only to realize that I wouldn’t be able to participate in the next exam session due to scheduling conflict. So what did I do? Well, I’m a bit proud of the fact that accepting the grade didn’t even pass my mind. well, I had to accept it, but only after taking an optional oral exam. The oral exam is tomorrow, and it may increase or decrease my grade, depending on my performance.</text:p>
      <text:p text:style-name="Normal">Which leads me to the last small victory: the oral exam being tomorrow, only a week ago I would have dedicated all of today to studying. The me of this new routine decided that fuck you, I’ll follow my routine cost what it may, and I won’t allow exams or other excuses to derail me anymore. And so, I worked out well today.</text:p>
      <text:p text:style-name="Normal">Oh, and I’ve taken to cold showers, for... absolutely no reason? But I’ve taken to them.</text:p>
      <text:p text:style-name="Normal">Hm. I’ll need to rest well for tomorrow, so let’s end this here.</text:p>
      <text:p text:style-name="Normal">Also, there keeps on being an incompatibility between writing and working out, in the sense that I’ve decided to workout four days a week, but since the workout starts at 19, it interrupts my writing, which starts at 17. I need to find a way to conciliate these two.</text:p>
      <text:p text:style-name="Normal"/>
      <text:p text:style-name="Normal">•••</text:p>
      <text:p text:style-name="Normal">Wednesday 15th of January 2025, 23:58, day -108</text:p>
      <text:p text:style-name="Normal">The oral exam went well. There’s room for improvement. I’ve discovered the concept of speed-reading. I need to recover more quickly when thrown in disarray. But after the exam, I relaxed. Originally, I should have had a light workout, but while I wouldn’t say I failed myself, I did just chill for the rest of the day. However, I was also thinking: writing. I didn’t write today, but... We’ll workout only three days a week, to prioritize writing. I need to understand how to wite. I need to... Figure it out.</text:p>
      <text:p text:style-name="Normal"/>
      <text:p text:style-name="Normal">•••</text:p>
      <text:p text:style-name="Normal">Thursday 16th of January 2025, 22:57, day -109</text:p>
      <text:p text:style-name="Normal">It seems I have a hard time recognizing when I’m tired. It wasn’t until I meditated this afternoon and my mind went all over the place that I realised it. Caffeine is great at masking this fatigue, which is both its greatest advantage and disadvantage. Not that I drank any today. Only when necessary.</text:p>
      <text:p text:style-name="Normal">Having reconsidered the schedule, it seems wise to dedicate entire afternoons to singular activities, and perform regular rotations instead of trying to do two different things in the same time frame.</text:p>
      <text:p text:style-name="Normal">And then, there’s writing. At first, I couldn’t do it at all, having convinced myself that I was dead-tired. At that point I decided that I must be doing something incredibly wrong with writing. And i don’t know what that is. Then, I came back just earlier, right after dinner. I had no particular plans, I just opened the file and... And it went relatively well. Perhaps the best approach is to have none. Who knows. I certainly don’t.</text:p>
      <text:p text:style-name="Normal">Oh, one thing about writing in particular and problem-solving in general: I lack imagination. I don’t, but it’s more like... I tunnel-vision too easily, and only ever consider a narrow window of possibilities. In short, I don’t imagine enough, and so in a way, I lack imagination.</text:p>
      <text:p text:style-name="Normal">I guess that’s all I have to say. See you tomorrow.</text:p>
      <text:p text:style-name="Normal"/>
      <text:p text:style-name="Normal">•••</text:p>
      <text:p text:style-name="Normal">Friday 17th of January 2025, 23:22, day -110</text:p>
      <text:p text:style-name="Normal">I was asked a question today. The question was “is there any point to all of this?”, and the one who asked was me. That question arose because the result I obtained by giving 80% of my best was equivalent to someone else who didn’t even really try.</text:p>
      <text:p text:style-name="Normal">And the answer is yes, there is a point. You are the point. I am the why.</text:p>
      <text:p text:style-name="Normal">There is always going to be someone better than me, I know very well that I am average or below average in virtually every aspect. Is that any reason to give up? And besides, giving up now would be an insult to everyone else who’s had it worse than me. Those born with even less intelligence, those born in a broken family, those born in utter poverty, those born with a crippling handicap. It would be an insult to them to give up because I was given exactly what I wanted.</text:p>
      <text:p text:style-name="Normal">This mediocrity, I embrace it. I wouldn’t have it any other way. Because of it, because of how mediocre I am, I know for a fact that when I get my hands on what I want, it will all have been me. It will all have been through my efforts. Well, likely with more than some help.</text:p>
      <text:p text:style-name="Normal">Or... Is this the wrong mentality? For our purposes, for our objectives, yes. Not wrong, so much as it is off target.</text:p>
      <text:p text:style-name="Normal">We have what we have, and we’ll do our best with it, whatever that may be. I do not see how others’ performance is relevant to this. Because it isn’t.</text:p>
      <text:p text:style-name="Normal">I’d like to close this entry on a term I’ve been introduced to lately. One I’ve been thinking about.</text:p>
      <text:p text:style-name="Normal">Self-mastery. I like it. It... encapsulates what I’m doing, what I’m trying to achieve.</text:p>
      <text:p text:style-name="Normal">Oh, and something else I’ve noticed: you give up too easily. When we aren’t trying hard, you discourage yourself at the first sign of trouble. In short, you’re lazy. Whenever a seemingly complex issue comes up, you avoid it, you procrastinate. Undo that habit, it’s hurting us greatly.</text:p>
      <text:p text:style-name="Normal"/>
      <text:p text:style-name="Normal">•••</text:p>
      <text:p text:style-name="Normal">Saturday 18th of January 2025, 23:53, day -111</text:p>
      <text:p text:style-name="Normal">This is all I can do... All I can do is come back here and figure out what went wrong and what could have gone better. But do I actually improve? Do I?</text:p>
      <text:p text:style-name="Normal">It’s supposed to be a rest day, a day where I have no obligations, and yet why do I feel so... weak? So powerless, so useless. Because I tried, and all I managed to do is run around in circles. I guess what I’m trying to say is that as of right now, I’m nothing, I’m nowhere close to that ideal I’m aiming for, I have so many flaws that I need to deal with.</text:p>
      <text:p text:style-name="Normal">Hm. Alright, I guess I’ve gotten over it now. I don’t mind you having these moments, what I care about are your responses to yourself. These moments are natural, I can understand why they happen. Your responses are the most interesting part in this restricted context. In a wider context, I care most about your actions in general. It’s because our “actions in general” are not of high quality that these moments can arise.</text:p>
      <text:p text:style-name="Normal">Remember that when when we aren’t actively thinking of the best decision to make, when we don’t try hard at daily life, we end up making poor choices. It’s not just that trying hard is always the only logical best move, it’s more like we <text:span text:style-name="T1">have</text:span> to play the best moves in order to so much as break even with ourselves.</text:p>
      <text:p text:style-name="Normal">In every curse there is a blessing if you search hard enough, and ours is that our mistakes are easy to spot: it’s easy for us to figure out what we have to do to improve. And the first thing that comes to mind right now is to not lose track of what we’re doing, and not get side-tracked needlessly. We’re also victim of another thing: paralysis by analysis. That’s the main cause of our abysmal speed in everything we do. While it can also be considered as the reason why we tend to do things well, it’s very easy to see that we could do things just as well without fossilising ourselves as much as we’re doing. In other words, we’re extremely inefficient with our time. So, efficiency. In one word, efficiency, that’s the aspect of myself I want to work on the most right now. And we’ll do just that.</text:p>
      <text:p text:style-name="Normal"/>
      <text:p text:style-name="Normal">•••</text:p>
      <text:p text:style-name="Normal">Sunday 19th of January 2025, 22:58, day -112</text:p>
      <text:p text:style-name="Normal">Today I have confirmed that international and Olympiads level of mathematical reasoning is beyond my current capabilities. And I’m fine with that. I’ve learned how to roll with the punches. This discovery means that while I could try harder to reach a higher level in those fields, it’s not worth it. I believe I’ve worked enough on my weaknesses, and it’s about time we start polishing our strengths and fully focusing on them.</text:p>
      <text:p text:style-name="Normal">極める is what I want to express, but I don’t know of an English equivalent.</text:p>
      <text:p text:style-name="Normal">Let’s end this here. We get serious tomorrow. Again.</text:p>
      <text:p text:style-name="Normal"/>
      <text:p text:style-name="Normal">•••</text:p>
      <text:p text:style-name="Normal">Monday 20th of January 2025, 22:55, day -113</text:p>
      <text:p text:style-name="Normal">Not much to report on today. Another good day. I’m gaining more and more confidence. But I have to stay humble. I forget that. See you.</text:p>
      <text:p text:style-name="Normal"/>
      <text:p text:style-name="Normal">•••</text:p>
      <text:p text:style-name="Normal">Tuesday 21st of January 2025, 23:05, day -114</text:p>
      <text:p text:style-name="Normal">Go all out, and if you die, just come back to life. Until now in my life I’ve been acting while thinking of sparing my energy, to some lesser or greater extent. But not long ago, I noticed a pattern: if I don’t give it my all right away, if I try to conserve my energy for “the right time”, then it usually ends in disappointment.</text:p>
      <text:p text:style-name="Normal">So, I’ve been sparing nothing. And if I die, then I’ll simply come back to life. That’s what phoenixes do. That’s the least I should do if I am to bend reality.</text:p>
      <text:p text:style-name="Normal">And that’s why things have been going so well. Today, despite my morale getting murdered by failing to surpass a certain objective, by failing to score well in a test even though I gave it all I had, despite having the excuse of being sleep deprived to some extent, despite my willpower having been visibly more lacking than usual during the day, despite having the excuse of just not feeling it and not wanting to work out, I worked out. Lately, I’ve been coming very close to passing out because of the intensity of my workouts combined with my will to stand tall against my body’s better judgement. And you know what? That’s okay. If I die, I’ll just come back to life.</text:p>
      <text:p text:style-name="Normal">This is the second week in a row we’re on fire. And I know for a fact that the only one who can stop us is me. And I have absolutely no intention to stop. Not for the next one or two decades. Not until I’ve achieved self-mastery. Oh, who am I kidding? I intend to stop exactly never. Take breaks, yes, but stop? Why would I? Have you any idea how great I’m feeling right now? How confident I am? How well I know myself, how much potential I see in myself, how much I like that I’m working to make that potential reality? Why would I stop? Why would anyone stop if they were in my shoes? It’s not tiring because I am getting stronger, and it simply feels great to work on myself.</text:p>
      <text:p text:style-name="Normal">A lesson ingrained in my head says that too much of anything is bad. We’re still young, still learning. I am more than willing to reevaluate my above statement should it become clear that it’s the better choice for my purposes.</text:p>
      <text:p text:style-name="Normal">Let’s go to sleep now, I really am tired. See ya.</text:p>
      <text:p text:style-name="Normal"/>
      <text:p text:style-name="Normal">•••</text:p>
      <text:p text:style-name="Normal">Wednesday 22nd of January 2025, 22:32, day -115</text:p>
      <text:p text:style-name="Normal">Today wasn’t a particularly good day. Not bad, not good. We could have definitely done better. However, it’s only the result of what we’ve been up to lately. Because, for as well as we’ve been doing, we shouldn’t forget the flaws. The main one is that you’ve taken to force-feeding your brain with data again. I’ve taken to drowning my thoughts in noise again. Let’s not do that. It’s easy to recognise the many instances when it’s not necessary to consume content. It is, however, harder to stop ourselves from doing so. But as we are now, it shouldn’t be a problem. Right?</text:p>
      <text:p text:style-name="Normal">We failed to wake up early today, because we massacred ourselves in yesterday’s workout. Good thing we get two days of rest. However, we haven’t been writing much. In fact, we haven’t been writing at all lately. For someone who talked about working on their strengths and not their weaknesses, you’re putting rather more hours into those tests than into writing. Let’s end this here. Goodnight.</text:p>
      <text:p text:style-name="Normal"/>
      <text:p text:style-name="Normal">•••</text:p>
      <text:p text:style-name="Normal">Thursday 23rd of January 2025, 22:33, day -116</text:p>
      <text:p text:style-name="Normal">Let’s do it in chronological order. Starting from yesternight. Let’s also keep it short.</text:p>
      <text:p text:style-name="Normal">I have come to believe that what I call the “nightfront” is, in fact, a sort of hell. Rather, I see it as the place where souls go. It’s a place where souls go to die. That’s what I think right now. Souls that are down there strike me as unable to get out, and unable to reincarnate. There’s also no order except that imposed by the strong, and there’s an invisible ceiling that’s very low. A ceiling that doesn’t allow me to fly high. As for me, I’m an anomaly. A soul brought there for “some” reason. If I am to believe the one who dragged me to that place, it’s because I’ve seen something that I shouldn’t have. I have ideas as to what the something might be, but nothing clear. But I also intend to be even more of an anomaly: I also intend to break out of there, one day. Someway, somehow. I’ve done nothing but dream of shattering steel skies open for the past few years now, and I am fully intent on making that dream a reality.</text:p>
      <text:p text:style-name="Normal">There’s also something that I need to test. It seems that ghosts have types of locations they prefer, and my current room just might happen to be one such location. My little niece claimed having nightmares sleeping here, and I didn’t start having them myself until I moved to this room, despite having lived in the house for much longer. There is a non-negligible chance that I wake up at night where I do at night because of this. In other words still, changing where I sleep might return me to having normal dreams, whatever those are. But I’d need to sleep somewhere else (somewhere “good”) for a prolonged amount of time to have an adequate sample size, e.g. one or two weeks.</text:p>
      <text:p text:style-name="Normal">Regardless, the place I wake up at night to is a... sad place to be. Do souls really die? Are they irredeemable or something? I don’t believe there’s such a thing as being beyond salvation, change is always possible. Especially with the people I met there. A lot of them are just... Normal. I met a child the night before yesternight, a kid who had an incredible singing voice, and I told his father that he had so much potential... Only to “realise” in the back of my mind that there’s no such thing as a future here, and that this potential... That the kid likely will never even have the chance to chase it. Yesternight, I met a little girl. She kissed me on the cheek because I was angry and she wanted to calm me down. It was only a little later that I realised we were in a graveyard. I was angry because I couldn’t climb up to some people who were throwing stuff at me, and the little girl had a sort of golem that was tall enough to lift me up to some low roofs. She’d asked me to promise that I wouldn’t hurt anyone if she brought me up, but I couldn’t promise that, so she kissed me on the cheek.</text:p>
      <text:p text:style-name="Normal">... Do souls really die?</text:p>
      <text:p text:style-name="Normal">You know, I keep on saying that I want to get out of here, I keep on dreaming it, but I’m not so sure of it. A part of me wants to give comfort to those here. Especially now that nightmares don’t seem to reach me anymore. So I don’t know.</text:p>
      <text:p text:style-name="Normal"/>
      <text:p text:style-name="Normal">I know next to nothing, but breaking open the gates of hell doesn’t sound like a good idea. We’ll find another way out. If we are to get out at all.</text:p>
      <text:p text:style-name="Normal">Yesternight, I was even doubting whether I was alive at all, whether I wasn’t just some dead soul who’d failed to realise it. And then, I farted. As stupid as that sounds, it made me think that I am, in fact, still alive. But, well, the argument is the same as always: whether I’m alive or dead, in a simulation or in some cruel punishment made by advanced AGIs or in actual reality 8whatever that may be), the only thing I can do is my best. Or rather, the best thing I can do is my best.</text:p>
      <text:p text:style-name="Normal"/>
      <text:p text:style-name="Normal">That was a lot longer than I’d intended it to be. Let’s briefly talk about today.</text:p>
      <text:p text:style-name="Normal">To sum it up, I severely underestimated just how tired I could get. I wanted to write, but ended up getting nothing done. There’s a chance I’m using up more energy than I’d anticipated. Thing is, I don’t intend to modify the schedule. My fatigue was likely due in great part to some misplays I made yesterday (drinking coffee too late). Otherwise, I should be fine. Let’s call it a day, we have to wake up early tomorrow.</text:p>
      <text:p text:style-name="Normal">However, I should say: you’re still weak. We still lack the capacity to make sacrifices. In all likelihood, one must go. In our projects, in our plans, in all likelihood, one must go. Writing is taking too much of a hit. Consider that before you sleep. Consider the correctness of the statement in the first place. Think it all through. But do remember: it’s all too clear that having three different fields to work on at once means there is very slow progress in all of them. If it becomes two, momentum will mean that output will more than double. Remember that.</text:p>
      <text:p text:style-name="Normal"/>
      <text:p text:style-name="Normal">•••</text:p>
      <text:p text:style-name="Normal">Friday 24th of January 2025, 23:42, day -117</text:p>
      <text:p text:style-name="Normal">Good. Great even, but I’m dead-tired. Keep this up, but learn to rest. We won’t be able to rest properly tomorrow as we have a... test, but at least in the morning...</text:p>
      <text:p text:style-name="Normal">This feels wrong. The first thing I have to fix is my sleeping schedule. Or rather, my failure to follow it.</text:p>
      <text:p text:style-name="Normal">That should fix some stuff.</text:p>
      <text:p text:style-name="Normal"/>
      <text:p text:style-name="Normal">We need sleep... Please... Just let me sleep...</text:p>
      <text:p text:style-name="Normal">Just go to sleep, what are you begging for?</text:p>
      <text:p text:style-name="Normal"/>
      <text:p text:style-name="Normal">•••</text:p>
      <text:p text:style-name="Normal">Sunday 26th of January 2025, 02:06, say -118</text:p>
      <text:p text:style-name="Normal">Sakamata graduates today. I’ll see her off with a smile. “Goodbye and thanks for all the fish”, huh?</text:p>
      <text:p text:style-name="Normal">Also, for some unknown reason, I’ve been binge-watching <text:span text:style-name="T1">こよクロ </text:span>clips. Teetee. Oh, the other day I realised that “teetee” is just a modified version of “toutoi”. Probably.</text:p>
      <text:p text:style-name="Normal">There’s something special about Hololive. Their capacity to essentially make slice-of-life animes real. Gotta capture that when I’ll write. Somehow. It’s going to be tough, since I focus on a few characters. I’ll have to improve my take on the full roster, and define everyone better.</text:p>
      <text:p text:style-name="Normal">Ah... Writing. Haven’t written much lately. I really will need to. I really need to try harder.</text:p>
      <text:p text:style-name="Normal"/>
      <text:p text:style-name="Normal">•••</text:p>
      <text:p text:style-name="Normal">Sunday 26th of January 2025, 23:00, day -119</text:p>
      <text:p text:style-name="Normal">Please, take care, Sakamata. Matamatasakamata! Shakamata! I’d forgotten where I’d learnt that first nickname, but seeing clips, I remembered that it’s her username in Minecraft. And it was another holomem who calls her Shakamata!</text:p>
      <text:p text:style-name="Normal">I’ll miss her screams. I’ve yet to hear better screams in all of Hololive. And her noises. They really are cute.</text:p>
      <text:p text:style-name="Normal">I hope to see her again somewhere. I really want Koyori to drag her back into a HoloX live someday.</text:p>
      <text:p text:style-name="Normal">I’m watching a 1h long compilation of Sakamata clips, and there’s so much KoyoChlo in it... It really reminded me of the summer days when I binge watched AkuPeko clips and live streams. I’m gonna miss their dynamics.</text:p>
      <text:p text:style-name="Normal">It was a great final live. I didn’t know I would smile so much during a graduation stream. What was that with Shion xD.</text:p>
      <text:p text:style-name="Normal">You know, earlier I was thinking... Her original songs, they make me worried. Two songs about suicide is two too many.</text:p>
      <text:p text:style-name="Normal">I hope she’ll be well.</text:p>
      <text:p text:style-name="Normal"/>
      <text:p text:style-name="Normal">I wonder if Pekora or Mikoti will make one of those large scale projects with everyone again. It would be nice, now that wife is here.</text:p>
      <text:p text:style-name="Normal">Tomorrow wife streams twice. How unusual. And even better: they’re both collabs. The first is with Koyo, they’re getting their fortune read by Miosha. The second is Nepowabo! Nepowabo! Wa! Wamy!</text:p>
      <text:p text:style-name="Normal"/>
      <text:p text:style-name="Normal">Otherwise, it was a good day. The lessons are being accumulated in my subconscious. However, after repeatedly hitting my limit against some problems, I asked advice to DeepSeek R1. My big takeaway is as follows: keep on tackling problems beyond my current capacities. This conclusion is easy to justify if we admit that failures and mistakes are our greatest teachers. The problem needs to be beyond my capacities, but not exaggeratedly so.</text:p>
      <text:p text:style-name="Normal">Working out takes both a mental and physical toll, but it’s necessary. For growth. ll for the sake of growth, huh? Yup, we’re still weak after all.</text:p>
      <text:p text:style-name="Normal">Yup, still weak.</text:p>
      <text:p text:style-name="Normal"/>
      <text:p text:style-name="Normal">•••</text:p>
      <text:p text:style-name="Normal">Monday 27th of January 2025, 22:15, day -120</text:p>
      <text:p text:style-name="Normal">The days are starting to pile up. Wasn’t this the starting countdown number? Oh, we passed that two days ago. How neat. Oh well, not much to say about today. Things went well, but I had trouble sleeping due to caffeine, and as a result was more tired than I’d anticipated.</text:p>
      <text:p text:style-name="Normal">I thought I could combat through the fatigue to study, but it seems wiser to take a nap or something, to rest some.</text:p>
      <text:p text:style-name="Normal">Shall we relax a little?</text:p>
      <text:p text:style-name="Normal">I’m starting to imitate the way LLMs speak, the way they express themselves. No doubt because monkey see something it likes, monkey does. LLMs are truly impressive in their performance. Assimilation. Something we’ve been doing for the longest time. We assimilate the parts we like, make them ours.</text:p>
      <text:p text:style-name="Normal">I can see, and I understand why lots of artists dislike generative AI, but personally, I believe it’s about how you use the tools, for all tools. I will never have an AI write for me, hell I barely even listen to what people say and I sure as hell will never let anyone or anything write for me, but I welcome criticism. And with all these models of LLMs available, it’s like having an array of highly qualified critics at the tip of my fingertips. Truly a boon for an introvert like me. Plus, having access to multiple models is like listening to different opinions, it allows me to... shall I say, normalise the critiques? To extract the silver linings, the common points in their arguments. Essentially, to have a larger sample size. Although, it’s as I said: I barely listen to what others say.</text:p>
      <text:p text:style-name="Normal"/>
      <text:p text:style-name="Normal">... Nepolabo is a lot of fun. More. Please. I would die of happiness if they went on a trip again. Shishiron’s proposed something, though she hasn’t said what. A trip? I think she did say that, I think she mentioned wanting to go somewhere.</text:p>
      <text:p text:style-name="Normal">Also... Why does destiny dislike Nekkoyo?? What were those readings?? How in God’s name did two cards reappear in the exact place, in the exact orientation twice?? What were the chances of that happening? I imagine it’s exceedingly rare for even only one, imagine two?</text:p>
      <text:p text:style-name="Normal">It’s like fortune telling has agreed that this year isn’t the year for Nekkoyo at all. And I dislike that. Because I really like that pairing. Whatever... I guess they’re a special grade cursed object now.</text:p>
      <text:p text:style-name="Normal">Also, tomorrow we get some NeneneTowawa. The collab festival may have ended last November, but I quite like how this month’s end is packed for my wife. It’s great. Us nekko eat well once more.</text:p>
      <text:p text:style-name="Normal">Well, let’s call it a day. See you tomorrow. Shachi are!</text:p>
      <text:p text:style-name="Normal"/>
      <text:p text:style-name="Normal">•••</text:p>
      <text:p text:style-name="Normal">Wednesday 29th of January 2025, 00:03, day -121</text:p>
      <text:p text:style-name="Normal">Intentional collapse.</text:p>
      <text:p text:style-name="Normal">... Really? As in, are we going through with this? Not a collapse, but a more relaxed state is good.</text:p>
      <text:p text:style-name="Normal">Let’s talk about today, shall we? Overall, good performance, and I can proudly add “as usual”.</text:p>
      <text:p text:style-name="Normal">.... Eheh. Isn’t that nice? Real nice to be able to say that. Really really nice.</text:p>
      <text:p text:style-name="Normal"/>
      <text:p text:style-name="Normal">Then, let’s make sure we can keep on saying it. As you said, we should relax rather than collapse. A prolonged relaxation state.</text:p>
      <text:p text:style-name="Normal">So why am I doing this in the first place? Because I feel that my willpower is reaching its limits. If it’s a muscle, then failure isn’t far ahead at this pace. It showed in today’s workout. And I need to talk about today’s workout. My attempt at it. It took a lot of external and internal motivation to finally get going. I was about to give up, to not work out, but I did it anyway. Or rather, I tried to. Then, I stubbed my pinky in the worst way possible. I like to jump up when I finish doing pushups. I like to explosively jump up straight from it. Imagine explosive push ups, but you go all the way up and get to your feet. And as I did that, I stubbed my toe against the door frame. I didn’t even know that was possible. The pain was as great as my willpower, because I refused to go down, but I couldn’t continue working out either. I just stood there, noticing that I didn’t really feel the pain as it was cancelled out by my willpower, but my body most certainly did, because I had a very hard time getting it to do what I wanted.</text:p>
      <text:p text:style-name="Normal">And I had a conversation with myself. Clearly, it was reasonable to stop the workout there. But it’s also a sign that I’m weak. If that’s enough to stop me from working out, then I’m weak. Death is about the only acceptable limit, and even then, only temporarily. And I mean it.</text:p>
      <text:p text:style-name="Normal">俺は現実を超えるものだ。俺は現実を超えるものになるから。</text:p>
      <text:p text:style-name="Normal">What I want doesn’t exist, and cannot exist in this reality. In that case, I will surpass reality itself. “Whether impossible or laughable, we continue to walk the path of men!” Gurren Lagann, Kamina. What use is there for life if I don’t go after what I truly want?</text:p>
      <text:p text:style-name="Normal">In that case... Yeah. Fuck our limits. Fuck reason. We fly again tomorrow.</text:p>
      <text:p text:style-name="Normal">Oi, don’t be an idiot.</text:p>
      <text:p text:style-name="Normal">You want me to respect my limits, don’t you? Or rather, to bend to reality, to play by its rules. Of course we can do that. Of course we can try to play the logically best moves. We’ve done that, and it did us well, it led us here to some degree. But it’s not about playing well and getting a pat on the back, is it?</text:p>
      <text:p text:style-name="Normal">If we’re ever to make the impossible possible, it’ll be because we’ve abandoned reason. It’ll be because we’ll have been unreasonable, and made it work.</text:p>
      <text:p text:style-name="Normal">After all, the future we seek lies far beyond reason.</text:p>
      <text:p text:style-name="Normal">Oh, dear reader, don’t get me wrong: I have exactly no intention to make use of external help for this. Someway, somehow, I’ll do this with sheer fucking willpower. And if I die trying, I’ll just come back to life.</text:p>
      <text:p text:style-name="Normal">Alright, let’s go to sleep now.</text:p>
      <text:p text:style-name="Normal"/>
      <text:p text:style-name="Normal">Remember, the future I seek lies beyond reason.</text:p>
      <text:p text:style-name="Normal"/>
      <text:p text:style-name="Normal">•••</text:p>
      <text:p text:style-name="Normal">Thursday 30th of January 2025, 00:37, day -122</text:p>
      <text:p text:style-name="Normal">The year of the snake is now officially upon us.</text:p>
      <text:p text:style-name="Normal">Good, now the first thing you do is calm down. We need a break, very clearly. Today wasn’t bad, and it wasn’t good.</text:p>
      <text:p text:style-name="Normal">I understand your concerns, but an idiot’s an idiot. A stupid choice is a stupid choice, no matter how much goodwill there is behind it. What was the saying? The road to hell is paved with good intentions, was it? We’ll play by the rules. We’ll play by reality’s rules. Victory is the sweetest thing I know of, and it is oh so incredibly sweet when we win under all the opponent’s terms. We’ll play by reality’s rules. We’ll beat it at its very own game. Just like we intend to beat everyone and everything else in our way.</text:p>
      <text:p text:style-name="Normal">So, use that brain.</text:p>
      <text:p text:style-name="Normal">Oh, talking about brain. I wish to discuss our thinking speed. Do you know what belief systems are, dear reader? Likely not, I’ve only briefly touched on them a long time ago. Belief systems is a terribly chosen name for a set of phenomenons; what those phenomenons have in common is that in some way belief and thought influences the perception of reality, and for some reason or other this ends up influencing reality itself. Notable examples include the placebo effect, confirmation bias, or even the stock market. By the way, I’ve chosen the name on a whim, which is why it’s terrible. What i want to discuss in particular can be illustrated by this particular Ford quote: “There are those who believe they can, and those who believe they can’t. Both are usually right.”</text:p>
      <text:p text:style-name="Normal">Actually, now putting it on paper, I can see that the quote only serves as another example, really. What I want to get to is that I’m currently believing that my brain is slower than an average person’s. Whether that’s actually the case or not, I don’t know.</text:p>
      <text:p text:style-name="Normal">But what if I convince myself otherwise? For instance, by training for a long time to specifically improve response and decision-making speed. After all, the argument “I consistently train specifically for it so I should be good” is pretty convincing. I’ve never actually committed to any such training in the past, so I don’t know if they’re effective. But I do know a good way to find that out.</text:p>
      <text:p text:style-name="Normal">The set is currently restricted to two activities: bullet chess and tetris. If I find some other games or stuff that looks like they could help, I’ll use those too. I just believe it’s important to diversify the training regimen in order to avoid the human equivalent of a neural network overfitting.</text:p>
      <text:p text:style-name="Normal">Alright, on that, see you tomorrow.</text:p>
      <text:p text:style-name="Normal"/>
      <text:p text:style-name="Normal">•••</text:p>
      <text:p text:style-name="Normal">Thursday 30th of January 2025, 23:16, day -123</text:p>
      <text:p text:style-name="Normal">Rested a whole bunch today. Slept extra long then napped too afterwards. Should be good, but let’s respect the schedule in full, rest days included. We shouldn’t have to scramble like this in the middle of the week.</text:p>
      <text:p text:style-name="Normal">Nothing much to say, other than that. Well then, we are to wake up early. Let’s wake up early.</text:p>
      <text:p text:style-name="Normal"/>
      <text:p text:style-name="Normal">•••</text:p>
      <text:p text:style-name="Normal">Friday 21st of January 2025, 23:03, say -124</text:p>
      <text:p text:style-name="Normal">We shall talk about today, but first I must tell you something. I want wife to stream. Her new outfits are super cute. Especially the dark one. I love it. I want a morning stream. Likely won’t be any today though.</text:p>
      <text:p text:style-name="Normal">I swear I fucking can’t with this person... There has yet to be anyone who makes me laugh the way Nene does. The fuck even is manual driving www. And there’s yet to be anyone putting me in a roller coaster of emotion like she did for that matter. God that Bunny Garden collab with Omarun was something... The best stream I ever watched. Shame it’s gone.</text:p>
      <text:p text:style-name="Normal"/>
      <text:p text:style-name="Normal">So, let’s define today in one name. Sekibayashi Jun. How fucking cool can a man get? I’ve only started watching the Kengan Ashura anime recently. I’ve only ever read the manga. But that’s beyond the point.</text:p>
      <text:p text:style-name="Normal">This afternoon, for reasons I don’t know, I failed to study. I procrastinated the entire afternoon away. I have an exam in about five days, and my situation is precarious. And I failed to study. So, come evening, when I finally get to my senses, I don’t know what to do. Should I work out as scheduled, or should I study?</text:p>
      <text:p text:style-name="Normal">I had to make a call, and this decision would shape the future of this schedule, I knew that.</text:p>
      <text:p text:style-name="Normal">And given the situation, I decided to study.</text:p>
      <text:p text:style-name="Normal">And I did, until I needed a break. In the break, I continued Kengan Ashura. It was Muteba vs Sekibayashi. And after seeing how Sekibayashi fought, after seeing how he never missed a single day of training, not even to go to his mentor’s funeral, I was moved. And so it was that today too, I worked out. As scheduled.</text:p>
      <text:p text:style-name="Normal">I’ve decided. We’ll focus on studying these few days, and then we focus on writing.</text:p>
      <text:p text:style-name="Normal"/>
      <text:p text:style-name="Normal">We got to change too. We’re still very weak. I’ve begun coming here and writing instead of consuming content on YT. Prefer writes to reads. Ideally, prioritise executes over all.</text:p>
      <text:p text:style-name="Normal">Right, instead of focusing on reading data, instead of focusing on processing whatever information is sent to my brain, I’ve decided a different approach: train the ability to act on minimal data.</text:p>
      <text:p text:style-name="Normal"/>
      <text:p text:style-name="Normal">Right, one last thing I shouldn’t forget. Suisei’s performing at the Budoukan tomorrow. Good luck to her. I’ve come to love her a lot lately. Although it’s different from the love towards Nenechi. Not really sure how to call it, admiration? Inspiration? Something along those lines.</text:p>
      <text:p text:style-name="Normal"/>
      <text:p text:style-name="Normal">Writing... Something’s horribly off about this situation. Sacrifices. The ability to make them. To focus on a single thing... To focus on writing, cost what it may... Oh, I haven’t talked about it, but I plan on abandoning the other project. Specifically to focus on writing. I’ll consider doing something similar to studies. Being content with passing grades... Is hardly something I can do. I don’t get to choose what makes me happy. We’ll need to think this through.</text:p>
      <text:p text:style-name="Normal">See you tomorrow.</text:p>
      <text:p text:style-name="Normal"/>
      <text:p text:style-name="Normal">•••</text:p>
      <text:p text:style-name="Normal">Saturday 1st of February 2025, 23:15, day -125</text:p>
      <text:p text:style-name="Normal">We keep on chaining the big decisions, it would seem.</text:p>
      <text:p text:style-name="Normal">I was studying today, when it dawned upon me that... This isn’t what I want. That the future that I want won’t be gotten like this. Did you know? I last wrote last Saturday.</text:p>
      <text:p text:style-name="Normal">Well done, Suisei, I’m sure it was a wonderful live.</text:p>
      <text:p text:style-name="Normal">Now, dear self. We’ve made a choice we should have made long ago.</text:p>
      <text:p text:style-name="Normal">Of course everything was preferably done long ago, but I don’t live in the past. Now is all I’ve got. And now is when I made my call. There’ll be a modification to this schedule. The final one, for now: we only have two fields to focus on, the first is writing, the second is studying. We have seven days in a week, and four of them are assigned to writing. Coincidentally, because we also workout three days a week, we will study on the same days we work out. This maximises the energy we’ll have when writing.</text:p>
      <text:p text:style-name="Normal">Expect that from today on, the quality of our exams will drop. I couldn’t make this decision before, because I was scared of failing, I’m still scared of failing, I’m scared of becoming a disgrace, essentially. I noticed that I put in great efforts into studying. I want to redirect those efforts towards writing. We wrote today. Whether due to our efforts or other factors, we were able to have perspective. I was able to see something I disliked but would have usually kept, and discarded it. Sacrifices. Until now, I was scared to make sacrifices for writing. I always wanted to compromise, to try and have it all. Realistically, I can’t have it all. But if I were to choose one thing among all else that I could have, then without a question, it would be writing.</text:p>
      <text:p text:style-name="Normal"/>
      <text:p text:style-name="Normal">A meaning to life. Writing is my answer.</text:p>
      <text:p text:style-name="Normal"/>
      <text:p text:style-name="Normal">There’s one of two options: either our lives have a meaning, or they don’t. Either way, it’s a curse. That’s how you could see it. But I see the glass half-full. In my eyes, or at least, as far as I can tell, my life doesn’t have an intrinsic meaning. In short, yes, it’s meaningless. And you know what? I’m lucky. I’m lucky that that’s the case, or at least that it seems to be so, because it means I get to give it a meaning myself. Destiny? Determinism? Don’t make me laugh, go study Heisenberg’s uncertainty principle first. And even if they did exist, even if all was set in stone: I don’t care. I’ve set my objectives, and I’m doing my best to reach them.</text:p>
      <text:p text:style-name="Normal">And as for a meaning to my life, slowly, surely, it’s being built. I finally understand the title of that Exurb1a video, “Meaning is a jumper you knit yourself”. I understand what he meant, and my sweater, without knowing it, I’ve been knitting it.</text:p>
      <text:p text:style-name="Normal">It’s taken a very long time, but here I am. There is no real start line, no real starting point. I can’t tell when I’ve started looking for happiness, or when this journey began.</text:p>
      <text:p text:style-name="Normal">But I want to say that as for my path to master writing, its real beginning is today. Its real beginning is the day I’ve decided to sacrifice all other components of my life to make writing my priority, both in theory and in practice. For the occasion, I would like to make today my birth date. In CnH, Cn originally stood for Codename, but I’ve been thinking that it could also stand for “chosen name”. Harmony is the name I chose for myself. And today will be my birth date.</text:p>
      <text:p text:style-name="Normal">So, nice to meet you, I’m Harmony.</text:p>
      <text:p text:style-name="Normal"/>
      <text:p text:style-name="Normal">•••</text:p>
      <text:p text:style-name="Normal">Sunday 2nd of February 2025, 22:29, day -126</text:p>
      <text:p text:style-name="Normal">Today... could have gone better. Not up to standards. For some reason, I procrastinated in the afternoon again. It all started well, then I decided to take a short break, and the short break wasn’t short. It lasted about six times longer than initially anticipated.</text:p>
      <text:p text:style-name="Normal">This keeps on happening lately, and I’m not certain why.</text:p>
      <text:p text:style-name="Normal">I’ve also come to the conclusion —once more— that the quality of every last one of my choices matters, no matter how small it is.</text:p>
      <text:p text:style-name="Normal">Let’s end this here, I don’t have anything else to say.</text:p>
      <text:p text:style-name="Normal"/>
      <text:p text:style-name="Normal">•••</text:p>
      <text:p text:style-name="Normal">Monday 3rd of February 2025, 21:49, day -127</text:p>
      <text:p text:style-name="Normal">俺、ダメな人間になりたいみたい。</text:p>
      <text:p text:style-name="Normal">This is the third day in a row I’m procrastinating hard. Very well. It seems my mind needs to relax, properly.</text:p>
      <text:p text:style-name="Normal">Very well. As you wish, I give in.</text:p>
      <text:p text:style-name="Normal">Releasing mental restrictions in 3, 2, 1...</text:p>
      <text:p text:style-name="Normal">I do wonder what’s wrong with me though. I’m not resting properly at all, that’s likely it. As in, my body is rested, but some mental barrier, some subconscious barrier is active or something. Because exams are close, you see. In fact, it’s in some 3 days. And then there’s an oral exam next week.</text:p>
      <text:p text:style-name="Normal">But at least for today, I have a good excuse.</text:p>
      <text:p text:style-name="Normal">Ladies and gentlemen, Pekonene stocks are soaring.</text:p>
      <text:p text:style-name="Normal">I always knew that Nene greatly respects Pekora, and for some reason Pekora loves Nenechi a lot (probably because of overwhelming cuteness, which I would fully understand), but I hadn’t expected Pekonene stocks to be so hot this year.</text:p>
      <text:p text:style-name="Normal">February has just begun, but we already got lots of Pekonene. Time to invest baby.</text:p>
      <text:p text:style-name="Normal">But... Nene’s eating habits are still a bit worrying. There are improvements, but still...</text:p>
      <text:p text:style-name="Normal"/>
      <text:p text:style-name="Normal">•••</text:p>
      <text:p text:style-name="Normal">Tuesday 4th of February 2025, 23:17, day -128</text:p>
      <text:p text:style-name="Normal">So... Let’s start from a premise. Every decision matters. The reason we’ve been failing to focus outside of meditation is because we don’t put our training to practice. Something I am attempting now. Data consumption is being reduced in favour of data creation, but let’s not get ahead of ourselves. Let’s take this chronologically.</text:p>
      <text:p text:style-name="Normal">Yesterday. At around 1am and after hours of feeding my brain content, I decided I wanted to do something else. Despite having undone some restrictions, I still wanted to avoid playing video games until after the exam session. Something inside me told me that I shouldn’t break that vow, no matter the excuses. And so, much to my surprise, I decided to *do math exercises for fun*. Never thought the day would come. But the idea has been normalised for a while inside my mind. And if it wasn’t, some similar concept was.</text:p>
      <text:p text:style-name="Normal">And I stopped at around 4am. Yup. Three hours of doing exercises, because I could think of nothing better to do. Although, they were part of a sheet that I should have done long ago to practice for the upcoming exam.</text:p>
      <text:p text:style-name="Normal">The upcoming exam. Let’s talk about it. It’s on the sixth, in two days. And I’m nowhere near ready for it. Today too, because of some circumstances, I knew I wouldn’t have much time to study. In short, my situation is desperate. So, here’s a question: should I study tomorrow?</text:p>
      <text:p text:style-name="Normal">After discussing it with myself, I’ve come to realise that it’s a very important question.</text:p>
      <text:p text:style-name="Normal">For some context, I need you to understand that I’m somewhat of a... failure, in university. Not in terms of grade, they’re great, but in terms of the time it’s taking me to graduate. This is my fifth year out of the initial three planned for my course. Quite something, right?</text:p>
      <text:p text:style-name="Normal">So, aware of that, my answer to the very important question is that I won’t study tomorrow. I will, but only in the morning. Because, you see, I’ll dedicate the afternoon to writing, as scheduled.</text:p>
      <text:p text:style-name="Normal">The new schedule I devised has for only purpose to put the majority of my time and energy into writing, and it does so by assigning four days a week to it, four afternoons that won’t be interrupted by an evening workout. Oh, rest days are spontaneous, on demand rather than scheduled beforehand. As such, the question of studying tomorrow or not has two main implications. The choice I make has deep reaches.</text:p>
      <text:p text:style-name="Normal">Firstly, will the schedule I created be the master of my time, or a slave to my worries?</text:p>
      <text:p text:style-name="Normal">Secondly, and most importantly, what is writing to me? Is it a passion, something I wish to devote my life to, or is it simply an activity, a hobby that I indulge in when the circumstances are favourable?</text:p>
      <text:p text:style-name="Normal">For better or for worse, tomorrow, I will write.</text:p>
      <text:p text:style-name="Normal"/>
      <text:p text:style-name="Normal">Of course, words are cheap. This is all theory. Just today, I ate perhaps three times more than I’d intended to at a restaurant, and didn’t work out on top of that. Words are cheap. Until you put them to practice. Because when you do, the pen becomes mighty, mightier than the sword.</text:p>
      <text:p text:style-name="Normal">Tomorrow, I’ll tell you how it went. I’m essentially ready to go fail an exam overmorrow though.</text:p>
      <text:p text:style-name="Normal">See you.</text:p>
      <text:p text:style-name="Normal"/>
      <text:p text:style-name="Normal">•••</text:p>
      <text:p text:style-name="Normal">Wednesday 5th of February 2025, 23:13, day -129</text:p>
      <text:p text:style-name="Normal">Better than the last few days, but not good enough. Nowhere near good enough. Right... There should be no such thing as “good enough”. One saying goes “early is on time, on time is late, and late is unacceptable.” We could create something similar for “good enough”. Oh, no need to, there’s one already. Good enough is never good, nor enough. It’s not perfection that I seek. However, as long as I feel that something you wrote is sloppy, bad, unfit or simply not good enough, I’ll demand more from you.</text:p>
      <text:p text:style-name="Normal">We got an exam tomorrow. Let’s go to sleep.</text:p>
      <text:p text:style-name="Normal"/>
      <text:p text:style-name="Normal">•••</text:p>
      <text:p text:style-name="Normal">Thursday 6th of February 2025, 23:08, day -130</text:p>
      <text:p text:style-name="Normal">I’m in a good mood. I should have written today, but failed to. And yet, I’m in a good mood. You see, I was lucky. I crushed today’s exam. It only touched on exercises I’d practised. You’re likely to have had a hand in this, so thanks, Pops. After all, you did give me a coin on the way there.</text:p>
      <text:p text:style-name="Normal">Today’s exam also made me reconsider my perspective. I thought I was wholly unprepared. Then, I understood that, by my standards, I am. But otherwise, I’m about as prepared as your average student. I also have to review the perception of my intelligence. Or rather, there’s something I need to clarify that I don’t think I’ve ever clarified: my base stats are below average, but because of the work I put into them, I consider myself more intelligent than most.</text:p>
      <text:p text:style-name="Normal">Have I ever told you of my most glorious exam? I believe I have, somewhere. The high school final maths exam, had four hours to do it, did it in two and laughed my way out of the classroom. Failed to ace it by one point. Fun times. Well, something similar happened again at today’s exam. Finished it in half the time, it was too easy to be true, so I looked around only to find everyone still focusing on it. I did refrain from laughing though. I’d rather not discourage anyone.</text:p>
      <text:p text:style-name="Normal">But I know my limits. I know my strengths and weaknesses, to an unknown but presumably high degree. I know the reason I was capable of pulling this off are luck of the draw and my pattern recognition skills. This is no time to be resting on one’s laurels. Nevermind that, actually it was. I should have rested, and I did. I need to get stronger in order to get to work right after an exam. But more than that: I am still wholly unprepared for the oral exam. That’s right, I’ve been using my own standards, and I’ll stick to my guns —I’m more and more convinced that doing so will pay off in the long run.</text:p>
      <text:p text:style-name="Normal"/>
      <text:p text:style-name="Normal">Oh, there’s something I need to talk about. Self-perception. Yesterday or the day before, for no reason in particular, I decided to anonymously retake an MBTI personality test. Mediator, assertive. The usual. But what they wrote was true. The slightest setback is sufficient to make me question myself.</text:p>
      <text:p text:style-name="Normal">Let me explain to you why doing well in this exam felt particularly good: I was convinced I would fail it. I had already half given up on it. Thankfully, I hate giving up. I would try hard, come what may, even if my best amounted to nothing, that’s what I told myself this morning on the way to the exam, and yesterday as I wrote instead of studying. See, I stuck to the schedule, ready to pay the price. To be more of a failure. When my train passed by dark and secluded filthy underground places in between two stations, I kept on imagining that that’s where I’ll end up, and that’s where i should have ended up long ago had it not been for, well, my environment in the largest sense of the word. But it’s important to note that I imagined myself writing, in those places. I’ve always thought that had things not gone my way the way they have now, or had I not received help and support from Pops, that’s where I would be, that’s how i would write. So... It’s rewarding, it’s validating that I passed the exam. Actually, let’s make this clear: as of now, it’s not certain I’ve passed the exam. I just know I crushed it. And as I was saying, this is like a green light, a sign from Pops that this was the right decision.</text:p>
      <text:p text:style-name="Normal">You know, I was given lots of green lights at the start of the year. Signs from Pops. By the way, “Pops” is the nickname I came up around about twenty minutes ago for God. At least, my perception of God. I wanted to talk about those green lights, but then i decided not to. An online tarot cards reading, some coincidental posts on Twitter, and the fact that it’s the year of the snake. Really, it’s just me reading into things a lot.</text:p>
      <text:p text:style-name="Normal">Well, that’s quite enough blabbing. Let’s end this here.</text:p>
      <text:p text:style-name="Normal">Alright, see you tomorrow.</text:p>
      <text:p text:style-name="Normal"/>
      <text:p text:style-name="Normal">•••</text:p>
      <text:p text:style-name="Normal">Friday 7th of February 2025, 23:43, day -131</text:p>
      <text:p text:style-name="Normal">I fucking can’t with Pekora’s construction sense in Minecraft. First the Neo Armstrong cannon and now this, I fucking can’t. Even Azki... I just can’t wwww.</text:p>
      <text:p text:style-name="Normal">I think Nene’s presence is what amplified this effect to its maximum. This is what I meant when I said no one makes me laugh like Nenechi. I’m sure it wouldn’t have been as funny without her. Shame she won’t be streaming over the weekend. Gotta love the Hololive + Minecraft combination though.</text:p>
      <text:p text:style-name="Normal"/>
      <text:p text:style-name="Normal">Alright, let’s talk a bit. Currently, I lack a set day to rest. It used to be weekends, but for some reason I just didn’t rest. Which leads to today. I haven’t worked out in maybe five days, possibly more, I can’t remember. What I can tell is that I’m mentally tired. That much is obvious.</text:p>
      <text:p text:style-name="Normal">It’s a vicious cycle, being tired means I can’t follow the routine properly. I go to sleep late, but try to wake up early. This will only exhaust me. How do we respond? How do we react? Let’s think up a plan.</text:p>
      <text:p text:style-name="Normal">Afternoon naps. This should allow for a soft reset, a return to the status quo. Tomorrow, we wake up early, but tomorrow afternoon we nap. We continue this over multiple days if necessary. However, from now on, sleeping schedule must have priority over studying kanji. One of them’s clearly more important, and it’s not kanji studies.</text:p>
      <text:p text:style-name="Normal">Go to sleep.</text:p>
      <text:p text:style-name="Normal"/>
      <text:p text:style-name="Normal">•••</text:p>
      <text:p text:style-name="Normal">Saturday 8th of February 2025, 22:35, day -132</text:p>
      <text:p text:style-name="Normal">Yo. I rested a lot today. I’m also being more aware, more planning than usual. Good. Good growth. Let’s keep it up. Planning is an ability I completely and utterly lacked before, so it’s great that I’m finally starting to develop it.</text:p>
      <text:p text:style-name="Normal">But if I had to say, getting to the starting line was hard for me. To plan, to keep on planning what to do next is ultimately a habit, and therefore needs to be adopted. Not just that, it requires awareness and intent, two things I thoroughly lacked previously. If I had to divide my life into chapters, I’d say the main problem my self from previous the chapter had was consumption. My brain was constantly fed and overfed with information and data. Because of that, there was simply no room for awareness. How could there be? My brain was constantly busy ingurgitating noise. </text:p>
      <text:p text:style-name="Normal">To replace reads with writes, that’s what I’ve been endeavouring to do lately. Whenever I feel like opening some social media or listen to music, if the option to write presents itself instead, I pick it. I just write my thoughts down, like this. I’m used to it. I’ve had... Lots of practice.</text:p>
      <text:p text:style-name="Normal">Resting is important. Not having set rest days is somewhat dangerous, because, as I can be stubborn, I avoid resting until it becomes clear that I must rest. But by then, I’ve wasted multiple days that could have been used well but where I ended up half-assing everything instead.</text:p>
      <text:p text:style-name="Normal">However, that’s not necessarily a bad thing, all things considered. It’s not just about playing perfectly, it’s also about pushing through the bad days. In light of that, it might pay off on the long run if we only rest when we feel the need to. It’s riskier, but on the long run it’s bound to be better if done right.</text:p>
      <text:p text:style-name="Normal"/>
      <text:p text:style-name="Normal">•••</text:p>
      <text:p text:style-name="Normal">Sunday 9th of February 2025, 22:22, day -133</text:p>
      <text:p text:style-name="Normal">Good. Rest does us good, as today proves. Now then, there’s stuff I want to talk about.</text:p>
      <text:p text:style-name="Normal">Strength, and the nightfront. I’m not strong enough. However, I seem to be a kind soul. That’s great. Not all is great though. Alright, let’s expand on it.</text:p>
      <text:p text:style-name="Normal">Tonight was the closest to a nightmare I’ve had in a while. I dreamed that something was at the doorstep of my room. It’s not the first time that this something appears. In fact, it’s the precursor to it all, it’s most likely the “something that I shouldn’t have seen”. Past me would have called it a demon. I call it a soul. My subconscious other was terrified and fled. Me, I was intimidated, but I’ve grown specifically to not run away from fear, to face it. My room and everything around me was dark, but as I stood, then as I walked towards the door, things got clearer. Just a bit clearer. First, there was a shadowy figure at the door, but then, as I approached it, it’s like it wasn’t there, and instead there was someone peaking their head from behind the doorframe. I’m going to explain later, but essentially, this is where the very real soul crossed paths with dream me. Let’s focus on what I saw in my dream first.</text:p>
      <text:p text:style-name="Normal">I exited my room, and I found two people. They left a note at the door. At first it wasn’t clear what was written, but I focused on it and I could start making out the letters. The language was probably invented, but it looked similar to German. It was similar enough that I could understand something, anyway. It said something about hot and cold. One of the two people had fled just like my subconscious self did, the other went into what would have been the kitchen in the apartment where I live. I followed him, and I asked him what’s wrong. He told me that he couldn’t regulate the temperature of running water, and he showed me a sort of control panel with buttons to increase and decrease temperature as well as an indicator of the current temperature. And as he pressed the button to increase, I saw the reading skyrocket into 600°C. When he pressed the button down the reading dropped. I wanted to help him, somehow. So, I prayed God, asked father to help this soul with this problem. And the moment I finished praying, I woke up. And I realised that praying helped me, once again.</text:p>
      <text:p text:style-name="Normal">Let’s now focus on the soul who crossed paths with dream me. So... How far back should I start from? Five and a half years back? Well, I called it soul, but in reality I have no idea what it is. I can tell you that it has a preference of appearing when I’m half or fully unconscious/asleep, it always comes from my doorstep and I can feel its presence coming every time it does, and it seems to be able to suppress me from a distance somehow. Once it does reach me, it’s like it envelops my head or something, like it shrouds my head in darkness. Like, I physically feel my head being surrounded by something, almost pressed on, and it feels like my thoughts are sucked away from it. Oh, and it’s all black, I can’t see anything. When I’m close to being awake, I can fight back with my willpower, I can push back against it, but when I’m half-asleep, I have a hard time differentiating between dream and reality, and sometimes I think I’ve pushed it back only to realise I’ve only done so in a dream, and the sensation, its presence very much persists in reality, and I have to push back again. It can become a cycle of me thinking I’ve pushed back, only to realise it was just in a dream, again and again. In fact, that happened just the other night.</text:p>
      <text:p text:style-name="Normal">That’s how it always is, and that’s how it was tonight. Just, when I prayed, it was gone in an instant. Praying always helps.</text:p>
      <text:p text:style-name="Normal">Oh, and I should add that in the past, I could feel its presence physically. Also, it seems willpower repels it. But very, very strong willpower. It only happened once, under special circumstances for me, when I was very determined to see something through.</text:p>
      <text:p text:style-name="Normal"/>
      <text:p text:style-name="Normal">Well, that’s all I’ll say for the nightfront today. Make of it what you will, reader. All I’ll add is this story: imagine a small, remote village far from all civilisation. It’s a village close to the sea and there are fishermen. One day, for no reason but misfortune, one fisherman’s boat is carried away by stormy waves, with the fisherman inside it. The waves carry it very far from the coast, further into the sea than any ever dared before. And in those waters, what does the fisherman see? Gigantic beasts whose existence he never even suspected, at least twice the size of his boat. Leviathanic creatures swimming around him and sending up great columns of water from their body before diving back into the sea again. When he comes back home, he dares tell no one. How could anyone believe him? He must have been seeing things. And yet, every night, it’s like misfortune hunts him, and the waves keep on carrying him to that place, over and over again, so that he can no longer doubt his senses. That fisherman is me, reader. Make of this what you will.</text:p>
      <text:p text:style-name="Normal"/>
      <text:p text:style-name="Normal">Coming back to my dream a little, I’m a little disappointed by something: I’m not strong enough to protect myself with my own strength, yet. I will be my own star, I will be my own light. One day, surely. It’s thanks to and because of these nights that I have dreams of becoming strong. Strong enough to light up the night sky like it’s day time. Strong enough to rival the Sun, and more.</text:p>
      <text:p text:style-name="Normal">And for this purpose, working out is essential. It’s vital, primordial. Because, when I work out, it’s not my muscles that I train the most. It’s not my strikes, not my form, not my focus. It’s my willpower. To fight under any circumstance, under any pain, under stress, and when I’m about go unconscious.</text:p>
      <text:p text:style-name="Normal">I’ve figured it out. Or rather, I have enough empirical evidence to believe that willpower does indeed work like a muscle. However, it seems to have a very interesting property: unlike physical muscles, there seems to be no limit to how much it can grow.</text:p>
      <text:p text:style-name="Normal"/>
      <text:p text:style-name="Normal">Oh, by the way. Earlier I mentioned a “subconscious other”. See, there’s always this one guy that’s very close to me in dreams. In fact, he takes the shape of my sibling. But I doubt that’s my actual sibling. It’s just how I interpret it. And, sometimes it’s like I’m the only one who can see him. Add to that the fact that CGP grey’s video on how the left and right brain could potentially be independent, and I’m currently believing that it’s the other me. yup, that’s all. If i were Shen Wulong, he would be the tiger in me.</text:p>
      <text:p text:style-name="Normal">God, been a while since I wrote this much at once. Let’s go to sleep.</text:p>
      <text:p text:style-name="Normal"/>
      <text:p text:style-name="Normal">•••</text:p>
      <text:p text:style-name="Normal">Monday 10th of February 2025, 22:14, day -134</text:p>
      <text:p text:style-name="Normal">I hadn’t laughed like I did today perhaps since I don’t know how long, because of Nenechi. Perhaps last week, or a few days back, now that I think about it. Hololive + Minecraft is a match made in heaven. I am around about 100% certain no one else in Hololive would have made me laugh like Nenechi did with this new... Pocochin incident. And watching some clips, it’s clear Noel really only meant to draw a rabbit. I fucking couldn’t today. It was hard suppressing my laughter. Very hard. And the way she was about to drag Azki into this but was stopped by everyone else wwww</text:p>
      <text:p text:style-name="Normal">But given what had happened in HoloGTA I have suspicions Azki might have been fine with it.</text:p>
      <text:p text:style-name="Normal"/>
      <text:p text:style-name="Normal">... And then there’s you.</text:p>
      <text:p text:style-name="Normal">The upcoming oral exam is worrying. There’s too much to learn, far too much left. So much so that even if we did spend the next days studying, we might not make it in time. And I got scared. And I got scared. Failure is imminent, and, even now, I’m scared of it. My chances of failing are exceptionally high, this time around.</text:p>
      <text:p text:style-name="Normal">So I questioned myself again: should I follow the schedule? What if we made an exception?</text:p>
      <text:p text:style-name="Normal">And so, I’ve decided. I will take this failure head-on. As much as I’d love to get my ass saved by some deus ex machina for making a brave decision, I simply can’t rely on that. Luck isn’t part of the equation. But thus failure, it has a meaning. Every coin has two sides, and it’s the other side of this coin that I want, that’s why I’ve made this decision in the first place. It’s a sacrifice, my first, to writing.</text:p>
      <text:p text:style-name="Normal">And yet, I had another doubt today. I procrastinated a lot by watching Nene’s stream. And it had me wondering, “is this really how a passion feels?” Does a real passion really necessitate this much effort? Why isn’t it easy? Why aren’t I obsessed? Why am I not devoured by writing? Why doesn’t the desire to write come naturally?</text:p>
      <text:p text:style-name="Normal">I’ve even imagined how I want this first story to end, finally. I’ve finally found a conclusion I deem worthy, so why don’t I feel like working towards that conclusion?</text:p>
      <text:p text:style-name="Normal">My only answer to all these questions was very simple: writing isn’t my passion. I ought to start from zero, search again. Writing is indeed the closest thing to a passion I’ve found, but it isn’t it.</text:p>
      <text:p text:style-name="Normal"/>
      <text:p text:style-name="Normal">And then, I asked o3 and Deepseek R1 if a passion comes naturally or needs to be earned. Both of their answers can be boiled down to a simple point: there might be an initial spark, but passion is a fire you build. And you know what? I choose to believe them. In great part because it’s convenient for me, and also because what they said makes sense. The more I think about it, the more it makes sense. All of those guys obsessed with something, it’s because they were exposed to it from a young age, they lived in it. There might be no love at first sight, when it comes to passions. Not with what I look for, at least.</text:p>
      <text:p text:style-name="Normal">But I’m weak. I’m still incredibly weak. I’ve still got such a long way to go still... I have to grow. If I am to get stronger, I have to <text:span text:style-name="T1">be</text:span> stronger. To make the hard decisions, no matter the circumstances. And accept that I’ll fuck up, time and again, and keep on going anyway. Keep on trying, and succeeding little by little. Trying is important, but so is succeeding. I’ll keep on trying. I’ll try real hard.</text:p>
      <text:p text:style-name="Normal"/>
      <text:p text:style-name="Normal">•••</text:p>
      <text:p text:style-name="Normal">Tuesday 11th of February 2025, 23:16, day -135</text:p>
      <text:p text:style-name="Normal">Let’s start from this statement: I shan’t sleep tonight. Not soon anyway. I will study. This is a dark-grey area in the schedule. It doesn’t affect writing directly, so I’m free to pay the price. I’ve done something like this a few times in the past. All for exams too. The difference is that my exam is on the 14th, so I have some time to recover. Which is great, given that I’ll have an oral exam, where maintaining calm and focus is tougher.</text:p>
      <text:p text:style-name="Normal">This, however, cannot become an excuse tomorrow and overmorrow. I will write. I must.</text:p>
      <text:p text:style-name="Normal">While on this topic, I remembered something, this morning. Yesterday I said that writing isn’t it, because it didn’t come naturally. This morning I remembered that there was a time when it did come naturally. There were those nights where all I wanted to do was write. There was that night where writing made me experience an emotion out of this world. Those were the times where we knew nothing, when we just had fun, thinking not of storytelling, pacing, or anything. Our only worry was putting emotion to paper. And it was fun. More fun than anything in the world.</text:p>
      <text:p text:style-name="Normal">When I play video games, it’s also fun. But something feels off. The fun I feel then feels meaningless. It feels empty. Because I know the fun of writing, and I can see gaming doesn’t compare to it. On a fundamental level.</text:p>
      <text:p text:style-name="Normal">Tonight will not be an excuse. I will write tomorrow, cost what it may.</text:p>
      <text:p text:style-name="Normal">There’s one last thing I want to touch upon. As I mentioned earlier, it’s not the first time I pull these all-nighters. But, I haven’t done one in a while, perhaps in two years or more. And, having started earlier, I noticed something, I remembered something: I’m built for this shit. I’ve passed every exam where I pulled an all-nighter like this with flying colours, and the lowest mark I got doing this was 21/30, but that was because I studied an entire semester’s course in two days.</text:p>
      <text:p text:style-name="Normal">Pattern recognition isn’t sufficient to justify my results. This combination of good memory and understanding of the subjects is making me wonder: aren’t I underestimating my own hardware too much? Because of the Computer Science environment I found myself in, processing speed was the only trait I really ever based the judgment of my own intelligence on. But human brains aren’t CPUs. They’re so much more than that. My thinking speed may not be the best, but, there’s something else to it. There’s something else making up for that. And I don’t know what that is. The first thing that comes to mind is the ability to create connections. That... makes sense. It would also justify my pattern recognition skills. But I’m not particularly creative, so that’s a strong counter-example. But...</text:p>
      <text:p text:style-name="Normal">Creativity is a skill, rather than an innate attribute, and our mathematical skills did need developing before becoming what they are. Hm. Now is not the time to ponder this. It’s something to ruminate on over a long period of time. However, I will want you to do this more often.</text:p>
      <text:p text:style-name="Normal">Learning capacity. I’m showing great capacities to learn. I also seem more capable of understanding than I initially thought. I must use and develop these skills outside of this rare situation of having an upcoming exam. There’s more to my capabilities than I’d imagined, and I must capitalise on these newly rediscovered strengths.</text:p>
      <text:p text:style-name="Normal">On that, see you tomorrow.</text:p>
      <text:p text:style-name="Normal"/>
      <text:p text:style-name="Normal">•••</text:p>
      <text:p text:style-name="Normal">Wednesday 12th of February 2025, 22:58, day -136</text:p>
      <text:p text:style-name="Normal">Ups and downs. There was good in the bad and bad in the good. Writing in particular. Context-switching in writing is tough. I’m not used to having so much time to write yet, and in the past I took the habit of stopping whenever I felt I properly concluded a scene.</text:p>
      <text:p text:style-name="Normal">Now, I write more, but context-switching has become unexpectedly expensive due to my past habit. Trying to switch away from one scene to start the next has become difficult. Still, that will be certainly overcome given proper time and effort.</text:p>
      <text:p text:style-name="Normal">However, tonight we may not sleep either. No, a choice just presented itself to my mind: waking up exceedingly early.</text:p>
      <text:p text:style-name="Normal">... You have good ideas sometimes. Why didn’t we think of this yesterday? Because we were more familiar with all-nighters. Alright, then it’s settled, we wake up at 6am and study for about four hours. That should be ample time. Not only can we study with a justified dose of caffeine, we actually get some sleep time.</text:p>
      <text:p text:style-name="Normal">Right. I’d promised myself to not drink coffee tomorrow. For some reason the same coffee I’m used to taking has been having stronger effects than usual, messing up my sleep. Not just that, the continued intake made my heart beat abnormally fast this morning. I’ve promised myself to not drink coffee tomorrow, so we’ll have to go with willpower.</text:p>
      <text:p text:style-name="Normal">That is just as well. That is even better. Fight. It’s an occasion to grow stronger, if you can only take it.</text:p>
      <text:p text:style-name="Normal">Lately, we’ve been noticing just how untrivial it is to do one’s best. Use tomorrow as practice, do your best tomorrow, and it starts from the morning, by waking up on time.</text:p>
      <text:p text:style-name="Normal"/>
      <text:p text:style-name="Normal">•••</text:p>
      <text:p text:style-name="Normal">Thursday 13th of February 2025, 22:35, day -137</text:p>
      <text:p text:style-name="Normal">A disappointing day. You might expect a toddler to stumble as they learn to walk, but I saw myself past that stage, I thought I was more than an infant. And yet, I stumbled. I masturbated again. I thought I was past that. Clearly, I’ve overestimated myself. And as long as i do that, my confidence is arrogance, my self-esteem is conceitedness.</text:p>
      <text:p text:style-name="Normal">I keep on overestimating my capacities; I convolute who I want to be with what I am. And I’m not sure how to stop doing that. Perhaps it’s something that happens with time.</text:p>
      <text:p text:style-name="Normal">I only woke up at 7am, and then, because I didn’t drink coffee, I didn’t concentrate enough and am left still needing to study for tomorrow, right now.</text:p>
      <text:p text:style-name="Normal">On this note: I’ll stop making promises without considering the circumstances. It’s a bad idea. It takes away choices that might be necessary.</text:p>
      <text:p text:style-name="Normal">I was also severely more tired than I imagined, today. I didn’t write, because I fell asleep. Because I fell asleep, I was mentally at my weakest. And because I was weak, I gave in to temptation. I’ve played this game poorly.</text:p>
      <text:p text:style-name="Normal">Still, it’s not over. For better or for worst, the exam is tomorrow. We’ll rest after it. There shouldn’t be deadlines assailing our schedule for a while after this. However, it was good that we made things clear early. Writing must be our top priority. We’ll make it so.</text:p>
      <text:p text:style-name="Normal">I’ll go study again. Don’t know when I’ll sleep.</text:p>
      <text:p text:style-name="Normal"/>
      <text:p text:style-name="Normal">•••</text:p>
      <text:p text:style-name="Normal">Saturday 15th of February 2025, 00:07, day -138</text:p>
      <text:p text:style-name="Normal">I’m tired. I wish to leave this to tomorrow. Should we? Let’s... not. Let’s talk about today. There are three things I want to talk about: the exam, how its result affected me, and Kengan Ashura.</text:p>
      <text:p text:style-name="Normal">Today’s exam was at around 10am, so I had to wake up at 7am. Yesternight, I kept on studying until 3am. Then, I continued studying some more on the commute. I’d decided that instead of trying to get a little more sleep, I’d go all in. I’d give it my all, because I know that complacency kills. It would have been like trying to conserve energy, when now is the time to use it.</text:p>
      <text:p text:style-name="Normal">Despite being on some three hours of sleep, I wasn’t tired at all. I’d taken strong coffee, and the pressure helped me be at my sharpest. And the best part was that things were going according to plan. So, how did the exam go? In short, I failed. Or rather, I passed, but with the bare minimum grade. I refused that grade. And as I went home, the experience had the familiar taste of failure.</text:p>
      <text:p text:style-name="Normal">Indeed, I felt sharp, and I walked in there ready to fight Godzilla if the professor had asked it as an exam question. But those things don’t matter if I don’t remember. If I don’t remember the proofs and the definitions, then all the conviction in the world won’t help. “You have to study more if you want a higher grade.” Sigh... It hurt more than a little. I did put in hours and effort into this, and yet the fact remained that the professor was right.</text:p>
      <text:p text:style-name="Normal">It hurt, but I’m the one at fault. Or rather, I’m the one who chose this. I know full well that had I disregarded the schedule to study properly, things would have likely taken a different turn, but it still hurt to see my efforts be met with this result.</text:p>
      <text:p text:style-name="Normal">It made me wonder whether this whole thing was useless. No, that’s a lie. I can proudly say that that’s a lie. From the moment I walked out of that room to now, the only thing on my mind was to try harder. To ace this fucking exam. And above all, to become stronger. My own weakness led to this situation. It was positioning that ultimately decided my grade, and mine was poor.</text:p>
      <text:p text:style-name="Normal">This failure is hard to swallow, the pain hard to digest. But I’ll take it. I’ll embrace it. It’s mine to carry, and I will use it to fuel myself forward. I will use this experience to become stronger.</text:p>
      <text:p text:style-name="Normal">Strength... I finished the Kengan Ashura anime today, after getting home. Kept the last episodes for after the exam. And, it made me think that maybe I am strong too. I may not be as strong as I want to be, but... I might be pretty strong too. That’s only compared to others, though. We use a different benchmark for strength. We measure ourselves against our ideal. And that benchmark says that you’re damn weak. And yet, seeing Ohma called strong, I couldn’t help but review my definition of strength. Maybe those who are strong are those who are ready to give it their all for their dreams. Those who are ready to die for their dreams; of course, the truly strong are also kind of heart, that goes without saying. And giving it their all doesn’t just mean trying hard. It means trying real fucking hard. It means going down the path of mastery, playing the best moves in the game of life, a game whose meaning was given and chosen by us, by our dreams. The strong never give up, they never lose hope, they don’t let anything get in their way. They are their own light, they are their own guiding star. And they can become strong enough to rival the sun.</text:p>
      <text:p text:style-name="Normal">And one day, one of them will go even beyond that. The strongest of them all will light up the entirety of this universe dominated by darkness, and they’ll be the reset button that allows the universe to start anew when its end is at hand.</text:p>
      <text:p text:style-name="Normal">It seems I got carried away.</text:p>
      <text:p text:style-name="Normal">Kengan Ashura is a great manga, but I think it might be an even greater anime. The creative liberties they took in the anime adaptation were, overall, masterfully executed. Not only were they seamless, they actually improved on the original while working around the innate time restriction.</text:p>
      <text:p text:style-name="Normal">Oh, and, by the way, I worked out for the first time in five days. I need to regain consistency in my workouts. It’s very late, it’s 00:50 already, I’ll go to sleep.</text:p>
      <text:p text:style-name="Normal"/>
      <text:p text:style-name="Normal">•••</text:p>
      <text:p text:style-name="Normal">Sunday 16th of February 2025, 00:22, day -139</text:p>
      <text:p text:style-name="Normal">I rested all of today. And I was also frustrated by my own failures, in video games. Played for the first time in a month and a half or so. And I realise that my failures stem directly from our decision making: this means that our decision making still has ways to go. At the same time though, a part of me wants to say that I don’t know how to improve it. Fortunately, another part of me does know. As repetitive as I am, it’s by trying real hard.</text:p>
      <text:p text:style-name="Normal">By try-harding the game of life.</text:p>
      <text:p text:style-name="Normal">Put more explicitly, it’s done by working towards self-mastery. I’ve reread the first paragraphs of our previous entries, and I must say, I’m not impressed at all. The entries really make it seem like we’re accomplishing nothing. Perhaps we aren’t, but I believe the opposite. Growth is slow, and mastery is a process that takes decades. If I give up because I haven’t become a billionaire after some 200 days of trying, then that’ll be my I’m worth. But I believe I have more potential than that. I believe I can do more.</text:p>
      <text:p text:style-name="Normal">It’s late. Let’s go to sleep. And also, do your best tomorrow. See you.</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